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Monospace" svg:font-family="Monospac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99"/>
    </style:style>
    <style:style style:name="ce3" style:family="table-cell" style:parent-style-name="Default" style:data-style-name="N0">
      <style:table-cell-properties fo:background-color="#FFFF99"/>
    </style:style>
    <style:style style:name="ce4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CCFFFF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9" style:family="table-cell" style:parent-style-name="Default" style:data-style-name="N0">
      <style:table-cell-properties fo:background-color="#CCFFFF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CCFFFF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99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CFFFF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/>
      <style:text-properties style:font-name="Monospace" style:font-name-asian="Monospace" style:font-name-complex="Monospace" fo:font-size="10pt" style:font-size-asian="10pt" style:font-size-complex="10pt"/>
    </style:style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4.89479166666667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1.00541666666667cm"/>
    </style:style>
    <style:style style:name="co5" style:family="table-column">
      <style:table-column-properties fo:break-before="auto" style:column-width="4.841875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5.423958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2.80458333333333cm" style:use-optimal-column-width="true"/>
    </style:style>
    <style:style style:name="co11" style:family="table-column">
      <style:table-column-properties fo:break-before="auto" style:column-width="6.40291666666667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5.635625cm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9.286875cm"/>
    </style:style>
    <style:style style:name="co16" style:family="table-column">
      <style:table-column-properties fo:break-before="auto" style:column-width="3.175cm" style:use-optimal-column-width="true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10.6627083333333cm"/>
    </style:style>
    <style:style style:name="co19" style:family="table-column">
      <style:table-column-properties fo:break-before="auto" style:column-width="4.60375cm"/>
    </style:style>
    <style:style style:name="co20" style:family="table-column">
      <style:table-column-properties fo:break-before="auto" style:column-width="4.73604166666667cm"/>
    </style:style>
    <style:style style:name="co21" style:family="table-column">
      <style:table-column-properties fo:break-before="auto" style:column-width="6.905625cm"/>
    </style:style>
    <style:style style:name="co22" style:family="table-column">
      <style:table-column-properties fo:break-before="auto" style:column-width="3.571875cm"/>
    </style:style>
    <style:style style:name="co23" style:family="table-column">
      <style:table-column-properties fo:break-before="auto" style:column-width="2.32833333333333cm"/>
    </style:style>
    <style:style style:name="co24" style:family="table-column">
      <style:table-column-properties fo:break-before="auto" style:column-width="2.64583333333333cm"/>
    </style:style>
    <style:style style:name="co25" style:family="table-column">
      <style:table-column-properties fo:break-before="auto" style:column-width="5.21229166666667cm"/>
    </style:style>
    <style:style style:name="co26" style:family="table-column">
      <style:table-column-properties fo:break-before="auto" style:column-width="4.23333333333333cm"/>
    </style:style>
    <style:style style:name="co27" style:family="table-column">
      <style:table-column-properties fo:break-before="auto" style:column-width="5.68854166666667cm"/>
    </style:style>
    <style:style style:name="co28" style:family="table-column">
      <style:table-column-properties fo:break-before="auto" style:column-width="11.27125cm"/>
    </style:style>
    <style:style style:name="co29" style:family="table-column">
      <style:table-column-properties fo:break-before="auto" style:column-width="5.23875cm"/>
    </style:style>
    <style:style style:name="co30" style:family="table-column">
      <style:table-column-properties fo:break-before="auto" style:column-width="3.730625cm"/>
    </style:style>
    <style:style style:name="co31" style:family="table-column">
      <style:table-column-properties fo:break-before="auto" style:column-width="8.06979166666667cm"/>
    </style:style>
    <style:style style:name="co32" style:family="table-column">
      <style:table-column-properties fo:break-before="auto" style:column-width="3.095625cm"/>
    </style:style>
    <style:style style:name="co33" style:family="table-column">
      <style:table-column-properties fo:break-before="auto" style:column-width="2.8575cm"/>
    </style:style>
    <style:style style:name="co34" style:family="table-column">
      <style:table-column-properties fo:break-before="auto" style:column-width="2.80458333333333cm"/>
    </style:style>
    <style:style style:name="co35" style:family="table-column">
      <style:table-column-properties fo:break-before="auto" style:column-width="6.93208333333333cm"/>
    </style:style>
    <style:style style:name="co36" style:family="table-column">
      <style:table-column-properties fo:break-before="auto" style:column-width="8.62541666666667cm"/>
    </style:style>
    <style:style style:name="co37" style:family="table-column">
      <style:table-column-properties fo:break-before="auto" style:column-width="2.67229166666667cm"/>
    </style:style>
    <style:style style:name="co38" style:family="table-column">
      <style:table-column-properties fo:break-before="auto" style:column-width="2.56645833333333cm"/>
    </style:style>
    <style:style style:name="co39" style:family="table-column">
      <style:table-column-properties fo:break-before="auto" style:column-width="11.4829166666667cm"/>
    </style:style>
    <style:style style:name="co40" style:family="table-column">
      <style:table-column-properties fo:break-before="auto" style:column-width="5.52979166666667cm"/>
    </style:style>
    <style:style style:name="co41" style:family="table-column">
      <style:table-column-properties fo:break-before="auto" style:column-width="6.6675cm"/>
    </style:style>
    <style:style style:name="co42" style:family="table-column">
      <style:table-column-properties fo:break-before="auto" style:column-width="3.65125cm"/>
    </style:style>
    <style:style style:name="co43" style:family="table-column">
      <style:table-column-properties fo:break-before="auto" style:column-width="5.08cm" style:use-optimal-column-width="true"/>
    </style:style>
    <style:style style:name="co44" style:family="table-column">
      <style:table-column-properties fo:break-before="auto" style:column-width="3.14854166666667cm"/>
    </style:style>
    <style:style style:name="co45" style:family="table-column">
      <style:table-column-properties fo:break-before="auto" style:column-width="8.51958333333333cm" style:use-optimal-column-width="true"/>
    </style:style>
    <style:style style:name="co46" style:family="table-column">
      <style:table-column-properties fo:break-before="auto" style:column-width="7.32895833333333cm" style:use-optimal-column-width="true"/>
    </style:style>
    <style:style style:name="co47" style:family="table-column">
      <style:table-column-properties fo:break-before="auto" style:column-width="4.02166666666667cm"/>
    </style:style>
    <style:style style:name="co48" style:family="table-column">
      <style:table-column-properties fo:break-before="auto" style:column-width="4.048125cm"/>
    </style:style>
    <style:style style:name="co49" style:family="table-column">
      <style:table-column-properties fo:break-before="auto" style:column-width="9.604375cm"/>
    </style:style>
    <style:style style:name="co50" style:family="table-column">
      <style:table-column-properties fo:break-before="auto" style:column-width="3.62479166666667cm"/>
    </style:style>
    <style:style style:name="co51" style:family="table-column">
      <style:table-column-properties fo:break-before="auto" style:column-width="9.26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onfigurator_PEL_M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4" table:number-columns-repeated="5" table:default-cell-style-name="ce1"/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20" table:default-cell-style-name="ce1"/>
        <table:table-column table:style-name="co14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4" table:number-columns-repeated="21" table:default-cell-style-name="ce1"/>
        <table:table-column table:style-name="co23" table:number-columns-repeated="16326" table:default-cell-style-name="ce1"/>
        <table:table-row table:style-name="ro1">
          <table:table-cell office:value-type="string" office:string-value="Projet" table:formula="msoxl:=Project!A1" table:style-name="ce1">
            <text:p>Projet</text:p>
          </table:table-cell>
          <table:table-cell office:value-type="float" office:value="0" table:formula="msoxl:=Project!B1" table:style-name="ce1">
            <text:p>0</text:p>
          </table:table-cell>
          <table:table-cell office:value-type="float" office:value="0" table:formula="msoxl:=Project!C1" table:style-name="ce1">
            <text:p>0</text:p>
          </table:table-cell>
          <table:table-cell office:value-type="string" office:string-value="IP@" table:formula="msoxl:='IP@'!A1" table:style-name="ce1">
            <text:p>IP@</text:p>
          </table:table-cell>
          <table:table-cell office:value-type="float" office:value="0" table:formula="msoxl:='IP@'!B1" table:style-name="ce1">
            <text:p>0</text:p>
          </table:table-cell>
          <table:table-cell office:value-type="float" office:value="0" table:formula="msoxl:='IP@'!C1" table:style-name="ce1">
            <text:p>0</text:p>
          </table:table-cell>
          <table:table-cell office:value-type="string" office:string-value="TCP port" table:formula="msoxl:=TCP_port!A1" table:style-name="ce1">
            <text:p>TCP port</text:p>
          </table:table-cell>
          <table:table-cell office:value-type="float" office:value="0" table:formula="msoxl:=TCP_port!B1" table:style-name="ce1">
            <text:p>0</text:p>
          </table:table-cell>
          <table:table-cell office:value-type="float" office:value="0" table:formula="msoxl:=TCP_port!C1" table:style-name="ce1">
            <text:p>0</text:p>
          </table:table-cell>
          <table:table-cell office:value-type="string" office:string-value="TDL_ROUTER" table:formula="msoxl:=TDL_ROUTEUR!A1" table:style-name="ce2">
            <text:p>TDL_ROUTER</text:p>
          </table:table-cell>
          <table:table-cell office:value-type="string" office:string-value="tdl_router_main.cfg" table:formula="msoxl:=TDL_ROUTEUR!B1" table:style-name="ce2">
            <text:p>tdl_router_main.cfg</text:p>
          </table:table-cell>
          <table:table-cell office:value-type="float" office:value="0" table:formula="msoxl:=TDL_ROUTEUR!C1" table:style-name="ce2">
            <text:p>0</text:p>
          </table:table-cell>
          <table:table-cell office:value-type="string" office:string-value="TDL_ROUTER" table:formula="msoxl:=TDL_ROUTEUR!E1" table:style-name="ce2">
            <text:p>TDL_ROUTER</text:p>
          </table:table-cell>
          <table:table-cell office:value-type="string" office:string-value="L16.Param" table:formula="msoxl:=TDL_ROUTEUR!F1" table:style-name="ce2">
            <text:p>L16.Param</text:p>
          </table:table-cell>
          <table:table-cell office:value-type="float" office:value="0" table:formula="msoxl:=TDL_ROUTEUR!G1" table:style-name="ce2">
            <text:p>0</text:p>
          </table:table-cell>
          <table:table-cell office:value-type="string" office:string-value="TDL_ROUTER" table:formula="msoxl:=TDL_ROUTEUR!I1" table:style-name="ce2">
            <text:p>TDL_ROUTER</text:p>
          </table:table-cell>
          <table:table-cell office:value-type="string" office:string-value="midsRegistration.xml" table:formula="msoxl:=TDL_ROUTEUR!J1" table:style-name="ce2">
            <text:p>midsRegistration.xml</text:p>
          </table:table-cell>
          <table:table-cell office:value-type="float" office:value="0" table:formula="msoxl:=TDL_ROUTEUR!K1" table:style-name="ce2">
            <text:p>0</text:p>
          </table:table-cell>
          <table:table-cell office:value-type="string" office:string-value="TDL_ROUTER" table:formula="msoxl:=TDL_ROUTEUR!L1" table:style-name="ce2">
            <text:p>TDL_ROUTER</text:p>
          </table:table-cell>
          <table:table-cell office:value-type="string" office:string-value="standalone.xml" table:formula="msoxl:=TDL_ROUTEUR!M1" table:style-name="ce2">
            <text:p>standalone.xml</text:p>
          </table:table-cell>
          <table:table-cell office:value-type="float" office:value="0" table:formula="msoxl:=TDL_ROUTEUR!N1" table:style-name="ce2">
            <text:p>0</text:p>
          </table:table-cell>
          <table:table-cell office:value-type="string" office:string-value="TDL_ROUTER" table:formula="msoxl:=TDL_ROUTEUR!O1" table:style-name="ce2">
            <text:p>TDL_ROUTER</text:p>
          </table:table-cell>
          <table:table-cell office:value-type="string" office:string-value="SIMPLE_IF.xml" table:formula="msoxl:=TDL_ROUTEUR!P1" table:style-name="ce2">
            <text:p>SIMPLE_IF.xml</text:p>
          </table:table-cell>
          <table:table-cell office:value-type="float" office:value="0" table:formula="msoxl:=TDL_ROUTEUR!Q1" table:style-name="ce2">
            <text:p>0</text:p>
          </table:table-cell>
          <table:table-cell office:value-type="string" office:string-value="TDL_ROUTER" table:formula="msoxl:=TDL_ROUTEUR!R1" table:style-name="ce3">
            <text:p>TDL_ROUTER</text:p>
          </table:table-cell>
          <table:table-cell office:value-type="string" office:string-value="Configuration.xml" table:formula="msoxl:=TDL_ROUTEUR!S1" table:style-name="ce3">
            <text:p>Configuration.xml</text:p>
          </table:table-cell>
          <table:table-cell office:value-type="float" office:value="0" table:formula="msoxl:=TDL_ROUTEUR!T1" table:style-name="ce3">
            <text:p>0</text:p>
          </table:table-cell>
          <table:table-cell office:value-type="string" office:string-value="JREP" table:formula="msoxl:=JREP!A1" table:style-name="ce1">
            <text:p>JREP</text:p>
          </table:table-cell>
          <table:table-cell office:value-type="string" office:string-value="jrep_internal_parameters.xml" table:formula="msoxl:=JREP!B1" table:style-name="ce1">
            <text:p>jrep_internal_parameters.xml</text:p>
          </table:table-cell>
          <table:table-cell office:value-type="float" office:value="0" table:formula="msoxl:=JREP!C1" table:style-name="ce1">
            <text:p>0</text:p>
          </table:table-cell>
          <table:table-cell office:value-type="string" office:string-value="JREP" table:formula="msoxl:=JREP!D1" table:style-name="ce1">
            <text:p>JREP</text:p>
          </table:table-cell>
          <table:table-cell office:value-type="string" office:string-value="jrep_configuration_file.xml" table:formula="msoxl:=JREP!E1" table:style-name="ce1">
            <text:p>jrep_configuration_file.xml</text:p>
          </table:table-cell>
          <table:table-cell office:value-type="float" office:value="0" table:formula="msoxl:=JREP!F1" table:style-name="ce1">
            <text:p>0</text:p>
          </table:table-cell>
          <table:table-cell office:value-type="string" office:string-value="JREP" table:formula="msoxl:=JREP!G1" table:style-name="ce1">
            <text:p>JREP</text:p>
          </table:table-cell>
          <table:table-cell office:value-type="string" office:string-value="parameters.txt" table:formula="msoxl:=JREP!H1" table:style-name="ce1">
            <text:p>parameters.txt</text:p>
          </table:table-cell>
          <table:table-cell office:value-type="float" office:value="0" table:formula="msoxl:=JREP!I1" table:style-name="ce1">
            <text:p>0</text:p>
          </table:table-cell>
          <table:table-cell table:number-columns-repeated="16348"/>
        </table:table-row>
        <table:table-row table:style-name="ro1">
          <table:table-cell office:value-type="string" office:string-value="Name" table:formula="msoxl:=Project!A2" table:style-name="ce1">
            <text:p>Name</text:p>
          </table:table-cell>
          <table:table-cell office:value-type="string" office:string-value="PEL_MDA" table:formula="msoxl:=Project!B2" table:style-name="ce1">
            <text:p>PEL_MDA</text:p>
          </table:table-cell>
          <table:table-cell office:value-type="string" office:string-value="V1R0E0" table:formula="msoxl:=Project!C2" table:style-name="ce1">
            <text:p>V1R0E0</text:p>
          </table:table-cell>
          <table:table-cell office:value-type="string" office:string-value="I01" table:formula="msoxl:='IP@'!A2" table:style-name="ce1">
            <text:p>I01</text:p>
          </table:table-cell>
          <table:table-cell office:value-type="string" office:string-value="Broadcast " table:formula="msoxl:='IP@'!B2" table:style-name="ce1">
            <text:p>Broadcast<text:s/></text:p>
          </table:table-cell>
          <table:table-cell office:value-type="string" office:string-value="24.1.1.255" table:formula="msoxl:='IP@'!C2" table:style-name="ce1">
            <text:p>24.1.1.255</text:p>
          </table:table-cell>
          <table:table-cell office:value-type="string" office:string-value="P01" table:formula="msoxl:=TCP_port!A2" table:style-name="ce1">
            <text:p>P01</text:p>
          </table:table-cell>
          <table:table-cell office:value-type="string" office:string-value="MIDS interface" table:formula="msoxl:=TCP_port!B2" table:style-name="ce1">
            <text:p>MIDS interface</text:p>
          </table:table-cell>
          <table:table-cell office:value-type="float" office:value="1024" table:formula="msoxl:=TCP_port!C2" table:style-name="ce1">
            <text:p>1024</text:p>
          </table:table-cell>
          <table:table-cell office:value-type="string" office:string-value="T001" table:formula="msoxl:=TDL_ROUTEUR!A2" table:style-name="ce2">
            <text:p>T001</text:p>
          </table:table-cell>
          <table:table-cell office:value-type="string" office:string-value="Own_Unit_System_TN" table:formula="msoxl:=TDL_ROUTEUR!B2" table:style-name="ce2">
            <text:p>Own_Unit_System_TN</text:p>
          </table:table-cell>
          <table:table-cell office:value-type="float" office:value="1" table:formula="msoxl:=TDL_ROUTEUR!C2" table:style-name="ce2">
            <text:p>1</text:p>
          </table:table-cell>
          <table:table-cell office:value-type="string" office:string-value="T101" table:formula="msoxl:=TDL_ROUTEUR!E2" table:style-name="ce2">
            <text:p>T101</text:p>
          </table:table-cell>
          <table:table-cell office:value-type="string" office:string-value="Nb_buf_presat_threshold_PGx    " table:formula="msoxl:=TDL_ROUTEUR!F2" table:style-name="ce2">
            <text:p>Nb_buf_presat_threshold_PGx<text:s text:c="4"/></text:p>
          </table:table-cell>
          <table:table-cell office:value-type="string" office:string-value=" 0.2" table:formula="msoxl:=TDL_ROUTEUR!G2" table:style-name="ce2">
            <text:p><text:s/>0.2</text:p>
          </table:table-cell>
          <table:table-cell office:value-type="string" office:string-value="T201" table:formula="msoxl:=TDL_ROUTEUR!I2" table:style-name="ce2">
            <text:p>T201</text:p>
          </table:table-cell>
          <table:table-cell office:value-type="string" office:string-value="PPLI_TYPE" table:formula="msoxl:=TDL_ROUTEUR!J2" table:style-name="ce2">
            <text:p>PPLI_TYPE</text:p>
          </table:table-cell>
          <table:table-cell office:value-type="string" office:string-value="DLP" table:formula="msoxl:=TDL_ROUTEUR!K2" table:style-name="ce2">
            <text:p>DLP</text:p>
          </table:table-cell>
          <table:table-cell office:value-type="string" office:string-value="T301" table:formula="msoxl:=TDL_ROUTEUR!L2" table:style-name="ce2">
            <text:p>T301</text:p>
          </table:table-cell>
          <table:table-cell office:value-type="string" office:string-value="THD072_LINK_TYPE" table:formula="msoxl:=TDL_ROUTEUR!M2" table:style-name="ce2">
            <text:p>THD072_LINK_TYPE</text:p>
          </table:table-cell>
          <table:table-cell office:value-type="string" office:string-value="L16" table:formula="msoxl:=TDL_ROUTEUR!N2" table:style-name="ce2">
            <text:p>L16</text:p>
          </table:table-cell>
          <table:table-cell office:value-type="string" office:string-value="T401" table:formula="msoxl:=TDL_ROUTEUR!O2" table:style-name="ce2">
            <text:p>T401</text:p>
          </table:table-cell>
          <table:table-cell office:value-type="string" office:string-value=" SIMPLE_IF_NETWORK_DEBUG" table:formula="msoxl:=TDL_ROUTEUR!P2" table:style-name="ce2">
            <text:p><text:s/>SIMPLE_IF_NETWORK_DEBUG</text:p>
          </table:table-cell>
          <table:table-cell office:value-type="string" office:string-value="YES" table:formula="msoxl:=TDL_ROUTEUR!Q2" table:style-name="ce2">
            <text:p>YES</text:p>
          </table:table-cell>
          <table:table-cell office:value-type="string" office:string-value="T501" table:formula="msoxl:=TDL_ROUTEUR!R2" table:style-name="ce3">
            <text:p>T501</text:p>
          </table:table-cell>
          <table:table-cell office:value-type="float" office:value="0" table:formula="msoxl:=TDL_ROUTEUR!S2" table:style-name="ce3">
            <text:p>0</text:p>
          </table:table-cell>
          <table:table-cell office:value-type="float" office:value="0" table:formula="msoxl:=TDL_ROUTEUR!T2" table:style-name="ce3">
            <text:p>0</text:p>
          </table:table-cell>
          <table:table-cell office:value-type="string" office:string-value="J001" table:formula="msoxl:=JREP!A2" table:style-name="ce1">
            <text:p>J001</text:p>
          </table:table-cell>
          <table:table-cell office:value-type="string" office:string-value="jrep_designator" table:formula="msoxl:=JREP!B2" table:style-name="ce1">
            <text:p>jrep_designator</text:p>
          </table:table-cell>
          <table:table-cell office:value-type="string" office:string-value="NULL" table:formula="msoxl:=JREP!C2" table:style-name="ce1">
            <text:p>NULL</text:p>
          </table:table-cell>
          <table:table-cell office:value-type="string" office:string-value="J101" table:formula="msoxl:=JREP!D2" table:style-name="ce1">
            <text:p>J101</text:p>
          </table:table-cell>
          <table:table-cell office:value-type="string" office:string-value="config_jrep startup_mode" table:formula="msoxl:=JREP!E2" table:style-name="ce1">
            <text:p>config_jrep startup_mode</text:p>
          </table:table-cell>
          <table:table-cell office:value-type="string" office:string-value="JRE_MNG" table:formula="msoxl:=JREP!F2" table:style-name="ce1">
            <text:p>JRE_MNG</text:p>
          </table:table-cell>
          <table:table-cell office:value-type="string" office:string-value="J201" table:formula="msoxl:=JREP!G2" table:style-name="ce1">
            <text:p>J201</text:p>
          </table:table-cell>
          <table:table-cell office:value-type="string" office:string-value="XML_CONFIGURATION_FILE" table:formula="msoxl:=JREP!H2" table:style-name="ce1">
            <text:p>XML_CONFIGURATION_FILE</text:p>
          </table:table-cell>
          <table:table-cell office:value-type="string" office:string-value="jrep_configuration_file.xml" table:formula="msoxl:=JREP!I2" table:style-name="ce1">
            <text:p>jrep_configuration_file.xml</text:p>
          </table:table-cell>
          <table:table-cell table:number-columns-repeated="16348"/>
        </table:table-row>
        <table:table-row table:style-name="ro1">
          <table:table-cell office:value-type="string" office:string-value="TDL_ROUTER" table:formula="msoxl:=Project!A3" table:style-name="ce1">
            <text:p>TDL_ROUTER</text:p>
          </table:table-cell>
          <table:table-cell office:value-type="string" office:string-value="V7R1E7" table:formula="msoxl:=Project!B3" table:style-name="ce1">
            <text:p>V7R1E7</text:p>
          </table:table-cell>
          <table:table-cell office:value-type="float" office:value="0" table:formula="msoxl:=Project!C3" table:style-name="ce1">
            <text:p>0</text:p>
          </table:table-cell>
          <table:table-cell office:value-type="string" office:string-value="I02" table:formula="msoxl:='IP@'!A3" table:style-name="ce1">
            <text:p>I02</text:p>
          </table:table-cell>
          <table:table-cell office:value-type="string" office:string-value="server Toplink" table:formula="msoxl:='IP@'!B3" table:style-name="ce1">
            <text:p>server Toplink</text:p>
          </table:table-cell>
          <table:table-cell office:value-type="string" office:string-value="24.1.1.20" table:formula="msoxl:='IP@'!C3" table:style-name="ce1">
            <text:p>24.1.1.20</text:p>
          </table:table-cell>
          <table:table-cell office:value-type="string" office:string-value="P02" table:formula="msoxl:=TCP_port!A3" table:style-name="ce1">
            <text:p>P02</text:p>
          </table:table-cell>
          <table:table-cell office:value-type="string" office:string-value="DLIP JREP internal link" table:formula="msoxl:=TCP_port!B3" table:style-name="ce1">
            <text:p>DLIP JREP internal link</text:p>
          </table:table-cell>
          <table:table-cell office:value-type="float" office:value="2703" table:formula="msoxl:=TCP_port!C3" table:style-name="ce1">
            <text:p>2703</text:p>
          </table:table-cell>
          <table:table-cell office:value-type="string" office:string-value="T002" table:formula="msoxl:=TDL_ROUTEUR!A3" table:style-name="ce2">
            <text:p>T002</text:p>
          </table:table-cell>
          <table:table-cell office:value-type="string" office:string-value="Source_Node" table:formula="msoxl:=TDL_ROUTEUR!B3" table:style-name="ce2">
            <text:p>Source_Node</text:p>
          </table:table-cell>
          <table:table-cell office:value-type="float" office:value="60" table:formula="msoxl:=TDL_ROUTEUR!C3" table:style-name="ce2">
            <text:p>60</text:p>
          </table:table-cell>
          <table:table-cell office:value-type="string" office:string-value="T102" table:formula="msoxl:=TDL_ROUTEUR!E3" table:style-name="ce2">
            <text:p>T102</text:p>
          </table:table-cell>
          <table:table-cell office:value-type="string" office:string-value="Nb_buf_sat_threshold_PGx       " table:formula="msoxl:=TDL_ROUTEUR!F3" table:style-name="ce2">
            <text:p>Nb_buf_sat_threshold_PGx<text:s text:c="7"/></text:p>
          </table:table-cell>
          <table:table-cell office:value-type="string" office:string-value=" 0.0" table:formula="msoxl:=TDL_ROUTEUR!G3" table:style-name="ce2">
            <text:p><text:s/>0.0</text:p>
          </table:table-cell>
          <table:table-cell office:value-type="string" office:string-value="T202" table:formula="msoxl:=TDL_ROUTEUR!I3" table:style-name="ce2">
            <text:p>T202</text:p>
          </table:table-cell>
          <table:table-cell office:value-type="string" office:string-value="PPLI_ENV" table:formula="msoxl:=TDL_ROUTEUR!J3" table:style-name="ce2">
            <text:p>PPLI_ENV</text:p>
          </table:table-cell>
          <table:table-cell office:value-type="string" office:string-value="LAND" table:formula="msoxl:=TDL_ROUTEUR!K3" table:style-name="ce2">
            <text:p>LAND</text:p>
          </table:table-cell>
          <table:table-cell office:value-type="string" office:string-value="T302" table:formula="msoxl:=TDL_ROUTEUR!L3" table:style-name="ce2">
            <text:p>T302</text:p>
          </table:table-cell>
          <table:table-cell office:value-type="string" office:string-value="THD072_LINK_IDENTIFICATION" table:formula="msoxl:=TDL_ROUTEUR!M3" table:style-name="ce2">
            <text:p>THD072_LINK_IDENTIFICATION</text:p>
          </table:table-cell>
          <table:table-cell office:value-type="float" office:value="1" table:formula="msoxl:=TDL_ROUTEUR!N3" table:style-name="ce2">
            <text:p>1</text:p>
          </table:table-cell>
          <table:table-cell office:value-type="string" office:string-value="T402" table:formula="msoxl:=TDL_ROUTEUR!O3" table:style-name="ce2">
            <text:p>T402</text:p>
          </table:table-cell>
          <table:table-cell office:value-type="string" office:string-value=" SIMPLE_IF_DEBUG" table:formula="msoxl:=TDL_ROUTEUR!P3" table:style-name="ce2">
            <text:p><text:s/>SIMPLE_IF_DEBUG</text:p>
          </table:table-cell>
          <table:table-cell office:value-type="string" office:string-value="YES" table:formula="msoxl:=TDL_ROUTEUR!Q3" table:style-name="ce2">
            <text:p>YES</text:p>
          </table:table-cell>
          <table:table-cell office:value-type="float" office:value="0" table:formula="msoxl:=TDL_ROUTEUR!R3" table:style-name="ce3">
            <text:p>0</text:p>
          </table:table-cell>
          <table:table-cell office:value-type="float" office:value="0" table:formula="msoxl:=TDL_ROUTEUR!S3" table:style-name="ce3">
            <text:p>0</text:p>
          </table:table-cell>
          <table:table-cell office:value-type="float" office:value="0" table:formula="msoxl:=TDL_ROUTEUR!T3" table:style-name="ce3">
            <text:p>0</text:p>
          </table:table-cell>
          <table:table-cell office:value-type="string" office:string-value="J002" table:formula="msoxl:=JREP!A3" table:style-name="ce1">
            <text:p>J002</text:p>
          </table:table-cell>
          <table:table-cell office:value-type="string" office:string-value="clientcnx_timeout" table:formula="msoxl:=JREP!B3" table:style-name="ce1">
            <text:p>clientcnx_timeout</text:p>
          </table:table-cell>
          <table:table-cell office:value-type="float" office:value="2" table:formula="msoxl:=JREP!C3" table:style-name="ce1">
            <text:p>2</text:p>
          </table:table-cell>
          <table:table-cell office:value-type="string" office:string-value="J102" table:formula="msoxl:=JREP!D3" table:style-name="ce1">
            <text:p>J102</text:p>
          </table:table-cell>
          <table:table-cell office:value-type="string" office:string-value="jrep_designator" table:formula="msoxl:=JREP!E3" table:style-name="ce1">
            <text:p>jrep_designator</text:p>
          </table:table-cell>
          <table:table-cell office:value-type="string" office:string-value="NULL" table:formula="msoxl:=JREP!F3" table:style-name="ce1">
            <text:p>NULL</text:p>
          </table:table-cell>
          <table:table-cell office:value-type="string" office:string-value="J202" table:formula="msoxl:=JREP!G3" table:style-name="ce1">
            <text:p>J202</text:p>
          </table:table-cell>
          <table:table-cell office:value-type="string" office:string-value="XSD_CONFIGURATION_FILE" table:formula="msoxl:=JREP!H3" table:style-name="ce1">
            <text:p>XSD_CONFIGURATION_FILE</text:p>
          </table:table-cell>
          <table:table-cell office:value-type="string" office:string-value="jrep_configuration_file.xsd" table:formula="msoxl:=JREP!I3" table:style-name="ce1">
            <text:p>jrep_configuration_file.xsd</text:p>
          </table:table-cell>
          <table:table-cell table:number-columns-repeated="16348"/>
        </table:table-row>
        <table:table-row table:style-name="ro1">
          <table:table-cell office:value-type="string" office:string-value="JREP" table:formula="msoxl:=Project!A4" table:style-name="ce1">
            <text:p>JREP</text:p>
          </table:table-cell>
          <table:table-cell office:value-type="string" office:string-value="V16R6E19" table:formula="msoxl:=Project!B4" table:style-name="ce1">
            <text:p>V16R6E19</text:p>
          </table:table-cell>
          <table:table-cell office:value-type="float" office:value="0" table:formula="msoxl:=Project!C4" table:style-name="ce1">
            <text:p>0</text:p>
          </table:table-cell>
          <table:table-cell office:value-type="string" office:string-value="I03" table:formula="msoxl:='IP@'!A4" table:style-name="ce1">
            <text:p>I03</text:p>
          </table:table-cell>
          <table:table-cell office:value-type="string" office:string-value="server remote  Toplink" table:formula="msoxl:='IP@'!B4" table:style-name="ce1">
            <text:p>server remote <text:s/>Toplink</text:p>
          </table:table-cell>
          <table:table-cell office:value-type="string" office:string-value="127.0.0.1" table:formula="msoxl:='IP@'!C4" table:style-name="ce1">
            <text:p>127.0.0.1</text:p>
          </table:table-cell>
          <table:table-cell office:value-type="string" office:string-value="P03" table:formula="msoxl:=TCP_port!A4" table:style-name="ce1">
            <text:p>P03</text:p>
          </table:table-cell>
          <table:table-cell office:value-type="string" office:string-value="Host interface min" table:formula="msoxl:=TCP_port!B4" table:style-name="ce1">
            <text:p>Host interface min</text:p>
          </table:table-cell>
          <table:table-cell office:value-type="float" office:value="1030" table:formula="msoxl:=TCP_port!C4" table:style-name="ce1">
            <text:p>1030</text:p>
          </table:table-cell>
          <table:table-cell office:value-type="string" office:string-value="T003" table:formula="msoxl:=TDL_ROUTEUR!A4" table:style-name="ce2">
            <text:p>T003</text:p>
          </table:table-cell>
          <table:table-cell office:value-type="string" office:string-value="Source_Sub_Node_L16" table:formula="msoxl:=TDL_ROUTEUR!B4" table:style-name="ce2">
            <text:p>Source_Sub_Node_L16</text:p>
          </table:table-cell>
          <table:table-cell office:value-type="float" office:value="206" table:formula="msoxl:=TDL_ROUTEUR!C4" table:style-name="ce2">
            <text:p>206</text:p>
          </table:table-cell>
          <table:table-cell office:value-type="string" office:string-value="T103" table:formula="msoxl:=TDL_ROUTEUR!E4" table:style-name="ce2">
            <text:p>T103</text:p>
          </table:table-cell>
          <table:table-cell office:value-type="string" office:string-value="Nb_buf_presat_threshold_PG_All" table:formula="msoxl:=TDL_ROUTEUR!F4" table:style-name="ce2">
            <text:p>Nb_buf_presat_threshold_PG_All</text:p>
          </table:table-cell>
          <table:table-cell office:value-type="string" office:string-value=" 0.2" table:formula="msoxl:=TDL_ROUTEUR!G4" table:style-name="ce2">
            <text:p><text:s/>0.2</text:p>
          </table:table-cell>
          <table:table-cell office:value-type="string" office:string-value="T203" table:formula="msoxl:=TDL_ROUTEUR!I4" table:style-name="ce2">
            <text:p>T203</text:p>
          </table:table-cell>
          <table:table-cell office:value-type="string" office:string-value="EXERCISE_INDICATOR" table:formula="msoxl:=TDL_ROUTEUR!J4" table:style-name="ce2">
            <text:p>EXERCISE_INDICATOR</text:p>
          </table:table-cell>
          <table:table-cell office:value-type="float" office:value="0" table:formula="msoxl:=TDL_ROUTEUR!K4" table:style-name="ce2">
            <text:p>0</text:p>
          </table:table-cell>
          <table:table-cell office:value-type="string" office:string-value="T303" table:formula="msoxl:=TDL_ROUTEUR!L4" table:style-name="ce2">
            <text:p>T303</text:p>
          </table:table-cell>
          <table:table-cell office:value-type="string" office:string-value="THD072_ OWN_PLATFORM_LINK_TN" table:formula="msoxl:=TDL_ROUTEUR!M4" table:style-name="ce2">
            <text:p>THD072_ OWN_PLATFORM_LINK_TN</text:p>
          </table:table-cell>
          <table:table-cell office:value-type="float" office:value="112" table:formula="msoxl:=TDL_ROUTEUR!N4" table:style-name="ce2">
            <text:p>112</text:p>
          </table:table-cell>
          <table:table-cell office:value-type="string" office:string-value="T403" table:formula="msoxl:=TDL_ROUTEUR!O4" table:style-name="ce2">
            <text:p>T403</text:p>
          </table:table-cell>
          <table:table-cell office:value-type="string" office:string-value="SIMPLE_DEBUG" table:formula="msoxl:=TDL_ROUTEUR!P4" table:style-name="ce2">
            <text:p>SIMPLE_DEBUG</text:p>
          </table:table-cell>
          <table:table-cell office:value-type="string" office:string-value="YES" table:formula="msoxl:=TDL_ROUTEUR!Q4" table:style-name="ce2">
            <text:p>YES</text:p>
          </table:table-cell>
          <table:table-cell office:value-type="float" office:value="0" table:formula="msoxl:=TDL_ROUTEUR!R4" table:style-name="ce3">
            <text:p>0</text:p>
          </table:table-cell>
          <table:table-cell office:value-type="float" office:value="0" table:formula="msoxl:=TDL_ROUTEUR!S4" table:style-name="ce3">
            <text:p>0</text:p>
          </table:table-cell>
          <table:table-cell office:value-type="float" office:value="0" table:formula="msoxl:=TDL_ROUTEUR!T4" table:style-name="ce3">
            <text:p>0</text:p>
          </table:table-cell>
          <table:table-cell office:value-type="string" office:string-value="J003" table:formula="msoxl:=JREP!A4" table:style-name="ce1">
            <text:p>J003</text:p>
          </table:table-cell>
          <table:table-cell office:value-type="string" office:string-value="cmd_timeout" table:formula="msoxl:=JREP!B4" table:style-name="ce1">
            <text:p>cmd_timeout</text:p>
          </table:table-cell>
          <table:table-cell office:value-type="float" office:value="240" table:formula="msoxl:=JREP!C4" table:style-name="ce1">
            <text:p>240</text:p>
          </table:table-cell>
          <table:table-cell office:value-type="string" office:string-value="J103" table:formula="msoxl:=JREP!D4" table:style-name="ce1">
            <text:p>J103</text:p>
          </table:table-cell>
          <table:table-cell office:value-type="string" office:string-value="jrep_sender_id" table:formula="msoxl:=JREP!E4" table:style-name="ce1">
            <text:p>jrep_sender_id</text:p>
          </table:table-cell>
          <table:table-cell office:value-type="float" office:value="32" table:formula="msoxl:=JREP!F4" table:style-name="ce1">
            <text:p>32</text:p>
          </table:table-cell>
          <table:table-cell office:value-type="string" office:string-value="J203" table:formula="msoxl:=JREP!G4" table:style-name="ce1">
            <text:p>J203</text:p>
          </table:table-cell>
          <table:table-cell office:value-type="string" office:string-value="XML_PARAMETERS_FILE" table:formula="msoxl:=JREP!H4" table:style-name="ce1">
            <text:p>XML_PARAMETERS_FILE</text:p>
          </table:table-cell>
          <table:table-cell office:value-type="string" office:string-value="jrep_internal_parameters.xml" table:formula="msoxl:=JREP!I4" table:style-name="ce1">
            <text:p>jrep_internal_parameters.xml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5" table:style-name="ce1">
            <text:p>0</text:p>
          </table:table-cell>
          <table:table-cell office:value-type="float" office:value="0" table:formula="msoxl:=Project!B5" table:style-name="ce1">
            <text:p>0</text:p>
          </table:table-cell>
          <table:table-cell office:value-type="float" office:value="0" table:formula="msoxl:=Project!C5" table:style-name="ce1">
            <text:p>0</text:p>
          </table:table-cell>
          <table:table-cell office:value-type="string" office:string-value="I04" table:formula="msoxl:='IP@'!A5" table:style-name="ce1">
            <text:p>I04</text:p>
          </table:table-cell>
          <table:table-cell office:value-type="string" office:string-value="MIDS " table:formula="msoxl:='IP@'!B5" table:style-name="ce1">
            <text:p>MIDS<text:s/></text:p>
          </table:table-cell>
          <table:table-cell office:value-type="string" office:string-value="24.1.1.20" table:formula="msoxl:='IP@'!C5" table:style-name="ce1">
            <text:p>24.1.1.20</text:p>
          </table:table-cell>
          <table:table-cell office:value-type="string" office:string-value="P04" table:formula="msoxl:=TCP_port!A5" table:style-name="ce1">
            <text:p>P04</text:p>
          </table:table-cell>
          <table:table-cell office:value-type="string" office:string-value="Host interface max" table:formula="msoxl:=TCP_port!B5" table:style-name="ce1">
            <text:p>Host interface max</text:p>
          </table:table-cell>
          <table:table-cell office:value-type="float" office:value="1039" table:formula="msoxl:=TCP_port!C5" table:style-name="ce1">
            <text:p>1039</text:p>
          </table:table-cell>
          <table:table-cell office:value-type="string" office:string-value="T004" table:formula="msoxl:=TDL_ROUTEUR!A5" table:style-name="ce2">
            <text:p>T004</text:p>
          </table:table-cell>
          <table:table-cell office:value-type="string" office:string-value="Source_Sub_Node_L11A" table:formula="msoxl:=TDL_ROUTEUR!B5" table:style-name="ce2">
            <text:p>Source_Sub_Node_L11A</text:p>
          </table:table-cell>
          <table:table-cell office:value-type="float" office:value="205" table:formula="msoxl:=TDL_ROUTEUR!C5" table:style-name="ce2">
            <text:p>205</text:p>
          </table:table-cell>
          <table:table-cell office:value-type="string" office:string-value="T104" table:formula="msoxl:=TDL_ROUTEUR!E5" table:style-name="ce2">
            <text:p>T104</text:p>
          </table:table-cell>
          <table:table-cell office:value-type="string" office:string-value="Nb_buf_sat_threshold_PG_All    " table:formula="msoxl:=TDL_ROUTEUR!F5" table:style-name="ce2">
            <text:p>Nb_buf_sat_threshold_PG_All<text:s text:c="4"/></text:p>
          </table:table-cell>
          <table:table-cell office:value-type="string" office:string-value=" 0.0" table:formula="msoxl:=TDL_ROUTEUR!G5" table:style-name="ce2">
            <text:p><text:s/>0.0</text:p>
          </table:table-cell>
          <table:table-cell office:value-type="string" office:string-value="T204" table:formula="msoxl:=TDL_ROUTEUR!I5" table:style-name="ce2">
            <text:p>T204</text:p>
          </table:table-cell>
          <table:table-cell office:value-type="string" office:string-value="FORCE_TELL_INDICATOR" table:formula="msoxl:=TDL_ROUTEUR!J5" table:style-name="ce2">
            <text:p>FORCE_TELL_INDICATOR</text:p>
          </table:table-cell>
          <table:table-cell office:value-type="float" office:value="0" table:formula="msoxl:=TDL_ROUTEUR!K5" table:style-name="ce2">
            <text:p>0</text:p>
          </table:table-cell>
          <table:table-cell office:value-type="string" office:string-value="T304" table:formula="msoxl:=TDL_ROUTEUR!L5" table:style-name="ce2">
            <text:p>T304</text:p>
          </table:table-cell>
          <table:table-cell office:value-type="string" office:string-value="THD072_ FIRST_ALLOCATED_LINK_TN" table:formula="msoxl:=TDL_ROUTEUR!M5" table:style-name="ce2">
            <text:p>THD072_ FIRST_ALLOCATED_LINK_TN</text:p>
          </table:table-cell>
          <table:table-cell office:value-type="float" office:value="513" table:formula="msoxl:=TDL_ROUTEUR!N5" table:style-name="ce2">
            <text:p>513</text:p>
          </table:table-cell>
          <table:table-cell office:value-type="string" office:string-value="T404" table:formula="msoxl:=TDL_ROUTEUR!O5" table:style-name="ce2">
            <text:p>T404</text:p>
          </table:table-cell>
          <table:table-cell office:value-type="string" office:string-value="SIMPLE_IF_TASK_PRIORITY" table:formula="msoxl:=TDL_ROUTEUR!P5" table:style-name="ce2">
            <text:p>SIMPLE_IF_TASK_PRIORITY</text:p>
          </table:table-cell>
          <table:table-cell office:value-type="float" office:value="0" table:formula="msoxl:=TDL_ROUTEUR!Q5" table:style-name="ce2">
            <text:p>0</text:p>
          </table:table-cell>
          <table:table-cell office:value-type="float" office:value="0" table:formula="msoxl:=TDL_ROUTEUR!R5" table:style-name="ce3">
            <text:p>0</text:p>
          </table:table-cell>
          <table:table-cell office:value-type="float" office:value="0" table:formula="msoxl:=TDL_ROUTEUR!S5" table:style-name="ce3">
            <text:p>0</text:p>
          </table:table-cell>
          <table:table-cell office:value-type="float" office:value="0" table:formula="msoxl:=TDL_ROUTEUR!T5" table:style-name="ce3">
            <text:p>0</text:p>
          </table:table-cell>
          <table:table-cell office:value-type="string" office:string-value="J004" table:formula="msoxl:=JREP!A5" table:style-name="ce1">
            <text:p>J004</text:p>
          </table:table-cell>
          <table:table-cell office:value-type="string" office:string-value="connectfeedback_timeout" table:formula="msoxl:=JREP!B5" table:style-name="ce1">
            <text:p>connectfeedback_timeout</text:p>
          </table:table-cell>
          <table:table-cell office:value-type="float" office:value="60" table:formula="msoxl:=JREP!C5" table:style-name="ce1">
            <text:p>60</text:p>
          </table:table-cell>
          <table:table-cell office:value-type="float" office:value="0" table:formula="msoxl:=JREP!D5" table:style-name="ce1">
            <text:p>0</text:p>
          </table:table-cell>
          <table:table-cell office:value-type="float" office:value="0" table:formula="msoxl:=JREP!E5" table:style-name="ce1">
            <text:p>0</text:p>
          </table:table-cell>
          <table:table-cell office:value-type="float" office:value="0" table:formula="msoxl:=JREP!F5" table:style-name="ce1">
            <text:p>0</text:p>
          </table:table-cell>
          <table:table-cell office:value-type="string" office:string-value="J204" table:formula="msoxl:=JREP!G5" table:style-name="ce1">
            <text:p>J204</text:p>
          </table:table-cell>
          <table:table-cell office:value-type="string" office:string-value="XSD_PARAMETERS_FILE" table:formula="msoxl:=JREP!H5" table:style-name="ce1">
            <text:p>XSD_PARAMETERS_FILE</text:p>
          </table:table-cell>
          <table:table-cell office:value-type="string" office:string-value="jrep_internal_parameters.xsd" table:formula="msoxl:=JREP!I5" table:style-name="ce1">
            <text:p>jrep_internal_parameters.xsd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6" table:style-name="ce1">
            <text:p>0</text:p>
          </table:table-cell>
          <table:table-cell office:value-type="float" office:value="0" table:formula="msoxl:=Project!B6" table:style-name="ce1">
            <text:p>0</text:p>
          </table:table-cell>
          <table:table-cell office:value-type="float" office:value="0" table:formula="msoxl:=Project!C6" table:style-name="ce1">
            <text:p>0</text:p>
          </table:table-cell>
          <table:table-cell office:value-type="string" office:string-value="I05" table:formula="msoxl:='IP@'!A6" table:style-name="ce1">
            <text:p>I05</text:p>
          </table:table-cell>
          <table:table-cell office:value-type="string" office:string-value="SIMPLE remote server 1" table:formula="msoxl:='IP@'!B6" table:style-name="ce1">
            <text:p>SIMPLE remote server 1</text:p>
          </table:table-cell>
          <table:table-cell office:value-type="string" office:string-value="127.0.0.1" table:formula="msoxl:='IP@'!C6" table:style-name="ce1">
            <text:p>127.0.0.1</text:p>
          </table:table-cell>
          <table:table-cell office:value-type="string" office:string-value="P05" table:formula="msoxl:=TCP_port!A6" table:style-name="ce1">
            <text:p>P05</text:p>
          </table:table-cell>
          <table:table-cell office:value-type="string" office:string-value="Channel 4 server" table:formula="msoxl:=TCP_port!B6" table:style-name="ce1">
            <text:p>Channel 4 server</text:p>
          </table:table-cell>
          <table:table-cell office:value-type="float" office:value="50014" table:formula="msoxl:=TCP_port!C6" table:style-name="ce1">
            <text:p>50014</text:p>
          </table:table-cell>
          <table:table-cell office:value-type="string" office:string-value="T005" table:formula="msoxl:=TDL_ROUTEUR!A6" table:style-name="ce2">
            <text:p>T005</text:p>
          </table:table-cell>
          <table:table-cell office:value-type="string" office:string-value="Test_Mode" table:formula="msoxl:=TDL_ROUTEUR!B6" table:style-name="ce2">
            <text:p>Test_Mode</text:p>
          </table:table-cell>
          <table:table-cell office:value-type="string" office:string-value="False" table:formula="msoxl:=TDL_ROUTEUR!C6" table:style-name="ce2">
            <text:p>False</text:p>
          </table:table-cell>
          <table:table-cell office:value-type="string" office:string-value="T105" table:formula="msoxl:=TDL_ROUTEUR!E6" table:style-name="ce2">
            <text:p>T105</text:p>
          </table:table-cell>
          <table:table-cell office:value-type="string" office:string-value="FIM01_Feedback_Enable          " table:formula="msoxl:=TDL_ROUTEUR!F6" table:style-name="ce2">
            <text:p>FIM01_Feedback_Enable<text:s text:c="10"/></text:p>
          </table:table-cell>
          <table:table-cell office:value-type="string" office:string-value=" true" table:formula="msoxl:=TDL_ROUTEUR!G6" table:style-name="ce2">
            <text:p><text:s/>true</text:p>
          </table:table-cell>
          <table:table-cell office:value-type="string" office:string-value="T205" table:formula="msoxl:=TDL_ROUTEUR!I6" table:style-name="ce2">
            <text:p>T205</text:p>
          </table:table-cell>
          <table:table-cell office:value-type="string" office:string-value="EMERGENCY_INDICATOR" table:formula="msoxl:=TDL_ROUTEUR!J6" table:style-name="ce2">
            <text:p>EMERGENCY_INDICATOR</text:p>
          </table:table-cell>
          <table:table-cell office:value-type="float" office:value="0" table:formula="msoxl:=TDL_ROUTEUR!K6" table:style-name="ce2">
            <text:p>0</text:p>
          </table:table-cell>
          <table:table-cell office:value-type="string" office:string-value="T305" table:formula="msoxl:=TDL_ROUTEUR!L6" table:style-name="ce2">
            <text:p>T305</text:p>
          </table:table-cell>
          <table:table-cell office:value-type="string" office:string-value="THD072_LAST_ALLOCATED_LINK_TN" table:formula="msoxl:=TDL_ROUTEUR!M6" table:style-name="ce2">
            <text:p>THD072_LAST_ALLOCATED_LINK_TN</text:p>
          </table:table-cell>
          <table:table-cell office:value-type="float" office:value="550" table:formula="msoxl:=TDL_ROUTEUR!N6" table:style-name="ce2">
            <text:p>550</text:p>
          </table:table-cell>
          <table:table-cell office:value-type="string" office:string-value="T405" table:formula="msoxl:=TDL_ROUTEUR!O6" table:style-name="ce2">
            <text:p>T405</text:p>
          </table:table-cell>
          <table:table-cell office:value-type="string" office:string-value="HOST_TECHNICAL_PROTOCOL" table:formula="msoxl:=TDL_ROUTEUR!P6" table:style-name="ce2">
            <text:p>HOST_TECHNICAL_PROTOCOL</text:p>
          </table:table-cell>
          <table:table-cell office:value-type="string" office:string-value="TCP" table:formula="msoxl:=TDL_ROUTEUR!Q6" table:style-name="ce2">
            <text:p>TCP</text:p>
          </table:table-cell>
          <table:table-cell office:value-type="float" office:value="0" table:formula="msoxl:=TDL_ROUTEUR!R6" table:style-name="ce3">
            <text:p>0</text:p>
          </table:table-cell>
          <table:table-cell office:value-type="float" office:value="0" table:formula="msoxl:=TDL_ROUTEUR!S6" table:style-name="ce3">
            <text:p>0</text:p>
          </table:table-cell>
          <table:table-cell office:value-type="float" office:value="0" table:formula="msoxl:=TDL_ROUTEUR!T6" table:style-name="ce3">
            <text:p>0</text:p>
          </table:table-cell>
          <table:table-cell office:value-type="string" office:string-value="J005" table:formula="msoxl:=JREP!A6" table:style-name="ce1">
            <text:p>J005</text:p>
          </table:table-cell>
          <table:table-cell office:value-type="string" office:string-value="ctr_maxconflict" table:formula="msoxl:=JREP!B6" table:style-name="ce1">
            <text:p>ctr_maxconflict</text:p>
          </table:table-cell>
          <table:table-cell office:value-type="float" office:value="6" table:formula="msoxl:=JREP!C6" table:style-name="ce1">
            <text:p>6</text:p>
          </table:table-cell>
          <table:table-cell office:value-type="float" office:value="0" table:formula="msoxl:=JREP!D6" table:style-name="ce1">
            <text:p>0</text:p>
          </table:table-cell>
          <table:table-cell office:value-type="float" office:value="0" table:formula="msoxl:=JREP!E6" table:style-name="ce1">
            <text:p>0</text:p>
          </table:table-cell>
          <table:table-cell office:value-type="float" office:value="0" table:formula="msoxl:=JREP!F6" table:style-name="ce1">
            <text:p>0</text:p>
          </table:table-cell>
          <table:table-cell office:value-type="string" office:string-value="J205" table:formula="msoxl:=JREP!G6" table:style-name="ce1">
            <text:p>J205</text:p>
          </table:table-cell>
          <table:table-cell office:value-type="string" office:string-value="INFO" table:formula="msoxl:=JREP!H6" table:style-name="ce1">
            <text:p>INFO</text:p>
          </table:table-cell>
          <table:table-cell office:value-type="string" office:string-value="true" table:formula="msoxl:=JREP!I6" table:style-name="ce1">
            <text:p>true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7" table:style-name="ce1">
            <text:p>0</text:p>
          </table:table-cell>
          <table:table-cell office:value-type="float" office:value="0" table:formula="msoxl:=Project!B7" table:style-name="ce1">
            <text:p>0</text:p>
          </table:table-cell>
          <table:table-cell office:value-type="float" office:value="0" table:formula="msoxl:=Project!C7" table:style-name="ce1">
            <text:p>0</text:p>
          </table:table-cell>
          <table:table-cell office:value-type="string" office:string-value="I06" table:formula="msoxl:='IP@'!A7" table:style-name="ce1">
            <text:p>I06</text:p>
          </table:table-cell>
          <table:table-cell office:value-type="string" office:string-value="server SLP " table:formula="msoxl:='IP@'!B7" table:style-name="ce1">
            <text:p>server SLP<text:s/></text:p>
          </table:table-cell>
          <table:table-cell office:value-type="string" office:string-value="127.0.0.1" table:formula="msoxl:='IP@'!C7" table:style-name="ce1">
            <text:p>127.0.0.1</text:p>
          </table:table-cell>
          <table:table-cell office:value-type="string" office:string-value="P06" table:formula="msoxl:=TCP_port!A7" table:style-name="ce1">
            <text:p>P06</text:p>
          </table:table-cell>
          <table:table-cell office:value-type="string" office:string-value="Channel 4 client" table:formula="msoxl:=TCP_port!B7" table:style-name="ce1">
            <text:p>Channel 4 client</text:p>
          </table:table-cell>
          <table:table-cell office:value-type="float" office:value="50015" table:formula="msoxl:=TCP_port!C7" table:style-name="ce1">
            <text:p>50015</text:p>
          </table:table-cell>
          <table:table-cell office:value-type="string" office:string-value="T006" table:formula="msoxl:=TDL_ROUTEUR!A7" table:style-name="ce2">
            <text:p>T006</text:p>
          </table:table-cell>
          <table:table-cell office:value-type="string" office:string-value="Overall_Filter_Timeout" table:formula="msoxl:=TDL_ROUTEUR!B7" table:style-name="ce2">
            <text:p>Overall_Filter_Timeout</text:p>
          </table:table-cell>
          <table:table-cell office:value-type="string" office:string-value="1.0" table:formula="msoxl:=TDL_ROUTEUR!C7" table:style-name="ce2">
            <text:p>1.0</text:p>
          </table:table-cell>
          <table:table-cell office:value-type="string" office:string-value="T106" table:formula="msoxl:=TDL_ROUTEUR!E7" table:style-name="ce2">
            <text:p>T106</text:p>
          </table:table-cell>
          <table:table-cell office:value-type="string" office:string-value="FOM12_Reporting_Enable         " table:formula="msoxl:=TDL_ROUTEUR!F7" table:style-name="ce2">
            <text:p>FOM12_Reporting_Enable<text:s text:c="9"/></text:p>
          </table:table-cell>
          <table:table-cell office:value-type="string" office:string-value=" true" table:formula="msoxl:=TDL_ROUTEUR!G7" table:style-name="ce2">
            <text:p><text:s/>true</text:p>
          </table:table-cell>
          <table:table-cell office:value-type="string" office:string-value="T206" table:formula="msoxl:=TDL_ROUTEUR!I7" table:style-name="ce2">
            <text:p>T206</text:p>
          </table:table-cell>
          <table:table-cell office:value-type="string" office:string-value="COMMAND_AND_CONTROL_INDICATOR" table:formula="msoxl:=TDL_ROUTEUR!J7" table:style-name="ce2">
            <text:p>COMMAND_AND_CONTROL_INDICATOR</text:p>
          </table:table-cell>
          <table:table-cell office:value-type="float" office:value="1" table:formula="msoxl:=TDL_ROUTEUR!K7" table:style-name="ce2">
            <text:p>1</text:p>
          </table:table-cell>
          <table:table-cell office:value-type="string" office:string-value="T306" table:formula="msoxl:=TDL_ROUTEUR!L7" table:style-name="ce2">
            <text:p>T306</text:p>
          </table:table-cell>
          <table:table-cell office:value-type="string" office:string-value="THD070_RESOURCE_ID" table:formula="msoxl:=TDL_ROUTEUR!M7" table:style-name="ce2">
            <text:p>THD070_RESOURCE_ID</text:p>
          </table:table-cell>
          <table:table-cell office:value-type="float" office:value="2" table:formula="msoxl:=TDL_ROUTEUR!N7" table:style-name="ce2">
            <text:p>2</text:p>
          </table:table-cell>
          <table:table-cell office:value-type="string" office:string-value="T406" table:formula="msoxl:=TDL_ROUTEUR!O7" table:style-name="ce2">
            <text:p>T406</text:p>
          </table:table-cell>
          <table:table-cell office:value-type="string" office:string-value="HOST_TECHNICAL_DEBUG" table:formula="msoxl:=TDL_ROUTEUR!P7" table:style-name="ce2">
            <text:p>HOST_TECHNICAL_DEBUG</text:p>
          </table:table-cell>
          <table:table-cell office:value-type="string" office:string-value="YES" table:formula="msoxl:=TDL_ROUTEUR!Q7" table:style-name="ce2">
            <text:p>YES</text:p>
          </table:table-cell>
          <table:table-cell office:value-type="float" office:value="0" table:formula="msoxl:=TDL_ROUTEUR!R7" table:style-name="ce3">
            <text:p>0</text:p>
          </table:table-cell>
          <table:table-cell office:value-type="float" office:value="0" table:formula="msoxl:=TDL_ROUTEUR!S7" table:style-name="ce3">
            <text:p>0</text:p>
          </table:table-cell>
          <table:table-cell office:value-type="float" office:value="0" table:formula="msoxl:=TDL_ROUTEUR!T7" table:style-name="ce3">
            <text:p>0</text:p>
          </table:table-cell>
          <table:table-cell office:value-type="string" office:string-value="J006" table:formula="msoxl:=JREP!A7" table:style-name="ce1">
            <text:p>J006</text:p>
          </table:table-cell>
          <table:table-cell office:value-type="string" office:string-value="ctr_maxinfo" table:formula="msoxl:=JREP!B7" table:style-name="ce1">
            <text:p>ctr_maxinfo</text:p>
          </table:table-cell>
          <table:table-cell office:value-type="float" office:value="4" table:formula="msoxl:=JREP!C7" table:style-name="ce1">
            <text:p>4</text:p>
          </table:table-cell>
          <table:table-cell office:value-type="float" office:value="0" table:formula="msoxl:=JREP!D7" table:style-name="ce1">
            <text:p>0</text:p>
          </table:table-cell>
          <table:table-cell office:value-type="float" office:value="0" table:formula="msoxl:=JREP!E7" table:style-name="ce1">
            <text:p>0</text:p>
          </table:table-cell>
          <table:table-cell office:value-type="float" office:value="0" table:formula="msoxl:=JREP!F7" table:style-name="ce1">
            <text:p>0</text:p>
          </table:table-cell>
          <table:table-cell office:value-type="string" office:string-value="J206" table:formula="msoxl:=JREP!G7" table:style-name="ce1">
            <text:p>J206</text:p>
          </table:table-cell>
          <table:table-cell office:value-type="string" office:string-value="JRE_MESSAGE" table:formula="msoxl:=JREP!H7" table:style-name="ce1">
            <text:p>JRE_MESSAGE</text:p>
          </table:table-cell>
          <table:table-cell office:value-type="string" office:string-value="true" table:formula="msoxl:=JREP!I7" table:style-name="ce1">
            <text:p>true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8" table:style-name="ce1">
            <text:p>0</text:p>
          </table:table-cell>
          <table:table-cell office:value-type="float" office:value="0" table:formula="msoxl:=Project!B8" table:style-name="ce1">
            <text:p>0</text:p>
          </table:table-cell>
          <table:table-cell office:value-type="float" office:value="0" table:formula="msoxl:=Project!C8" table:style-name="ce1">
            <text:p>0</text:p>
          </table:table-cell>
          <table:table-cell office:value-type="string" office:string-value="I07" table:formula="msoxl:='IP@'!A8" table:style-name="ce1">
            <text:p>I07</text:p>
          </table:table-cell>
          <table:table-cell office:value-type="string" office:string-value="PC Visu Toplink" table:formula="msoxl:='IP@'!B8" table:style-name="ce1">
            <text:p>PC Visu Toplink</text:p>
          </table:table-cell>
          <table:table-cell office:value-type="float" office:value="0" table:formula="msoxl:='IP@'!C8" table:style-name="ce1">
            <text:p>0</text:p>
          </table:table-cell>
          <table:table-cell office:value-type="string" office:string-value="P07" table:formula="msoxl:=TCP_port!A8" table:style-name="ce1">
            <text:p>P07</text:p>
          </table:table-cell>
          <table:table-cell office:value-type="string" office:string-value="Toplink persistant" table:formula="msoxl:=TCP_port!B8" table:style-name="ce1">
            <text:p>Toplink persistant</text:p>
          </table:table-cell>
          <table:table-cell office:value-type="float" office:value="3026" table:formula="msoxl:=TCP_port!C8" table:style-name="ce1">
            <text:p>3026</text:p>
          </table:table-cell>
          <table:table-cell office:value-type="string" office:string-value="T007" table:formula="msoxl:=TDL_ROUTEUR!A8" table:style-name="ce2">
            <text:p>T007</text:p>
          </table:table-cell>
          <table:table-cell office:value-type="string" office:string-value="K_LINKT_Active_Without_R2_Timeout" table:formula="msoxl:=TDL_ROUTEUR!B8" table:style-name="ce2">
            <text:p>K_LINKT_Active_Without_R2_Timeout</text:p>
          </table:table-cell>
          <table:table-cell office:value-type="string" office:string-value="48.0" table:formula="msoxl:=TDL_ROUTEUR!C8" table:style-name="ce2">
            <text:p>48.0</text:p>
          </table:table-cell>
          <table:table-cell office:value-type="string" office:string-value="T107" table:formula="msoxl:=TDL_ROUTEUR!E8" table:style-name="ce2">
            <text:p>T107</text:p>
          </table:table-cell>
          <table:table-cell office:value-type="string" office:string-value="FOM02_Loopback_Enable          " table:formula="msoxl:=TDL_ROUTEUR!F8" table:style-name="ce2">
            <text:p>FOM02_Loopback_Enable<text:s text:c="10"/></text:p>
          </table:table-cell>
          <table:table-cell office:value-type="string" office:string-value="true" table:formula="msoxl:=TDL_ROUTEUR!G8" table:style-name="ce2">
            <text:p>true</text:p>
          </table:table-cell>
          <table:table-cell office:value-type="string" office:string-value="T207" table:formula="msoxl:=TDL_ROUTEUR!I8" table:style-name="ce2">
            <text:p>T207</text:p>
          </table:table-cell>
          <table:table-cell office:value-type="string" office:string-value="SIMULATION_INDICATOR" table:formula="msoxl:=TDL_ROUTEUR!J8" table:style-name="ce2">
            <text:p>SIMULATION_INDICATOR</text:p>
          </table:table-cell>
          <table:table-cell office:value-type="float" office:value="0" table:formula="msoxl:=TDL_ROUTEUR!K8" table:style-name="ce2">
            <text:p>0</text:p>
          </table:table-cell>
          <table:table-cell office:value-type="string" office:string-value="T307" table:formula="msoxl:=TDL_ROUTEUR!L8" table:style-name="ce2">
            <text:p>T307</text:p>
          </table:table-cell>
          <table:table-cell office:value-type="string" office:string-value="THD070_RESOURCE_TYPE" table:formula="msoxl:=TDL_ROUTEUR!M8" table:style-name="ce2">
            <text:p>THD070_RESOURCE_TYPE</text:p>
          </table:table-cell>
          <table:table-cell office:value-type="string" office:string-value="MIDS" table:formula="msoxl:=TDL_ROUTEUR!N8" table:style-name="ce2">
            <text:p>MIDS</text:p>
          </table:table-cell>
          <table:table-cell office:value-type="string" office:string-value="T407" table:formula="msoxl:=TDL_ROUTEUR!O8" table:style-name="ce2">
            <text:p>T407</text:p>
          </table:table-cell>
          <table:table-cell office:value-type="string" office:string-value="HOST_TACTICAL_PROTOCOL" table:formula="msoxl:=TDL_ROUTEUR!P8" table:style-name="ce2">
            <text:p>HOST_TACTICAL_PROTOCOL</text:p>
          </table:table-cell>
          <table:table-cell office:value-type="string" office:string-value="TCP" table:formula="msoxl:=TDL_ROUTEUR!Q8" table:style-name="ce2">
            <text:p>TCP</text:p>
          </table:table-cell>
          <table:table-cell office:value-type="float" office:value="0" table:formula="msoxl:=TDL_ROUTEUR!R8" table:style-name="ce3">
            <text:p>0</text:p>
          </table:table-cell>
          <table:table-cell office:value-type="float" office:value="0" table:formula="msoxl:=TDL_ROUTEUR!S8" table:style-name="ce3">
            <text:p>0</text:p>
          </table:table-cell>
          <table:table-cell office:value-type="float" office:value="0" table:formula="msoxl:=TDL_ROUTEUR!T8" table:style-name="ce3">
            <text:p>0</text:p>
          </table:table-cell>
          <table:table-cell office:value-type="string" office:string-value="J007" table:formula="msoxl:=JREP!A8" table:style-name="ce1">
            <text:p>J007</text:p>
          </table:table-cell>
          <table:table-cell office:value-type="string" office:string-value="ctr_maxquery" table:formula="msoxl:=JREP!B8" table:style-name="ce1">
            <text:p>ctr_maxquery</text:p>
          </table:table-cell>
          <table:table-cell office:value-type="float" office:value="3" table:formula="msoxl:=JREP!C8" table:style-name="ce1">
            <text:p>3</text:p>
          </table:table-cell>
          <table:table-cell office:value-type="float" office:value="0" table:formula="msoxl:=JREP!D8" table:style-name="ce1">
            <text:p>0</text:p>
          </table:table-cell>
          <table:table-cell office:value-type="float" office:value="0" table:formula="msoxl:=JREP!E8" table:style-name="ce1">
            <text:p>0</text:p>
          </table:table-cell>
          <table:table-cell office:value-type="float" office:value="0" table:formula="msoxl:=JREP!F8" table:style-name="ce1">
            <text:p>0</text:p>
          </table:table-cell>
          <table:table-cell office:value-type="string" office:string-value="J207" table:formula="msoxl:=JREP!G8" table:style-name="ce1">
            <text:p>J207</text:p>
          </table:table-cell>
          <table:table-cell office:value-type="string" office:string-value="ERROR" table:formula="msoxl:=JREP!H8" table:style-name="ce1">
            <text:p>ERROR</text:p>
          </table:table-cell>
          <table:table-cell office:value-type="string" office:string-value="TRUE" table:formula="msoxl:=JREP!I8" table:style-name="ce1">
            <text:p>TRUE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9" table:style-name="ce1">
            <text:p>0</text:p>
          </table:table-cell>
          <table:table-cell office:value-type="float" office:value="0" table:formula="msoxl:=Project!B9" table:style-name="ce1">
            <text:p>0</text:p>
          </table:table-cell>
          <table:table-cell office:value-type="float" office:value="0" table:formula="msoxl:=Project!C9" table:style-name="ce1">
            <text:p>0</text:p>
          </table:table-cell>
          <table:table-cell office:value-type="string" office:string-value="I08" table:formula="msoxl:='IP@'!A9" table:style-name="ce1">
            <text:p>I08</text:p>
          </table:table-cell>
          <table:table-cell office:value-type="float" office:value="0" table:formula="msoxl:='IP@'!B9" table:style-name="ce1">
            <text:p>0</text:p>
          </table:table-cell>
          <table:table-cell office:value-type="float" office:value="0" table:formula="msoxl:='IP@'!C9" table:style-name="ce1">
            <text:p>0</text:p>
          </table:table-cell>
          <table:table-cell office:value-type="string" office:string-value="P08" table:formula="msoxl:=TCP_port!A9" table:style-name="ce1">
            <text:p>P08</text:p>
          </table:table-cell>
          <table:table-cell office:value-type="string" office:string-value="SIMPLE technical" table:formula="msoxl:=TCP_port!B9" table:style-name="ce1">
            <text:p>SIMPLE technical</text:p>
          </table:table-cell>
          <table:table-cell office:value-type="float" office:value="2399" table:formula="msoxl:=TCP_port!C9" table:style-name="ce1">
            <text:p>2399</text:p>
          </table:table-cell>
          <table:table-cell office:value-type="string" office:string-value="T008" table:formula="msoxl:=TDL_ROUTEUR!A9" table:style-name="ce2">
            <text:p>T008</text:p>
          </table:table-cell>
          <table:table-cell office:value-type="string" office:string-value="Hot_Data_Root_Dir" table:formula="msoxl:=TDL_ROUTEUR!B9" table:style-name="ce2">
            <text:p>Hot_Data_Root_Dir</text:p>
          </table:table-cell>
          <table:table-cell office:value-type="string" office:string-value="." table:formula="msoxl:=TDL_ROUTEUR!C9" table:style-name="ce2">
            <text:p>.</text:p>
          </table:table-cell>
          <table:table-cell office:value-type="string" office:string-value="T108" table:formula="msoxl:=TDL_ROUTEUR!E9" table:style-name="ce2">
            <text:p>T108</text:p>
          </table:table-cell>
          <table:table-cell office:value-type="string" office:string-value="AIS_Is_Used                    " table:formula="msoxl:=TDL_ROUTEUR!F9" table:style-name="ce2">
            <text:p>AIS_Is_Used<text:s text:c="20"/></text:p>
          </table:table-cell>
          <table:table-cell office:value-type="string" office:string-value=" false" table:formula="msoxl:=TDL_ROUTEUR!G9" table:style-name="ce2">
            <text:p><text:s/>false</text:p>
          </table:table-cell>
          <table:table-cell office:value-type="string" office:string-value="T208" table:formula="msoxl:=TDL_ROUTEUR!I9" table:style-name="ce2">
            <text:p>T208</text:p>
          </table:table-cell>
          <table:table-cell office:value-type="string" office:string-value="ACTIVE_RELAY_INDICATOR_WIDE_AREA_NETWORK" table:formula="msoxl:=TDL_ROUTEUR!J9" table:style-name="ce2">
            <text:p>ACTIVE_RELAY_INDICATOR_WIDE_AREA_NETWORK</text:p>
          </table:table-cell>
          <table:table-cell office:value-type="float" office:value="0" table:formula="msoxl:=TDL_ROUTEUR!K9" table:style-name="ce2">
            <text:p>0</text:p>
          </table:table-cell>
          <table:table-cell office:value-type="string" office:string-value="T308" table:formula="msoxl:=TDL_ROUTEUR!L9" table:style-name="ce2">
            <text:p>T308</text:p>
          </table:table-cell>
          <table:table-cell office:value-type="string" office:string-value="THD070_ RESOURCE_ID" table:formula="msoxl:=TDL_ROUTEUR!M9" table:style-name="ce2">
            <text:p>THD070_ RESOURCE_ID</text:p>
          </table:table-cell>
          <table:table-cell office:value-type="float" office:value="3" table:formula="msoxl:=TDL_ROUTEUR!N9" table:style-name="ce2">
            <text:p>3</text:p>
          </table:table-cell>
          <table:table-cell office:value-type="string" office:string-value="T408" table:formula="msoxl:=TDL_ROUTEUR!O9" table:style-name="ce2">
            <text:p>T408</text:p>
          </table:table-cell>
          <table:table-cell office:value-type="string" office:string-value="HOST_TACTICAL_DEBUG" table:formula="msoxl:=TDL_ROUTEUR!P9" table:style-name="ce2">
            <text:p>HOST_TACTICAL_DEBUG</text:p>
          </table:table-cell>
          <table:table-cell office:value-type="string" office:string-value="YES" table:formula="msoxl:=TDL_ROUTEUR!Q9" table:style-name="ce2">
            <text:p>YES</text:p>
          </table:table-cell>
          <table:table-cell office:value-type="float" office:value="0" table:formula="msoxl:=TDL_ROUTEUR!R9" table:style-name="ce3">
            <text:p>0</text:p>
          </table:table-cell>
          <table:table-cell office:value-type="float" office:value="0" table:formula="msoxl:=TDL_ROUTEUR!S9" table:style-name="ce3">
            <text:p>0</text:p>
          </table:table-cell>
          <table:table-cell office:value-type="float" office:value="0" table:formula="msoxl:=TDL_ROUTEUR!T9" table:style-name="ce3">
            <text:p>0</text:p>
          </table:table-cell>
          <table:table-cell office:value-type="string" office:string-value="J008" table:formula="msoxl:=JREP!A9" table:style-name="ce1">
            <text:p>J008</text:p>
          </table:table-cell>
          <table:table-cell office:value-type="string" office:string-value="directcnxlist_timeout" table:formula="msoxl:=JREP!B9" table:style-name="ce1">
            <text:p>directcnxlist_timeout</text:p>
          </table:table-cell>
          <table:table-cell office:value-type="float" office:value="180" table:formula="msoxl:=JREP!C9" table:style-name="ce1">
            <text:p>180</text:p>
          </table:table-cell>
          <table:table-cell office:value-type="float" office:value="0" table:formula="msoxl:=JREP!D9" table:style-name="ce1">
            <text:p>0</text:p>
          </table:table-cell>
          <table:table-cell office:value-type="float" office:value="0" table:formula="msoxl:=JREP!E9" table:style-name="ce1">
            <text:p>0</text:p>
          </table:table-cell>
          <table:table-cell office:value-type="float" office:value="0" table:formula="msoxl:=JREP!F9" table:style-name="ce1">
            <text:p>0</text:p>
          </table:table-cell>
          <table:table-cell office:value-type="string" office:string-value="J208" table:formula="msoxl:=JREP!G9" table:style-name="ce1">
            <text:p>J208</text:p>
          </table:table-cell>
          <table:table-cell office:value-type="string" office:string-value="OFF" table:formula="msoxl:=JREP!H9" table:style-name="ce1">
            <text:p>OFF</text:p>
          </table:table-cell>
          <table:table-cell office:value-type="string" office:string-value="true" table:formula="msoxl:=JREP!I9" table:style-name="ce1">
            <text:p>true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10" table:style-name="ce1">
            <text:p>0</text:p>
          </table:table-cell>
          <table:table-cell office:value-type="float" office:value="0" table:formula="msoxl:=Project!B10" table:style-name="ce1">
            <text:p>0</text:p>
          </table:table-cell>
          <table:table-cell office:value-type="float" office:value="0" table:formula="msoxl:=Project!C10" table:style-name="ce1">
            <text:p>0</text:p>
          </table:table-cell>
          <table:table-cell office:value-type="float" office:value="0" table:formula="msoxl:='IP@'!A10" table:style-name="ce1">
            <text:p>0</text:p>
          </table:table-cell>
          <table:table-cell office:value-type="float" office:value="0" table:formula="msoxl:='IP@'!B10" table:style-name="ce1">
            <text:p>0</text:p>
          </table:table-cell>
          <table:table-cell office:value-type="float" office:value="0" table:formula="msoxl:='IP@'!C10" table:style-name="ce1">
            <text:p>0</text:p>
          </table:table-cell>
          <table:table-cell office:value-type="string" office:string-value="P09" table:formula="msoxl:=TCP_port!A10" table:style-name="ce1">
            <text:p>P09</text:p>
          </table:table-cell>
          <table:table-cell office:value-type="string" office:string-value="SIMPLE tactical" table:formula="msoxl:=TCP_port!B10" table:style-name="ce1">
            <text:p>SIMPLE tactical</text:p>
          </table:table-cell>
          <table:table-cell office:value-type="float" office:value="2400" table:formula="msoxl:=TCP_port!C10" table:style-name="ce1">
            <text:p>2400</text:p>
          </table:table-cell>
          <table:table-cell office:value-type="string" office:string-value="T009" table:formula="msoxl:=TDL_ROUTEUR!A10" table:style-name="ce2">
            <text:p>T009</text:p>
          </table:table-cell>
          <table:table-cell office:value-type="string" office:string-value="Ctrl_Data_Req_Timeout" table:formula="msoxl:=TDL_ROUTEUR!B10" table:style-name="ce2">
            <text:p>Ctrl_Data_Req_Timeout</text:p>
          </table:table-cell>
          <table:table-cell office:value-type="string" office:string-value="1.0" table:formula="msoxl:=TDL_ROUTEUR!C10" table:style-name="ce2">
            <text:p>1.0</text:p>
          </table:table-cell>
          <table:table-cell office:value-type="string" office:string-value="T109" table:formula="msoxl:=TDL_ROUTEUR!E10" table:style-name="ce2">
            <text:p>T109</text:p>
          </table:table-cell>
          <table:table-cell office:value-type="string" office:string-value="K_LinkT_Delta_Time_Limit       " table:formula="msoxl:=TDL_ROUTEUR!F10" table:style-name="ce2">
            <text:p>K_LinkT_Delta_Time_Limit<text:s text:c="7"/></text:p>
          </table:table-cell>
          <table:table-cell office:value-type="float" office:value="10" table:formula="msoxl:=TDL_ROUTEUR!G10" table:style-name="ce2">
            <text:p>10</text:p>
          </table:table-cell>
          <table:table-cell office:value-type="string" office:string-value="T209" table:formula="msoxl:=TDL_ROUTEUR!I10" table:style-name="ce2">
            <text:p>T209</text:p>
          </table:table-cell>
          <table:table-cell office:value-type="string" office:string-value="RTT_REPLY_STATUS_INDICATOR" table:formula="msoxl:=TDL_ROUTEUR!J10" table:style-name="ce2">
            <text:p>RTT_REPLY_STATUS_INDICATOR</text:p>
          </table:table-cell>
          <table:table-cell office:value-type="float" office:value="0" table:formula="msoxl:=TDL_ROUTEUR!K10" table:style-name="ce2">
            <text:p>0</text:p>
          </table:table-cell>
          <table:table-cell office:value-type="string" office:string-value="T309" table:formula="msoxl:=TDL_ROUTEUR!L10" table:style-name="ce2">
            <text:p>T309</text:p>
          </table:table-cell>
          <table:table-cell office:value-type="string" office:string-value="THD070_RESOURCE_TYPE" table:formula="msoxl:=TDL_ROUTEUR!M10" table:style-name="ce2">
            <text:p>THD070_RESOURCE_TYPE</text:p>
          </table:table-cell>
          <table:table-cell office:value-type="string" office:string-value="SIMPLE" table:formula="msoxl:=TDL_ROUTEUR!N10" table:style-name="ce2">
            <text:p>SIMPLE</text:p>
          </table:table-cell>
          <table:table-cell office:value-type="string" office:string-value="T409" table:formula="msoxl:=TDL_ROUTEUR!O10" table:style-name="ce2">
            <text:p>T409</text:p>
          </table:table-cell>
          <table:table-cell office:value-type="string" office:string-value="HOST_CONNECTION_BITS_ORDERING" table:formula="msoxl:=TDL_ROUTEUR!P10" table:style-name="ce2">
            <text:p>HOST_CONNECTION_BITS_ORDERING</text:p>
          </table:table-cell>
          <table:table-cell office:value-type="string" office:string-value="BE" table:formula="msoxl:=TDL_ROUTEUR!Q10" table:style-name="ce2">
            <text:p>BE</text:p>
          </table:table-cell>
          <table:table-cell office:value-type="float" office:value="0" table:formula="msoxl:=TDL_ROUTEUR!R10" table:style-name="ce3">
            <text:p>0</text:p>
          </table:table-cell>
          <table:table-cell office:value-type="float" office:value="0" table:formula="msoxl:=TDL_ROUTEUR!S10" table:style-name="ce3">
            <text:p>0</text:p>
          </table:table-cell>
          <table:table-cell office:value-type="float" office:value="0" table:formula="msoxl:=TDL_ROUTEUR!T10" table:style-name="ce3">
            <text:p>0</text:p>
          </table:table-cell>
          <table:table-cell office:value-type="string" office:string-value="J009" table:formula="msoxl:=JREP!A10" table:style-name="ce1">
            <text:p>J009</text:p>
          </table:table-cell>
          <table:table-cell office:value-type="string" office:string-value="fail_timeout" table:formula="msoxl:=JREP!B10" table:style-name="ce1">
            <text:p>fail_timeout</text:p>
          </table:table-cell>
          <table:table-cell office:value-type="float" office:value="1500" table:formula="msoxl:=JREP!C10" table:style-name="ce1">
            <text:p>1500</text:p>
          </table:table-cell>
          <table:table-cell office:value-type="float" office:value="0" table:formula="msoxl:=JREP!D10" table:style-name="ce1">
            <text:p>0</text:p>
          </table:table-cell>
          <table:table-cell office:value-type="float" office:value="0" table:formula="msoxl:=JREP!E10" table:style-name="ce1">
            <text:p>0</text:p>
          </table:table-cell>
          <table:table-cell office:value-type="float" office:value="0" table:formula="msoxl:=JREP!F10" table:style-name="ce1">
            <text:p>0</text:p>
          </table:table-cell>
          <table:table-cell office:value-type="string" office:string-value="J209" table:formula="msoxl:=JREP!G10" table:style-name="ce1">
            <text:p>J209</text:p>
          </table:table-cell>
          <table:table-cell office:value-type="string" office:string-value="L16" table:formula="msoxl:=JREP!H10" table:style-name="ce1">
            <text:p>L16</text:p>
          </table:table-cell>
          <table:table-cell office:value-type="string" office:string-value="true" table:formula="msoxl:=JREP!I10" table:style-name="ce1">
            <text:p>true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11" table:style-name="ce1">
            <text:p>0</text:p>
          </table:table-cell>
          <table:table-cell office:value-type="float" office:value="0" table:formula="msoxl:=Project!B11" table:style-name="ce1">
            <text:p>0</text:p>
          </table:table-cell>
          <table:table-cell office:value-type="float" office:value="0" table:formula="msoxl:=Project!C11" table:style-name="ce1">
            <text:p>0</text:p>
          </table:table-cell>
          <table:table-cell office:value-type="float" office:value="0" table:formula="msoxl:='IP@'!A11" table:style-name="ce1">
            <text:p>0</text:p>
          </table:table-cell>
          <table:table-cell office:value-type="float" office:value="0" table:formula="msoxl:='IP@'!B11" table:style-name="ce1">
            <text:p>0</text:p>
          </table:table-cell>
          <table:table-cell office:value-type="float" office:value="0" table:formula="msoxl:='IP@'!C11" table:style-name="ce1">
            <text:p>0</text:p>
          </table:table-cell>
          <table:table-cell office:value-type="string" office:string-value="P10" table:formula="msoxl:=TCP_port!A11" table:style-name="ce1">
            <text:p>P10</text:p>
          </table:table-cell>
          <table:table-cell office:value-type="string" office:string-value="DLP interface" table:formula="msoxl:=TCP_port!B11" table:style-name="ce1">
            <text:p>DLP interface</text:p>
          </table:table-cell>
          <table:table-cell office:value-type="float" office:value="1025" table:formula="msoxl:=TCP_port!C11" table:style-name="ce1">
            <text:p>1025</text:p>
          </table:table-cell>
          <table:table-cell office:value-type="string" office:string-value="T010" table:formula="msoxl:=TDL_ROUTEUR!A11" table:style-name="ce2">
            <text:p>T010</text:p>
          </table:table-cell>
          <table:table-cell office:value-type="string" office:string-value="Max_Msg_In_Arcade_Buffer" table:formula="msoxl:=TDL_ROUTEUR!B11" table:style-name="ce2">
            <text:p>Max_Msg_In_Arcade_Buffer</text:p>
          </table:table-cell>
          <table:table-cell office:value-type="float" office:value="200" table:formula="msoxl:=TDL_ROUTEUR!C11" table:style-name="ce2">
            <text:p>200</text:p>
          </table:table-cell>
          <table:table-cell office:value-type="string" office:string-value="T110" table:formula="msoxl:=TDL_ROUTEUR!E11" table:style-name="ce2">
            <text:p>T110</text:p>
          </table:table-cell>
          <table:table-cell office:value-type="string" office:string-value="K_LinkT_Delta_Time_Default     " table:formula="msoxl:=TDL_ROUTEUR!F11" table:style-name="ce2">
            <text:p>K_LinkT_Delta_Time_Default<text:s text:c="5"/></text:p>
          </table:table-cell>
          <table:table-cell office:value-type="float" office:value="0" table:formula="msoxl:=TDL_ROUTEUR!G11" table:style-name="ce2">
            <text:p>0</text:p>
          </table:table-cell>
          <table:table-cell office:value-type="string" office:string-value="T210" table:formula="msoxl:=TDL_ROUTEUR!I11" table:style-name="ce2">
            <text:p>T210</text:p>
          </table:table-cell>
          <table:table-cell office:value-type="string" office:string-value="TIME_QUALITY" table:formula="msoxl:=TDL_ROUTEUR!J11" table:style-name="ce2">
            <text:p>TIME_QUALITY</text:p>
          </table:table-cell>
          <table:table-cell office:value-type="float" office:value="10" table:formula="msoxl:=TDL_ROUTEUR!K11" table:style-name="ce2">
            <text:p>10</text:p>
          </table:table-cell>
          <table:table-cell office:value-type="string" office:string-value="T310" table:formula="msoxl:=TDL_ROUTEUR!L11" table:style-name="ce2">
            <text:p>T310</text:p>
          </table:table-cell>
          <table:table-cell office:value-type="string" office:string-value="THD561_RESOURCE_ID" table:formula="msoxl:=TDL_ROUTEUR!M11" table:style-name="ce2">
            <text:p>THD561_RESOURCE_ID</text:p>
          </table:table-cell>
          <table:table-cell office:value-type="float" office:value="2" table:formula="msoxl:=TDL_ROUTEUR!N11" table:style-name="ce2">
            <text:p>2</text:p>
          </table:table-cell>
          <table:table-cell office:value-type="string" office:string-value="T410" table:formula="msoxl:=TDL_ROUTEUR!O11" table:style-name="ce2">
            <text:p>T410</text:p>
          </table:table-cell>
          <table:table-cell office:value-type="string" office:string-value="HOST_CONNECTION_BYTES_ORDERING" table:formula="msoxl:=TDL_ROUTEUR!P11" table:style-name="ce2">
            <text:p>HOST_CONNECTION_BYTES_ORDERING</text:p>
          </table:table-cell>
          <table:table-cell office:value-type="string" office:string-value="BE" table:formula="msoxl:=TDL_ROUTEUR!Q11" table:style-name="ce2">
            <text:p>BE</text:p>
          </table:table-cell>
          <table:table-cell office:value-type="float" office:value="0" table:formula="msoxl:=TDL_ROUTEUR!R11" table:style-name="ce3">
            <text:p>0</text:p>
          </table:table-cell>
          <table:table-cell office:value-type="float" office:value="0" table:formula="msoxl:=TDL_ROUTEUR!S11" table:style-name="ce3">
            <text:p>0</text:p>
          </table:table-cell>
          <table:table-cell office:value-type="float" office:value="0" table:formula="msoxl:=TDL_ROUTEUR!T11" table:style-name="ce3">
            <text:p>0</text:p>
          </table:table-cell>
          <table:table-cell office:value-type="string" office:string-value="J010" table:formula="msoxl:=JREP!A11" table:style-name="ce1">
            <text:p>J010</text:p>
          </table:table-cell>
          <table:table-cell office:value-type="string" office:string-value="info_timeout" table:formula="msoxl:=JREP!B11" table:style-name="ce1">
            <text:p>info_timeout</text:p>
          </table:table-cell>
          <table:table-cell office:value-type="float" office:value="30" table:formula="msoxl:=JREP!C11" table:style-name="ce1">
            <text:p>30</text:p>
          </table:table-cell>
          <table:table-cell office:value-type="float" office:value="0" table:formula="msoxl:=JREP!D11" table:style-name="ce1">
            <text:p>0</text:p>
          </table:table-cell>
          <table:table-cell office:value-type="float" office:value="0" table:formula="msoxl:=JREP!E11" table:style-name="ce1">
            <text:p>0</text:p>
          </table:table-cell>
          <table:table-cell office:value-type="float" office:value="0" table:formula="msoxl:=JREP!F11" table:style-name="ce1">
            <text:p>0</text:p>
          </table:table-cell>
          <table:table-cell office:value-type="string" office:string-value="J210" table:formula="msoxl:=JREP!G11" table:style-name="ce1">
            <text:p>J210</text:p>
          </table:table-cell>
          <table:table-cell office:value-type="string" office:string-value="ALLOC" table:formula="msoxl:=JREP!H11" table:style-name="ce1">
            <text:p>ALLOC</text:p>
          </table:table-cell>
          <table:table-cell office:value-type="string" office:string-value="true" table:formula="msoxl:=JREP!I11" table:style-name="ce1">
            <text:p>true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12" table:style-name="ce1">
            <text:p>0</text:p>
          </table:table-cell>
          <table:table-cell office:value-type="float" office:value="0" table:formula="msoxl:=Project!B12" table:style-name="ce1">
            <text:p>0</text:p>
          </table:table-cell>
          <table:table-cell office:value-type="float" office:value="0" table:formula="msoxl:=Project!C12" table:style-name="ce1">
            <text:p>0</text:p>
          </table:table-cell>
          <table:table-cell office:value-type="float" office:value="0" table:formula="msoxl:='IP@'!A12" table:style-name="ce1">
            <text:p>0</text:p>
          </table:table-cell>
          <table:table-cell office:value-type="float" office:value="0" table:formula="msoxl:='IP@'!B12" table:style-name="ce1">
            <text:p>0</text:p>
          </table:table-cell>
          <table:table-cell office:value-type="float" office:value="0" table:formula="msoxl:='IP@'!C12" table:style-name="ce1">
            <text:p>0</text:p>
          </table:table-cell>
          <table:table-cell office:value-type="string" office:string-value="P11" table:formula="msoxl:=TCP_port!A12" table:style-name="ce1">
            <text:p>P11</text:p>
          </table:table-cell>
          <table:table-cell office:value-type="string" office:string-value="SIMPLE remote server1" table:formula="msoxl:=TCP_port!B12" table:style-name="ce1">
            <text:p>SIMPLE remote server1</text:p>
          </table:table-cell>
          <table:table-cell office:value-type="float" office:value="1061" table:formula="msoxl:=TCP_port!C12" table:style-name="ce1">
            <text:p>1061</text:p>
          </table:table-cell>
          <table:table-cell office:value-type="string" office:string-value="T011" table:formula="msoxl:=TDL_ROUTEUR!A12" table:style-name="ce2">
            <text:p>T011</text:p>
          </table:table-cell>
          <table:table-cell office:value-type="string" office:string-value="Max_Time_Before_Forcing_Recording" table:formula="msoxl:=TDL_ROUTEUR!B12" table:style-name="ce2">
            <text:p>Max_Time_Before_Forcing_Recording</text:p>
          </table:table-cell>
          <table:table-cell office:value-type="float" office:value="7" table:formula="msoxl:=TDL_ROUTEUR!C12" table:style-name="ce2">
            <text:p>7</text:p>
          </table:table-cell>
          <table:table-cell office:value-type="string" office:string-value="T111" table:formula="msoxl:=TDL_ROUTEUR!E12" table:style-name="ce2">
            <text:p>T111</text:p>
          </table:table-cell>
          <table:table-cell office:value-type="string" office:string-value="J_Elimination_Window_Size      " table:formula="msoxl:=TDL_ROUTEUR!F12" table:style-name="ce2">
            <text:p>J_Elimination_Window_Size<text:s text:c="6"/></text:p>
          </table:table-cell>
          <table:table-cell office:value-type="string" office:string-value=" 7.03125" table:formula="msoxl:=TDL_ROUTEUR!G12" table:style-name="ce2">
            <text:p><text:s/>7.03125</text:p>
          </table:table-cell>
          <table:table-cell office:value-type="string" office:string-value="T211" table:formula="msoxl:=TDL_ROUTEUR!I12" table:style-name="ce2">
            <text:p>T211</text:p>
          </table:table-cell>
          <table:table-cell office:value-type="string" office:string-value="GEODETIC_POSITION_QUALITY" table:formula="msoxl:=TDL_ROUTEUR!J12" table:style-name="ce2">
            <text:p>GEODETIC_POSITION_QUALITY</text:p>
          </table:table-cell>
          <table:table-cell office:value-type="float" office:value="0" table:formula="msoxl:=TDL_ROUTEUR!K12" table:style-name="ce2">
            <text:p>0</text:p>
          </table:table-cell>
          <table:table-cell office:value-type="string" office:string-value="T311" table:formula="msoxl:=TDL_ROUTEUR!L12" table:style-name="ce2">
            <text:p>T311</text:p>
          </table:table-cell>
          <table:table-cell office:value-type="string" office:string-value="THD561_ROUTE_ID" table:formula="msoxl:=TDL_ROUTEUR!M12" table:style-name="ce2">
            <text:p>THD561_ROUTE_ID</text:p>
          </table:table-cell>
          <table:table-cell office:value-type="float" office:value="2" table:formula="msoxl:=TDL_ROUTEUR!N12" table:style-name="ce2">
            <text:p>2</text:p>
          </table:table-cell>
          <table:table-cell office:value-type="string" office:string-value="T411" table:formula="msoxl:=TDL_ROUTEUR!O12" table:style-name="ce2">
            <text:p>T411</text:p>
          </table:table-cell>
          <table:table-cell office:value-type="string" office:string-value="HOST_CONNECTION_TIMEOUT" table:formula="msoxl:=TDL_ROUTEUR!P12" table:style-name="ce2">
            <text:p>HOST_CONNECTION_TIMEOUT</text:p>
          </table:table-cell>
          <table:table-cell office:value-type="float" office:value="1000" table:formula="msoxl:=TDL_ROUTEUR!Q12" table:style-name="ce2">
            <text:p>1000</text:p>
          </table:table-cell>
          <table:table-cell office:value-type="float" office:value="0" table:formula="msoxl:=TDL_ROUTEUR!R12" table:style-name="ce3">
            <text:p>0</text:p>
          </table:table-cell>
          <table:table-cell office:value-type="float" office:value="0" table:formula="msoxl:=TDL_ROUTEUR!S12" table:style-name="ce3">
            <text:p>0</text:p>
          </table:table-cell>
          <table:table-cell office:value-type="float" office:value="0" table:formula="msoxl:=TDL_ROUTEUR!T12" table:style-name="ce3">
            <text:p>0</text:p>
          </table:table-cell>
          <table:table-cell office:value-type="string" office:string-value="J011" table:formula="msoxl:=JREP!A12" table:style-name="ce1">
            <text:p>J011</text:p>
          </table:table-cell>
          <table:table-cell office:value-type="string" office:string-value="internalstateinfoset_timeout" table:formula="msoxl:=JREP!B12" table:style-name="ce1">
            <text:p>internalstateinfoset_timeout</text:p>
          </table:table-cell>
          <table:table-cell office:value-type="float" office:value="30" table:formula="msoxl:=JREP!C12" table:style-name="ce1">
            <text:p>30</text:p>
          </table:table-cell>
          <table:table-cell office:value-type="float" office:value="0" table:formula="msoxl:=JREP!D12" table:style-name="ce1">
            <text:p>0</text:p>
          </table:table-cell>
          <table:table-cell office:value-type="float" office:value="0" table:formula="msoxl:=JREP!E12" table:style-name="ce1">
            <text:p>0</text:p>
          </table:table-cell>
          <table:table-cell office:value-type="float" office:value="0" table:formula="msoxl:=JREP!F12" table:style-name="ce1">
            <text:p>0</text:p>
          </table:table-cell>
          <table:table-cell office:value-type="string" office:string-value="J211" table:formula="msoxl:=JREP!G12" table:style-name="ce1">
            <text:p>J211</text:p>
          </table:table-cell>
          <table:table-cell office:value-type="string" office:string-value="LINKS" table:formula="msoxl:=JREP!H12" table:style-name="ce1">
            <text:p>LINKS</text:p>
          </table:table-cell>
          <table:table-cell office:value-type="string" office:string-value="TRUE" table:formula="msoxl:=JREP!I12" table:style-name="ce1">
            <text:p>TRUE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13" table:style-name="ce1">
            <text:p>0</text:p>
          </table:table-cell>
          <table:table-cell office:value-type="float" office:value="0" table:formula="msoxl:=Project!B13" table:style-name="ce1">
            <text:p>0</text:p>
          </table:table-cell>
          <table:table-cell office:value-type="float" office:value="0" table:formula="msoxl:=Project!C13" table:style-name="ce1">
            <text:p>0</text:p>
          </table:table-cell>
          <table:table-cell office:value-type="float" office:value="0" table:formula="msoxl:='IP@'!A13" table:style-name="ce1">
            <text:p>0</text:p>
          </table:table-cell>
          <table:table-cell office:value-type="float" office:value="0" table:formula="msoxl:='IP@'!B13" table:style-name="ce1">
            <text:p>0</text:p>
          </table:table-cell>
          <table:table-cell office:value-type="float" office:value="0" table:formula="msoxl:='IP@'!C13" table:style-name="ce1">
            <text:p>0</text:p>
          </table:table-cell>
          <table:table-cell office:value-type="string" office:string-value="P12" table:formula="msoxl:=TCP_port!A13" table:style-name="ce1">
            <text:p>P12</text:p>
          </table:table-cell>
          <table:table-cell office:value-type="string" office:string-value="SIMPLE_IF_TACTICAL_PORT" table:formula="msoxl:=TCP_port!B13" table:style-name="ce1">
            <text:p>SIMPLE_IF_TACTICAL_PORT</text:p>
          </table:table-cell>
          <table:table-cell office:value-type="float" office:value="0" table:formula="msoxl:=TCP_port!C13" table:style-name="ce1">
            <text:p>0</text:p>
          </table:table-cell>
          <table:table-cell office:value-type="string" office:string-value="T012" table:formula="msoxl:=TDL_ROUTEUR!A13" table:style-name="ce2">
            <text:p>T012</text:p>
          </table:table-cell>
          <table:table-cell office:value-type="string" office:string-value="ACCS_LOC1_Centre_Name" table:formula="msoxl:=TDL_ROUTEUR!B13" table:style-name="ce2">
            <text:p>ACCS_LOC1_Centre_Name</text:p>
          </table:table-cell>
          <table:table-cell office:value-type="string" office:string-value="ROUTEUR" table:formula="msoxl:=TDL_ROUTEUR!C13" table:style-name="ce2">
            <text:p>ROUTEUR</text:p>
          </table:table-cell>
          <table:table-cell office:value-type="string" office:string-value="T112" table:formula="msoxl:=TDL_ROUTEUR!E13" table:style-name="ce2">
            <text:p>T112</text:p>
          </table:table-cell>
          <table:table-cell office:value-type="string" office:string-value="Platform_Nb                    " table:formula="msoxl:=TDL_ROUTEUR!F13" table:style-name="ce2">
            <text:p>Platform_Nb<text:s text:c="20"/></text:p>
          </table:table-cell>
          <table:table-cell office:value-type="float" office:value="1" table:formula="msoxl:=TDL_ROUTEUR!G13" table:style-name="ce2">
            <text:p>1</text:p>
          </table:table-cell>
          <table:table-cell office:value-type="string" office:string-value="T212" table:formula="msoxl:=TDL_ROUTEUR!I13" table:style-name="ce2">
            <text:p>T212</text:p>
          </table:table-cell>
          <table:table-cell office:value-type="string" office:string-value="STRENGTH" table:formula="msoxl:=TDL_ROUTEUR!J13" table:style-name="ce2">
            <text:p>STRENGTH</text:p>
          </table:table-cell>
          <table:table-cell office:value-type="float" office:value="1" table:formula="msoxl:=TDL_ROUTEUR!K13" table:style-name="ce2">
            <text:p>1</text:p>
          </table:table-cell>
          <table:table-cell office:value-type="string" office:string-value="T312" table:formula="msoxl:=TDL_ROUTEUR!L13" table:style-name="ce2">
            <text:p>T312</text:p>
          </table:table-cell>
          <table:table-cell office:value-type="string" office:string-value="THD561_RESOURCE_ID" table:formula="msoxl:=TDL_ROUTEUR!M13" table:style-name="ce2">
            <text:p>THD561_RESOURCE_ID</text:p>
          </table:table-cell>
          <table:table-cell office:value-type="float" office:value="3" table:formula="msoxl:=TDL_ROUTEUR!N13" table:style-name="ce2">
            <text:p>3</text:p>
          </table:table-cell>
          <table:table-cell office:value-type="string" office:string-value="T412" table:formula="msoxl:=TDL_ROUTEUR!O13" table:style-name="ce2">
            <text:p>T412</text:p>
          </table:table-cell>
          <table:table-cell office:value-type="string" office:string-value="HOST_CONNECTION_MAX_ERRORS" table:formula="msoxl:=TDL_ROUTEUR!P13" table:style-name="ce2">
            <text:p>HOST_CONNECTION_MAX_ERRORS</text:p>
          </table:table-cell>
          <table:table-cell office:value-type="float" office:value="10" table:formula="msoxl:=TDL_ROUTEUR!Q13" table:style-name="ce2">
            <text:p>10</text:p>
          </table:table-cell>
          <table:table-cell office:value-type="float" office:value="0" table:formula="msoxl:=TDL_ROUTEUR!R13" table:style-name="ce3">
            <text:p>0</text:p>
          </table:table-cell>
          <table:table-cell office:value-type="float" office:value="0" table:formula="msoxl:=TDL_ROUTEUR!S13" table:style-name="ce3">
            <text:p>0</text:p>
          </table:table-cell>
          <table:table-cell office:value-type="float" office:value="0" table:formula="msoxl:=TDL_ROUTEUR!T13" table:style-name="ce3">
            <text:p>0</text:p>
          </table:table-cell>
          <table:table-cell office:value-type="string" office:string-value="J012" table:formula="msoxl:=JREP!A13" table:style-name="ce1">
            <text:p>J012</text:p>
          </table:table-cell>
          <table:table-cell office:value-type="string" office:string-value="internalstateinfosettodlip_timeout" table:formula="msoxl:=JREP!B13" table:style-name="ce1">
            <text:p>internalstateinfosettodlip_timeout</text:p>
          </table:table-cell>
          <table:table-cell office:value-type="float" office:value="10" table:formula="msoxl:=JREP!C13" table:style-name="ce1">
            <text:p>10</text:p>
          </table:table-cell>
          <table:table-cell office:value-type="float" office:value="0" table:formula="msoxl:=JREP!D13" table:style-name="ce1">
            <text:p>0</text:p>
          </table:table-cell>
          <table:table-cell office:value-type="float" office:value="0" table:formula="msoxl:=JREP!E13" table:style-name="ce1">
            <text:p>0</text:p>
          </table:table-cell>
          <table:table-cell office:value-type="float" office:value="0" table:formula="msoxl:=JREP!F13" table:style-name="ce1">
            <text:p>0</text:p>
          </table:table-cell>
          <table:table-cell office:value-type="string" office:string-value="J212" table:formula="msoxl:=JREP!G13" table:style-name="ce1">
            <text:p>J212</text:p>
          </table:table-cell>
          <table:table-cell office:value-type="string" office:string-value="MAX_TRACE_FILE_SIZE" table:formula="msoxl:=JREP!H13" table:style-name="ce1">
            <text:p>MAX_TRACE_FILE_SIZE</text:p>
          </table:table-cell>
          <table:table-cell office:value-type="float" office:value="52428800" table:formula="msoxl:=JREP!I13" table:style-name="ce1">
            <text:p>5242880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14" table:style-name="ce1">
            <text:p>0</text:p>
          </table:table-cell>
          <table:table-cell office:value-type="float" office:value="0" table:formula="msoxl:=Project!B14" table:style-name="ce1">
            <text:p>0</text:p>
          </table:table-cell>
          <table:table-cell office:value-type="float" office:value="0" table:formula="msoxl:=Project!C14" table:style-name="ce1">
            <text:p>0</text:p>
          </table:table-cell>
          <table:table-cell office:value-type="float" office:value="0" table:formula="msoxl:='IP@'!A14" table:style-name="ce1">
            <text:p>0</text:p>
          </table:table-cell>
          <table:table-cell office:value-type="float" office:value="0" table:formula="msoxl:='IP@'!B14" table:style-name="ce1">
            <text:p>0</text:p>
          </table:table-cell>
          <table:table-cell office:value-type="float" office:value="0" table:formula="msoxl:='IP@'!C14" table:style-name="ce1">
            <text:p>0</text:p>
          </table:table-cell>
          <table:table-cell office:value-type="string" office:string-value="P13" table:formula="msoxl:=TCP_port!A14" table:style-name="ce1">
            <text:p>P13</text:p>
          </table:table-cell>
          <table:table-cell office:value-type="string" office:string-value="SIMPLE_IF_TECHNICAL_PORT" table:formula="msoxl:=TCP_port!B14" table:style-name="ce1">
            <text:p>SIMPLE_IF_TECHNICAL_PORT</text:p>
          </table:table-cell>
          <table:table-cell office:value-type="float" office:value="0" table:formula="msoxl:=TCP_port!C14" table:style-name="ce1">
            <text:p>0</text:p>
          </table:table-cell>
          <table:table-cell office:value-type="string" office:string-value="T013" table:formula="msoxl:=TDL_ROUTEUR!A14" table:style-name="ce2">
            <text:p>T013</text:p>
          </table:table-cell>
          <table:table-cell office:value-type="string" office:string-value="Switchover" table:formula="msoxl:=TDL_ROUTEUR!B14" table:style-name="ce2">
            <text:p>Switchover</text:p>
          </table:table-cell>
          <table:table-cell office:value-type="string" office:string-value="FALSE" table:formula="msoxl:=TDL_ROUTEUR!C14" table:style-name="ce2">
            <text:p>FALSE</text:p>
          </table:table-cell>
          <table:table-cell office:value-type="string" office:string-value="T113" table:formula="msoxl:=TDL_ROUTEUR!E14" table:style-name="ce2">
            <text:p>T113</text:p>
          </table:table-cell>
          <table:table-cell office:value-type="string" office:string-value="Platform_List                  " table:formula="msoxl:=TDL_ROUTEUR!F14" table:style-name="ce2">
            <text:p>Platform_List<text:s text:c="18"/></text:p>
          </table:table-cell>
          <table:table-cell office:value-type="float" office:value="16" table:formula="msoxl:=TDL_ROUTEUR!G14" table:style-name="ce2">
            <text:p>16</text:p>
          </table:table-cell>
          <table:table-cell office:value-type="string" office:string-value="T213" table:formula="msoxl:=TDL_ROUTEUR!I14" table:style-name="ce2">
            <text:p>T213</text:p>
          </table:table-cell>
          <table:table-cell office:value-type="string" office:string-value="ELEVATION" table:formula="msoxl:=TDL_ROUTEUR!J14" table:style-name="ce2">
            <text:p>ELEVATION</text:p>
          </table:table-cell>
          <table:table-cell office:value-type="float" office:value="100" table:formula="msoxl:=TDL_ROUTEUR!K14" table:style-name="ce2">
            <text:p>100</text:p>
          </table:table-cell>
          <table:table-cell office:value-type="string" office:string-value="T313" table:formula="msoxl:=TDL_ROUTEUR!L14" table:style-name="ce2">
            <text:p>T313</text:p>
          </table:table-cell>
          <table:table-cell office:value-type="string" office:string-value="THD561_ROUTE_ID" table:formula="msoxl:=TDL_ROUTEUR!M14" table:style-name="ce2">
            <text:p>THD561_ROUTE_ID</text:p>
          </table:table-cell>
          <table:table-cell office:value-type="float" office:value="3" table:formula="msoxl:=TDL_ROUTEUR!N14" table:style-name="ce2">
            <text:p>3</text:p>
          </table:table-cell>
          <table:table-cell office:value-type="string" office:string-value="T413" table:formula="msoxl:=TDL_ROUTEUR!O14" table:style-name="ce2">
            <text:p>T413</text:p>
          </table:table-cell>
          <table:table-cell office:value-type="string" office:string-value="HOST_FREQUENCY_SIMPLE_CONNECTION_STATUS" table:formula="msoxl:=TDL_ROUTEUR!P14" table:style-name="ce2">
            <text:p>HOST_FREQUENCY_SIMPLE_CONNECTION_STATUS</text:p>
          </table:table-cell>
          <table:table-cell office:value-type="float" office:value="1" table:formula="msoxl:=TDL_ROUTEUR!Q14" table:style-name="ce2">
            <text:p>1</text:p>
          </table:table-cell>
          <table:table-cell office:value-type="float" office:value="0" table:formula="msoxl:=TDL_ROUTEUR!R14" table:style-name="ce3">
            <text:p>0</text:p>
          </table:table-cell>
          <table:table-cell office:value-type="float" office:value="0" table:formula="msoxl:=TDL_ROUTEUR!S14" table:style-name="ce3">
            <text:p>0</text:p>
          </table:table-cell>
          <table:table-cell office:value-type="float" office:value="0" table:formula="msoxl:=TDL_ROUTEUR!T14" table:style-name="ce3">
            <text:p>0</text:p>
          </table:table-cell>
          <table:table-cell office:value-type="string" office:string-value="J013" table:formula="msoxl:=JREP!A14" table:style-name="ce1">
            <text:p>J013</text:p>
          </table:table-cell>
          <table:table-cell office:value-type="string" office:string-value="j2_0_stanag_edition" table:formula="msoxl:=JREP!B14" table:style-name="ce1">
            <text:p>j2_0_stanag_edition</text:p>
          </table:table-cell>
          <table:table-cell office:value-type="string" office:string-value="MIL_STD_6016C" table:formula="msoxl:=JREP!C14" table:style-name="ce1">
            <text:p>MIL_STD_6016C</text:p>
          </table:table-cell>
          <table:table-cell office:value-type="float" office:value="0" table:formula="msoxl:=JREP!D14" table:style-name="ce1">
            <text:p>0</text:p>
          </table:table-cell>
          <table:table-cell office:value-type="float" office:value="0" table:formula="msoxl:=JREP!E14" table:style-name="ce1">
            <text:p>0</text:p>
          </table:table-cell>
          <table:table-cell office:value-type="float" office:value="0" table:formula="msoxl:=JREP!F14" table:style-name="ce1">
            <text:p>0</text:p>
          </table:table-cell>
          <table:table-cell office:value-type="string" office:string-value="J213" table:formula="msoxl:=JREP!G14" table:style-name="ce1">
            <text:p>J213</text:p>
          </table:table-cell>
          <table:table-cell office:value-type="string" office:string-value="TRACE_FILE" table:formula="msoxl:=JREP!H14" table:style-name="ce1">
            <text:p>TRACE_FILE</text:p>
          </table:table-cell>
          <table:table-cell office:value-type="string" office:string-value="jre.log" table:formula="msoxl:=JREP!I14" table:style-name="ce1">
            <text:p>jre.log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15" table:style-name="ce1">
            <text:p>0</text:p>
          </table:table-cell>
          <table:table-cell office:value-type="float" office:value="0" table:formula="msoxl:=Project!B15" table:style-name="ce1">
            <text:p>0</text:p>
          </table:table-cell>
          <table:table-cell office:value-type="float" office:value="0" table:formula="msoxl:=Project!C15" table:style-name="ce1">
            <text:p>0</text:p>
          </table:table-cell>
          <table:table-cell office:value-type="float" office:value="0" table:formula="msoxl:='IP@'!A15" table:style-name="ce1">
            <text:p>0</text:p>
          </table:table-cell>
          <table:table-cell office:value-type="float" office:value="0" table:formula="msoxl:='IP@'!B15" table:style-name="ce1">
            <text:p>0</text:p>
          </table:table-cell>
          <table:table-cell office:value-type="float" office:value="0" table:formula="msoxl:='IP@'!C15" table:style-name="ce1">
            <text:p>0</text:p>
          </table:table-cell>
          <table:table-cell office:value-type="string" office:string-value="P14" table:formula="msoxl:=TCP_port!A15" table:style-name="ce1">
            <text:p>P14</text:p>
          </table:table-cell>
          <table:table-cell office:value-type="string" office:string-value="SIMPLE_IF_PORT" table:formula="msoxl:=TCP_port!B15" table:style-name="ce1">
            <text:p>SIMPLE_IF_PORT</text:p>
          </table:table-cell>
          <table:table-cell office:value-type="float" office:value="0" table:formula="msoxl:=TCP_port!C15" table:style-name="ce1">
            <text:p>0</text:p>
          </table:table-cell>
          <table:table-cell office:value-type="string" office:string-value="T014" table:formula="msoxl:=TDL_ROUTEUR!A15" table:style-name="ce2">
            <text:p>T014</text:p>
          </table:table-cell>
          <table:table-cell office:value-type="string" office:string-value="Recording_File_Name" table:formula="msoxl:=TDL_ROUTEUR!B15" table:style-name="ce2">
            <text:p>Recording_File_Name</text:p>
          </table:table-cell>
          <table:table-cell office:value-type="string" office:string-value="tdl_router_recording" table:formula="msoxl:=TDL_ROUTEUR!C15" table:style-name="ce2">
            <text:p>tdl_router_recording</text:p>
          </table:table-cell>
          <table:table-cell office:value-type="string" office:string-value="T114" table:formula="msoxl:=TDL_ROUTEUR!E15" table:style-name="ce2">
            <text:p>T114</text:p>
          </table:table-cell>
          <table:table-cell office:value-type="string" office:string-value="Platform_Role_List             " table:formula="msoxl:=TDL_ROUTEUR!F15" table:style-name="ce2">
            <text:p>Platform_Role_List<text:s text:c="13"/></text:p>
          </table:table-cell>
          <table:table-cell office:value-type="string" office:string-value=" Master" table:formula="msoxl:=TDL_ROUTEUR!G15" table:style-name="ce2">
            <text:p><text:s/>Master</text:p>
          </table:table-cell>
          <table:table-cell office:value-type="string" office:string-value="T214" table:formula="msoxl:=TDL_ROUTEUR!I15" table:style-name="ce2">
            <text:p>T214</text:p>
          </table:table-cell>
          <table:table-cell office:value-type="string" office:string-value="MISSION_CORRELATOR" table:formula="msoxl:=TDL_ROUTEUR!J15" table:style-name="ce2">
            <text:p>MISSION_CORRELATOR</text:p>
          </table:table-cell>
          <table:table-cell office:value-type="float" office:value="0" table:formula="msoxl:=TDL_ROUTEUR!K15" table:style-name="ce2">
            <text:p>0</text:p>
          </table:table-cell>
          <table:table-cell office:value-type="string" office:string-value="T314" table:formula="msoxl:=TDL_ROUTEUR!L15" table:style-name="ce2">
            <text:p>T314</text:p>
          </table:table-cell>
          <table:table-cell office:value-type="string" office:string-value="THD562_ORIGIN_ROUTE_ID" table:formula="msoxl:=TDL_ROUTEUR!M15" table:style-name="ce2">
            <text:p>THD562_ORIGIN_ROUTE_ID</text:p>
          </table:table-cell>
          <table:table-cell office:value-type="float" office:value="1005" table:formula="msoxl:=TDL_ROUTEUR!N15" table:style-name="ce2">
            <text:p>1005</text:p>
          </table:table-cell>
          <table:table-cell office:value-type="string" office:string-value="T414" table:formula="msoxl:=TDL_ROUTEUR!O15" table:style-name="ce2">
            <text:p>T414</text:p>
          </table:table-cell>
          <table:table-cell office:value-type="string" office:string-value="HOST_FREQUENCY_SIMPLE_TIME_SYNC" table:formula="msoxl:=TDL_ROUTEUR!P15" table:style-name="ce2">
            <text:p>HOST_FREQUENCY_SIMPLE_TIME_SYNC</text:p>
          </table:table-cell>
          <table:table-cell office:value-type="float" office:value="1" table:formula="msoxl:=TDL_ROUTEUR!Q15" table:style-name="ce2">
            <text:p>1</text:p>
          </table:table-cell>
          <table:table-cell office:value-type="float" office:value="0" table:formula="msoxl:=TDL_ROUTEUR!R15" table:style-name="ce3">
            <text:p>0</text:p>
          </table:table-cell>
          <table:table-cell office:value-type="float" office:value="0" table:formula="msoxl:=TDL_ROUTEUR!S15" table:style-name="ce3">
            <text:p>0</text:p>
          </table:table-cell>
          <table:table-cell office:value-type="float" office:value="0" table:formula="msoxl:=TDL_ROUTEUR!T15" table:style-name="ce3">
            <text:p>0</text:p>
          </table:table-cell>
          <table:table-cell office:value-type="string" office:string-value="J014" table:formula="msoxl:=JREP!A15" table:style-name="ce1">
            <text:p>J014</text:p>
          </table:table-cell>
          <table:table-cell office:value-type="string" office:string-value="jreiplinkcapabletimereference_list jreiplinkpreferedtimereference" table:formula="msoxl:=JREP!B15" table:style-name="ce1">
            <text:p>jreiplinkcapabletimereference_list jreiplinkpreferedtimereference</text:p>
          </table:table-cell>
          <table:table-cell office:value-type="string" office:string-value="round_trip" table:formula="msoxl:=JREP!C15" table:style-name="ce1">
            <text:p>round_trip</text:p>
          </table:table-cell>
          <table:table-cell office:value-type="float" office:value="0" table:formula="msoxl:=JREP!D15" table:style-name="ce1">
            <text:p>0</text:p>
          </table:table-cell>
          <table:table-cell office:value-type="float" office:value="0" table:formula="msoxl:=JREP!E15" table:style-name="ce1">
            <text:p>0</text:p>
          </table:table-cell>
          <table:table-cell office:value-type="float" office:value="0" table:formula="msoxl:=JREP!F15" table:style-name="ce1">
            <text:p>0</text:p>
          </table:table-cell>
          <table:table-cell office:value-type="string" office:string-value="J214" table:formula="msoxl:=JREP!G15" table:style-name="ce1">
            <text:p>J214</text:p>
          </table:table-cell>
          <table:table-cell office:value-type="string" office:string-value="MSG_MGR_TASK_PRIORITY" table:formula="msoxl:=JREP!H15" table:style-name="ce1">
            <text:p>MSG_MGR_TASK_PRIORITY</text:p>
          </table:table-cell>
          <table:table-cell office:value-type="float" office:value="15" table:formula="msoxl:=JREP!I15" table:style-name="ce1">
            <text:p>15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16" table:style-name="ce1">
            <text:p>0</text:p>
          </table:table-cell>
          <table:table-cell office:value-type="float" office:value="0" table:formula="msoxl:=Project!B16" table:style-name="ce1">
            <text:p>0</text:p>
          </table:table-cell>
          <table:table-cell office:value-type="float" office:value="0" table:formula="msoxl:=Project!C16" table:style-name="ce1">
            <text:p>0</text:p>
          </table:table-cell>
          <table:table-cell office:value-type="float" office:value="0" table:formula="msoxl:='IP@'!A16" table:style-name="ce1">
            <text:p>0</text:p>
          </table:table-cell>
          <table:table-cell office:value-type="float" office:value="0" table:formula="msoxl:='IP@'!B16" table:style-name="ce1">
            <text:p>0</text:p>
          </table:table-cell>
          <table:table-cell office:value-type="float" office:value="0" table:formula="msoxl:='IP@'!C16" table:style-name="ce1">
            <text:p>0</text:p>
          </table:table-cell>
          <table:table-cell office:value-type="string" office:string-value="P15" table:formula="msoxl:=TCP_port!A16" table:style-name="ce1">
            <text:p>P15</text:p>
          </table:table-cell>
          <table:table-cell office:value-type="string" office:string-value="JREP mngt link port" table:formula="msoxl:=TCP_port!B16" table:style-name="ce1">
            <text:p>JREP mngt link port</text:p>
          </table:table-cell>
          <table:table-cell office:value-type="float" office:value="20777" table:formula="msoxl:=TCP_port!C16" table:style-name="ce1">
            <text:p>20777</text:p>
          </table:table-cell>
          <table:table-cell office:value-type="string" office:string-value="T015" table:formula="msoxl:=TDL_ROUTEUR!A16" table:style-name="ce2">
            <text:p>T015</text:p>
          </table:table-cell>
          <table:table-cell office:value-type="string" office:string-value="Recording_File_Max_Size" table:formula="msoxl:=TDL_ROUTEUR!B16" table:style-name="ce2">
            <text:p>Recording_File_Max_Size</text:p>
          </table:table-cell>
          <table:table-cell office:value-type="float" office:value="4" table:formula="msoxl:=TDL_ROUTEUR!C16" table:style-name="ce2">
            <text:p>4</text:p>
          </table:table-cell>
          <table:table-cell office:value-type="string" office:string-value="T115" table:formula="msoxl:=TDL_ROUTEUR!E16" table:style-name="ce2">
            <text:p>T115</text:p>
          </table:table-cell>
          <table:table-cell office:value-type="string" office:string-value="IU_Remote_Staleness_Limit      " table:formula="msoxl:=TDL_ROUTEUR!F16" table:style-name="ce2">
            <text:p>IU_Remote_Staleness_Limit<text:s text:c="6"/></text:p>
          </table:table-cell>
          <table:table-cell office:value-type="float" office:value="60" table:formula="msoxl:=TDL_ROUTEUR!G16" table:style-name="ce2">
            <text:p>60</text:p>
          </table:table-cell>
          <table:table-cell office:value-type="string" office:string-value="T215" table:formula="msoxl:=TDL_ROUTEUR!I16" table:style-name="ce2">
            <text:p>T215</text:p>
          </table:table-cell>
          <table:table-cell office:value-type="string" office:string-value="ELEVATION_QUALITY" table:formula="msoxl:=TDL_ROUTEUR!J16" table:style-name="ce2">
            <text:p>ELEVATION_QUALITY</text:p>
          </table:table-cell>
          <table:table-cell office:value-type="float" office:value="10" table:formula="msoxl:=TDL_ROUTEUR!K16" table:style-name="ce2">
            <text:p>10</text:p>
          </table:table-cell>
          <table:table-cell office:value-type="string" office:string-value="T315" table:formula="msoxl:=TDL_ROUTEUR!L16" table:style-name="ce2">
            <text:p>T315</text:p>
          </table:table-cell>
          <table:table-cell office:value-type="string" office:string-value="THD562_ROUTE_DESTINATION_LIST" table:formula="msoxl:=TDL_ROUTEUR!M16" table:style-name="ce2">
            <text:p>THD562_ROUTE_DESTINATION_LIST</text:p>
          </table:table-cell>
          <table:table-cell office:value-type="float" office:value="6" table:formula="msoxl:=TDL_ROUTEUR!N16" table:style-name="ce2">
            <text:p>6</text:p>
          </table:table-cell>
          <table:table-cell office:value-type="string" office:string-value="T415" table:formula="msoxl:=TDL_ROUTEUR!O16" table:style-name="ce2">
            <text:p>T415</text:p>
          </table:table-cell>
          <table:table-cell office:value-type="string" office:string-value="SIMPLE_NODE_ID" table:formula="msoxl:=TDL_ROUTEUR!P16" table:style-name="ce2">
            <text:p>SIMPLE_NODE_ID</text:p>
          </table:table-cell>
          <table:table-cell office:value-type="float" office:value="3" table:formula="msoxl:=TDL_ROUTEUR!Q16" table:style-name="ce2">
            <text:p>3</text:p>
          </table:table-cell>
          <table:table-cell office:value-type="float" office:value="0" table:formula="msoxl:=TDL_ROUTEUR!R16" table:style-name="ce3">
            <text:p>0</text:p>
          </table:table-cell>
          <table:table-cell office:value-type="float" office:value="0" table:formula="msoxl:=TDL_ROUTEUR!S16" table:style-name="ce3">
            <text:p>0</text:p>
          </table:table-cell>
          <table:table-cell office:value-type="float" office:value="0" table:formula="msoxl:=TDL_ROUTEUR!T16" table:style-name="ce3">
            <text:p>0</text:p>
          </table:table-cell>
          <table:table-cell office:value-type="string" office:string-value="J015" table:formula="msoxl:=JREP!A16" table:style-name="ce1">
            <text:p>J015</text:p>
          </table:table-cell>
          <table:table-cell office:value-type="string" office:string-value="jre_network_controller" table:formula="msoxl:=JREP!B16" table:style-name="ce1">
            <text:p>jre_network_controller</text:p>
          </table:table-cell>
          <table:table-cell office:value-type="string" office:string-value="false" table:formula="msoxl:=JREP!C16" table:style-name="ce1">
            <text:p>false</text:p>
          </table:table-cell>
          <table:table-cell office:value-type="float" office:value="0" table:formula="msoxl:=JREP!D16" table:style-name="ce1">
            <text:p>0</text:p>
          </table:table-cell>
          <table:table-cell office:value-type="float" office:value="0" table:formula="msoxl:=JREP!E16" table:style-name="ce1">
            <text:p>0</text:p>
          </table:table-cell>
          <table:table-cell office:value-type="float" office:value="0" table:formula="msoxl:=JREP!F16" table:style-name="ce1">
            <text:p>0</text:p>
          </table:table-cell>
          <table:table-cell office:value-type="string" office:string-value="J215" table:formula="msoxl:=JREP!G16" table:style-name="ce1">
            <text:p>J215</text:p>
          </table:table-cell>
          <table:table-cell office:value-type="string" office:string-value="TIMEOUT_TASK_PRIORITY" table:formula="msoxl:=JREP!H16" table:style-name="ce1">
            <text:p>TIMEOUT_TASK_PRIORITY</text:p>
          </table:table-cell>
          <table:table-cell office:value-type="float" office:value="15" table:formula="msoxl:=JREP!I16" table:style-name="ce1">
            <text:p>15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17" table:style-name="ce1">
            <text:p>0</text:p>
          </table:table-cell>
          <table:table-cell office:value-type="float" office:value="0" table:formula="msoxl:=Project!B17" table:style-name="ce1">
            <text:p>0</text:p>
          </table:table-cell>
          <table:table-cell office:value-type="float" office:value="0" table:formula="msoxl:=Project!C17" table:style-name="ce1">
            <text:p>0</text:p>
          </table:table-cell>
          <table:table-cell office:value-type="float" office:value="0" table:formula="msoxl:='IP@'!A17" table:style-name="ce1">
            <text:p>0</text:p>
          </table:table-cell>
          <table:table-cell office:value-type="float" office:value="0" table:formula="msoxl:='IP@'!B17" table:style-name="ce1">
            <text:p>0</text:p>
          </table:table-cell>
          <table:table-cell office:value-type="float" office:value="0" table:formula="msoxl:='IP@'!C17" table:style-name="ce1">
            <text:p>0</text:p>
          </table:table-cell>
          <table:table-cell office:value-type="string" office:string-value="P16" table:formula="msoxl:=TCP_port!A17" table:style-name="ce1">
            <text:p>P16</text:p>
          </table:table-cell>
          <table:table-cell office:value-type="string" office:string-value="SLP_TCP_Port                " table:formula="msoxl:=TCP_port!B17" table:style-name="ce1">
            <text:p>SLP_TCP_Port<text:s text:c="16"/></text:p>
          </table:table-cell>
          <table:table-cell office:value-type="float" office:value="5005" table:formula="msoxl:=TCP_port!C17" table:style-name="ce1">
            <text:p>5005</text:p>
          </table:table-cell>
          <table:table-cell office:value-type="string" office:string-value="T016" table:formula="msoxl:=TDL_ROUTEUR!A17" table:style-name="ce2">
            <text:p>T016</text:p>
          </table:table-cell>
          <table:table-cell office:value-type="string" office:string-value="Recording_Files_Max_Count" table:formula="msoxl:=TDL_ROUTEUR!B17" table:style-name="ce2">
            <text:p>Recording_Files_Max_Count</text:p>
          </table:table-cell>
          <table:table-cell office:value-type="float" office:value="2" table:formula="msoxl:=TDL_ROUTEUR!C17" table:style-name="ce2">
            <text:p>2</text:p>
          </table:table-cell>
          <table:table-cell office:value-type="float" office:value="0" table:formula="msoxl:=TDL_ROUTEUR!E17" table:style-name="ce2">
            <text:p>0</text:p>
          </table:table-cell>
          <table:table-cell office:value-type="float" office:value="0" table:formula="msoxl:=TDL_ROUTEUR!F17" table:style-name="ce2">
            <text:p>0</text:p>
          </table:table-cell>
          <table:table-cell office:value-type="float" office:value="0" table:formula="msoxl:=TDL_ROUTEUR!G17" table:style-name="ce2">
            <text:p>0</text:p>
          </table:table-cell>
          <table:table-cell office:value-type="string" office:string-value="T216" table:formula="msoxl:=TDL_ROUTEUR!I17" table:style-name="ce2">
            <text:p>T216</text:p>
          </table:table-cell>
          <table:table-cell office:value-type="string" office:string-value="LATITUDE" table:formula="msoxl:=TDL_ROUTEUR!J17" table:style-name="ce2">
            <text:p>LATITUDE</text:p>
          </table:table-cell>
          <table:table-cell office:value-type="string" office:string-value="43.891" table:formula="msoxl:=TDL_ROUTEUR!K17" table:style-name="ce2">
            <text:p>43.891</text:p>
          </table:table-cell>
          <table:table-cell office:value-type="string" office:string-value="T316" table:formula="msoxl:=TDL_ROUTEUR!L17" table:style-name="ce2">
            <text:p>T316</text:p>
          </table:table-cell>
          <table:table-cell office:value-type="string" office:string-value="THD562_ ORIGIN_ROUTE_ID" table:formula="msoxl:=TDL_ROUTEUR!M17" table:style-name="ce2">
            <text:p>THD562_ ORIGIN_ROUTE_ID</text:p>
          </table:table-cell>
          <table:table-cell office:value-type="float" office:value="2" table:formula="msoxl:=TDL_ROUTEUR!N17" table:style-name="ce2">
            <text:p>2</text:p>
          </table:table-cell>
          <table:table-cell office:value-type="string" office:string-value="T416" table:formula="msoxl:=TDL_ROUTEUR!O17" table:style-name="ce2">
            <text:p>T416</text:p>
          </table:table-cell>
          <table:table-cell office:value-type="string" office:string-value="SIMPLE_NODE_NAME" table:formula="msoxl:=TDL_ROUTEUR!P17" table:style-name="ce2">
            <text:p>SIMPLE_NODE_NAME</text:p>
          </table:table-cell>
          <table:table-cell office:value-type="string" office:string-value="TopLink" table:formula="msoxl:=TDL_ROUTEUR!Q17" table:style-name="ce2">
            <text:p>TopLink</text:p>
          </table:table-cell>
          <table:table-cell office:value-type="float" office:value="0" table:formula="msoxl:=TDL_ROUTEUR!R17" table:style-name="ce3">
            <text:p>0</text:p>
          </table:table-cell>
          <table:table-cell office:value-type="float" office:value="0" table:formula="msoxl:=TDL_ROUTEUR!S17" table:style-name="ce3">
            <text:p>0</text:p>
          </table:table-cell>
          <table:table-cell office:value-type="float" office:value="0" table:formula="msoxl:=TDL_ROUTEUR!T17" table:style-name="ce3">
            <text:p>0</text:p>
          </table:table-cell>
          <table:table-cell office:value-type="string" office:string-value="J016" table:formula="msoxl:=JREP!A17" table:style-name="ce1">
            <text:p>J016</text:p>
          </table:table-cell>
          <table:table-cell office:value-type="string" office:string-value="round_trip" table:formula="msoxl:=JREP!B17" table:style-name="ce1">
            <text:p>round_trip</text:p>
          </table:table-cell>
          <table:table-cell office:value-type="string" office:string-value="true" table:formula="msoxl:=JREP!C17" table:style-name="ce1">
            <text:p>true</text:p>
          </table:table-cell>
          <table:table-cell office:value-type="float" office:value="0" table:formula="msoxl:=JREP!D17" table:style-name="ce1">
            <text:p>0</text:p>
          </table:table-cell>
          <table:table-cell office:value-type="float" office:value="0" table:formula="msoxl:=JREP!E17" table:style-name="ce1">
            <text:p>0</text:p>
          </table:table-cell>
          <table:table-cell office:value-type="float" office:value="0" table:formula="msoxl:=JREP!F17" table:style-name="ce1">
            <text:p>0</text:p>
          </table:table-cell>
          <table:table-cell office:value-type="string" office:string-value="J216" table:formula="msoxl:=JREP!G17" table:style-name="ce1">
            <text:p>J216</text:p>
          </table:table-cell>
          <table:table-cell office:value-type="string" office:string-value="TRACE_TASK_PRIORITY" table:formula="msoxl:=JREP!H17" table:style-name="ce1">
            <text:p>TRACE_TASK_PRIORITY</text:p>
          </table:table-cell>
          <table:table-cell office:value-type="float" office:value="15" table:formula="msoxl:=JREP!I17" table:style-name="ce1">
            <text:p>15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18" table:style-name="ce1">
            <text:p>0</text:p>
          </table:table-cell>
          <table:table-cell office:value-type="float" office:value="0" table:formula="msoxl:=Project!B18" table:style-name="ce1">
            <text:p>0</text:p>
          </table:table-cell>
          <table:table-cell office:value-type="float" office:value="0" table:formula="msoxl:=Project!C18" table:style-name="ce1">
            <text:p>0</text:p>
          </table:table-cell>
          <table:table-cell office:value-type="float" office:value="0" table:formula="msoxl:='IP@'!A18" table:style-name="ce1">
            <text:p>0</text:p>
          </table:table-cell>
          <table:table-cell office:value-type="float" office:value="0" table:formula="msoxl:='IP@'!B18" table:style-name="ce1">
            <text:p>0</text:p>
          </table:table-cell>
          <table:table-cell office:value-type="float" office:value="0" table:formula="msoxl:='IP@'!C18" table:style-name="ce1">
            <text:p>0</text:p>
          </table:table-cell>
          <table:table-cell office:value-type="string" office:string-value="P17" table:formula="msoxl:=TCP_port!A18" table:style-name="ce1">
            <text:p>P17</text:p>
          </table:table-cell>
          <table:table-cell office:value-type="string" office:string-value="OSIM port" table:formula="msoxl:=TCP_port!B18" table:style-name="ce1">
            <text:p>OSIM port</text:p>
          </table:table-cell>
          <table:table-cell office:value-type="float" office:value="8200" table:formula="msoxl:=TCP_port!C18" table:style-name="ce1">
            <text:p>8200</text:p>
          </table:table-cell>
          <table:table-cell office:value-type="string" office:string-value="T017" table:formula="msoxl:=TDL_ROUTEUR!A18" table:style-name="ce2">
            <text:p>T017</text:p>
          </table:table-cell>
          <table:table-cell office:value-type="string" office:string-value="L16_MIDS_Recording" table:formula="msoxl:=TDL_ROUTEUR!B18" table:style-name="ce2">
            <text:p>L16_MIDS_Recording</text:p>
          </table:table-cell>
          <table:table-cell office:value-type="string" office:string-value="Logical_Recording" table:formula="msoxl:=TDL_ROUTEUR!C18" table:style-name="ce2">
            <text:p>Logical_Recording</text:p>
          </table:table-cell>
          <table:table-cell office:value-type="float" office:value="0" table:formula="msoxl:=TDL_ROUTEUR!E18" table:style-name="ce2">
            <text:p>0</text:p>
          </table:table-cell>
          <table:table-cell office:value-type="float" office:value="0" table:formula="msoxl:=TDL_ROUTEUR!F18" table:style-name="ce2">
            <text:p>0</text:p>
          </table:table-cell>
          <table:table-cell office:value-type="float" office:value="0" table:formula="msoxl:=TDL_ROUTEUR!G18" table:style-name="ce2">
            <text:p>0</text:p>
          </table:table-cell>
          <table:table-cell office:value-type="string" office:string-value="T217" table:formula="msoxl:=TDL_ROUTEUR!I18" table:style-name="ce2">
            <text:p>T217</text:p>
          </table:table-cell>
          <table:table-cell office:value-type="string" office:string-value="LONGITUDE" table:formula="msoxl:=TDL_ROUTEUR!J18" table:style-name="ce2">
            <text:p>LONGITUDE</text:p>
          </table:table-cell>
          <table:table-cell office:value-type="string" office:string-value="-0.499" table:formula="msoxl:=TDL_ROUTEUR!K18" table:style-name="ce2">
            <text:p>-0.499</text:p>
          </table:table-cell>
          <table:table-cell office:value-type="string" office:string-value="T317" table:formula="msoxl:=TDL_ROUTEUR!L18" table:style-name="ce2">
            <text:p>T317</text:p>
          </table:table-cell>
          <table:table-cell office:value-type="string" office:string-value="THD562_ ROUTE_DESTINATION_LIST" table:formula="msoxl:=TDL_ROUTEUR!M18" table:style-name="ce2">
            <text:p>THD562_ ROUTE_DESTINATION_LIST</text:p>
          </table:table-cell>
          <table:table-cell office:value-type="float" office:value="5" table:formula="msoxl:=TDL_ROUTEUR!N18" table:style-name="ce2">
            <text:p>5</text:p>
          </table:table-cell>
          <table:table-cell office:value-type="string" office:string-value="T417" table:formula="msoxl:=TDL_ROUTEUR!O18" table:style-name="ce2">
            <text:p>T417</text:p>
          </table:table-cell>
          <table:table-cell office:value-type="string" office:string-value="SIMPLE_PROTOCOL" table:formula="msoxl:=TDL_ROUTEUR!P18" table:style-name="ce2">
            <text:p>SIMPLE_PROTOCOL</text:p>
          </table:table-cell>
          <table:table-cell office:value-type="string" office:string-value="TCP_CLIENT" table:formula="msoxl:=TDL_ROUTEUR!Q18" table:style-name="ce2">
            <text:p>TCP_CLIENT</text:p>
          </table:table-cell>
          <table:table-cell office:value-type="float" office:value="0" table:formula="msoxl:=TDL_ROUTEUR!R18" table:style-name="ce3">
            <text:p>0</text:p>
          </table:table-cell>
          <table:table-cell office:value-type="float" office:value="0" table:formula="msoxl:=TDL_ROUTEUR!S18" table:style-name="ce3">
            <text:p>0</text:p>
          </table:table-cell>
          <table:table-cell office:value-type="float" office:value="0" table:formula="msoxl:=TDL_ROUTEUR!T18" table:style-name="ce3">
            <text:p>0</text:p>
          </table:table-cell>
          <table:table-cell office:value-type="string" office:string-value="J017" table:formula="msoxl:=JREP!A18" table:style-name="ce1">
            <text:p>J017</text:p>
          </table:table-cell>
          <table:table-cell office:value-type="string" office:string-value="fixed_delay" table:formula="msoxl:=JREP!B18" table:style-name="ce1">
            <text:p>fixed_delay</text:p>
          </table:table-cell>
          <table:table-cell office:value-type="string" office:string-value="false" table:formula="msoxl:=JREP!C18" table:style-name="ce1">
            <text:p>false</text:p>
          </table:table-cell>
          <table:table-cell office:value-type="float" office:value="0" table:formula="msoxl:=JREP!D18" table:style-name="ce1">
            <text:p>0</text:p>
          </table:table-cell>
          <table:table-cell office:value-type="float" office:value="0" table:formula="msoxl:=JREP!E18" table:style-name="ce1">
            <text:p>0</text:p>
          </table:table-cell>
          <table:table-cell office:value-type="float" office:value="0" table:formula="msoxl:=JREP!F18" table:style-name="ce1">
            <text:p>0</text:p>
          </table:table-cell>
          <table:table-cell office:value-type="string" office:string-value="J217" table:formula="msoxl:=JREP!G18" table:style-name="ce1">
            <text:p>J217</text:p>
          </table:table-cell>
          <table:table-cell office:value-type="string" office:string-value="L16_LINK_TASK_PRIORITY" table:formula="msoxl:=JREP!H18" table:style-name="ce1">
            <text:p>L16_LINK_TASK_PRIORITY</text:p>
          </table:table-cell>
          <table:table-cell office:value-type="float" office:value="15" table:formula="msoxl:=JREP!I18" table:style-name="ce1">
            <text:p>15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19" table:style-name="ce1">
            <text:p>0</text:p>
          </table:table-cell>
          <table:table-cell office:value-type="float" office:value="0" table:formula="msoxl:=Project!B19" table:style-name="ce1">
            <text:p>0</text:p>
          </table:table-cell>
          <table:table-cell office:value-type="float" office:value="0" table:formula="msoxl:=Project!C19" table:style-name="ce1">
            <text:p>0</text:p>
          </table:table-cell>
          <table:table-cell office:value-type="float" office:value="0" table:formula="msoxl:='IP@'!A19" table:style-name="ce1">
            <text:p>0</text:p>
          </table:table-cell>
          <table:table-cell office:value-type="float" office:value="0" table:formula="msoxl:='IP@'!B19" table:style-name="ce1">
            <text:p>0</text:p>
          </table:table-cell>
          <table:table-cell office:value-type="float" office:value="0" table:formula="msoxl:='IP@'!C19" table:style-name="ce1">
            <text:p>0</text:p>
          </table:table-cell>
          <table:table-cell office:value-type="string" office:string-value="P18" table:formula="msoxl:=TCP_port!A19" table:style-name="ce1">
            <text:p>P18</text:p>
          </table:table-cell>
          <table:table-cell office:value-type="string" office:string-value="C2 Host port (DLIP)" table:formula="msoxl:=TCP_port!B19" table:style-name="ce1">
            <text:p>C2 Host port (DLIP)</text:p>
          </table:table-cell>
          <table:table-cell office:value-type="float" office:value="8202" table:formula="msoxl:=TCP_port!C19" table:style-name="ce1">
            <text:p>8202</text:p>
          </table:table-cell>
          <table:table-cell office:value-type="string" office:string-value="T018" table:formula="msoxl:=TDL_ROUTEUR!A19" table:style-name="ce2">
            <text:p>T018</text:p>
          </table:table-cell>
          <table:table-cell office:value-type="string" office:string-value="L16_JRE_Recording" table:formula="msoxl:=TDL_ROUTEUR!B19" table:style-name="ce2">
            <text:p>L16_JRE_Recording</text:p>
          </table:table-cell>
          <table:table-cell office:value-type="string" office:string-value="Physical_Recording" table:formula="msoxl:=TDL_ROUTEUR!C19" table:style-name="ce2">
            <text:p>Physical_Recording</text:p>
          </table:table-cell>
          <table:table-cell office:value-type="float" office:value="0" table:formula="msoxl:=TDL_ROUTEUR!E19" table:style-name="ce2">
            <text:p>0</text:p>
          </table:table-cell>
          <table:table-cell office:value-type="float" office:value="0" table:formula="msoxl:=TDL_ROUTEUR!F19" table:style-name="ce2">
            <text:p>0</text:p>
          </table:table-cell>
          <table:table-cell office:value-type="float" office:value="0" table:formula="msoxl:=TDL_ROUTEUR!G19" table:style-name="ce2">
            <text:p>0</text:p>
          </table:table-cell>
          <table:table-cell office:value-type="string" office:string-value="T218" table:formula="msoxl:=TDL_ROUTEUR!I19" table:style-name="ce2">
            <text:p>T218</text:p>
          </table:table-cell>
          <table:table-cell office:value-type="string" office:string-value="VOICE_CALL_SIGN_INDICATOR" table:formula="msoxl:=TDL_ROUTEUR!J19" table:style-name="ce2">
            <text:p>VOICE_CALL_SIGN_INDICATOR</text:p>
          </table:table-cell>
          <table:table-cell office:value-type="float" office:value="1" table:formula="msoxl:=TDL_ROUTEUR!K19" table:style-name="ce2">
            <text:p>1</text:p>
          </table:table-cell>
          <table:table-cell office:value-type="string" office:string-value="T318" table:formula="msoxl:=TDL_ROUTEUR!L19" table:style-name="ce2">
            <text:p>T318</text:p>
          </table:table-cell>
          <table:table-cell office:value-type="string" office:string-value="THD562_ORIGIN_ROUTE_ID" table:formula="msoxl:=TDL_ROUTEUR!M19" table:style-name="ce2">
            <text:p>THD562_ORIGIN_ROUTE_ID</text:p>
          </table:table-cell>
          <table:table-cell office:value-type="float" office:value="3" table:formula="msoxl:=TDL_ROUTEUR!N19" table:style-name="ce2">
            <text:p>3</text:p>
          </table:table-cell>
          <table:table-cell office:value-type="string" office:string-value="T418" table:formula="msoxl:=TDL_ROUTEUR!O19" table:style-name="ce2">
            <text:p>T418</text:p>
          </table:table-cell>
          <table:table-cell office:value-type="string" office:string-value="SIMPLE_CONNECTION_BITS_ORDERING" table:formula="msoxl:=TDL_ROUTEUR!P19" table:style-name="ce2">
            <text:p>SIMPLE_CONNECTION_BITS_ORDERING</text:p>
          </table:table-cell>
          <table:table-cell office:value-type="string" office:string-value="BE" table:formula="msoxl:=TDL_ROUTEUR!Q19" table:style-name="ce2">
            <text:p>BE</text:p>
          </table:table-cell>
          <table:table-cell office:value-type="float" office:value="0" table:formula="msoxl:=TDL_ROUTEUR!R19" table:style-name="ce3">
            <text:p>0</text:p>
          </table:table-cell>
          <table:table-cell office:value-type="float" office:value="0" table:formula="msoxl:=TDL_ROUTEUR!S19" table:style-name="ce3">
            <text:p>0</text:p>
          </table:table-cell>
          <table:table-cell office:value-type="float" office:value="0" table:formula="msoxl:=TDL_ROUTEUR!T19" table:style-name="ce3">
            <text:p>0</text:p>
          </table:table-cell>
          <table:table-cell office:value-type="string" office:string-value="J018" table:formula="msoxl:=JREP!A19" table:style-name="ce1">
            <text:p>J018</text:p>
          </table:table-cell>
          <table:table-cell office:value-type="string" office:string-value="event_strobe" table:formula="msoxl:=JREP!B19" table:style-name="ce1">
            <text:p>event_strobe</text:p>
          </table:table-cell>
          <table:table-cell office:value-type="string" office:string-value="false" table:formula="msoxl:=JREP!C19" table:style-name="ce1">
            <text:p>false</text:p>
          </table:table-cell>
          <table:table-cell office:value-type="float" office:value="0" table:formula="msoxl:=JREP!D19" table:style-name="ce1">
            <text:p>0</text:p>
          </table:table-cell>
          <table:table-cell office:value-type="float" office:value="0" table:formula="msoxl:=JREP!E19" table:style-name="ce1">
            <text:p>0</text:p>
          </table:table-cell>
          <table:table-cell office:value-type="float" office:value="0" table:formula="msoxl:=JREP!F19" table:style-name="ce1">
            <text:p>0</text:p>
          </table:table-cell>
          <table:table-cell office:value-type="string" office:string-value="J218" table:formula="msoxl:=JREP!G19" table:style-name="ce1">
            <text:p>J218</text:p>
          </table:table-cell>
          <table:table-cell office:value-type="string" office:string-value="MNG_LINK_TASK_PRIORITY" table:formula="msoxl:=JREP!H19" table:style-name="ce1">
            <text:p>MNG_LINK_TASK_PRIORITY</text:p>
          </table:table-cell>
          <table:table-cell office:value-type="float" office:value="15" table:formula="msoxl:=JREP!I19" table:style-name="ce1">
            <text:p>15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20" table:style-name="ce1">
            <text:p>0</text:p>
          </table:table-cell>
          <table:table-cell office:value-type="float" office:value="0" table:formula="msoxl:=Project!B20" table:style-name="ce1">
            <text:p>0</text:p>
          </table:table-cell>
          <table:table-cell office:value-type="float" office:value="0" table:formula="msoxl:=Project!C20" table:style-name="ce1">
            <text:p>0</text:p>
          </table:table-cell>
          <table:table-cell office:value-type="float" office:value="0" table:formula="msoxl:='IP@'!A20" table:style-name="ce1">
            <text:p>0</text:p>
          </table:table-cell>
          <table:table-cell office:value-type="float" office:value="0" table:formula="msoxl:='IP@'!B20" table:style-name="ce1">
            <text:p>0</text:p>
          </table:table-cell>
          <table:table-cell office:value-type="float" office:value="0" table:formula="msoxl:='IP@'!C20" table:style-name="ce1">
            <text:p>0</text:p>
          </table:table-cell>
          <table:table-cell office:value-type="string" office:string-value="P19" table:formula="msoxl:=TCP_port!A20" table:style-name="ce1">
            <text:p>P19</text:p>
          </table:table-cell>
          <table:table-cell office:value-type="string" office:string-value="Remote L11 TX server" table:formula="msoxl:=TCP_port!B20" table:style-name="ce1">
            <text:p>Remote L11 TX server</text:p>
          </table:table-cell>
          <table:table-cell office:value-type="float" office:value="30000" table:formula="msoxl:=TCP_port!C20" table:style-name="ce1">
            <text:p>30000</text:p>
          </table:table-cell>
          <table:table-cell office:value-type="string" office:string-value="T019" table:formula="msoxl:=TDL_ROUTEUR!A20" table:style-name="ce2">
            <text:p>T019</text:p>
          </table:table-cell>
          <table:table-cell office:value-type="string" office:string-value="L16_SIMPLE_Recording" table:formula="msoxl:=TDL_ROUTEUR!B20" table:style-name="ce2">
            <text:p>L16_SIMPLE_Recording</text:p>
          </table:table-cell>
          <table:table-cell office:value-type="string" office:string-value="No_Recording" table:formula="msoxl:=TDL_ROUTEUR!C20" table:style-name="ce2">
            <text:p>No_Recording</text:p>
          </table:table-cell>
          <table:table-cell office:value-type="float" office:value="0" table:formula="msoxl:=TDL_ROUTEUR!E20" table:style-name="ce2">
            <text:p>0</text:p>
          </table:table-cell>
          <table:table-cell office:value-type="float" office:value="0" table:formula="msoxl:=TDL_ROUTEUR!F20" table:style-name="ce2">
            <text:p>0</text:p>
          </table:table-cell>
          <table:table-cell office:value-type="float" office:value="0" table:formula="msoxl:=TDL_ROUTEUR!G20" table:style-name="ce2">
            <text:p>0</text:p>
          </table:table-cell>
          <table:table-cell office:value-type="string" office:string-value="T219" table:formula="msoxl:=TDL_ROUTEUR!I20" table:style-name="ce2">
            <text:p>T219</text:p>
          </table:table-cell>
          <table:table-cell office:value-type="string" office:string-value="VOICE_CALL_SIGN" table:formula="msoxl:=TDL_ROUTEUR!J20" table:style-name="ce2">
            <text:p>VOICE_CALL_SIGN</text:p>
          </table:table-cell>
          <table:table-cell office:value-type="string" office:string-value="MINT" table:formula="msoxl:=TDL_ROUTEUR!K20" table:style-name="ce2">
            <text:p>MINT</text:p>
          </table:table-cell>
          <table:table-cell office:value-type="string" office:string-value="T319" table:formula="msoxl:=TDL_ROUTEUR!L20" table:style-name="ce2">
            <text:p>T319</text:p>
          </table:table-cell>
          <table:table-cell office:value-type="string" office:string-value="THD562_ROUTE_DESTINATION_LIST" table:formula="msoxl:=TDL_ROUTEUR!M20" table:style-name="ce2">
            <text:p>THD562_ROUTE_DESTINATION_LIST</text:p>
          </table:table-cell>
          <table:table-cell office:value-type="float" office:value="3" table:formula="msoxl:=TDL_ROUTEUR!N20" table:style-name="ce2">
            <text:p>3</text:p>
          </table:table-cell>
          <table:table-cell office:value-type="string" office:string-value="T419" table:formula="msoxl:=TDL_ROUTEUR!O20" table:style-name="ce2">
            <text:p>T419</text:p>
          </table:table-cell>
          <table:table-cell office:value-type="string" office:string-value="SIMPLE_CONNECTION_BYTES_ORDERING" table:formula="msoxl:=TDL_ROUTEUR!P20" table:style-name="ce2">
            <text:p>SIMPLE_CONNECTION_BYTES_ORDERING</text:p>
          </table:table-cell>
          <table:table-cell office:value-type="string" office:string-value="LE" table:formula="msoxl:=TDL_ROUTEUR!Q20" table:style-name="ce2">
            <text:p>LE</text:p>
          </table:table-cell>
          <table:table-cell office:value-type="float" office:value="0" table:formula="msoxl:=TDL_ROUTEUR!R20" table:style-name="ce3">
            <text:p>0</text:p>
          </table:table-cell>
          <table:table-cell office:value-type="float" office:value="0" table:formula="msoxl:=TDL_ROUTEUR!S20" table:style-name="ce3">
            <text:p>0</text:p>
          </table:table-cell>
          <table:table-cell office:value-type="float" office:value="0" table:formula="msoxl:=TDL_ROUTEUR!T20" table:style-name="ce3">
            <text:p>0</text:p>
          </table:table-cell>
          <table:table-cell office:value-type="string" office:string-value="J019" table:formula="msoxl:=JREP!A20" table:style-name="ce1">
            <text:p>J019</text:p>
          </table:table-cell>
          <table:table-cell office:value-type="string" office:string-value="coordinated_universal_time" table:formula="msoxl:=JREP!B20" table:style-name="ce1">
            <text:p>coordinated_universal_time</text:p>
          </table:table-cell>
          <table:table-cell office:value-type="string" office:string-value="true" table:formula="msoxl:=JREP!C20" table:style-name="ce1">
            <text:p>true</text:p>
          </table:table-cell>
          <table:table-cell office:value-type="float" office:value="0" table:formula="msoxl:=JREP!D20" table:style-name="ce1">
            <text:p>0</text:p>
          </table:table-cell>
          <table:table-cell office:value-type="float" office:value="0" table:formula="msoxl:=JREP!E20" table:style-name="ce1">
            <text:p>0</text:p>
          </table:table-cell>
          <table:table-cell office:value-type="float" office:value="0" table:formula="msoxl:=JREP!F20" table:style-name="ce1">
            <text:p>0</text:p>
          </table:table-cell>
          <table:table-cell office:value-type="string" office:string-value="J219" table:formula="msoxl:=JREP!G20" table:style-name="ce1">
            <text:p>J219</text:p>
          </table:table-cell>
          <table:table-cell office:value-type="string" office:string-value="IP_LINK_TASK_PRIORITY" table:formula="msoxl:=JREP!H20" table:style-name="ce1">
            <text:p>IP_LINK_TASK_PRIORITY</text:p>
          </table:table-cell>
          <table:table-cell office:value-type="float" office:value="15" table:formula="msoxl:=JREP!I20" table:style-name="ce1">
            <text:p>15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21" table:style-name="ce1">
            <text:p>0</text:p>
          </table:table-cell>
          <table:table-cell office:value-type="float" office:value="0" table:formula="msoxl:=Project!B21" table:style-name="ce1">
            <text:p>0</text:p>
          </table:table-cell>
          <table:table-cell office:value-type="float" office:value="0" table:formula="msoxl:=Project!C21" table:style-name="ce1">
            <text:p>0</text:p>
          </table:table-cell>
          <table:table-cell office:value-type="float" office:value="0" table:formula="msoxl:='IP@'!A21" table:style-name="ce1">
            <text:p>0</text:p>
          </table:table-cell>
          <table:table-cell office:value-type="float" office:value="0" table:formula="msoxl:='IP@'!B21" table:style-name="ce1">
            <text:p>0</text:p>
          </table:table-cell>
          <table:table-cell office:value-type="float" office:value="0" table:formula="msoxl:='IP@'!C21" table:style-name="ce1">
            <text:p>0</text:p>
          </table:table-cell>
          <table:table-cell office:value-type="string" office:string-value="P20" table:formula="msoxl:=TCP_port!A21" table:style-name="ce1">
            <text:p>P20</text:p>
          </table:table-cell>
          <table:table-cell office:value-type="string" office:string-value="Remote L11 TX client" table:formula="msoxl:=TCP_port!B21" table:style-name="ce1">
            <text:p>Remote L11 TX client</text:p>
          </table:table-cell>
          <table:table-cell office:value-type="float" office:value="28000" table:formula="msoxl:=TCP_port!C21" table:style-name="ce1">
            <text:p>28000</text:p>
          </table:table-cell>
          <table:table-cell office:value-type="string" office:string-value="T020" table:formula="msoxl:=TDL_ROUTEUR!A21" table:style-name="ce2">
            <text:p>T020</text:p>
          </table:table-cell>
          <table:table-cell office:value-type="string" office:string-value="MIDS_PLATFORM_Recording" table:formula="msoxl:=TDL_ROUTEUR!B21" table:style-name="ce2">
            <text:p>MIDS_PLATFORM_Recording</text:p>
          </table:table-cell>
          <table:table-cell office:value-type="string" office:string-value="No_Recording" table:formula="msoxl:=TDL_ROUTEUR!C21" table:style-name="ce2">
            <text:p>No_Recording</text:p>
          </table:table-cell>
          <table:table-cell office:value-type="float" office:value="0" table:formula="msoxl:=TDL_ROUTEUR!E21" table:style-name="ce2">
            <text:p>0</text:p>
          </table:table-cell>
          <table:table-cell office:value-type="float" office:value="0" table:formula="msoxl:=TDL_ROUTEUR!F21" table:style-name="ce2">
            <text:p>0</text:p>
          </table:table-cell>
          <table:table-cell office:value-type="float" office:value="0" table:formula="msoxl:=TDL_ROUTEUR!G21" table:style-name="ce2">
            <text:p>0</text:p>
          </table:table-cell>
          <table:table-cell office:value-type="string" office:string-value="T220" table:formula="msoxl:=TDL_ROUTEUR!I21" table:style-name="ce2">
            <text:p>T220</text:p>
          </table:table-cell>
          <table:table-cell office:value-type="string" office:string-value="PLATFORM" table:formula="msoxl:=TDL_ROUTEUR!J21" table:style-name="ce2">
            <text:p>PLATFORM</text:p>
          </table:table-cell>
          <table:table-cell office:value-type="float" office:value="3" table:formula="msoxl:=TDL_ROUTEUR!K21" table:style-name="ce2">
            <text:p>3</text:p>
          </table:table-cell>
          <table:table-cell office:value-type="float" office:value="0" table:formula="msoxl:=TDL_ROUTEUR!L21" table:style-name="ce2">
            <text:p>0</text:p>
          </table:table-cell>
          <table:table-cell office:value-type="float" office:value="0" table:formula="msoxl:=TDL_ROUTEUR!M21" table:style-name="ce2">
            <text:p>0</text:p>
          </table:table-cell>
          <table:table-cell office:value-type="float" office:value="0" table:formula="msoxl:=TDL_ROUTEUR!N21" table:style-name="ce2">
            <text:p>0</text:p>
          </table:table-cell>
          <table:table-cell office:value-type="string" office:string-value="T420" table:formula="msoxl:=TDL_ROUTEUR!O21" table:style-name="ce2">
            <text:p>T420</text:p>
          </table:table-cell>
          <table:table-cell office:value-type="string" office:string-value="SIMPLE_CONNECTION_TIMEOUT" table:formula="msoxl:=TDL_ROUTEUR!P21" table:style-name="ce2">
            <text:p>SIMPLE_CONNECTION_TIMEOUT</text:p>
          </table:table-cell>
          <table:table-cell office:value-type="float" office:value="1000" table:formula="msoxl:=TDL_ROUTEUR!Q21" table:style-name="ce2">
            <text:p>1000</text:p>
          </table:table-cell>
          <table:table-cell office:value-type="float" office:value="0" table:formula="msoxl:=TDL_ROUTEUR!R21" table:style-name="ce3">
            <text:p>0</text:p>
          </table:table-cell>
          <table:table-cell office:value-type="float" office:value="0" table:formula="msoxl:=TDL_ROUTEUR!S21" table:style-name="ce3">
            <text:p>0</text:p>
          </table:table-cell>
          <table:table-cell office:value-type="float" office:value="0" table:formula="msoxl:=TDL_ROUTEUR!T21" table:style-name="ce3">
            <text:p>0</text:p>
          </table:table-cell>
          <table:table-cell office:value-type="string" office:string-value="J020" table:formula="msoxl:=JREP!A21" table:style-name="ce1">
            <text:p>J020</text:p>
          </table:table-cell>
          <table:table-cell office:value-type="string" office:string-value="jrel16linkcapabletimereference_list jrel16linkpreferedtimereference" table:formula="msoxl:=JREP!B21" table:style-name="ce1">
            <text:p>jrel16linkcapabletimereference_list jrel16linkpreferedtimereference</text:p>
          </table:table-cell>
          <table:table-cell office:value-type="string" office:string-value="coordinated_universal_time" table:formula="msoxl:=JREP!C21" table:style-name="ce1">
            <text:p>coordinated_universal_time</text:p>
          </table:table-cell>
          <table:table-cell office:value-type="float" office:value="0" table:formula="msoxl:=JREP!D21" table:style-name="ce1">
            <text:p>0</text:p>
          </table:table-cell>
          <table:table-cell office:value-type="float" office:value="0" table:formula="msoxl:=JREP!E21" table:style-name="ce1">
            <text:p>0</text:p>
          </table:table-cell>
          <table:table-cell office:value-type="float" office:value="0" table:formula="msoxl:=JREP!F21" table:style-name="ce1">
            <text:p>0</text:p>
          </table:table-cell>
          <table:table-cell office:value-type="string" office:string-value="J220" table:formula="msoxl:=JREP!G21" table:style-name="ce1">
            <text:p>J220</text:p>
          </table:table-cell>
          <table:table-cell office:value-type="string" office:string-value="TRACE_BUFFER_SIZE" table:formula="msoxl:=JREP!H21" table:style-name="ce1">
            <text:p>TRACE_BUFFER_SIZE</text:p>
          </table:table-cell>
          <table:table-cell office:value-type="float" office:value="100" table:formula="msoxl:=JREP!I21" table:style-name="ce1">
            <text:p>10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22" table:style-name="ce1">
            <text:p>0</text:p>
          </table:table-cell>
          <table:table-cell office:value-type="float" office:value="0" table:formula="msoxl:=Project!B22" table:style-name="ce1">
            <text:p>0</text:p>
          </table:table-cell>
          <table:table-cell office:value-type="float" office:value="0" table:formula="msoxl:=Project!C22" table:style-name="ce1">
            <text:p>0</text:p>
          </table:table-cell>
          <table:table-cell office:value-type="float" office:value="0" table:formula="msoxl:='IP@'!A22" table:style-name="ce1">
            <text:p>0</text:p>
          </table:table-cell>
          <table:table-cell office:value-type="float" office:value="0" table:formula="msoxl:='IP@'!B22" table:style-name="ce1">
            <text:p>0</text:p>
          </table:table-cell>
          <table:table-cell office:value-type="float" office:value="0" table:formula="msoxl:='IP@'!C22" table:style-name="ce1">
            <text:p>0</text:p>
          </table:table-cell>
          <table:table-cell office:value-type="string" office:string-value="P21" table:formula="msoxl:=TCP_port!A22" table:style-name="ce1">
            <text:p>P21</text:p>
          </table:table-cell>
          <table:table-cell office:value-type="string" office:string-value="Remote L11 RX server" table:formula="msoxl:=TCP_port!B22" table:style-name="ce1">
            <text:p>Remote L11 RX server</text:p>
          </table:table-cell>
          <table:table-cell office:value-type="float" office:value="31000" table:formula="msoxl:=TCP_port!C22" table:style-name="ce1">
            <text:p>31000</text:p>
          </table:table-cell>
          <table:table-cell office:value-type="string" office:string-value="T021" table:formula="msoxl:=TDL_ROUTEUR!A22" table:style-name="ce2">
            <text:p>T021</text:p>
          </table:table-cell>
          <table:table-cell office:value-type="string" office:string-value="MR_Routing_DLP_Indicator" table:formula="msoxl:=TDL_ROUTEUR!B22" table:style-name="ce2">
            <text:p>MR_Routing_DLP_Indicator</text:p>
          </table:table-cell>
          <table:table-cell office:value-type="string" office:string-value="True" table:formula="msoxl:=TDL_ROUTEUR!C22" table:style-name="ce2">
            <text:p>True</text:p>
          </table:table-cell>
          <table:table-cell office:value-type="float" office:value="0" table:formula="msoxl:=TDL_ROUTEUR!E22" table:style-name="ce2">
            <text:p>0</text:p>
          </table:table-cell>
          <table:table-cell office:value-type="float" office:value="0" table:formula="msoxl:=TDL_ROUTEUR!F22" table:style-name="ce2">
            <text:p>0</text:p>
          </table:table-cell>
          <table:table-cell office:value-type="float" office:value="0" table:formula="msoxl:=TDL_ROUTEUR!G22" table:style-name="ce2">
            <text:p>0</text:p>
          </table:table-cell>
          <table:table-cell office:value-type="string" office:string-value="T221" table:formula="msoxl:=TDL_ROUTEUR!I22" table:style-name="ce2">
            <text:p>T221</text:p>
          </table:table-cell>
          <table:table-cell office:value-type="string" office:string-value="PLATFORM_ACTIVITY" table:formula="msoxl:=TDL_ROUTEUR!J22" table:style-name="ce2">
            <text:p>PLATFORM_ACTIVITY</text:p>
          </table:table-cell>
          <table:table-cell office:value-type="float" office:value="30" table:formula="msoxl:=TDL_ROUTEUR!K22" table:style-name="ce2">
            <text:p>30</text:p>
          </table:table-cell>
          <table:table-cell office:value-type="float" office:value="0" table:formula="msoxl:=TDL_ROUTEUR!L22" table:style-name="ce2">
            <text:p>0</text:p>
          </table:table-cell>
          <table:table-cell office:value-type="float" office:value="0" table:formula="msoxl:=TDL_ROUTEUR!M22" table:style-name="ce2">
            <text:p>0</text:p>
          </table:table-cell>
          <table:table-cell office:value-type="float" office:value="0" table:formula="msoxl:=TDL_ROUTEUR!N22" table:style-name="ce2">
            <text:p>0</text:p>
          </table:table-cell>
          <table:table-cell office:value-type="string" office:string-value="T421" table:formula="msoxl:=TDL_ROUTEUR!O22" table:style-name="ce2">
            <text:p>T421</text:p>
          </table:table-cell>
          <table:table-cell office:value-type="string" office:string-value="SIMPLE_SECURITY_LEVEL" table:formula="msoxl:=TDL_ROUTEUR!P22" table:style-name="ce2">
            <text:p>SIMPLE_SECURITY_LEVEL</text:p>
          </table:table-cell>
          <table:table-cell office:value-type="float" office:value="0" table:formula="msoxl:=TDL_ROUTEUR!Q22" table:style-name="ce2">
            <text:p>0</text:p>
          </table:table-cell>
          <table:table-cell office:value-type="float" office:value="0" table:formula="msoxl:=TDL_ROUTEUR!R22" table:style-name="ce3">
            <text:p>0</text:p>
          </table:table-cell>
          <table:table-cell office:value-type="float" office:value="0" table:formula="msoxl:=TDL_ROUTEUR!S22" table:style-name="ce3">
            <text:p>0</text:p>
          </table:table-cell>
          <table:table-cell office:value-type="float" office:value="0" table:formula="msoxl:=TDL_ROUTEUR!T22" table:style-name="ce3">
            <text:p>0</text:p>
          </table:table-cell>
          <table:table-cell office:value-type="string" office:string-value="J021" table:formula="msoxl:=JREP!A22" table:style-name="ce1">
            <text:p>J021</text:p>
          </table:table-cell>
          <table:table-cell office:value-type="string" office:string-value="jre_network_controller" table:formula="msoxl:=JREP!B22" table:style-name="ce1">
            <text:p>jre_network_controller</text:p>
          </table:table-cell>
          <table:table-cell office:value-type="string" office:string-value="false" table:formula="msoxl:=JREP!C22" table:style-name="ce1">
            <text:p>false</text:p>
          </table:table-cell>
          <table:table-cell office:value-type="float" office:value="0" table:formula="msoxl:=JREP!D22" table:style-name="ce1">
            <text:p>0</text:p>
          </table:table-cell>
          <table:table-cell office:value-type="float" office:value="0" table:formula="msoxl:=JREP!E22" table:style-name="ce1">
            <text:p>0</text:p>
          </table:table-cell>
          <table:table-cell office:value-type="float" office:value="0" table:formula="msoxl:=JREP!F22" table:style-name="ce1">
            <text:p>0</text:p>
          </table:table-cell>
          <table:table-cell office:value-type="string" office:string-value="J221" table:formula="msoxl:=JREP!G22" table:style-name="ce1">
            <text:p>J221</text:p>
          </table:table-cell>
          <table:table-cell office:value-type="string" office:string-value="TRACE_BUFFER_LOW_THRESHOLD" table:formula="msoxl:=JREP!H22" table:style-name="ce1">
            <text:p>TRACE_BUFFER_LOW_THRESHOLD</text:p>
          </table:table-cell>
          <table:table-cell office:value-type="float" office:value="60" table:formula="msoxl:=JREP!I22" table:style-name="ce1">
            <text:p>6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23" table:style-name="ce1">
            <text:p>0</text:p>
          </table:table-cell>
          <table:table-cell office:value-type="float" office:value="0" table:formula="msoxl:=Project!B23" table:style-name="ce1">
            <text:p>0</text:p>
          </table:table-cell>
          <table:table-cell office:value-type="float" office:value="0" table:formula="msoxl:=Project!C23" table:style-name="ce1">
            <text:p>0</text:p>
          </table:table-cell>
          <table:table-cell office:value-type="float" office:value="0" table:formula="msoxl:='IP@'!A23" table:style-name="ce1">
            <text:p>0</text:p>
          </table:table-cell>
          <table:table-cell office:value-type="float" office:value="0" table:formula="msoxl:='IP@'!B23" table:style-name="ce1">
            <text:p>0</text:p>
          </table:table-cell>
          <table:table-cell office:value-type="float" office:value="0" table:formula="msoxl:='IP@'!C23" table:style-name="ce1">
            <text:p>0</text:p>
          </table:table-cell>
          <table:table-cell office:value-type="string" office:string-value="P22" table:formula="msoxl:=TCP_port!A23" table:style-name="ce1">
            <text:p>P22</text:p>
          </table:table-cell>
          <table:table-cell office:value-type="string" office:string-value="Remote L11 RX client" table:formula="msoxl:=TCP_port!B23" table:style-name="ce1">
            <text:p>Remote L11 RX client</text:p>
          </table:table-cell>
          <table:table-cell office:value-type="float" office:value="29000" table:formula="msoxl:=TCP_port!C23" table:style-name="ce1">
            <text:p>29000</text:p>
          </table:table-cell>
          <table:table-cell office:value-type="string" office:string-value="T022" table:formula="msoxl:=TDL_ROUTEUR!A23" table:style-name="ce2">
            <text:p>T022</text:p>
          </table:table-cell>
          <table:table-cell office:value-type="string" office:string-value="MR_Routing_JRE_Indicator" table:formula="msoxl:=TDL_ROUTEUR!B23" table:style-name="ce2">
            <text:p>MR_Routing_JRE_Indicator</text:p>
          </table:table-cell>
          <table:table-cell office:value-type="string" office:string-value="True" table:formula="msoxl:=TDL_ROUTEUR!C23" table:style-name="ce2">
            <text:p>True</text:p>
          </table:table-cell>
          <table:table-cell office:value-type="float" office:value="0" table:formula="msoxl:=TDL_ROUTEUR!E23" table:style-name="ce2">
            <text:p>0</text:p>
          </table:table-cell>
          <table:table-cell office:value-type="float" office:value="0" table:formula="msoxl:=TDL_ROUTEUR!F23" table:style-name="ce2">
            <text:p>0</text:p>
          </table:table-cell>
          <table:table-cell office:value-type="float" office:value="0" table:formula="msoxl:=TDL_ROUTEUR!G23" table:style-name="ce2">
            <text:p>0</text:p>
          </table:table-cell>
          <table:table-cell office:value-type="string" office:string-value="T222" table:formula="msoxl:=TDL_ROUTEUR!I23" table:style-name="ce2">
            <text:p>T222</text:p>
          </table:table-cell>
          <table:table-cell office:value-type="string" office:string-value="VOICE_FREQUENCY_CHANNEL" table:formula="msoxl:=TDL_ROUTEUR!J23" table:style-name="ce2">
            <text:p>VOICE_FREQUENCY_CHANNEL</text:p>
          </table:table-cell>
          <table:table-cell office:value-type="float" office:value="10" table:formula="msoxl:=TDL_ROUTEUR!K23" table:style-name="ce2">
            <text:p>10</text:p>
          </table:table-cell>
          <table:table-cell office:value-type="float" office:value="0" table:formula="msoxl:=TDL_ROUTEUR!L23" table:style-name="ce2">
            <text:p>0</text:p>
          </table:table-cell>
          <table:table-cell office:value-type="float" office:value="0" table:formula="msoxl:=TDL_ROUTEUR!M23" table:style-name="ce2">
            <text:p>0</text:p>
          </table:table-cell>
          <table:table-cell office:value-type="float" office:value="0" table:formula="msoxl:=TDL_ROUTEUR!N23" table:style-name="ce2">
            <text:p>0</text:p>
          </table:table-cell>
          <table:table-cell office:value-type="string" office:string-value="T422" table:formula="msoxl:=TDL_ROUTEUR!O23" table:style-name="ce2">
            <text:p>T422</text:p>
          </table:table-cell>
          <table:table-cell office:value-type="string" office:string-value="SIMPLE_TERMINAL_TYPE" table:formula="msoxl:=TDL_ROUTEUR!P23" table:style-name="ce2">
            <text:p>SIMPLE_TERMINAL_TYPE</text:p>
          </table:table-cell>
          <table:table-cell office:value-type="float" office:value="10" table:formula="msoxl:=TDL_ROUTEUR!Q23" table:style-name="ce2">
            <text:p>10</text:p>
          </table:table-cell>
          <table:table-cell office:value-type="float" office:value="0" table:formula="msoxl:=TDL_ROUTEUR!R23" table:style-name="ce3">
            <text:p>0</text:p>
          </table:table-cell>
          <table:table-cell office:value-type="float" office:value="0" table:formula="msoxl:=TDL_ROUTEUR!S23" table:style-name="ce3">
            <text:p>0</text:p>
          </table:table-cell>
          <table:table-cell office:value-type="float" office:value="0" table:formula="msoxl:=TDL_ROUTEUR!T23" table:style-name="ce3">
            <text:p>0</text:p>
          </table:table-cell>
          <table:table-cell office:value-type="string" office:string-value="J022" table:formula="msoxl:=JREP!A23" table:style-name="ce1">
            <text:p>J022</text:p>
          </table:table-cell>
          <table:table-cell office:value-type="string" office:string-value="round_trip" table:formula="msoxl:=JREP!B23" table:style-name="ce1">
            <text:p>round_trip</text:p>
          </table:table-cell>
          <table:table-cell office:value-type="string" office:string-value="true" table:formula="msoxl:=JREP!C23" table:style-name="ce1">
            <text:p>true</text:p>
          </table:table-cell>
          <table:table-cell office:value-type="float" office:value="0" table:formula="msoxl:=JREP!D23" table:style-name="ce1">
            <text:p>0</text:p>
          </table:table-cell>
          <table:table-cell office:value-type="float" office:value="0" table:formula="msoxl:=JREP!E23" table:style-name="ce1">
            <text:p>0</text:p>
          </table:table-cell>
          <table:table-cell office:value-type="float" office:value="0" table:formula="msoxl:=JREP!F23" table:style-name="ce1">
            <text:p>0</text:p>
          </table:table-cell>
          <table:table-cell office:value-type="string" office:string-value="J222" table:formula="msoxl:=JREP!G23" table:style-name="ce1">
            <text:p>J222</text:p>
          </table:table-cell>
          <table:table-cell office:value-type="string" office:string-value="TRACE_BUFFER_HIGH_THRESHOLD" table:formula="msoxl:=JREP!H23" table:style-name="ce1">
            <text:p>TRACE_BUFFER_HIGH_THRESHOLD</text:p>
          </table:table-cell>
          <table:table-cell office:value-type="float" office:value="80" table:formula="msoxl:=JREP!I23" table:style-name="ce1">
            <text:p>8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24" table:style-name="ce1">
            <text:p>0</text:p>
          </table:table-cell>
          <table:table-cell office:value-type="float" office:value="0" table:formula="msoxl:=Project!B24" table:style-name="ce1">
            <text:p>0</text:p>
          </table:table-cell>
          <table:table-cell office:value-type="float" office:value="0" table:formula="msoxl:=Project!C24" table:style-name="ce1">
            <text:p>0</text:p>
          </table:table-cell>
          <table:table-cell office:value-type="float" office:value="0" table:formula="msoxl:='IP@'!A24" table:style-name="ce1">
            <text:p>0</text:p>
          </table:table-cell>
          <table:table-cell office:value-type="float" office:value="0" table:formula="msoxl:='IP@'!B24" table:style-name="ce1">
            <text:p>0</text:p>
          </table:table-cell>
          <table:table-cell office:value-type="float" office:value="0" table:formula="msoxl:='IP@'!C24" table:style-name="ce1">
            <text:p>0</text:p>
          </table:table-cell>
          <table:table-cell office:value-type="string" office:string-value="P23" table:formula="msoxl:=TCP_port!A24" table:style-name="ce1">
            <text:p>P23</text:p>
          </table:table-cell>
          <table:table-cell office:value-type="string" office:string-value="Remote L11 SIMPLE" table:formula="msoxl:=TCP_port!B24" table:style-name="ce1">
            <text:p>Remote L11 SIMPLE</text:p>
          </table:table-cell>
          <table:table-cell office:value-type="float" office:value="27000" table:formula="msoxl:=TCP_port!C24" table:style-name="ce1">
            <text:p>27000</text:p>
          </table:table-cell>
          <table:table-cell office:value-type="string" office:string-value="T023" table:formula="msoxl:=TDL_ROUTEUR!A24" table:style-name="ce2">
            <text:p>T023</text:p>
          </table:table-cell>
          <table:table-cell office:value-type="string" office:string-value="MR_Routing_MIDS_Indicator" table:formula="msoxl:=TDL_ROUTEUR!B24" table:style-name="ce2">
            <text:p>MR_Routing_MIDS_Indicator</text:p>
          </table:table-cell>
          <table:table-cell office:value-type="string" office:string-value="True" table:formula="msoxl:=TDL_ROUTEUR!C24" table:style-name="ce2">
            <text:p>True</text:p>
          </table:table-cell>
          <table:table-cell office:value-type="float" office:value="0" table:formula="msoxl:=TDL_ROUTEUR!E24" table:style-name="ce2">
            <text:p>0</text:p>
          </table:table-cell>
          <table:table-cell office:value-type="float" office:value="0" table:formula="msoxl:=TDL_ROUTEUR!F24" table:style-name="ce2">
            <text:p>0</text:p>
          </table:table-cell>
          <table:table-cell office:value-type="float" office:value="0" table:formula="msoxl:=TDL_ROUTEUR!G24" table:style-name="ce2">
            <text:p>0</text:p>
          </table:table-cell>
          <table:table-cell office:value-type="string" office:string-value="T223" table:formula="msoxl:=TDL_ROUTEUR!I24" table:style-name="ce2">
            <text:p>T223</text:p>
          </table:table-cell>
          <table:table-cell office:value-type="string" office:string-value="CONTROL_CHANNEL" table:formula="msoxl:=TDL_ROUTEUR!J24" table:style-name="ce2">
            <text:p>CONTROL_CHANNEL</text:p>
          </table:table-cell>
          <table:table-cell office:value-type="float" office:value="53" table:formula="msoxl:=TDL_ROUTEUR!K24" table:style-name="ce2">
            <text:p>53</text:p>
          </table:table-cell>
          <table:table-cell office:value-type="float" office:value="0" table:formula="msoxl:=TDL_ROUTEUR!L24" table:style-name="ce2">
            <text:p>0</text:p>
          </table:table-cell>
          <table:table-cell office:value-type="float" office:value="0" table:formula="msoxl:=TDL_ROUTEUR!M24" table:style-name="ce2">
            <text:p>0</text:p>
          </table:table-cell>
          <table:table-cell office:value-type="float" office:value="0" table:formula="msoxl:=TDL_ROUTEUR!N24" table:style-name="ce2">
            <text:p>0</text:p>
          </table:table-cell>
          <table:table-cell office:value-type="string" office:string-value="T423" table:formula="msoxl:=TDL_ROUTEUR!O24" table:style-name="ce2">
            <text:p>T423</text:p>
          </table:table-cell>
          <table:table-cell office:value-type="string" office:string-value="SIMPLE_TERMINAL_ROLE" table:formula="msoxl:=TDL_ROUTEUR!P24" table:style-name="ce2">
            <text:p>SIMPLE_TERMINAL_ROLE</text:p>
          </table:table-cell>
          <table:table-cell office:value-type="float" office:value="2" table:formula="msoxl:=TDL_ROUTEUR!Q24" table:style-name="ce2">
            <text:p>2</text:p>
          </table:table-cell>
          <table:table-cell office:value-type="float" office:value="0" table:formula="msoxl:=TDL_ROUTEUR!R24" table:style-name="ce3">
            <text:p>0</text:p>
          </table:table-cell>
          <table:table-cell office:value-type="float" office:value="0" table:formula="msoxl:=TDL_ROUTEUR!S24" table:style-name="ce3">
            <text:p>0</text:p>
          </table:table-cell>
          <table:table-cell office:value-type="float" office:value="0" table:formula="msoxl:=TDL_ROUTEUR!T24" table:style-name="ce3">
            <text:p>0</text:p>
          </table:table-cell>
          <table:table-cell office:value-type="string" office:string-value="J023" table:formula="msoxl:=JREP!A24" table:style-name="ce1">
            <text:p>J023</text:p>
          </table:table-cell>
          <table:table-cell office:value-type="string" office:string-value="fixed_delay" table:formula="msoxl:=JREP!B24" table:style-name="ce1">
            <text:p>fixed_delay</text:p>
          </table:table-cell>
          <table:table-cell office:value-type="string" office:string-value="false" table:formula="msoxl:=JREP!C24" table:style-name="ce1">
            <text:p>false</text:p>
          </table:table-cell>
          <table:table-cell office:value-type="float" office:value="0" table:formula="msoxl:=JREP!D24" table:style-name="ce1">
            <text:p>0</text:p>
          </table:table-cell>
          <table:table-cell office:value-type="float" office:value="0" table:formula="msoxl:=JREP!E24" table:style-name="ce1">
            <text:p>0</text:p>
          </table:table-cell>
          <table:table-cell office:value-type="float" office:value="0" table:formula="msoxl:=JREP!F24" table:style-name="ce1">
            <text:p>0</text:p>
          </table:table-cell>
          <table:table-cell office:value-type="string" office:string-value="J223" table:formula="msoxl:=JREP!G24" table:style-name="ce1">
            <text:p>J223</text:p>
          </table:table-cell>
          <table:table-cell office:value-type="string" office:string-value="MSG_MGR_BUFFER_SIZE" table:formula="msoxl:=JREP!H24" table:style-name="ce1">
            <text:p>MSG_MGR_BUFFER_SIZE</text:p>
          </table:table-cell>
          <table:table-cell office:value-type="float" office:value="256" table:formula="msoxl:=JREP!I24" table:style-name="ce1">
            <text:p>256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25" table:style-name="ce1">
            <text:p>0</text:p>
          </table:table-cell>
          <table:table-cell office:value-type="float" office:value="0" table:formula="msoxl:=Project!B25" table:style-name="ce1">
            <text:p>0</text:p>
          </table:table-cell>
          <table:table-cell office:value-type="float" office:value="0" table:formula="msoxl:=Project!C25" table:style-name="ce1">
            <text:p>0</text:p>
          </table:table-cell>
          <table:table-cell office:value-type="float" office:value="0" table:formula="msoxl:='IP@'!A25" table:style-name="ce1">
            <text:p>0</text:p>
          </table:table-cell>
          <table:table-cell office:value-type="float" office:value="0" table:formula="msoxl:='IP@'!B25" table:style-name="ce1">
            <text:p>0</text:p>
          </table:table-cell>
          <table:table-cell office:value-type="float" office:value="0" table:formula="msoxl:='IP@'!C25" table:style-name="ce1">
            <text:p>0</text:p>
          </table:table-cell>
          <table:table-cell office:value-type="string" office:string-value="P24" table:formula="msoxl:=TCP_port!A25" table:style-name="ce1">
            <text:p>P24</text:p>
          </table:table-cell>
          <table:table-cell office:value-type="string" office:string-value="SILN server " table:formula="msoxl:=TCP_port!B25" table:style-name="ce1">
            <text:p>SILN server<text:s/></text:p>
          </table:table-cell>
          <table:table-cell office:value-type="float" office:value="40000" table:formula="msoxl:=TCP_port!C25" table:style-name="ce1">
            <text:p>40000</text:p>
          </table:table-cell>
          <table:table-cell office:value-type="string" office:string-value="T024" table:formula="msoxl:=TDL_ROUTEUR!A25" table:style-name="ce2">
            <text:p>T024</text:p>
          </table:table-cell>
          <table:table-cell office:value-type="string" office:string-value="MR_Routing_SIMPLE_Indicator" table:formula="msoxl:=TDL_ROUTEUR!B25" table:style-name="ce2">
            <text:p>MR_Routing_SIMPLE_Indicator</text:p>
          </table:table-cell>
          <table:table-cell office:value-type="string" office:string-value="True" table:formula="msoxl:=TDL_ROUTEUR!C25" table:style-name="ce2">
            <text:p>True</text:p>
          </table:table-cell>
          <table:table-cell office:value-type="float" office:value="0" table:formula="msoxl:=TDL_ROUTEUR!E25" table:style-name="ce2">
            <text:p>0</text:p>
          </table:table-cell>
          <table:table-cell office:value-type="float" office:value="0" table:formula="msoxl:=TDL_ROUTEUR!F25" table:style-name="ce2">
            <text:p>0</text:p>
          </table:table-cell>
          <table:table-cell office:value-type="float" office:value="0" table:formula="msoxl:=TDL_ROUTEUR!G25" table:style-name="ce2">
            <text:p>0</text:p>
          </table:table-cell>
          <table:table-cell office:value-type="string" office:string-value="T224" table:formula="msoxl:=TDL_ROUTEUR!I25" table:style-name="ce2">
            <text:p>T224</text:p>
          </table:table-cell>
          <table:table-cell office:value-type="string" office:string-value="ACTIVE_RELAY_INDICATOR_VOICE_CHANNEL" table:formula="msoxl:=TDL_ROUTEUR!J25" table:style-name="ce2">
            <text:p>ACTIVE_RELAY_INDICATOR_VOICE_CHANNEL</text:p>
          </table:table-cell>
          <table:table-cell office:value-type="float" office:value="0" table:formula="msoxl:=TDL_ROUTEUR!K25" table:style-name="ce2">
            <text:p>0</text:p>
          </table:table-cell>
          <table:table-cell office:value-type="float" office:value="0" table:formula="msoxl:=TDL_ROUTEUR!L25" table:style-name="ce2">
            <text:p>0</text:p>
          </table:table-cell>
          <table:table-cell office:value-type="float" office:value="0" table:formula="msoxl:=TDL_ROUTEUR!M25" table:style-name="ce2">
            <text:p>0</text:p>
          </table:table-cell>
          <table:table-cell office:value-type="float" office:value="0" table:formula="msoxl:=TDL_ROUTEUR!N25" table:style-name="ce2">
            <text:p>0</text:p>
          </table:table-cell>
          <table:table-cell office:value-type="string" office:string-value="T424" table:formula="msoxl:=TDL_ROUTEUR!O25" table:style-name="ce2">
            <text:p>T424</text:p>
          </table:table-cell>
          <table:table-cell office:value-type="string" office:string-value="SIMPLE_TERMINAL_STN" table:formula="msoxl:=TDL_ROUTEUR!P25" table:style-name="ce2">
            <text:p>SIMPLE_TERMINAL_STN</text:p>
          </table:table-cell>
          <table:table-cell office:value-type="float" office:value="170" table:formula="msoxl:=TDL_ROUTEUR!Q25" table:style-name="ce2">
            <text:p>170</text:p>
          </table:table-cell>
          <table:table-cell office:value-type="float" office:value="0" table:formula="msoxl:=TDL_ROUTEUR!R25" table:style-name="ce3">
            <text:p>0</text:p>
          </table:table-cell>
          <table:table-cell office:value-type="float" office:value="0" table:formula="msoxl:=TDL_ROUTEUR!S25" table:style-name="ce3">
            <text:p>0</text:p>
          </table:table-cell>
          <table:table-cell office:value-type="float" office:value="0" table:formula="msoxl:=TDL_ROUTEUR!T25" table:style-name="ce3">
            <text:p>0</text:p>
          </table:table-cell>
          <table:table-cell office:value-type="string" office:string-value="J024" table:formula="msoxl:=JREP!A25" table:style-name="ce1">
            <text:p>J024</text:p>
          </table:table-cell>
          <table:table-cell office:value-type="string" office:string-value="event_strobe" table:formula="msoxl:=JREP!B25" table:style-name="ce1">
            <text:p>event_strobe</text:p>
          </table:table-cell>
          <table:table-cell office:value-type="string" office:string-value="false" table:formula="msoxl:=JREP!C25" table:style-name="ce1">
            <text:p>false</text:p>
          </table:table-cell>
          <table:table-cell office:value-type="float" office:value="0" table:formula="msoxl:=JREP!D25" table:style-name="ce1">
            <text:p>0</text:p>
          </table:table-cell>
          <table:table-cell office:value-type="float" office:value="0" table:formula="msoxl:=JREP!E25" table:style-name="ce1">
            <text:p>0</text:p>
          </table:table-cell>
          <table:table-cell office:value-type="float" office:value="0" table:formula="msoxl:=JREP!F25" table:style-name="ce1">
            <text:p>0</text:p>
          </table:table-cell>
          <table:table-cell office:value-type="string" office:string-value="J224" table:formula="msoxl:=JREP!G25" table:style-name="ce1">
            <text:p>J224</text:p>
          </table:table-cell>
          <table:table-cell office:value-type="string" office:string-value="MSG_MGR_BUFFER_LOW_THRESHOLD" table:formula="msoxl:=JREP!H25" table:style-name="ce1">
            <text:p>MSG_MGR_BUFFER_LOW_THRESHOLD</text:p>
          </table:table-cell>
          <table:table-cell office:value-type="float" office:value="192" table:formula="msoxl:=JREP!I25" table:style-name="ce1">
            <text:p>192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26" table:style-name="ce1">
            <text:p>0</text:p>
          </table:table-cell>
          <table:table-cell office:value-type="float" office:value="0" table:formula="msoxl:=Project!B26" table:style-name="ce1">
            <text:p>0</text:p>
          </table:table-cell>
          <table:table-cell office:value-type="float" office:value="0" table:formula="msoxl:=Project!C26" table:style-name="ce1">
            <text:p>0</text:p>
          </table:table-cell>
          <table:table-cell office:value-type="float" office:value="0" table:formula="msoxl:='IP@'!A26" table:style-name="ce1">
            <text:p>0</text:p>
          </table:table-cell>
          <table:table-cell office:value-type="float" office:value="0" table:formula="msoxl:='IP@'!B26" table:style-name="ce1">
            <text:p>0</text:p>
          </table:table-cell>
          <table:table-cell office:value-type="float" office:value="0" table:formula="msoxl:='IP@'!C26" table:style-name="ce1">
            <text:p>0</text:p>
          </table:table-cell>
          <table:table-cell office:value-type="string" office:string-value="P25" table:formula="msoxl:=TCP_port!A26" table:style-name="ce1">
            <text:p>P25</text:p>
          </table:table-cell>
          <table:table-cell office:value-type="string" office:string-value="Core Technical Host" table:formula="msoxl:=TCP_port!B26" table:style-name="ce1">
            <text:p>Core Technical Host</text:p>
          </table:table-cell>
          <table:table-cell office:value-type="float" office:value="2399" table:formula="msoxl:=TCP_port!C26" table:style-name="ce1">
            <text:p>2399</text:p>
          </table:table-cell>
          <table:table-cell office:value-type="string" office:string-value="T025" table:formula="msoxl:=TDL_ROUTEUR!A26" table:style-name="ce2">
            <text:p>T025</text:p>
          </table:table-cell>
          <table:table-cell office:value-type="string" office:string-value="Context_File" table:formula="msoxl:=TDL_ROUTEUR!B26" table:style-name="ce2">
            <text:p>Context_File</text:p>
          </table:table-cell>
          <table:table-cell office:value-type="string" office:string-value="./DLIP_CONTEXT.xml" table:formula="msoxl:=TDL_ROUTEUR!C26" table:style-name="ce2">
            <text:p>./DLIP_CONTEXT.xml</text:p>
          </table:table-cell>
          <table:table-cell office:value-type="float" office:value="0" table:formula="msoxl:=TDL_ROUTEUR!E26" table:style-name="ce2">
            <text:p>0</text:p>
          </table:table-cell>
          <table:table-cell office:value-type="float" office:value="0" table:formula="msoxl:=TDL_ROUTEUR!F26" table:style-name="ce2">
            <text:p>0</text:p>
          </table:table-cell>
          <table:table-cell office:value-type="float" office:value="0" table:formula="msoxl:=TDL_ROUTEUR!G26" table:style-name="ce2">
            <text:p>0</text:p>
          </table:table-cell>
          <table:table-cell office:value-type="string" office:string-value="T225" table:formula="msoxl:=TDL_ROUTEUR!I26" table:style-name="ce2">
            <text:p>T225</text:p>
          </table:table-cell>
          <table:table-cell office:value-type="string" office:string-value="ACTIVE_RELAY_INDICATOR_CONTROL_CHANNEL" table:formula="msoxl:=TDL_ROUTEUR!J26" table:style-name="ce2">
            <text:p>ACTIVE_RELAY_INDICATOR_CONTROL_CHANNEL</text:p>
          </table:table-cell>
          <table:table-cell office:value-type="float" office:value="0" table:formula="msoxl:=TDL_ROUTEUR!K26" table:style-name="ce2">
            <text:p>0</text:p>
          </table:table-cell>
          <table:table-cell office:value-type="float" office:value="0" table:formula="msoxl:=TDL_ROUTEUR!L26" table:style-name="ce2">
            <text:p>0</text:p>
          </table:table-cell>
          <table:table-cell office:value-type="float" office:value="0" table:formula="msoxl:=TDL_ROUTEUR!M26" table:style-name="ce2">
            <text:p>0</text:p>
          </table:table-cell>
          <table:table-cell office:value-type="float" office:value="0" table:formula="msoxl:=TDL_ROUTEUR!N26" table:style-name="ce2">
            <text:p>0</text:p>
          </table:table-cell>
          <table:table-cell office:value-type="string" office:string-value="T425" table:formula="msoxl:=TDL_ROUTEUR!O26" table:style-name="ce2">
            <text:p>T425</text:p>
          </table:table-cell>
          <table:table-cell office:value-type="string" office:string-value="SIMPLE_PACKET_TYPE_1_ALLOWED" table:formula="msoxl:=TDL_ROUTEUR!P26" table:style-name="ce2">
            <text:p>SIMPLE_PACKET_TYPE_1_ALLOWED</text:p>
          </table:table-cell>
          <table:table-cell office:value-type="string" office:string-value="YES" table:formula="msoxl:=TDL_ROUTEUR!Q26" table:style-name="ce2">
            <text:p>YES</text:p>
          </table:table-cell>
          <table:table-cell office:value-type="float" office:value="0" table:formula="msoxl:=TDL_ROUTEUR!R26" table:style-name="ce3">
            <text:p>0</text:p>
          </table:table-cell>
          <table:table-cell office:value-type="float" office:value="0" table:formula="msoxl:=TDL_ROUTEUR!S26" table:style-name="ce3">
            <text:p>0</text:p>
          </table:table-cell>
          <table:table-cell office:value-type="float" office:value="0" table:formula="msoxl:=TDL_ROUTEUR!T26" table:style-name="ce3">
            <text:p>0</text:p>
          </table:table-cell>
          <table:table-cell office:value-type="string" office:string-value="J025" table:formula="msoxl:=JREP!A26" table:style-name="ce1">
            <text:p>J025</text:p>
          </table:table-cell>
          <table:table-cell office:value-type="string" office:string-value="coordinated_universal_time" table:formula="msoxl:=JREP!B26" table:style-name="ce1">
            <text:p>coordinated_universal_time</text:p>
          </table:table-cell>
          <table:table-cell office:value-type="string" office:string-value="true" table:formula="msoxl:=JREP!C26" table:style-name="ce1">
            <text:p>true</text:p>
          </table:table-cell>
          <table:table-cell office:value-type="float" office:value="0" table:formula="msoxl:=JREP!D26" table:style-name="ce1">
            <text:p>0</text:p>
          </table:table-cell>
          <table:table-cell office:value-type="float" office:value="0" table:formula="msoxl:=JREP!E26" table:style-name="ce1">
            <text:p>0</text:p>
          </table:table-cell>
          <table:table-cell office:value-type="float" office:value="0" table:formula="msoxl:=JREP!F26" table:style-name="ce1">
            <text:p>0</text:p>
          </table:table-cell>
          <table:table-cell office:value-type="string" office:string-value="J225" table:formula="msoxl:=JREP!G26" table:style-name="ce1">
            <text:p>J225</text:p>
          </table:table-cell>
          <table:table-cell office:value-type="string" office:string-value="MSG_MGR_BUFFER_HIGH_THRESHOLD" table:formula="msoxl:=JREP!H26" table:style-name="ce1">
            <text:p>MSG_MGR_BUFFER_HIGH_THRESHOLD</text:p>
          </table:table-cell>
          <table:table-cell office:value-type="float" office:value="232" table:formula="msoxl:=JREP!I26" table:style-name="ce1">
            <text:p>232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27" table:style-name="ce1">
            <text:p>0</text:p>
          </table:table-cell>
          <table:table-cell office:value-type="float" office:value="0" table:formula="msoxl:=Project!B27" table:style-name="ce1">
            <text:p>0</text:p>
          </table:table-cell>
          <table:table-cell office:value-type="float" office:value="0" table:formula="msoxl:=Project!C27" table:style-name="ce1">
            <text:p>0</text:p>
          </table:table-cell>
          <table:table-cell office:value-type="float" office:value="0" table:formula="msoxl:='IP@'!A27" table:style-name="ce1">
            <text:p>0</text:p>
          </table:table-cell>
          <table:table-cell office:value-type="float" office:value="0" table:formula="msoxl:='IP@'!B27" table:style-name="ce1">
            <text:p>0</text:p>
          </table:table-cell>
          <table:table-cell office:value-type="float" office:value="0" table:formula="msoxl:='IP@'!C27" table:style-name="ce1">
            <text:p>0</text:p>
          </table:table-cell>
          <table:table-cell office:value-type="string" office:string-value="P26" table:formula="msoxl:=TCP_port!A27" table:style-name="ce1">
            <text:p>P26</text:p>
          </table:table-cell>
          <table:table-cell office:value-type="string" office:string-value="Core Tactical L16 Host" table:formula="msoxl:=TCP_port!B27" table:style-name="ce1">
            <text:p>Core Tactical L16 Host</text:p>
          </table:table-cell>
          <table:table-cell office:value-type="float" office:value="2400" table:formula="msoxl:=TCP_port!C27" table:style-name="ce1">
            <text:p>2400</text:p>
          </table:table-cell>
          <table:table-cell office:value-type="string" office:string-value="T026" table:formula="msoxl:=TDL_ROUTEUR!A27" table:style-name="ce2">
            <text:p>T026</text:p>
          </table:table-cell>
          <table:table-cell office:value-type="string" office:string-value="DLP_default_STN" table:formula="msoxl:=TDL_ROUTEUR!B27" table:style-name="ce2">
            <text:p>DLP_default_STN</text:p>
          </table:table-cell>
          <table:table-cell office:value-type="float" office:value="112" table:formula="msoxl:=TDL_ROUTEUR!C27" table:style-name="ce2">
            <text:p>112</text:p>
          </table:table-cell>
          <table:table-cell office:value-type="float" office:value="0" table:formula="msoxl:=TDL_ROUTEUR!E27" table:style-name="ce2">
            <text:p>0</text:p>
          </table:table-cell>
          <table:table-cell office:value-type="float" office:value="0" table:formula="msoxl:=TDL_ROUTEUR!F27" table:style-name="ce2">
            <text:p>0</text:p>
          </table:table-cell>
          <table:table-cell office:value-type="float" office:value="0" table:formula="msoxl:=TDL_ROUTEUR!G27" table:style-name="ce2">
            <text:p>0</text:p>
          </table:table-cell>
          <table:table-cell office:value-type="float" office:value="0" table:formula="msoxl:=TDL_ROUTEUR!I27" table:style-name="ce2">
            <text:p>0</text:p>
          </table:table-cell>
          <table:table-cell office:value-type="float" office:value="0" table:formula="msoxl:=TDL_ROUTEUR!J27" table:style-name="ce2">
            <text:p>0</text:p>
          </table:table-cell>
          <table:table-cell office:value-type="float" office:value="0" table:formula="msoxl:=TDL_ROUTEUR!K27" table:style-name="ce2">
            <text:p>0</text:p>
          </table:table-cell>
          <table:table-cell office:value-type="float" office:value="0" table:formula="msoxl:=TDL_ROUTEUR!L27" table:style-name="ce2">
            <text:p>0</text:p>
          </table:table-cell>
          <table:table-cell office:value-type="float" office:value="0" table:formula="msoxl:=TDL_ROUTEUR!M27" table:style-name="ce2">
            <text:p>0</text:p>
          </table:table-cell>
          <table:table-cell office:value-type="float" office:value="0" table:formula="msoxl:=TDL_ROUTEUR!N27" table:style-name="ce2">
            <text:p>0</text:p>
          </table:table-cell>
          <table:table-cell office:value-type="string" office:string-value="T426" table:formula="msoxl:=TDL_ROUTEUR!O27" table:style-name="ce2">
            <text:p>T426</text:p>
          </table:table-cell>
          <table:table-cell office:value-type="string" office:string-value="SIMPLE_PACKET_TYPE_5_ALLOWED" table:formula="msoxl:=TDL_ROUTEUR!P27" table:style-name="ce2">
            <text:p>SIMPLE_PACKET_TYPE_5_ALLOWED</text:p>
          </table:table-cell>
          <table:table-cell office:value-type="string" office:string-value="NO" table:formula="msoxl:=TDL_ROUTEUR!Q27" table:style-name="ce2">
            <text:p>NO</text:p>
          </table:table-cell>
          <table:table-cell office:value-type="float" office:value="0" table:formula="msoxl:=TDL_ROUTEUR!R27" table:style-name="ce3">
            <text:p>0</text:p>
          </table:table-cell>
          <table:table-cell office:value-type="float" office:value="0" table:formula="msoxl:=TDL_ROUTEUR!S27" table:style-name="ce3">
            <text:p>0</text:p>
          </table:table-cell>
          <table:table-cell office:value-type="float" office:value="0" table:formula="msoxl:=TDL_ROUTEUR!T27" table:style-name="ce3">
            <text:p>0</text:p>
          </table:table-cell>
          <table:table-cell office:value-type="string" office:string-value="J026" table:formula="msoxl:=JREP!A27" table:style-name="ce1">
            <text:p>J026</text:p>
          </table:table-cell>
          <table:table-cell office:value-type="string" office:string-value="ju_ppliactivity_timeout" table:formula="msoxl:=JREP!B27" table:style-name="ce1">
            <text:p>ju_ppliactivity_timeout</text:p>
          </table:table-cell>
          <table:table-cell office:value-type="float" office:value="60" table:formula="msoxl:=JREP!C27" table:style-name="ce1">
            <text:p>60</text:p>
          </table:table-cell>
          <table:table-cell office:value-type="float" office:value="0" table:formula="msoxl:=JREP!D27" table:style-name="ce1">
            <text:p>0</text:p>
          </table:table-cell>
          <table:table-cell office:value-type="float" office:value="0" table:formula="msoxl:=JREP!E27" table:style-name="ce1">
            <text:p>0</text:p>
          </table:table-cell>
          <table:table-cell office:value-type="float" office:value="0" table:formula="msoxl:=JREP!F27" table:style-name="ce1">
            <text:p>0</text:p>
          </table:table-cell>
          <table:table-cell office:value-type="string" office:string-value="J226" table:formula="msoxl:=JREP!G27" table:style-name="ce1">
            <text:p>J226</text:p>
          </table:table-cell>
          <table:table-cell office:value-type="string" office:string-value="LINK_BUFFER_SIZE" table:formula="msoxl:=JREP!H27" table:style-name="ce1">
            <text:p>LINK_BUFFER_SIZE</text:p>
          </table:table-cell>
          <table:table-cell office:value-type="float" office:value="10" table:formula="msoxl:=JREP!I27" table:style-name="ce1">
            <text:p>1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28" table:style-name="ce1">
            <text:p>0</text:p>
          </table:table-cell>
          <table:table-cell office:value-type="float" office:value="0" table:formula="msoxl:=Project!B28" table:style-name="ce1">
            <text:p>0</text:p>
          </table:table-cell>
          <table:table-cell office:value-type="float" office:value="0" table:formula="msoxl:=Project!C28" table:style-name="ce1">
            <text:p>0</text:p>
          </table:table-cell>
          <table:table-cell office:value-type="float" office:value="0" table:formula="msoxl:='IP@'!A28" table:style-name="ce1">
            <text:p>0</text:p>
          </table:table-cell>
          <table:table-cell office:value-type="float" office:value="0" table:formula="msoxl:='IP@'!B28" table:style-name="ce1">
            <text:p>0</text:p>
          </table:table-cell>
          <table:table-cell office:value-type="float" office:value="0" table:formula="msoxl:='IP@'!C28" table:style-name="ce1">
            <text:p>0</text:p>
          </table:table-cell>
          <table:table-cell office:value-type="string" office:string-value="P27" table:formula="msoxl:=TCP_port!A28" table:style-name="ce1">
            <text:p>P27</text:p>
          </table:table-cell>
          <table:table-cell office:value-type="string" office:string-value="Core Tactical L16 SIMPLE IF" table:formula="msoxl:=TCP_port!B28" table:style-name="ce1">
            <text:p>Core Tactical L16 SIMPLE IF</text:p>
          </table:table-cell>
          <table:table-cell office:value-type="float" office:value="0" table:formula="msoxl:=TCP_port!C28" table:style-name="ce1">
            <text:p>0</text:p>
          </table:table-cell>
          <table:table-cell office:value-type="string" office:string-value="T027" table:formula="msoxl:=TDL_ROUTEUR!A28" table:style-name="ce2">
            <text:p>T027</text:p>
          </table:table-cell>
          <table:table-cell office:value-type="string" office:string-value="Management_Configuration" table:formula="msoxl:=TDL_ROUTEUR!B28" table:style-name="ce2">
            <text:p>Management_Configuration</text:p>
          </table:table-cell>
          <table:table-cell office:value-type="string" office:string-value="Standalone" table:formula="msoxl:=TDL_ROUTEUR!C28" table:style-name="ce2">
            <text:p>Standalone</text:p>
          </table:table-cell>
          <table:table-cell office:value-type="float" office:value="0" table:formula="msoxl:=TDL_ROUTEUR!E28" table:style-name="ce2">
            <text:p>0</text:p>
          </table:table-cell>
          <table:table-cell office:value-type="float" office:value="0" table:formula="msoxl:=TDL_ROUTEUR!F28" table:style-name="ce2">
            <text:p>0</text:p>
          </table:table-cell>
          <table:table-cell office:value-type="float" office:value="0" table:formula="msoxl:=TDL_ROUTEUR!G28" table:style-name="ce2">
            <text:p>0</text:p>
          </table:table-cell>
          <table:table-cell office:value-type="float" office:value="0" table:formula="msoxl:=TDL_ROUTEUR!I28" table:style-name="ce2">
            <text:p>0</text:p>
          </table:table-cell>
          <table:table-cell office:value-type="float" office:value="0" table:formula="msoxl:=TDL_ROUTEUR!J28" table:style-name="ce2">
            <text:p>0</text:p>
          </table:table-cell>
          <table:table-cell office:value-type="float" office:value="0" table:formula="msoxl:=TDL_ROUTEUR!K28" table:style-name="ce2">
            <text:p>0</text:p>
          </table:table-cell>
          <table:table-cell office:value-type="float" office:value="0" table:formula="msoxl:=TDL_ROUTEUR!L28" table:style-name="ce2">
            <text:p>0</text:p>
          </table:table-cell>
          <table:table-cell office:value-type="float" office:value="0" table:formula="msoxl:=TDL_ROUTEUR!M28" table:style-name="ce2">
            <text:p>0</text:p>
          </table:table-cell>
          <table:table-cell office:value-type="float" office:value="0" table:formula="msoxl:=TDL_ROUTEUR!N28" table:style-name="ce2">
            <text:p>0</text:p>
          </table:table-cell>
          <table:table-cell office:value-type="string" office:string-value="T427" table:formula="msoxl:=TDL_ROUTEUR!O28" table:style-name="ce2">
            <text:p>T427</text:p>
          </table:table-cell>
          <table:table-cell office:value-type="string" office:string-value="SIMPLE_PACKET_TYPE_8_ALLOWED" table:formula="msoxl:=TDL_ROUTEUR!P28" table:style-name="ce2">
            <text:p>SIMPLE_PACKET_TYPE_8_ALLOWED</text:p>
          </table:table-cell>
          <table:table-cell office:value-type="string" office:string-value="NO" table:formula="msoxl:=TDL_ROUTEUR!Q28" table:style-name="ce2">
            <text:p>NO</text:p>
          </table:table-cell>
          <table:table-cell office:value-type="float" office:value="0" table:formula="msoxl:=TDL_ROUTEUR!R28" table:style-name="ce3">
            <text:p>0</text:p>
          </table:table-cell>
          <table:table-cell office:value-type="float" office:value="0" table:formula="msoxl:=TDL_ROUTEUR!S28" table:style-name="ce3">
            <text:p>0</text:p>
          </table:table-cell>
          <table:table-cell office:value-type="float" office:value="0" table:formula="msoxl:=TDL_ROUTEUR!T28" table:style-name="ce3">
            <text:p>0</text:p>
          </table:table-cell>
          <table:table-cell office:value-type="string" office:string-value="J027" table:formula="msoxl:=JREP!A28" table:style-name="ce1">
            <text:p>J027</text:p>
          </table:table-cell>
          <table:table-cell office:value-type="string" office:string-value="localindicators_timeout" table:formula="msoxl:=JREP!B28" table:style-name="ce1">
            <text:p>localindicators_timeout</text:p>
          </table:table-cell>
          <table:table-cell office:value-type="float" office:value="6" table:formula="msoxl:=JREP!C28" table:style-name="ce1">
            <text:p>6</text:p>
          </table:table-cell>
          <table:table-cell office:value-type="float" office:value="0" table:formula="msoxl:=JREP!D28" table:style-name="ce1">
            <text:p>0</text:p>
          </table:table-cell>
          <table:table-cell office:value-type="float" office:value="0" table:formula="msoxl:=JREP!E28" table:style-name="ce1">
            <text:p>0</text:p>
          </table:table-cell>
          <table:table-cell office:value-type="float" office:value="0" table:formula="msoxl:=JREP!F28" table:style-name="ce1">
            <text:p>0</text:p>
          </table:table-cell>
          <table:table-cell office:value-type="string" office:string-value="J227" table:formula="msoxl:=JREP!G28" table:style-name="ce1">
            <text:p>J227</text:p>
          </table:table-cell>
          <table:table-cell office:value-type="string" office:string-value="LINK_BUFFER_LOW_THRESHOLD" table:formula="msoxl:=JREP!H28" table:style-name="ce1">
            <text:p>LINK_BUFFER_LOW_THRESHOLD</text:p>
          </table:table-cell>
          <table:table-cell office:value-type="float" office:value="6" table:formula="msoxl:=JREP!I28" table:style-name="ce1">
            <text:p>6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29" table:style-name="ce1">
            <text:p>0</text:p>
          </table:table-cell>
          <table:table-cell office:value-type="float" office:value="0" table:formula="msoxl:=Project!B29" table:style-name="ce1">
            <text:p>0</text:p>
          </table:table-cell>
          <table:table-cell office:value-type="float" office:value="0" table:formula="msoxl:=Project!C29" table:style-name="ce1">
            <text:p>0</text:p>
          </table:table-cell>
          <table:table-cell office:value-type="float" office:value="0" table:formula="msoxl:='IP@'!A29" table:style-name="ce1">
            <text:p>0</text:p>
          </table:table-cell>
          <table:table-cell office:value-type="float" office:value="0" table:formula="msoxl:='IP@'!B29" table:style-name="ce1">
            <text:p>0</text:p>
          </table:table-cell>
          <table:table-cell office:value-type="float" office:value="0" table:formula="msoxl:='IP@'!C29" table:style-name="ce1">
            <text:p>0</text:p>
          </table:table-cell>
          <table:table-cell office:value-type="string" office:string-value="P28" table:formula="msoxl:=TCP_port!A29" table:style-name="ce1">
            <text:p>P28</text:p>
          </table:table-cell>
          <table:table-cell office:value-type="string" office:string-value="Core Tactical L11 Host" table:formula="msoxl:=TCP_port!B29" table:style-name="ce1">
            <text:p>Core Tactical L11 Host</text:p>
          </table:table-cell>
          <table:table-cell office:value-type="float" office:value="24000" table:formula="msoxl:=TCP_port!C29" table:style-name="ce1">
            <text:p>24000</text:p>
          </table:table-cell>
          <table:table-cell office:value-type="string" office:string-value="T028" table:formula="msoxl:=TDL_ROUTEUR!A29" table:style-name="ce2">
            <text:p>T028</text:p>
          </table:table-cell>
          <table:table-cell office:value-type="string" office:string-value="Routing_Config" table:formula="msoxl:=TDL_ROUTEUR!B29" table:style-name="ce2">
            <text:p>Routing_Config</text:p>
          </table:table-cell>
          <table:table-cell office:value-type="string" office:string-value="normal" table:formula="msoxl:=TDL_ROUTEUR!C29" table:style-name="ce2">
            <text:p>normal</text:p>
          </table:table-cell>
          <table:table-cell office:value-type="float" office:value="0" table:formula="msoxl:=TDL_ROUTEUR!E29" table:style-name="ce2">
            <text:p>0</text:p>
          </table:table-cell>
          <table:table-cell office:value-type="float" office:value="0" table:formula="msoxl:=TDL_ROUTEUR!F29" table:style-name="ce2">
            <text:p>0</text:p>
          </table:table-cell>
          <table:table-cell office:value-type="float" office:value="0" table:formula="msoxl:=TDL_ROUTEUR!G29" table:style-name="ce2">
            <text:p>0</text:p>
          </table:table-cell>
          <table:table-cell office:value-type="float" office:value="0" table:formula="msoxl:=TDL_ROUTEUR!I29" table:style-name="ce2">
            <text:p>0</text:p>
          </table:table-cell>
          <table:table-cell office:value-type="float" office:value="0" table:formula="msoxl:=TDL_ROUTEUR!J29" table:style-name="ce2">
            <text:p>0</text:p>
          </table:table-cell>
          <table:table-cell office:value-type="float" office:value="0" table:formula="msoxl:=TDL_ROUTEUR!K29" table:style-name="ce2">
            <text:p>0</text:p>
          </table:table-cell>
          <table:table-cell office:value-type="float" office:value="0" table:formula="msoxl:=TDL_ROUTEUR!L29" table:style-name="ce2">
            <text:p>0</text:p>
          </table:table-cell>
          <table:table-cell office:value-type="float" office:value="0" table:formula="msoxl:=TDL_ROUTEUR!M29" table:style-name="ce2">
            <text:p>0</text:p>
          </table:table-cell>
          <table:table-cell office:value-type="float" office:value="0" table:formula="msoxl:=TDL_ROUTEUR!N29" table:style-name="ce2">
            <text:p>0</text:p>
          </table:table-cell>
          <table:table-cell office:value-type="string" office:string-value="T428" table:formula="msoxl:=TDL_ROUTEUR!O29" table:style-name="ce2">
            <text:p>T428</text:p>
          </table:table-cell>
          <table:table-cell office:value-type="string" office:string-value="SIMPLE_PACKET_TYPE_10_ALLOWED" table:formula="msoxl:=TDL_ROUTEUR!P29" table:style-name="ce2">
            <text:p>SIMPLE_PACKET_TYPE_10_ALLOWED</text:p>
          </table:table-cell>
          <table:table-cell office:value-type="string" office:string-value="NO" table:formula="msoxl:=TDL_ROUTEUR!Q29" table:style-name="ce2">
            <text:p>NO</text:p>
          </table:table-cell>
          <table:table-cell office:value-type="float" office:value="0" table:formula="msoxl:=TDL_ROUTEUR!R29" table:style-name="ce3">
            <text:p>0</text:p>
          </table:table-cell>
          <table:table-cell office:value-type="float" office:value="0" table:formula="msoxl:=TDL_ROUTEUR!S29" table:style-name="ce3">
            <text:p>0</text:p>
          </table:table-cell>
          <table:table-cell office:value-type="float" office:value="0" table:formula="msoxl:=TDL_ROUTEUR!T29" table:style-name="ce3">
            <text:p>0</text:p>
          </table:table-cell>
          <table:table-cell office:value-type="string" office:string-value="J028" table:formula="msoxl:=JREP!A29" table:style-name="ce1">
            <text:p>J028</text:p>
          </table:table-cell>
          <table:table-cell office:value-type="string" office:string-value="mngt_retransmission_count" table:formula="msoxl:=JREP!B29" table:style-name="ce1">
            <text:p>mngt_retransmission_count</text:p>
          </table:table-cell>
          <table:table-cell office:value-type="float" office:value="2" table:formula="msoxl:=JREP!C29" table:style-name="ce1">
            <text:p>2</text:p>
          </table:table-cell>
          <table:table-cell office:value-type="float" office:value="0" table:formula="msoxl:=JREP!D29" table:style-name="ce1">
            <text:p>0</text:p>
          </table:table-cell>
          <table:table-cell office:value-type="float" office:value="0" table:formula="msoxl:=JREP!E29" table:style-name="ce1">
            <text:p>0</text:p>
          </table:table-cell>
          <table:table-cell office:value-type="float" office:value="0" table:formula="msoxl:=JREP!F29" table:style-name="ce1">
            <text:p>0</text:p>
          </table:table-cell>
          <table:table-cell office:value-type="string" office:string-value="J228" table:formula="msoxl:=JREP!G29" table:style-name="ce1">
            <text:p>J228</text:p>
          </table:table-cell>
          <table:table-cell office:value-type="string" office:string-value="LINK_BUFFER_HIGH_THRESHOLD" table:formula="msoxl:=JREP!H29" table:style-name="ce1">
            <text:p>LINK_BUFFER_HIGH_THRESHOLD</text:p>
          </table:table-cell>
          <table:table-cell office:value-type="float" office:value="8" table:formula="msoxl:=JREP!I29" table:style-name="ce1">
            <text:p>8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30" table:style-name="ce1">
            <text:p>0</text:p>
          </table:table-cell>
          <table:table-cell office:value-type="float" office:value="0" table:formula="msoxl:=Project!B30" table:style-name="ce1">
            <text:p>0</text:p>
          </table:table-cell>
          <table:table-cell office:value-type="float" office:value="0" table:formula="msoxl:=Project!C30" table:style-name="ce1">
            <text:p>0</text:p>
          </table:table-cell>
          <table:table-cell office:value-type="float" office:value="0" table:formula="msoxl:='IP@'!A30" table:style-name="ce1">
            <text:p>0</text:p>
          </table:table-cell>
          <table:table-cell office:value-type="float" office:value="0" table:formula="msoxl:='IP@'!B30" table:style-name="ce1">
            <text:p>0</text:p>
          </table:table-cell>
          <table:table-cell office:value-type="float" office:value="0" table:formula="msoxl:='IP@'!C30" table:style-name="ce1">
            <text:p>0</text:p>
          </table:table-cell>
          <table:table-cell office:value-type="string" office:string-value="P29" table:formula="msoxl:=TCP_port!A30" table:style-name="ce1">
            <text:p>P29</text:p>
          </table:table-cell>
          <table:table-cell office:value-type="string" office:string-value="Core Tactical L11 SIMPLE IF" table:formula="msoxl:=TCP_port!B30" table:style-name="ce1">
            <text:p>Core Tactical L11 SIMPLE IF</text:p>
          </table:table-cell>
          <table:table-cell office:value-type="float" office:value="40000" table:formula="msoxl:=TCP_port!C30" table:style-name="ce1">
            <text:p>40000</text:p>
          </table:table-cell>
          <table:table-cell office:value-type="string" office:string-value="T029" table:formula="msoxl:=TDL_ROUTEUR!A30" table:style-name="ce2">
            <text:p>T029</text:p>
          </table:table-cell>
          <table:table-cell office:value-type="string" office:string-value="L16_Designator_Id" table:formula="msoxl:=TDL_ROUTEUR!B30" table:style-name="ce2">
            <text:p>L16_Designator_Id</text:p>
          </table:table-cell>
          <table:table-cell office:value-type="float" office:value="30" table:formula="msoxl:=TDL_ROUTEUR!C30" table:style-name="ce2">
            <text:p>30</text:p>
          </table:table-cell>
          <table:table-cell office:value-type="float" office:value="0" table:formula="msoxl:=TDL_ROUTEUR!E30" table:style-name="ce2">
            <text:p>0</text:p>
          </table:table-cell>
          <table:table-cell office:value-type="float" office:value="0" table:formula="msoxl:=TDL_ROUTEUR!F30" table:style-name="ce2">
            <text:p>0</text:p>
          </table:table-cell>
          <table:table-cell office:value-type="float" office:value="0" table:formula="msoxl:=TDL_ROUTEUR!G30" table:style-name="ce2">
            <text:p>0</text:p>
          </table:table-cell>
          <table:table-cell office:value-type="float" office:value="0" table:formula="msoxl:=TDL_ROUTEUR!I30" table:style-name="ce2">
            <text:p>0</text:p>
          </table:table-cell>
          <table:table-cell office:value-type="float" office:value="0" table:formula="msoxl:=TDL_ROUTEUR!J30" table:style-name="ce2">
            <text:p>0</text:p>
          </table:table-cell>
          <table:table-cell office:value-type="float" office:value="0" table:formula="msoxl:=TDL_ROUTEUR!K30" table:style-name="ce2">
            <text:p>0</text:p>
          </table:table-cell>
          <table:table-cell office:value-type="float" office:value="0" table:formula="msoxl:=TDL_ROUTEUR!L30" table:style-name="ce2">
            <text:p>0</text:p>
          </table:table-cell>
          <table:table-cell office:value-type="float" office:value="0" table:formula="msoxl:=TDL_ROUTEUR!M30" table:style-name="ce2">
            <text:p>0</text:p>
          </table:table-cell>
          <table:table-cell office:value-type="float" office:value="0" table:formula="msoxl:=TDL_ROUTEUR!N30" table:style-name="ce2">
            <text:p>0</text:p>
          </table:table-cell>
          <table:table-cell office:value-type="string" office:string-value="T429" table:formula="msoxl:=TDL_ROUTEUR!O30" table:style-name="ce2">
            <text:p>T429</text:p>
          </table:table-cell>
          <table:table-cell office:value-type="string" office:string-value="SIMPLE_TIME_SYNCHRO_MODE" table:formula="msoxl:=TDL_ROUTEUR!P30" table:style-name="ce2">
            <text:p>SIMPLE_TIME_SYNCHRO_MODE</text:p>
          </table:table-cell>
          <table:table-cell office:value-type="string" office:string-value="MASTER" table:formula="msoxl:=TDL_ROUTEUR!Q30" table:style-name="ce2">
            <text:p>MASTER</text:p>
          </table:table-cell>
          <table:table-cell office:value-type="float" office:value="0" table:formula="msoxl:=TDL_ROUTEUR!R30" table:style-name="ce3">
            <text:p>0</text:p>
          </table:table-cell>
          <table:table-cell office:value-type="float" office:value="0" table:formula="msoxl:=TDL_ROUTEUR!S30" table:style-name="ce3">
            <text:p>0</text:p>
          </table:table-cell>
          <table:table-cell office:value-type="float" office:value="0" table:formula="msoxl:=TDL_ROUTEUR!T30" table:style-name="ce3">
            <text:p>0</text:p>
          </table:table-cell>
          <table:table-cell office:value-type="string" office:string-value="J029" table:formula="msoxl:=JREP!A30" table:style-name="ce1">
            <text:p>J029</text:p>
          </table:table-cell>
          <table:table-cell office:value-type="string" office:string-value="netconnectmatrix_timeout" table:formula="msoxl:=JREP!B30" table:style-name="ce1">
            <text:p>netconnectmatrix_timeout</text:p>
          </table:table-cell>
          <table:table-cell office:value-type="float" office:value="180" table:formula="msoxl:=JREP!C30" table:style-name="ce1">
            <text:p>180</text:p>
          </table:table-cell>
          <table:table-cell office:value-type="float" office:value="0" table:formula="msoxl:=JREP!D30" table:style-name="ce1">
            <text:p>0</text:p>
          </table:table-cell>
          <table:table-cell office:value-type="float" office:value="0" table:formula="msoxl:=JREP!E30" table:style-name="ce1">
            <text:p>0</text:p>
          </table:table-cell>
          <table:table-cell office:value-type="float" office:value="0" table:formula="msoxl:=JREP!F30" table:style-name="ce1">
            <text:p>0</text:p>
          </table:table-cell>
          <table:table-cell office:value-type="string" office:string-value="J229" table:formula="msoxl:=JREP!G30" table:style-name="ce1">
            <text:p>J229</text:p>
          </table:table-cell>
          <table:table-cell office:value-type="string" office:string-value="MESSAGE_LENGTH" table:formula="msoxl:=JREP!H30" table:style-name="ce1">
            <text:p>MESSAGE_LENGTH</text:p>
          </table:table-cell>
          <table:table-cell office:value-type="float" office:value="1024" table:formula="msoxl:=JREP!I30" table:style-name="ce1">
            <text:p>1024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31" table:style-name="ce1">
            <text:p>0</text:p>
          </table:table-cell>
          <table:table-cell office:value-type="float" office:value="0" table:formula="msoxl:=Project!B31" table:style-name="ce1">
            <text:p>0</text:p>
          </table:table-cell>
          <table:table-cell office:value-type="float" office:value="0" table:formula="msoxl:=Project!C31" table:style-name="ce1">
            <text:p>0</text:p>
          </table:table-cell>
          <table:table-cell office:value-type="float" office:value="0" table:formula="msoxl:='IP@'!A31" table:style-name="ce1">
            <text:p>0</text:p>
          </table:table-cell>
          <table:table-cell office:value-type="float" office:value="0" table:formula="msoxl:='IP@'!B31" table:style-name="ce1">
            <text:p>0</text:p>
          </table:table-cell>
          <table:table-cell office:value-type="float" office:value="0" table:formula="msoxl:='IP@'!C31" table:style-name="ce1">
            <text:p>0</text:p>
          </table:table-cell>
          <table:table-cell office:value-type="string" office:string-value="P30" table:formula="msoxl:=TCP_port!A31" table:style-name="ce1">
            <text:p>P30</text:p>
          </table:table-cell>
          <table:table-cell office:value-type="string" office:string-value="Navigation interface" table:formula="msoxl:=TCP_port!B31" table:style-name="ce1">
            <text:p>Navigation interface</text:p>
          </table:table-cell>
          <table:table-cell office:value-type="float" office:value="10240" table:formula="msoxl:=TCP_port!C31" table:style-name="ce1">
            <text:p>10240</text:p>
          </table:table-cell>
          <table:table-cell office:value-type="string" office:string-value="T030" table:formula="msoxl:=TDL_ROUTEUR!A31" table:style-name="ce2">
            <text:p>T030</text:p>
          </table:table-cell>
          <table:table-cell office:value-type="string" office:string-value="ISIS_Reception_Time_Out" table:formula="msoxl:=TDL_ROUTEUR!B31" table:style-name="ce2">
            <text:p>ISIS_Reception_Time_Out</text:p>
          </table:table-cell>
          <table:table-cell office:value-type="float" office:value="60" table:formula="msoxl:=TDL_ROUTEUR!C31" table:style-name="ce2">
            <text:p>60</text:p>
          </table:table-cell>
          <table:table-cell office:value-type="float" office:value="0" table:formula="msoxl:=TDL_ROUTEUR!E31" table:style-name="ce2">
            <text:p>0</text:p>
          </table:table-cell>
          <table:table-cell office:value-type="float" office:value="0" table:formula="msoxl:=TDL_ROUTEUR!F31" table:style-name="ce2">
            <text:p>0</text:p>
          </table:table-cell>
          <table:table-cell office:value-type="float" office:value="0" table:formula="msoxl:=TDL_ROUTEUR!G31" table:style-name="ce2">
            <text:p>0</text:p>
          </table:table-cell>
          <table:table-cell office:value-type="float" office:value="0" table:formula="msoxl:=TDL_ROUTEUR!I31" table:style-name="ce2">
            <text:p>0</text:p>
          </table:table-cell>
          <table:table-cell office:value-type="float" office:value="0" table:formula="msoxl:=TDL_ROUTEUR!J31" table:style-name="ce2">
            <text:p>0</text:p>
          </table:table-cell>
          <table:table-cell office:value-type="float" office:value="0" table:formula="msoxl:=TDL_ROUTEUR!K31" table:style-name="ce2">
            <text:p>0</text:p>
          </table:table-cell>
          <table:table-cell office:value-type="float" office:value="0" table:formula="msoxl:=TDL_ROUTEUR!L31" table:style-name="ce2">
            <text:p>0</text:p>
          </table:table-cell>
          <table:table-cell office:value-type="float" office:value="0" table:formula="msoxl:=TDL_ROUTEUR!M31" table:style-name="ce2">
            <text:p>0</text:p>
          </table:table-cell>
          <table:table-cell office:value-type="float" office:value="0" table:formula="msoxl:=TDL_ROUTEUR!N31" table:style-name="ce2">
            <text:p>0</text:p>
          </table:table-cell>
          <table:table-cell office:value-type="string" office:string-value="T430" table:formula="msoxl:=TDL_ROUTEUR!O31" table:style-name="ce2">
            <text:p>T430</text:p>
          </table:table-cell>
          <table:table-cell office:value-type="string" office:string-value="SIMPLE_TIME_SYNCHRO_ALLOWED_DIFFERENCE" table:formula="msoxl:=TDL_ROUTEUR!P31" table:style-name="ce2">
            <text:p>SIMPLE_TIME_SYNCHRO_ALLOWED_DIFFERENCE</text:p>
          </table:table-cell>
          <table:table-cell office:value-type="float" office:value="100" table:formula="msoxl:=TDL_ROUTEUR!Q31" table:style-name="ce2">
            <text:p>100</text:p>
          </table:table-cell>
          <table:table-cell office:value-type="float" office:value="0" table:formula="msoxl:=TDL_ROUTEUR!R31" table:style-name="ce3">
            <text:p>0</text:p>
          </table:table-cell>
          <table:table-cell office:value-type="float" office:value="0" table:formula="msoxl:=TDL_ROUTEUR!S31" table:style-name="ce3">
            <text:p>0</text:p>
          </table:table-cell>
          <table:table-cell office:value-type="float" office:value="0" table:formula="msoxl:=TDL_ROUTEUR!T31" table:style-name="ce3">
            <text:p>0</text:p>
          </table:table-cell>
          <table:table-cell office:value-type="string" office:string-value="J030" table:formula="msoxl:=JREP!A31" table:style-name="ce1">
            <text:p>J030</text:p>
          </table:table-cell>
          <table:table-cell office:value-type="string" office:string-value="nofilterforagivenindex_value" table:formula="msoxl:=JREP!B31" table:style-name="ce1">
            <text:p>nofilterforagivenindex_value</text:p>
          </table:table-cell>
          <table:table-cell office:value-type="float" office:value="1" table:formula="msoxl:=JREP!C31" table:style-name="ce1">
            <text:p>1</text:p>
          </table:table-cell>
          <table:table-cell office:value-type="float" office:value="0" table:formula="msoxl:=JREP!D31" table:style-name="ce1">
            <text:p>0</text:p>
          </table:table-cell>
          <table:table-cell office:value-type="float" office:value="0" table:formula="msoxl:=JREP!E31" table:style-name="ce1">
            <text:p>0</text:p>
          </table:table-cell>
          <table:table-cell office:value-type="float" office:value="0" table:formula="msoxl:=JREP!F31" table:style-name="ce1">
            <text:p>0</text:p>
          </table:table-cell>
          <table:table-cell office:value-type="float" office:value="0" table:formula="msoxl:=JREP!G31" table:style-name="ce1">
            <text:p>0</text:p>
          </table:table-cell>
          <table:table-cell office:value-type="float" office:value="0" table:formula="msoxl:=JREP!H31" table:style-name="ce1">
            <text:p>0</text:p>
          </table:table-cell>
          <table:table-cell office:value-type="float" office:value="0" table:formula="msoxl:=JREP!I31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32" table:style-name="ce1">
            <text:p>0</text:p>
          </table:table-cell>
          <table:table-cell office:value-type="float" office:value="0" table:formula="msoxl:=Project!B32" table:style-name="ce1">
            <text:p>0</text:p>
          </table:table-cell>
          <table:table-cell office:value-type="float" office:value="0" table:formula="msoxl:=Project!C32" table:style-name="ce1">
            <text:p>0</text:p>
          </table:table-cell>
          <table:table-cell office:value-type="float" office:value="0" table:formula="msoxl:='IP@'!A32" table:style-name="ce1">
            <text:p>0</text:p>
          </table:table-cell>
          <table:table-cell office:value-type="float" office:value="0" table:formula="msoxl:='IP@'!B32" table:style-name="ce1">
            <text:p>0</text:p>
          </table:table-cell>
          <table:table-cell office:value-type="float" office:value="0" table:formula="msoxl:='IP@'!C32" table:style-name="ce1">
            <text:p>0</text:p>
          </table:table-cell>
          <table:table-cell office:value-type="float" office:value="0" table:formula="msoxl:=TCP_port!A32" table:style-name="ce1">
            <text:p>0</text:p>
          </table:table-cell>
          <table:table-cell office:value-type="float" office:value="0" table:formula="msoxl:=TCP_port!B32" table:style-name="ce1">
            <text:p>0</text:p>
          </table:table-cell>
          <table:table-cell office:value-type="float" office:value="0" table:formula="msoxl:=TCP_port!C32" table:style-name="ce1">
            <text:p>0</text:p>
          </table:table-cell>
          <table:table-cell office:value-type="string" office:string-value="T031" table:formula="msoxl:=TDL_ROUTEUR!A32" table:style-name="ce2">
            <text:p>T031</text:p>
          </table:table-cell>
          <table:table-cell office:value-type="string" office:string-value="Terminate_DLIP_Upon_ISIS_Lost" table:formula="msoxl:=TDL_ROUTEUR!B32" table:style-name="ce2">
            <text:p>Terminate_DLIP_Upon_ISIS_Lost</text:p>
          </table:table-cell>
          <table:table-cell office:value-type="string" office:string-value="false" table:formula="msoxl:=TDL_ROUTEUR!C32" table:style-name="ce2">
            <text:p>false</text:p>
          </table:table-cell>
          <table:table-cell office:value-type="float" office:value="0" table:formula="msoxl:=TDL_ROUTEUR!E32" table:style-name="ce2">
            <text:p>0</text:p>
          </table:table-cell>
          <table:table-cell office:value-type="float" office:value="0" table:formula="msoxl:=TDL_ROUTEUR!F32" table:style-name="ce2">
            <text:p>0</text:p>
          </table:table-cell>
          <table:table-cell office:value-type="float" office:value="0" table:formula="msoxl:=TDL_ROUTEUR!G32" table:style-name="ce2">
            <text:p>0</text:p>
          </table:table-cell>
          <table:table-cell office:value-type="float" office:value="0" table:formula="msoxl:=TDL_ROUTEUR!I32" table:style-name="ce2">
            <text:p>0</text:p>
          </table:table-cell>
          <table:table-cell office:value-type="float" office:value="0" table:formula="msoxl:=TDL_ROUTEUR!J32" table:style-name="ce2">
            <text:p>0</text:p>
          </table:table-cell>
          <table:table-cell office:value-type="float" office:value="0" table:formula="msoxl:=TDL_ROUTEUR!K32" table:style-name="ce2">
            <text:p>0</text:p>
          </table:table-cell>
          <table:table-cell office:value-type="float" office:value="0" table:formula="msoxl:=TDL_ROUTEUR!L32" table:style-name="ce2">
            <text:p>0</text:p>
          </table:table-cell>
          <table:table-cell office:value-type="float" office:value="0" table:formula="msoxl:=TDL_ROUTEUR!M32" table:style-name="ce2">
            <text:p>0</text:p>
          </table:table-cell>
          <table:table-cell office:value-type="float" office:value="0" table:formula="msoxl:=TDL_ROUTEUR!N32" table:style-name="ce2">
            <text:p>0</text:p>
          </table:table-cell>
          <table:table-cell office:value-type="string" office:string-value="T431" table:formula="msoxl:=TDL_ROUTEUR!O32" table:style-name="ce2">
            <text:p>T431</text:p>
          </table:table-cell>
          <table:table-cell office:value-type="string" office:string-value="SIMPLE_FREQUENCY_STATUS_CONFIGURATION" table:formula="msoxl:=TDL_ROUTEUR!P32" table:style-name="ce2">
            <text:p>SIMPLE_FREQUENCY_STATUS_CONFIGURATION</text:p>
          </table:table-cell>
          <table:table-cell office:value-type="float" office:value="30" table:formula="msoxl:=TDL_ROUTEUR!Q32" table:style-name="ce2">
            <text:p>30</text:p>
          </table:table-cell>
          <table:table-cell office:value-type="float" office:value="0" table:formula="msoxl:=TDL_ROUTEUR!R32" table:style-name="ce3">
            <text:p>0</text:p>
          </table:table-cell>
          <table:table-cell office:value-type="float" office:value="0" table:formula="msoxl:=TDL_ROUTEUR!S32" table:style-name="ce3">
            <text:p>0</text:p>
          </table:table-cell>
          <table:table-cell office:value-type="float" office:value="0" table:formula="msoxl:=TDL_ROUTEUR!T32" table:style-name="ce3">
            <text:p>0</text:p>
          </table:table-cell>
          <table:table-cell office:value-type="string" office:string-value="J031" table:formula="msoxl:=JREP!A32" table:style-name="ce1">
            <text:p>J031</text:p>
          </table:table-cell>
          <table:table-cell office:value-type="string" office:string-value="nointervallatencyreception_timeout" table:formula="msoxl:=JREP!B32" table:style-name="ce1">
            <text:p>nointervallatencyreception_timeout</text:p>
          </table:table-cell>
          <table:table-cell office:value-type="float" office:value="1000" table:formula="msoxl:=JREP!C32" table:style-name="ce1">
            <text:p>1000</text:p>
          </table:table-cell>
          <table:table-cell office:value-type="float" office:value="0" table:formula="msoxl:=JREP!D32" table:style-name="ce1">
            <text:p>0</text:p>
          </table:table-cell>
          <table:table-cell office:value-type="float" office:value="0" table:formula="msoxl:=JREP!E32" table:style-name="ce1">
            <text:p>0</text:p>
          </table:table-cell>
          <table:table-cell office:value-type="float" office:value="0" table:formula="msoxl:=JREP!F32" table:style-name="ce1">
            <text:p>0</text:p>
          </table:table-cell>
          <table:table-cell office:value-type="float" office:value="0" table:formula="msoxl:=JREP!G32" table:style-name="ce1">
            <text:p>0</text:p>
          </table:table-cell>
          <table:table-cell office:value-type="float" office:value="0" table:formula="msoxl:=JREP!H32" table:style-name="ce1">
            <text:p>0</text:p>
          </table:table-cell>
          <table:table-cell office:value-type="float" office:value="0" table:formula="msoxl:=JREP!I32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33" table:style-name="ce1">
            <text:p>0</text:p>
          </table:table-cell>
          <table:table-cell office:value-type="float" office:value="0" table:formula="msoxl:=Project!B33" table:style-name="ce1">
            <text:p>0</text:p>
          </table:table-cell>
          <table:table-cell office:value-type="float" office:value="0" table:formula="msoxl:=Project!C33" table:style-name="ce1">
            <text:p>0</text:p>
          </table:table-cell>
          <table:table-cell office:value-type="float" office:value="0" table:formula="msoxl:='IP@'!A33" table:style-name="ce1">
            <text:p>0</text:p>
          </table:table-cell>
          <table:table-cell office:value-type="float" office:value="0" table:formula="msoxl:='IP@'!B33" table:style-name="ce1">
            <text:p>0</text:p>
          </table:table-cell>
          <table:table-cell office:value-type="float" office:value="0" table:formula="msoxl:='IP@'!C33" table:style-name="ce1">
            <text:p>0</text:p>
          </table:table-cell>
          <table:table-cell office:value-type="float" office:value="0" table:formula="msoxl:=TCP_port!A33" table:style-name="ce1">
            <text:p>0</text:p>
          </table:table-cell>
          <table:table-cell office:value-type="float" office:value="0" table:formula="msoxl:=TCP_port!B33" table:style-name="ce1">
            <text:p>0</text:p>
          </table:table-cell>
          <table:table-cell office:value-type="float" office:value="0" table:formula="msoxl:=TCP_port!C33" table:style-name="ce1">
            <text:p>0</text:p>
          </table:table-cell>
          <table:table-cell office:value-type="float" office:value="0" table:formula="msoxl:=TDL_ROUTEUR!A33" table:style-name="ce2">
            <text:p>0</text:p>
          </table:table-cell>
          <table:table-cell office:value-type="float" office:value="0" table:formula="msoxl:=TDL_ROUTEUR!B33" table:style-name="ce2">
            <text:p>0</text:p>
          </table:table-cell>
          <table:table-cell office:value-type="float" office:value="0" table:formula="msoxl:=TDL_ROUTEUR!C33" table:style-name="ce2">
            <text:p>0</text:p>
          </table:table-cell>
          <table:table-cell office:value-type="float" office:value="0" table:formula="msoxl:=TDL_ROUTEUR!E33" table:style-name="ce2">
            <text:p>0</text:p>
          </table:table-cell>
          <table:table-cell office:value-type="float" office:value="0" table:formula="msoxl:=TDL_ROUTEUR!F33" table:style-name="ce2">
            <text:p>0</text:p>
          </table:table-cell>
          <table:table-cell office:value-type="float" office:value="0" table:formula="msoxl:=TDL_ROUTEUR!G33" table:style-name="ce2">
            <text:p>0</text:p>
          </table:table-cell>
          <table:table-cell office:value-type="float" office:value="0" table:formula="msoxl:=TDL_ROUTEUR!I33" table:style-name="ce2">
            <text:p>0</text:p>
          </table:table-cell>
          <table:table-cell office:value-type="float" office:value="0" table:formula="msoxl:=TDL_ROUTEUR!J33" table:style-name="ce2">
            <text:p>0</text:p>
          </table:table-cell>
          <table:table-cell office:value-type="float" office:value="0" table:formula="msoxl:=TDL_ROUTEUR!K33" table:style-name="ce2">
            <text:p>0</text:p>
          </table:table-cell>
          <table:table-cell office:value-type="float" office:value="0" table:formula="msoxl:=TDL_ROUTEUR!L33" table:style-name="ce2">
            <text:p>0</text:p>
          </table:table-cell>
          <table:table-cell office:value-type="float" office:value="0" table:formula="msoxl:=TDL_ROUTEUR!M33" table:style-name="ce2">
            <text:p>0</text:p>
          </table:table-cell>
          <table:table-cell office:value-type="float" office:value="0" table:formula="msoxl:=TDL_ROUTEUR!N33" table:style-name="ce2">
            <text:p>0</text:p>
          </table:table-cell>
          <table:table-cell office:value-type="string" office:string-value="T432" table:formula="msoxl:=TDL_ROUTEUR!O33" table:style-name="ce2">
            <text:p>T432</text:p>
          </table:table-cell>
          <table:table-cell office:value-type="string" office:string-value="SIMPLE_FREQUENCY_STR_TIME_SYNCHRO" table:formula="msoxl:=TDL_ROUTEUR!P33" table:style-name="ce2">
            <text:p>SIMPLE_FREQUENCY_STR_TIME_SYNCHRO</text:p>
          </table:table-cell>
          <table:table-cell office:value-type="float" office:value="1" table:formula="msoxl:=TDL_ROUTEUR!Q33" table:style-name="ce2">
            <text:p>1</text:p>
          </table:table-cell>
          <table:table-cell office:value-type="float" office:value="0" table:formula="msoxl:=TDL_ROUTEUR!R33" table:style-name="ce3">
            <text:p>0</text:p>
          </table:table-cell>
          <table:table-cell office:value-type="float" office:value="0" table:formula="msoxl:=TDL_ROUTEUR!S33" table:style-name="ce3">
            <text:p>0</text:p>
          </table:table-cell>
          <table:table-cell office:value-type="float" office:value="0" table:formula="msoxl:=TDL_ROUTEUR!T33" table:style-name="ce3">
            <text:p>0</text:p>
          </table:table-cell>
          <table:table-cell office:value-type="string" office:string-value="J032" table:formula="msoxl:=JREP!A33" table:style-name="ce1">
            <text:p>J032</text:p>
          </table:table-cell>
          <table:table-cell office:value-type="string" office:string-value="query_timeout" table:formula="msoxl:=JREP!B33" table:style-name="ce1">
            <text:p>query_timeout</text:p>
          </table:table-cell>
          <table:table-cell office:value-type="float" office:value="10" table:formula="msoxl:=JREP!C33" table:style-name="ce1">
            <text:p>10</text:p>
          </table:table-cell>
          <table:table-cell office:value-type="float" office:value="0" table:formula="msoxl:=JREP!D33" table:style-name="ce1">
            <text:p>0</text:p>
          </table:table-cell>
          <table:table-cell office:value-type="float" office:value="0" table:formula="msoxl:=JREP!E33" table:style-name="ce1">
            <text:p>0</text:p>
          </table:table-cell>
          <table:table-cell office:value-type="float" office:value="0" table:formula="msoxl:=JREP!F33" table:style-name="ce1">
            <text:p>0</text:p>
          </table:table-cell>
          <table:table-cell office:value-type="float" office:value="0" table:formula="msoxl:=JREP!G33" table:style-name="ce1">
            <text:p>0</text:p>
          </table:table-cell>
          <table:table-cell office:value-type="float" office:value="0" table:formula="msoxl:=JREP!H33" table:style-name="ce1">
            <text:p>0</text:p>
          </table:table-cell>
          <table:table-cell office:value-type="float" office:value="0" table:formula="msoxl:=JREP!I33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34" table:style-name="ce1">
            <text:p>0</text:p>
          </table:table-cell>
          <table:table-cell office:value-type="float" office:value="0" table:formula="msoxl:=Project!B34" table:style-name="ce1">
            <text:p>0</text:p>
          </table:table-cell>
          <table:table-cell office:value-type="float" office:value="0" table:formula="msoxl:=Project!C34" table:style-name="ce1">
            <text:p>0</text:p>
          </table:table-cell>
          <table:table-cell office:value-type="float" office:value="0" table:formula="msoxl:='IP@'!A34" table:style-name="ce1">
            <text:p>0</text:p>
          </table:table-cell>
          <table:table-cell office:value-type="float" office:value="0" table:formula="msoxl:='IP@'!B34" table:style-name="ce1">
            <text:p>0</text:p>
          </table:table-cell>
          <table:table-cell office:value-type="float" office:value="0" table:formula="msoxl:='IP@'!C34" table:style-name="ce1">
            <text:p>0</text:p>
          </table:table-cell>
          <table:table-cell office:value-type="float" office:value="0" table:formula="msoxl:=TCP_port!A34" table:style-name="ce1">
            <text:p>0</text:p>
          </table:table-cell>
          <table:table-cell office:value-type="float" office:value="0" table:formula="msoxl:=TCP_port!B34" table:style-name="ce1">
            <text:p>0</text:p>
          </table:table-cell>
          <table:table-cell office:value-type="float" office:value="0" table:formula="msoxl:=TCP_port!C34" table:style-name="ce1">
            <text:p>0</text:p>
          </table:table-cell>
          <table:table-cell office:value-type="float" office:value="0" table:formula="msoxl:=TDL_ROUTEUR!A34" table:style-name="ce2">
            <text:p>0</text:p>
          </table:table-cell>
          <table:table-cell office:value-type="float" office:value="0" table:formula="msoxl:=TDL_ROUTEUR!B34" table:style-name="ce2">
            <text:p>0</text:p>
          </table:table-cell>
          <table:table-cell office:value-type="float" office:value="0" table:formula="msoxl:=TDL_ROUTEUR!C34" table:style-name="ce2">
            <text:p>0</text:p>
          </table:table-cell>
          <table:table-cell office:value-type="float" office:value="0" table:formula="msoxl:=TDL_ROUTEUR!E34" table:style-name="ce2">
            <text:p>0</text:p>
          </table:table-cell>
          <table:table-cell office:value-type="float" office:value="0" table:formula="msoxl:=TDL_ROUTEUR!F34" table:style-name="ce2">
            <text:p>0</text:p>
          </table:table-cell>
          <table:table-cell office:value-type="float" office:value="0" table:formula="msoxl:=TDL_ROUTEUR!G34" table:style-name="ce2">
            <text:p>0</text:p>
          </table:table-cell>
          <table:table-cell office:value-type="float" office:value="0" table:formula="msoxl:=TDL_ROUTEUR!I34" table:style-name="ce2">
            <text:p>0</text:p>
          </table:table-cell>
          <table:table-cell office:value-type="float" office:value="0" table:formula="msoxl:=TDL_ROUTEUR!J34" table:style-name="ce2">
            <text:p>0</text:p>
          </table:table-cell>
          <table:table-cell office:value-type="float" office:value="0" table:formula="msoxl:=TDL_ROUTEUR!K34" table:style-name="ce2">
            <text:p>0</text:p>
          </table:table-cell>
          <table:table-cell office:value-type="float" office:value="0" table:formula="msoxl:=TDL_ROUTEUR!L34" table:style-name="ce2">
            <text:p>0</text:p>
          </table:table-cell>
          <table:table-cell office:value-type="float" office:value="0" table:formula="msoxl:=TDL_ROUTEUR!M34" table:style-name="ce2">
            <text:p>0</text:p>
          </table:table-cell>
          <table:table-cell office:value-type="float" office:value="0" table:formula="msoxl:=TDL_ROUTEUR!N34" table:style-name="ce2">
            <text:p>0</text:p>
          </table:table-cell>
          <table:table-cell office:value-type="string" office:string-value="T433" table:formula="msoxl:=TDL_ROUTEUR!O34" table:style-name="ce2">
            <text:p>T433</text:p>
          </table:table-cell>
          <table:table-cell office:value-type="string" office:string-value="SIMPLE_EXERCISE_OFFSET" table:formula="msoxl:=TDL_ROUTEUR!P34" table:style-name="ce2">
            <text:p>SIMPLE_EXERCISE_OFFSET</text:p>
          </table:table-cell>
          <table:table-cell office:value-type="float" office:value="0" table:formula="msoxl:=TDL_ROUTEUR!Q34" table:style-name="ce2">
            <text:p>0</text:p>
          </table:table-cell>
          <table:table-cell office:value-type="float" office:value="0" table:formula="msoxl:=TDL_ROUTEUR!R34" table:style-name="ce3">
            <text:p>0</text:p>
          </table:table-cell>
          <table:table-cell office:value-type="float" office:value="0" table:formula="msoxl:=TDL_ROUTEUR!S34" table:style-name="ce3">
            <text:p>0</text:p>
          </table:table-cell>
          <table:table-cell office:value-type="float" office:value="0" table:formula="msoxl:=TDL_ROUTEUR!T34" table:style-name="ce3">
            <text:p>0</text:p>
          </table:table-cell>
          <table:table-cell office:value-type="string" office:string-value="J033" table:formula="msoxl:=JREP!A34" table:style-name="ce1">
            <text:p>J033</text:p>
          </table:table-cell>
          <table:table-cell office:value-type="string" office:string-value="rc_retransmission_number" table:formula="msoxl:=JREP!B34" table:style-name="ce1">
            <text:p>rc_retransmission_number</text:p>
          </table:table-cell>
          <table:table-cell office:value-type="float" office:value="2" table:formula="msoxl:=JREP!C34" table:style-name="ce1">
            <text:p>2</text:p>
          </table:table-cell>
          <table:table-cell office:value-type="float" office:value="0" table:formula="msoxl:=JREP!D34" table:style-name="ce1">
            <text:p>0</text:p>
          </table:table-cell>
          <table:table-cell office:value-type="float" office:value="0" table:formula="msoxl:=JREP!E34" table:style-name="ce1">
            <text:p>0</text:p>
          </table:table-cell>
          <table:table-cell office:value-type="float" office:value="0" table:formula="msoxl:=JREP!F34" table:style-name="ce1">
            <text:p>0</text:p>
          </table:table-cell>
          <table:table-cell office:value-type="float" office:value="0" table:formula="msoxl:=JREP!G34" table:style-name="ce1">
            <text:p>0</text:p>
          </table:table-cell>
          <table:table-cell office:value-type="float" office:value="0" table:formula="msoxl:=JREP!H34" table:style-name="ce1">
            <text:p>0</text:p>
          </table:table-cell>
          <table:table-cell office:value-type="float" office:value="0" table:formula="msoxl:=JREP!I34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35" table:style-name="ce1">
            <text:p>0</text:p>
          </table:table-cell>
          <table:table-cell office:value-type="float" office:value="0" table:formula="msoxl:=Project!B35" table:style-name="ce1">
            <text:p>0</text:p>
          </table:table-cell>
          <table:table-cell office:value-type="float" office:value="0" table:formula="msoxl:=Project!C35" table:style-name="ce1">
            <text:p>0</text:p>
          </table:table-cell>
          <table:table-cell office:value-type="float" office:value="0" table:formula="msoxl:='IP@'!A35" table:style-name="ce1">
            <text:p>0</text:p>
          </table:table-cell>
          <table:table-cell office:value-type="float" office:value="0" table:formula="msoxl:='IP@'!B35" table:style-name="ce1">
            <text:p>0</text:p>
          </table:table-cell>
          <table:table-cell office:value-type="float" office:value="0" table:formula="msoxl:='IP@'!C35" table:style-name="ce1">
            <text:p>0</text:p>
          </table:table-cell>
          <table:table-cell office:value-type="float" office:value="0" table:formula="msoxl:=TCP_port!A35" table:style-name="ce1">
            <text:p>0</text:p>
          </table:table-cell>
          <table:table-cell office:value-type="float" office:value="0" table:formula="msoxl:=TCP_port!B35" table:style-name="ce1">
            <text:p>0</text:p>
          </table:table-cell>
          <table:table-cell office:value-type="float" office:value="0" table:formula="msoxl:=TCP_port!C35" table:style-name="ce1">
            <text:p>0</text:p>
          </table:table-cell>
          <table:table-cell office:value-type="float" office:value="0" table:formula="msoxl:=TDL_ROUTEUR!A35" table:style-name="ce2">
            <text:p>0</text:p>
          </table:table-cell>
          <table:table-cell office:value-type="float" office:value="0" table:formula="msoxl:=TDL_ROUTEUR!B35" table:style-name="ce2">
            <text:p>0</text:p>
          </table:table-cell>
          <table:table-cell office:value-type="float" office:value="0" table:formula="msoxl:=TDL_ROUTEUR!C35" table:style-name="ce2">
            <text:p>0</text:p>
          </table:table-cell>
          <table:table-cell office:value-type="float" office:value="0" table:formula="msoxl:=TDL_ROUTEUR!E35" table:style-name="ce2">
            <text:p>0</text:p>
          </table:table-cell>
          <table:table-cell office:value-type="float" office:value="0" table:formula="msoxl:=TDL_ROUTEUR!F35" table:style-name="ce2">
            <text:p>0</text:p>
          </table:table-cell>
          <table:table-cell office:value-type="float" office:value="0" table:formula="msoxl:=TDL_ROUTEUR!G35" table:style-name="ce2">
            <text:p>0</text:p>
          </table:table-cell>
          <table:table-cell office:value-type="float" office:value="0" table:formula="msoxl:=TDL_ROUTEUR!I35" table:style-name="ce2">
            <text:p>0</text:p>
          </table:table-cell>
          <table:table-cell office:value-type="float" office:value="0" table:formula="msoxl:=TDL_ROUTEUR!J35" table:style-name="ce2">
            <text:p>0</text:p>
          </table:table-cell>
          <table:table-cell office:value-type="float" office:value="0" table:formula="msoxl:=TDL_ROUTEUR!K35" table:style-name="ce2">
            <text:p>0</text:p>
          </table:table-cell>
          <table:table-cell office:value-type="float" office:value="0" table:formula="msoxl:=TDL_ROUTEUR!L35" table:style-name="ce2">
            <text:p>0</text:p>
          </table:table-cell>
          <table:table-cell office:value-type="float" office:value="0" table:formula="msoxl:=TDL_ROUTEUR!M35" table:style-name="ce2">
            <text:p>0</text:p>
          </table:table-cell>
          <table:table-cell office:value-type="float" office:value="0" table:formula="msoxl:=TDL_ROUTEUR!N35" table:style-name="ce2">
            <text:p>0</text:p>
          </table:table-cell>
          <table:table-cell office:value-type="float" office:value="0" table:formula="msoxl:=TDL_ROUTEUR!O35" table:style-name="ce2">
            <text:p>0</text:p>
          </table:table-cell>
          <table:table-cell office:value-type="float" office:value="0" table:formula="msoxl:=TDL_ROUTEUR!P35" table:style-name="ce2">
            <text:p>0</text:p>
          </table:table-cell>
          <table:table-cell office:value-type="float" office:value="0" table:formula="msoxl:=TDL_ROUTEUR!Q35" table:style-name="ce2">
            <text:p>0</text:p>
          </table:table-cell>
          <table:table-cell office:value-type="float" office:value="0" table:formula="msoxl:=TDL_ROUTEUR!R35" table:style-name="ce3">
            <text:p>0</text:p>
          </table:table-cell>
          <table:table-cell office:value-type="float" office:value="0" table:formula="msoxl:=TDL_ROUTEUR!S35" table:style-name="ce3">
            <text:p>0</text:p>
          </table:table-cell>
          <table:table-cell office:value-type="float" office:value="0" table:formula="msoxl:=TDL_ROUTEUR!T35" table:style-name="ce3">
            <text:p>0</text:p>
          </table:table-cell>
          <table:table-cell office:value-type="string" office:string-value="J034" table:formula="msoxl:=JREP!A35" table:style-name="ce1">
            <text:p>J034</text:p>
          </table:table-cell>
          <table:table-cell office:value-type="string" office:string-value="rtt_alarm_timeout" table:formula="msoxl:=JREP!B35" table:style-name="ce1">
            <text:p>rtt_alarm_timeout</text:p>
          </table:table-cell>
          <table:table-cell office:value-type="float" office:value="40" table:formula="msoxl:=JREP!C35" table:style-name="ce1">
            <text:p>40</text:p>
          </table:table-cell>
          <table:table-cell office:value-type="float" office:value="0" table:formula="msoxl:=JREP!D35" table:style-name="ce1">
            <text:p>0</text:p>
          </table:table-cell>
          <table:table-cell office:value-type="float" office:value="0" table:formula="msoxl:=JREP!E35" table:style-name="ce1">
            <text:p>0</text:p>
          </table:table-cell>
          <table:table-cell office:value-type="float" office:value="0" table:formula="msoxl:=JREP!F35" table:style-name="ce1">
            <text:p>0</text:p>
          </table:table-cell>
          <table:table-cell office:value-type="float" office:value="0" table:formula="msoxl:=JREP!G35" table:style-name="ce1">
            <text:p>0</text:p>
          </table:table-cell>
          <table:table-cell office:value-type="float" office:value="0" table:formula="msoxl:=JREP!H35" table:style-name="ce1">
            <text:p>0</text:p>
          </table:table-cell>
          <table:table-cell office:value-type="float" office:value="0" table:formula="msoxl:=JREP!I35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36" table:style-name="ce1">
            <text:p>0</text:p>
          </table:table-cell>
          <table:table-cell office:value-type="float" office:value="0" table:formula="msoxl:=Project!B36" table:style-name="ce1">
            <text:p>0</text:p>
          </table:table-cell>
          <table:table-cell office:value-type="float" office:value="0" table:formula="msoxl:=Project!C36" table:style-name="ce1">
            <text:p>0</text:p>
          </table:table-cell>
          <table:table-cell office:value-type="float" office:value="0" table:formula="msoxl:='IP@'!A36" table:style-name="ce1">
            <text:p>0</text:p>
          </table:table-cell>
          <table:table-cell office:value-type="float" office:value="0" table:formula="msoxl:='IP@'!B36" table:style-name="ce1">
            <text:p>0</text:p>
          </table:table-cell>
          <table:table-cell office:value-type="float" office:value="0" table:formula="msoxl:='IP@'!C36" table:style-name="ce1">
            <text:p>0</text:p>
          </table:table-cell>
          <table:table-cell office:value-type="float" office:value="0" table:formula="msoxl:=TCP_port!A36" table:style-name="ce1">
            <text:p>0</text:p>
          </table:table-cell>
          <table:table-cell office:value-type="float" office:value="0" table:formula="msoxl:=TCP_port!B36" table:style-name="ce1">
            <text:p>0</text:p>
          </table:table-cell>
          <table:table-cell office:value-type="float" office:value="0" table:formula="msoxl:=TCP_port!C36" table:style-name="ce1">
            <text:p>0</text:p>
          </table:table-cell>
          <table:table-cell office:value-type="float" office:value="0" table:formula="msoxl:=TDL_ROUTEUR!A36" table:style-name="ce2">
            <text:p>0</text:p>
          </table:table-cell>
          <table:table-cell office:value-type="float" office:value="0" table:formula="msoxl:=TDL_ROUTEUR!B36" table:style-name="ce2">
            <text:p>0</text:p>
          </table:table-cell>
          <table:table-cell office:value-type="float" office:value="0" table:formula="msoxl:=TDL_ROUTEUR!C36" table:style-name="ce2">
            <text:p>0</text:p>
          </table:table-cell>
          <table:table-cell office:value-type="float" office:value="0" table:formula="msoxl:=TDL_ROUTEUR!E36" table:style-name="ce2">
            <text:p>0</text:p>
          </table:table-cell>
          <table:table-cell office:value-type="float" office:value="0" table:formula="msoxl:=TDL_ROUTEUR!F36" table:style-name="ce2">
            <text:p>0</text:p>
          </table:table-cell>
          <table:table-cell office:value-type="float" office:value="0" table:formula="msoxl:=TDL_ROUTEUR!G36" table:style-name="ce2">
            <text:p>0</text:p>
          </table:table-cell>
          <table:table-cell office:value-type="float" office:value="0" table:formula="msoxl:=TDL_ROUTEUR!I36" table:style-name="ce2">
            <text:p>0</text:p>
          </table:table-cell>
          <table:table-cell office:value-type="float" office:value="0" table:formula="msoxl:=TDL_ROUTEUR!J36" table:style-name="ce2">
            <text:p>0</text:p>
          </table:table-cell>
          <table:table-cell office:value-type="float" office:value="0" table:formula="msoxl:=TDL_ROUTEUR!K36" table:style-name="ce2">
            <text:p>0</text:p>
          </table:table-cell>
          <table:table-cell office:value-type="float" office:value="0" table:formula="msoxl:=TDL_ROUTEUR!L36" table:style-name="ce2">
            <text:p>0</text:p>
          </table:table-cell>
          <table:table-cell office:value-type="float" office:value="0" table:formula="msoxl:=TDL_ROUTEUR!M36" table:style-name="ce2">
            <text:p>0</text:p>
          </table:table-cell>
          <table:table-cell office:value-type="float" office:value="0" table:formula="msoxl:=TDL_ROUTEUR!N36" table:style-name="ce2">
            <text:p>0</text:p>
          </table:table-cell>
          <table:table-cell office:value-type="float" office:value="0" table:formula="msoxl:=TDL_ROUTEUR!O36" table:style-name="ce2">
            <text:p>0</text:p>
          </table:table-cell>
          <table:table-cell office:value-type="float" office:value="0" table:formula="msoxl:=TDL_ROUTEUR!P36" table:style-name="ce2">
            <text:p>0</text:p>
          </table:table-cell>
          <table:table-cell office:value-type="float" office:value="0" table:formula="msoxl:=TDL_ROUTEUR!Q36" table:style-name="ce2">
            <text:p>0</text:p>
          </table:table-cell>
          <table:table-cell office:value-type="float" office:value="0" table:formula="msoxl:=TDL_ROUTEUR!R36" table:style-name="ce3">
            <text:p>0</text:p>
          </table:table-cell>
          <table:table-cell office:value-type="float" office:value="0" table:formula="msoxl:=TDL_ROUTEUR!S36" table:style-name="ce3">
            <text:p>0</text:p>
          </table:table-cell>
          <table:table-cell office:value-type="float" office:value="0" table:formula="msoxl:=TDL_ROUTEUR!T36" table:style-name="ce3">
            <text:p>0</text:p>
          </table:table-cell>
          <table:table-cell office:value-type="string" office:string-value="J035" table:formula="msoxl:=JREP!A36" table:style-name="ce1">
            <text:p>J035</text:p>
          </table:table-cell>
          <table:table-cell office:value-type="string" office:string-value="rtt_timeout" table:formula="msoxl:=JREP!B36" table:style-name="ce1">
            <text:p>rtt_timeout</text:p>
          </table:table-cell>
          <table:table-cell office:value-type="float" office:value="20" table:formula="msoxl:=JREP!C36" table:style-name="ce1">
            <text:p>20</text:p>
          </table:table-cell>
          <table:table-cell office:value-type="float" office:value="0" table:formula="msoxl:=JREP!D36" table:style-name="ce1">
            <text:p>0</text:p>
          </table:table-cell>
          <table:table-cell office:value-type="float" office:value="0" table:formula="msoxl:=JREP!E36" table:style-name="ce1">
            <text:p>0</text:p>
          </table:table-cell>
          <table:table-cell office:value-type="float" office:value="0" table:formula="msoxl:=JREP!F36" table:style-name="ce1">
            <text:p>0</text:p>
          </table:table-cell>
          <table:table-cell office:value-type="float" office:value="0" table:formula="msoxl:=JREP!G36" table:style-name="ce1">
            <text:p>0</text:p>
          </table:table-cell>
          <table:table-cell office:value-type="float" office:value="0" table:formula="msoxl:=JREP!H36" table:style-name="ce1">
            <text:p>0</text:p>
          </table:table-cell>
          <table:table-cell office:value-type="float" office:value="0" table:formula="msoxl:=JREP!I36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37" table:style-name="ce1">
            <text:p>0</text:p>
          </table:table-cell>
          <table:table-cell office:value-type="float" office:value="0" table:formula="msoxl:=Project!B37" table:style-name="ce1">
            <text:p>0</text:p>
          </table:table-cell>
          <table:table-cell office:value-type="float" office:value="0" table:formula="msoxl:=Project!C37" table:style-name="ce1">
            <text:p>0</text:p>
          </table:table-cell>
          <table:table-cell office:value-type="float" office:value="0" table:formula="msoxl:='IP@'!A37" table:style-name="ce1">
            <text:p>0</text:p>
          </table:table-cell>
          <table:table-cell office:value-type="float" office:value="0" table:formula="msoxl:='IP@'!B37" table:style-name="ce1">
            <text:p>0</text:p>
          </table:table-cell>
          <table:table-cell office:value-type="float" office:value="0" table:formula="msoxl:='IP@'!C37" table:style-name="ce1">
            <text:p>0</text:p>
          </table:table-cell>
          <table:table-cell office:value-type="float" office:value="0" table:formula="msoxl:=TCP_port!A37" table:style-name="ce1">
            <text:p>0</text:p>
          </table:table-cell>
          <table:table-cell office:value-type="float" office:value="0" table:formula="msoxl:=TCP_port!B37" table:style-name="ce1">
            <text:p>0</text:p>
          </table:table-cell>
          <table:table-cell office:value-type="float" office:value="0" table:formula="msoxl:=TCP_port!C37" table:style-name="ce1">
            <text:p>0</text:p>
          </table:table-cell>
          <table:table-cell office:value-type="float" office:value="0" table:formula="msoxl:=TDL_ROUTEUR!A37" table:style-name="ce2">
            <text:p>0</text:p>
          </table:table-cell>
          <table:table-cell office:value-type="float" office:value="0" table:formula="msoxl:=TDL_ROUTEUR!B37" table:style-name="ce2">
            <text:p>0</text:p>
          </table:table-cell>
          <table:table-cell office:value-type="float" office:value="0" table:formula="msoxl:=TDL_ROUTEUR!C37" table:style-name="ce2">
            <text:p>0</text:p>
          </table:table-cell>
          <table:table-cell office:value-type="float" office:value="0" table:formula="msoxl:=TDL_ROUTEUR!E37" table:style-name="ce2">
            <text:p>0</text:p>
          </table:table-cell>
          <table:table-cell office:value-type="float" office:value="0" table:formula="msoxl:=TDL_ROUTEUR!F37" table:style-name="ce2">
            <text:p>0</text:p>
          </table:table-cell>
          <table:table-cell office:value-type="float" office:value="0" table:formula="msoxl:=TDL_ROUTEUR!G37" table:style-name="ce2">
            <text:p>0</text:p>
          </table:table-cell>
          <table:table-cell office:value-type="float" office:value="0" table:formula="msoxl:=TDL_ROUTEUR!I37" table:style-name="ce2">
            <text:p>0</text:p>
          </table:table-cell>
          <table:table-cell office:value-type="float" office:value="0" table:formula="msoxl:=TDL_ROUTEUR!J37" table:style-name="ce2">
            <text:p>0</text:p>
          </table:table-cell>
          <table:table-cell office:value-type="float" office:value="0" table:formula="msoxl:=TDL_ROUTEUR!K37" table:style-name="ce2">
            <text:p>0</text:p>
          </table:table-cell>
          <table:table-cell office:value-type="float" office:value="0" table:formula="msoxl:=TDL_ROUTEUR!L37" table:style-name="ce2">
            <text:p>0</text:p>
          </table:table-cell>
          <table:table-cell office:value-type="float" office:value="0" table:formula="msoxl:=TDL_ROUTEUR!M37" table:style-name="ce2">
            <text:p>0</text:p>
          </table:table-cell>
          <table:table-cell office:value-type="float" office:value="0" table:formula="msoxl:=TDL_ROUTEUR!N37" table:style-name="ce2">
            <text:p>0</text:p>
          </table:table-cell>
          <table:table-cell office:value-type="float" office:value="0" table:formula="msoxl:=TDL_ROUTEUR!O37" table:style-name="ce2">
            <text:p>0</text:p>
          </table:table-cell>
          <table:table-cell office:value-type="float" office:value="0" table:formula="msoxl:=TDL_ROUTEUR!P37" table:style-name="ce2">
            <text:p>0</text:p>
          </table:table-cell>
          <table:table-cell office:value-type="float" office:value="0" table:formula="msoxl:=TDL_ROUTEUR!Q37" table:style-name="ce2">
            <text:p>0</text:p>
          </table:table-cell>
          <table:table-cell office:value-type="float" office:value="0" table:formula="msoxl:=TDL_ROUTEUR!R37" table:style-name="ce3">
            <text:p>0</text:p>
          </table:table-cell>
          <table:table-cell office:value-type="float" office:value="0" table:formula="msoxl:=TDL_ROUTEUR!S37" table:style-name="ce3">
            <text:p>0</text:p>
          </table:table-cell>
          <table:table-cell office:value-type="float" office:value="0" table:formula="msoxl:=TDL_ROUTEUR!T37" table:style-name="ce3">
            <text:p>0</text:p>
          </table:table-cell>
          <table:table-cell office:value-type="string" office:string-value="J036" table:formula="msoxl:=JREP!A37" table:style-name="ce1">
            <text:p>J036</text:p>
          </table:table-cell>
          <table:table-cell office:value-type="string" office:string-value="secondarytn_maxcount" table:formula="msoxl:=JREP!B37" table:style-name="ce1">
            <text:p>secondarytn_maxcount</text:p>
          </table:table-cell>
          <table:table-cell office:value-type="float" office:value="16" table:formula="msoxl:=JREP!C37" table:style-name="ce1">
            <text:p>16</text:p>
          </table:table-cell>
          <table:table-cell office:value-type="float" office:value="0" table:formula="msoxl:=JREP!D37" table:style-name="ce1">
            <text:p>0</text:p>
          </table:table-cell>
          <table:table-cell office:value-type="float" office:value="0" table:formula="msoxl:=JREP!E37" table:style-name="ce1">
            <text:p>0</text:p>
          </table:table-cell>
          <table:table-cell office:value-type="float" office:value="0" table:formula="msoxl:=JREP!F37" table:style-name="ce1">
            <text:p>0</text:p>
          </table:table-cell>
          <table:table-cell office:value-type="float" office:value="0" table:formula="msoxl:=JREP!G37" table:style-name="ce1">
            <text:p>0</text:p>
          </table:table-cell>
          <table:table-cell office:value-type="float" office:value="0" table:formula="msoxl:=JREP!H37" table:style-name="ce1">
            <text:p>0</text:p>
          </table:table-cell>
          <table:table-cell office:value-type="float" office:value="0" table:formula="msoxl:=JREP!I37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38" table:style-name="ce1">
            <text:p>0</text:p>
          </table:table-cell>
          <table:table-cell office:value-type="float" office:value="0" table:formula="msoxl:=Project!B38" table:style-name="ce1">
            <text:p>0</text:p>
          </table:table-cell>
          <table:table-cell office:value-type="float" office:value="0" table:formula="msoxl:=Project!C38" table:style-name="ce1">
            <text:p>0</text:p>
          </table:table-cell>
          <table:table-cell office:value-type="float" office:value="0" table:formula="msoxl:='IP@'!A38" table:style-name="ce1">
            <text:p>0</text:p>
          </table:table-cell>
          <table:table-cell office:value-type="float" office:value="0" table:formula="msoxl:='IP@'!B38" table:style-name="ce1">
            <text:p>0</text:p>
          </table:table-cell>
          <table:table-cell office:value-type="float" office:value="0" table:formula="msoxl:='IP@'!C38" table:style-name="ce1">
            <text:p>0</text:p>
          </table:table-cell>
          <table:table-cell office:value-type="float" office:value="0" table:formula="msoxl:=TCP_port!A38" table:style-name="ce1">
            <text:p>0</text:p>
          </table:table-cell>
          <table:table-cell office:value-type="float" office:value="0" table:formula="msoxl:=TCP_port!B38" table:style-name="ce1">
            <text:p>0</text:p>
          </table:table-cell>
          <table:table-cell office:value-type="float" office:value="0" table:formula="msoxl:=TCP_port!C38" table:style-name="ce1">
            <text:p>0</text:p>
          </table:table-cell>
          <table:table-cell office:value-type="float" office:value="0" table:formula="msoxl:=TDL_ROUTEUR!A38" table:style-name="ce2">
            <text:p>0</text:p>
          </table:table-cell>
          <table:table-cell office:value-type="float" office:value="0" table:formula="msoxl:=TDL_ROUTEUR!B38" table:style-name="ce2">
            <text:p>0</text:p>
          </table:table-cell>
          <table:table-cell office:value-type="float" office:value="0" table:formula="msoxl:=TDL_ROUTEUR!C38" table:style-name="ce2">
            <text:p>0</text:p>
          </table:table-cell>
          <table:table-cell office:value-type="float" office:value="0" table:formula="msoxl:=TDL_ROUTEUR!E38" table:style-name="ce2">
            <text:p>0</text:p>
          </table:table-cell>
          <table:table-cell office:value-type="float" office:value="0" table:formula="msoxl:=TDL_ROUTEUR!F38" table:style-name="ce2">
            <text:p>0</text:p>
          </table:table-cell>
          <table:table-cell office:value-type="float" office:value="0" table:formula="msoxl:=TDL_ROUTEUR!G38" table:style-name="ce2">
            <text:p>0</text:p>
          </table:table-cell>
          <table:table-cell office:value-type="float" office:value="0" table:formula="msoxl:=TDL_ROUTEUR!I38" table:style-name="ce2">
            <text:p>0</text:p>
          </table:table-cell>
          <table:table-cell office:value-type="float" office:value="0" table:formula="msoxl:=TDL_ROUTEUR!J38" table:style-name="ce2">
            <text:p>0</text:p>
          </table:table-cell>
          <table:table-cell office:value-type="float" office:value="0" table:formula="msoxl:=TDL_ROUTEUR!K38" table:style-name="ce2">
            <text:p>0</text:p>
          </table:table-cell>
          <table:table-cell office:value-type="float" office:value="0" table:formula="msoxl:=TDL_ROUTEUR!L38" table:style-name="ce2">
            <text:p>0</text:p>
          </table:table-cell>
          <table:table-cell office:value-type="float" office:value="0" table:formula="msoxl:=TDL_ROUTEUR!M38" table:style-name="ce2">
            <text:p>0</text:p>
          </table:table-cell>
          <table:table-cell office:value-type="float" office:value="0" table:formula="msoxl:=TDL_ROUTEUR!N38" table:style-name="ce2">
            <text:p>0</text:p>
          </table:table-cell>
          <table:table-cell office:value-type="float" office:value="0" table:formula="msoxl:=TDL_ROUTEUR!O38" table:style-name="ce2">
            <text:p>0</text:p>
          </table:table-cell>
          <table:table-cell office:value-type="float" office:value="0" table:formula="msoxl:=TDL_ROUTEUR!P38" table:style-name="ce2">
            <text:p>0</text:p>
          </table:table-cell>
          <table:table-cell office:value-type="float" office:value="0" table:formula="msoxl:=TDL_ROUTEUR!Q38" table:style-name="ce2">
            <text:p>0</text:p>
          </table:table-cell>
          <table:table-cell office:value-type="float" office:value="0" table:formula="msoxl:=TDL_ROUTEUR!R38" table:style-name="ce3">
            <text:p>0</text:p>
          </table:table-cell>
          <table:table-cell office:value-type="float" office:value="0" table:formula="msoxl:=TDL_ROUTEUR!S38" table:style-name="ce3">
            <text:p>0</text:p>
          </table:table-cell>
          <table:table-cell office:value-type="float" office:value="0" table:formula="msoxl:=TDL_ROUTEUR!T38" table:style-name="ce3">
            <text:p>0</text:p>
          </table:table-cell>
          <table:table-cell office:value-type="string" office:string-value="J037" table:formula="msoxl:=JREP!A38" table:style-name="ce1">
            <text:p>J037</text:p>
          </table:table-cell>
          <table:table-cell office:value-type="string" office:string-value="secondarytnlist_timeout" table:formula="msoxl:=JREP!B38" table:style-name="ce1">
            <text:p>secondarytnlist_timeout</text:p>
          </table:table-cell>
          <table:table-cell office:value-type="float" office:value="180" table:formula="msoxl:=JREP!C38" table:style-name="ce1">
            <text:p>180</text:p>
          </table:table-cell>
          <table:table-cell office:value-type="float" office:value="0" table:formula="msoxl:=JREP!D38" table:style-name="ce1">
            <text:p>0</text:p>
          </table:table-cell>
          <table:table-cell office:value-type="float" office:value="0" table:formula="msoxl:=JREP!E38" table:style-name="ce1">
            <text:p>0</text:p>
          </table:table-cell>
          <table:table-cell office:value-type="float" office:value="0" table:formula="msoxl:=JREP!F38" table:style-name="ce1">
            <text:p>0</text:p>
          </table:table-cell>
          <table:table-cell office:value-type="float" office:value="0" table:formula="msoxl:=JREP!G38" table:style-name="ce1">
            <text:p>0</text:p>
          </table:table-cell>
          <table:table-cell office:value-type="float" office:value="0" table:formula="msoxl:=JREP!H38" table:style-name="ce1">
            <text:p>0</text:p>
          </table:table-cell>
          <table:table-cell office:value-type="float" office:value="0" table:formula="msoxl:=JREP!I38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39" table:style-name="ce1">
            <text:p>0</text:p>
          </table:table-cell>
          <table:table-cell office:value-type="float" office:value="0" table:formula="msoxl:=Project!B39" table:style-name="ce1">
            <text:p>0</text:p>
          </table:table-cell>
          <table:table-cell office:value-type="float" office:value="0" table:formula="msoxl:=Project!C39" table:style-name="ce1">
            <text:p>0</text:p>
          </table:table-cell>
          <table:table-cell office:value-type="float" office:value="0" table:formula="msoxl:='IP@'!A39" table:style-name="ce1">
            <text:p>0</text:p>
          </table:table-cell>
          <table:table-cell office:value-type="float" office:value="0" table:formula="msoxl:='IP@'!B39" table:style-name="ce1">
            <text:p>0</text:p>
          </table:table-cell>
          <table:table-cell office:value-type="float" office:value="0" table:formula="msoxl:='IP@'!C39" table:style-name="ce1">
            <text:p>0</text:p>
          </table:table-cell>
          <table:table-cell office:value-type="float" office:value="0" table:formula="msoxl:=TCP_port!A39" table:style-name="ce1">
            <text:p>0</text:p>
          </table:table-cell>
          <table:table-cell office:value-type="float" office:value="0" table:formula="msoxl:=TCP_port!B39" table:style-name="ce1">
            <text:p>0</text:p>
          </table:table-cell>
          <table:table-cell office:value-type="float" office:value="0" table:formula="msoxl:=TCP_port!C39" table:style-name="ce1">
            <text:p>0</text:p>
          </table:table-cell>
          <table:table-cell office:value-type="float" office:value="0" table:formula="msoxl:=TDL_ROUTEUR!A39" table:style-name="ce2">
            <text:p>0</text:p>
          </table:table-cell>
          <table:table-cell office:value-type="float" office:value="0" table:formula="msoxl:=TDL_ROUTEUR!B39" table:style-name="ce2">
            <text:p>0</text:p>
          </table:table-cell>
          <table:table-cell office:value-type="float" office:value="0" table:formula="msoxl:=TDL_ROUTEUR!C39" table:style-name="ce2">
            <text:p>0</text:p>
          </table:table-cell>
          <table:table-cell office:value-type="float" office:value="0" table:formula="msoxl:=TDL_ROUTEUR!E39" table:style-name="ce2">
            <text:p>0</text:p>
          </table:table-cell>
          <table:table-cell office:value-type="float" office:value="0" table:formula="msoxl:=TDL_ROUTEUR!F39" table:style-name="ce2">
            <text:p>0</text:p>
          </table:table-cell>
          <table:table-cell office:value-type="float" office:value="0" table:formula="msoxl:=TDL_ROUTEUR!G39" table:style-name="ce2">
            <text:p>0</text:p>
          </table:table-cell>
          <table:table-cell office:value-type="float" office:value="0" table:formula="msoxl:=TDL_ROUTEUR!I39" table:style-name="ce2">
            <text:p>0</text:p>
          </table:table-cell>
          <table:table-cell office:value-type="float" office:value="0" table:formula="msoxl:=TDL_ROUTEUR!J39" table:style-name="ce2">
            <text:p>0</text:p>
          </table:table-cell>
          <table:table-cell office:value-type="float" office:value="0" table:formula="msoxl:=TDL_ROUTEUR!K39" table:style-name="ce2">
            <text:p>0</text:p>
          </table:table-cell>
          <table:table-cell office:value-type="float" office:value="0" table:formula="msoxl:=TDL_ROUTEUR!L39" table:style-name="ce2">
            <text:p>0</text:p>
          </table:table-cell>
          <table:table-cell office:value-type="float" office:value="0" table:formula="msoxl:=TDL_ROUTEUR!M39" table:style-name="ce2">
            <text:p>0</text:p>
          </table:table-cell>
          <table:table-cell office:value-type="float" office:value="0" table:formula="msoxl:=TDL_ROUTEUR!N39" table:style-name="ce2">
            <text:p>0</text:p>
          </table:table-cell>
          <table:table-cell office:value-type="float" office:value="0" table:formula="msoxl:=TDL_ROUTEUR!O39" table:style-name="ce2">
            <text:p>0</text:p>
          </table:table-cell>
          <table:table-cell office:value-type="float" office:value="0" table:formula="msoxl:=TDL_ROUTEUR!P39" table:style-name="ce2">
            <text:p>0</text:p>
          </table:table-cell>
          <table:table-cell office:value-type="float" office:value="0" table:formula="msoxl:=TDL_ROUTEUR!Q39" table:style-name="ce2">
            <text:p>0</text:p>
          </table:table-cell>
          <table:table-cell office:value-type="float" office:value="0" table:formula="msoxl:=TDL_ROUTEUR!R39" table:style-name="ce3">
            <text:p>0</text:p>
          </table:table-cell>
          <table:table-cell office:value-type="float" office:value="0" table:formula="msoxl:=TDL_ROUTEUR!S39" table:style-name="ce3">
            <text:p>0</text:p>
          </table:table-cell>
          <table:table-cell office:value-type="float" office:value="0" table:formula="msoxl:=TDL_ROUTEUR!T39" table:style-name="ce3">
            <text:p>0</text:p>
          </table:table-cell>
          <table:table-cell office:value-type="string" office:string-value="J038" table:formula="msoxl:=JREP!A39" table:style-name="ce1">
            <text:p>J038</text:p>
          </table:table-cell>
          <table:table-cell office:value-type="string" office:string-value="secondarytn_check" table:formula="msoxl:=JREP!B39" table:style-name="ce1">
            <text:p>secondarytn_check</text:p>
          </table:table-cell>
          <table:table-cell office:value-type="string" office:string-value="false" table:formula="msoxl:=JREP!C39" table:style-name="ce1">
            <text:p>false</text:p>
          </table:table-cell>
          <table:table-cell office:value-type="float" office:value="0" table:formula="msoxl:=JREP!D39" table:style-name="ce1">
            <text:p>0</text:p>
          </table:table-cell>
          <table:table-cell office:value-type="float" office:value="0" table:formula="msoxl:=JREP!E39" table:style-name="ce1">
            <text:p>0</text:p>
          </table:table-cell>
          <table:table-cell office:value-type="float" office:value="0" table:formula="msoxl:=JREP!F39" table:style-name="ce1">
            <text:p>0</text:p>
          </table:table-cell>
          <table:table-cell office:value-type="float" office:value="0" table:formula="msoxl:=JREP!G39" table:style-name="ce1">
            <text:p>0</text:p>
          </table:table-cell>
          <table:table-cell office:value-type="float" office:value="0" table:formula="msoxl:=JREP!H39" table:style-name="ce1">
            <text:p>0</text:p>
          </table:table-cell>
          <table:table-cell office:value-type="float" office:value="0" table:formula="msoxl:=JREP!I39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40" table:style-name="ce1">
            <text:p>0</text:p>
          </table:table-cell>
          <table:table-cell office:value-type="float" office:value="0" table:formula="msoxl:=Project!B40" table:style-name="ce1">
            <text:p>0</text:p>
          </table:table-cell>
          <table:table-cell office:value-type="float" office:value="0" table:formula="msoxl:=Project!C40" table:style-name="ce1">
            <text:p>0</text:p>
          </table:table-cell>
          <table:table-cell office:value-type="float" office:value="0" table:formula="msoxl:='IP@'!A40" table:style-name="ce1">
            <text:p>0</text:p>
          </table:table-cell>
          <table:table-cell office:value-type="float" office:value="0" table:formula="msoxl:='IP@'!B40" table:style-name="ce1">
            <text:p>0</text:p>
          </table:table-cell>
          <table:table-cell office:value-type="float" office:value="0" table:formula="msoxl:='IP@'!C40" table:style-name="ce1">
            <text:p>0</text:p>
          </table:table-cell>
          <table:table-cell office:value-type="float" office:value="0" table:formula="msoxl:=TCP_port!A40" table:style-name="ce1">
            <text:p>0</text:p>
          </table:table-cell>
          <table:table-cell office:value-type="float" office:value="0" table:formula="msoxl:=TCP_port!B40" table:style-name="ce1">
            <text:p>0</text:p>
          </table:table-cell>
          <table:table-cell office:value-type="float" office:value="0" table:formula="msoxl:=TCP_port!C40" table:style-name="ce1">
            <text:p>0</text:p>
          </table:table-cell>
          <table:table-cell office:value-type="float" office:value="0" table:formula="msoxl:=TDL_ROUTEUR!A40" table:style-name="ce2">
            <text:p>0</text:p>
          </table:table-cell>
          <table:table-cell office:value-type="float" office:value="0" table:formula="msoxl:=TDL_ROUTEUR!B40" table:style-name="ce2">
            <text:p>0</text:p>
          </table:table-cell>
          <table:table-cell office:value-type="float" office:value="0" table:formula="msoxl:=TDL_ROUTEUR!C40" table:style-name="ce2">
            <text:p>0</text:p>
          </table:table-cell>
          <table:table-cell office:value-type="float" office:value="0" table:formula="msoxl:=TDL_ROUTEUR!E40" table:style-name="ce2">
            <text:p>0</text:p>
          </table:table-cell>
          <table:table-cell office:value-type="float" office:value="0" table:formula="msoxl:=TDL_ROUTEUR!F40" table:style-name="ce2">
            <text:p>0</text:p>
          </table:table-cell>
          <table:table-cell office:value-type="float" office:value="0" table:formula="msoxl:=TDL_ROUTEUR!G40" table:style-name="ce2">
            <text:p>0</text:p>
          </table:table-cell>
          <table:table-cell office:value-type="float" office:value="0" table:formula="msoxl:=TDL_ROUTEUR!I40" table:style-name="ce2">
            <text:p>0</text:p>
          </table:table-cell>
          <table:table-cell office:value-type="float" office:value="0" table:formula="msoxl:=TDL_ROUTEUR!J40" table:style-name="ce2">
            <text:p>0</text:p>
          </table:table-cell>
          <table:table-cell office:value-type="float" office:value="0" table:formula="msoxl:=TDL_ROUTEUR!K40" table:style-name="ce2">
            <text:p>0</text:p>
          </table:table-cell>
          <table:table-cell office:value-type="float" office:value="0" table:formula="msoxl:=TDL_ROUTEUR!L40" table:style-name="ce2">
            <text:p>0</text:p>
          </table:table-cell>
          <table:table-cell office:value-type="float" office:value="0" table:formula="msoxl:=TDL_ROUTEUR!M40" table:style-name="ce2">
            <text:p>0</text:p>
          </table:table-cell>
          <table:table-cell office:value-type="float" office:value="0" table:formula="msoxl:=TDL_ROUTEUR!N40" table:style-name="ce2">
            <text:p>0</text:p>
          </table:table-cell>
          <table:table-cell office:value-type="float" office:value="0" table:formula="msoxl:=TDL_ROUTEUR!O40" table:style-name="ce2">
            <text:p>0</text:p>
          </table:table-cell>
          <table:table-cell office:value-type="float" office:value="0" table:formula="msoxl:=TDL_ROUTEUR!P40" table:style-name="ce2">
            <text:p>0</text:p>
          </table:table-cell>
          <table:table-cell office:value-type="float" office:value="0" table:formula="msoxl:=TDL_ROUTEUR!Q40" table:style-name="ce2">
            <text:p>0</text:p>
          </table:table-cell>
          <table:table-cell office:value-type="float" office:value="0" table:formula="msoxl:=TDL_ROUTEUR!R40" table:style-name="ce3">
            <text:p>0</text:p>
          </table:table-cell>
          <table:table-cell office:value-type="float" office:value="0" table:formula="msoxl:=TDL_ROUTEUR!S40" table:style-name="ce3">
            <text:p>0</text:p>
          </table:table-cell>
          <table:table-cell office:value-type="float" office:value="0" table:formula="msoxl:=TDL_ROUTEUR!T40" table:style-name="ce3">
            <text:p>0</text:p>
          </table:table-cell>
          <table:table-cell office:value-type="string" office:string-value="J039" table:formula="msoxl:=JREP!A40" table:style-name="ce1">
            <text:p>J039</text:p>
          </table:table-cell>
          <table:table-cell office:value-type="string" office:string-value="t_rartt_init_value" table:formula="msoxl:=JREP!B40" table:style-name="ce1">
            <text:p>t_rartt_init_value</text:p>
          </table:table-cell>
          <table:table-cell office:value-type="float" office:value="2" table:formula="msoxl:=JREP!C40" table:style-name="ce1">
            <text:p>2</text:p>
          </table:table-cell>
          <table:table-cell office:value-type="float" office:value="0" table:formula="msoxl:=JREP!D40" table:style-name="ce1">
            <text:p>0</text:p>
          </table:table-cell>
          <table:table-cell office:value-type="float" office:value="0" table:formula="msoxl:=JREP!E40" table:style-name="ce1">
            <text:p>0</text:p>
          </table:table-cell>
          <table:table-cell office:value-type="float" office:value="0" table:formula="msoxl:=JREP!F40" table:style-name="ce1">
            <text:p>0</text:p>
          </table:table-cell>
          <table:table-cell office:value-type="float" office:value="0" table:formula="msoxl:=JREP!G40" table:style-name="ce1">
            <text:p>0</text:p>
          </table:table-cell>
          <table:table-cell office:value-type="float" office:value="0" table:formula="msoxl:=JREP!H40" table:style-name="ce1">
            <text:p>0</text:p>
          </table:table-cell>
          <table:table-cell office:value-type="float" office:value="0" table:formula="msoxl:=JREP!I40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41" table:style-name="ce1">
            <text:p>0</text:p>
          </table:table-cell>
          <table:table-cell office:value-type="float" office:value="0" table:formula="msoxl:=Project!B41" table:style-name="ce1">
            <text:p>0</text:p>
          </table:table-cell>
          <table:table-cell office:value-type="float" office:value="0" table:formula="msoxl:=Project!C41" table:style-name="ce1">
            <text:p>0</text:p>
          </table:table-cell>
          <table:table-cell office:value-type="float" office:value="0" table:formula="msoxl:='IP@'!A41" table:style-name="ce1">
            <text:p>0</text:p>
          </table:table-cell>
          <table:table-cell office:value-type="float" office:value="0" table:formula="msoxl:='IP@'!B41" table:style-name="ce1">
            <text:p>0</text:p>
          </table:table-cell>
          <table:table-cell office:value-type="float" office:value="0" table:formula="msoxl:='IP@'!C41" table:style-name="ce1">
            <text:p>0</text:p>
          </table:table-cell>
          <table:table-cell office:value-type="float" office:value="0" table:formula="msoxl:=TCP_port!A41" table:style-name="ce1">
            <text:p>0</text:p>
          </table:table-cell>
          <table:table-cell office:value-type="float" office:value="0" table:formula="msoxl:=TCP_port!B41" table:style-name="ce1">
            <text:p>0</text:p>
          </table:table-cell>
          <table:table-cell office:value-type="float" office:value="0" table:formula="msoxl:=TCP_port!C41" table:style-name="ce1">
            <text:p>0</text:p>
          </table:table-cell>
          <table:table-cell office:value-type="float" office:value="0" table:formula="msoxl:=TDL_ROUTEUR!A41" table:style-name="ce2">
            <text:p>0</text:p>
          </table:table-cell>
          <table:table-cell office:value-type="float" office:value="0" table:formula="msoxl:=TDL_ROUTEUR!B41" table:style-name="ce2">
            <text:p>0</text:p>
          </table:table-cell>
          <table:table-cell office:value-type="float" office:value="0" table:formula="msoxl:=TDL_ROUTEUR!C41" table:style-name="ce2">
            <text:p>0</text:p>
          </table:table-cell>
          <table:table-cell office:value-type="float" office:value="0" table:formula="msoxl:=TDL_ROUTEUR!E41" table:style-name="ce2">
            <text:p>0</text:p>
          </table:table-cell>
          <table:table-cell office:value-type="float" office:value="0" table:formula="msoxl:=TDL_ROUTEUR!F41" table:style-name="ce2">
            <text:p>0</text:p>
          </table:table-cell>
          <table:table-cell office:value-type="float" office:value="0" table:formula="msoxl:=TDL_ROUTEUR!G41" table:style-name="ce2">
            <text:p>0</text:p>
          </table:table-cell>
          <table:table-cell office:value-type="float" office:value="0" table:formula="msoxl:=TDL_ROUTEUR!I41" table:style-name="ce2">
            <text:p>0</text:p>
          </table:table-cell>
          <table:table-cell office:value-type="float" office:value="0" table:formula="msoxl:=TDL_ROUTEUR!J41" table:style-name="ce2">
            <text:p>0</text:p>
          </table:table-cell>
          <table:table-cell office:value-type="float" office:value="0" table:formula="msoxl:=TDL_ROUTEUR!K41" table:style-name="ce2">
            <text:p>0</text:p>
          </table:table-cell>
          <table:table-cell office:value-type="float" office:value="0" table:formula="msoxl:=TDL_ROUTEUR!L41" table:style-name="ce2">
            <text:p>0</text:p>
          </table:table-cell>
          <table:table-cell office:value-type="float" office:value="0" table:formula="msoxl:=TDL_ROUTEUR!M41" table:style-name="ce2">
            <text:p>0</text:p>
          </table:table-cell>
          <table:table-cell office:value-type="float" office:value="0" table:formula="msoxl:=TDL_ROUTEUR!N41" table:style-name="ce2">
            <text:p>0</text:p>
          </table:table-cell>
          <table:table-cell office:value-type="float" office:value="0" table:formula="msoxl:=TDL_ROUTEUR!O41" table:style-name="ce2">
            <text:p>0</text:p>
          </table:table-cell>
          <table:table-cell office:value-type="float" office:value="0" table:formula="msoxl:=TDL_ROUTEUR!P41" table:style-name="ce2">
            <text:p>0</text:p>
          </table:table-cell>
          <table:table-cell office:value-type="float" office:value="0" table:formula="msoxl:=TDL_ROUTEUR!Q41" table:style-name="ce2">
            <text:p>0</text:p>
          </table:table-cell>
          <table:table-cell office:value-type="float" office:value="0" table:formula="msoxl:=TDL_ROUTEUR!R41" table:style-name="ce3">
            <text:p>0</text:p>
          </table:table-cell>
          <table:table-cell office:value-type="float" office:value="0" table:formula="msoxl:=TDL_ROUTEUR!S41" table:style-name="ce3">
            <text:p>0</text:p>
          </table:table-cell>
          <table:table-cell office:value-type="float" office:value="0" table:formula="msoxl:=TDL_ROUTEUR!T41" table:style-name="ce3">
            <text:p>0</text:p>
          </table:table-cell>
          <table:table-cell office:value-type="string" office:string-value="J040" table:formula="msoxl:=JREP!A41" table:style-name="ce1">
            <text:p>J040</text:p>
          </table:table-cell>
          <table:table-cell office:value-type="string" office:string-value="t_retry" table:formula="msoxl:=JREP!B41" table:style-name="ce1">
            <text:p>t_retry</text:p>
          </table:table-cell>
          <table:table-cell office:value-type="float" office:value="240" table:formula="msoxl:=JREP!C41" table:style-name="ce1">
            <text:p>240</text:p>
          </table:table-cell>
          <table:table-cell office:value-type="float" office:value="0" table:formula="msoxl:=JREP!D41" table:style-name="ce1">
            <text:p>0</text:p>
          </table:table-cell>
          <table:table-cell office:value-type="float" office:value="0" table:formula="msoxl:=JREP!E41" table:style-name="ce1">
            <text:p>0</text:p>
          </table:table-cell>
          <table:table-cell office:value-type="float" office:value="0" table:formula="msoxl:=JREP!F41" table:style-name="ce1">
            <text:p>0</text:p>
          </table:table-cell>
          <table:table-cell office:value-type="float" office:value="0" table:formula="msoxl:=JREP!G41" table:style-name="ce1">
            <text:p>0</text:p>
          </table:table-cell>
          <table:table-cell office:value-type="float" office:value="0" table:formula="msoxl:=JREP!H41" table:style-name="ce1">
            <text:p>0</text:p>
          </table:table-cell>
          <table:table-cell office:value-type="float" office:value="0" table:formula="msoxl:=JREP!I41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42" table:style-name="ce1">
            <text:p>0</text:p>
          </table:table-cell>
          <table:table-cell office:value-type="float" office:value="0" table:formula="msoxl:=Project!B42" table:style-name="ce1">
            <text:p>0</text:p>
          </table:table-cell>
          <table:table-cell office:value-type="float" office:value="0" table:formula="msoxl:=Project!C42" table:style-name="ce1">
            <text:p>0</text:p>
          </table:table-cell>
          <table:table-cell office:value-type="float" office:value="0" table:formula="msoxl:='IP@'!A42" table:style-name="ce1">
            <text:p>0</text:p>
          </table:table-cell>
          <table:table-cell office:value-type="float" office:value="0" table:formula="msoxl:='IP@'!B42" table:style-name="ce1">
            <text:p>0</text:p>
          </table:table-cell>
          <table:table-cell office:value-type="float" office:value="0" table:formula="msoxl:='IP@'!C42" table:style-name="ce1">
            <text:p>0</text:p>
          </table:table-cell>
          <table:table-cell office:value-type="float" office:value="0" table:formula="msoxl:=TCP_port!A42" table:style-name="ce1">
            <text:p>0</text:p>
          </table:table-cell>
          <table:table-cell office:value-type="float" office:value="0" table:formula="msoxl:=TCP_port!B42" table:style-name="ce1">
            <text:p>0</text:p>
          </table:table-cell>
          <table:table-cell office:value-type="float" office:value="0" table:formula="msoxl:=TCP_port!C42" table:style-name="ce1">
            <text:p>0</text:p>
          </table:table-cell>
          <table:table-cell office:value-type="float" office:value="0" table:formula="msoxl:=TDL_ROUTEUR!A42" table:style-name="ce2">
            <text:p>0</text:p>
          </table:table-cell>
          <table:table-cell office:value-type="float" office:value="0" table:formula="msoxl:=TDL_ROUTEUR!B42" table:style-name="ce2">
            <text:p>0</text:p>
          </table:table-cell>
          <table:table-cell office:value-type="float" office:value="0" table:formula="msoxl:=TDL_ROUTEUR!C42" table:style-name="ce2">
            <text:p>0</text:p>
          </table:table-cell>
          <table:table-cell office:value-type="float" office:value="0" table:formula="msoxl:=TDL_ROUTEUR!E42" table:style-name="ce2">
            <text:p>0</text:p>
          </table:table-cell>
          <table:table-cell office:value-type="float" office:value="0" table:formula="msoxl:=TDL_ROUTEUR!F42" table:style-name="ce2">
            <text:p>0</text:p>
          </table:table-cell>
          <table:table-cell office:value-type="float" office:value="0" table:formula="msoxl:=TDL_ROUTEUR!G42" table:style-name="ce2">
            <text:p>0</text:p>
          </table:table-cell>
          <table:table-cell office:value-type="float" office:value="0" table:formula="msoxl:=TDL_ROUTEUR!I42" table:style-name="ce2">
            <text:p>0</text:p>
          </table:table-cell>
          <table:table-cell office:value-type="float" office:value="0" table:formula="msoxl:=TDL_ROUTEUR!J42" table:style-name="ce2">
            <text:p>0</text:p>
          </table:table-cell>
          <table:table-cell office:value-type="float" office:value="0" table:formula="msoxl:=TDL_ROUTEUR!K42" table:style-name="ce2">
            <text:p>0</text:p>
          </table:table-cell>
          <table:table-cell office:value-type="float" office:value="0" table:formula="msoxl:=TDL_ROUTEUR!L42" table:style-name="ce2">
            <text:p>0</text:p>
          </table:table-cell>
          <table:table-cell office:value-type="float" office:value="0" table:formula="msoxl:=TDL_ROUTEUR!M42" table:style-name="ce2">
            <text:p>0</text:p>
          </table:table-cell>
          <table:table-cell office:value-type="float" office:value="0" table:formula="msoxl:=TDL_ROUTEUR!N42" table:style-name="ce2">
            <text:p>0</text:p>
          </table:table-cell>
          <table:table-cell office:value-type="float" office:value="0" table:formula="msoxl:=TDL_ROUTEUR!O42" table:style-name="ce2">
            <text:p>0</text:p>
          </table:table-cell>
          <table:table-cell office:value-type="float" office:value="0" table:formula="msoxl:=TDL_ROUTEUR!P42" table:style-name="ce2">
            <text:p>0</text:p>
          </table:table-cell>
          <table:table-cell office:value-type="float" office:value="0" table:formula="msoxl:=TDL_ROUTEUR!Q42" table:style-name="ce2">
            <text:p>0</text:p>
          </table:table-cell>
          <table:table-cell office:value-type="float" office:value="0" table:formula="msoxl:=TDL_ROUTEUR!R42" table:style-name="ce3">
            <text:p>0</text:p>
          </table:table-cell>
          <table:table-cell office:value-type="float" office:value="0" table:formula="msoxl:=TDL_ROUTEUR!S42" table:style-name="ce3">
            <text:p>0</text:p>
          </table:table-cell>
          <table:table-cell office:value-type="float" office:value="0" table:formula="msoxl:=TDL_ROUTEUR!T42" table:style-name="ce3">
            <text:p>0</text:p>
          </table:table-cell>
          <table:table-cell office:value-type="string" office:string-value="J041" table:formula="msoxl:=JREP!A42" table:style-name="ce1">
            <text:p>J041</text:p>
          </table:table-cell>
          <table:table-cell office:value-type="string" office:string-value="time_accuracy" table:formula="msoxl:=JREP!B42" table:style-name="ce1">
            <text:p>time_accuracy</text:p>
          </table:table-cell>
          <table:table-cell office:value-type="float" office:value="1" table:formula="msoxl:=JREP!C42" table:style-name="ce1">
            <text:p>1</text:p>
          </table:table-cell>
          <table:table-cell office:value-type="float" office:value="0" table:formula="msoxl:=JREP!D42" table:style-name="ce1">
            <text:p>0</text:p>
          </table:table-cell>
          <table:table-cell office:value-type="float" office:value="0" table:formula="msoxl:=JREP!E42" table:style-name="ce1">
            <text:p>0</text:p>
          </table:table-cell>
          <table:table-cell office:value-type="float" office:value="0" table:formula="msoxl:=JREP!F42" table:style-name="ce1">
            <text:p>0</text:p>
          </table:table-cell>
          <table:table-cell office:value-type="float" office:value="0" table:formula="msoxl:=JREP!G42" table:style-name="ce1">
            <text:p>0</text:p>
          </table:table-cell>
          <table:table-cell office:value-type="float" office:value="0" table:formula="msoxl:=JREP!H42" table:style-name="ce1">
            <text:p>0</text:p>
          </table:table-cell>
          <table:table-cell office:value-type="float" office:value="0" table:formula="msoxl:=JREP!I42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43" table:style-name="ce1">
            <text:p>0</text:p>
          </table:table-cell>
          <table:table-cell office:value-type="float" office:value="0" table:formula="msoxl:=Project!B43" table:style-name="ce1">
            <text:p>0</text:p>
          </table:table-cell>
          <table:table-cell office:value-type="float" office:value="0" table:formula="msoxl:=Project!C43" table:style-name="ce1">
            <text:p>0</text:p>
          </table:table-cell>
          <table:table-cell office:value-type="float" office:value="0" table:formula="msoxl:='IP@'!A43" table:style-name="ce1">
            <text:p>0</text:p>
          </table:table-cell>
          <table:table-cell office:value-type="float" office:value="0" table:formula="msoxl:='IP@'!B43" table:style-name="ce1">
            <text:p>0</text:p>
          </table:table-cell>
          <table:table-cell office:value-type="float" office:value="0" table:formula="msoxl:='IP@'!C43" table:style-name="ce1">
            <text:p>0</text:p>
          </table:table-cell>
          <table:table-cell office:value-type="float" office:value="0" table:formula="msoxl:=TCP_port!A43" table:style-name="ce1">
            <text:p>0</text:p>
          </table:table-cell>
          <table:table-cell office:value-type="float" office:value="0" table:formula="msoxl:=TCP_port!B43" table:style-name="ce1">
            <text:p>0</text:p>
          </table:table-cell>
          <table:table-cell office:value-type="float" office:value="0" table:formula="msoxl:=TCP_port!C43" table:style-name="ce1">
            <text:p>0</text:p>
          </table:table-cell>
          <table:table-cell office:value-type="float" office:value="0" table:formula="msoxl:=TDL_ROUTEUR!A43" table:style-name="ce2">
            <text:p>0</text:p>
          </table:table-cell>
          <table:table-cell office:value-type="float" office:value="0" table:formula="msoxl:=TDL_ROUTEUR!B43" table:style-name="ce2">
            <text:p>0</text:p>
          </table:table-cell>
          <table:table-cell office:value-type="float" office:value="0" table:formula="msoxl:=TDL_ROUTEUR!C43" table:style-name="ce2">
            <text:p>0</text:p>
          </table:table-cell>
          <table:table-cell office:value-type="float" office:value="0" table:formula="msoxl:=TDL_ROUTEUR!E43" table:style-name="ce2">
            <text:p>0</text:p>
          </table:table-cell>
          <table:table-cell office:value-type="float" office:value="0" table:formula="msoxl:=TDL_ROUTEUR!F43" table:style-name="ce2">
            <text:p>0</text:p>
          </table:table-cell>
          <table:table-cell office:value-type="float" office:value="0" table:formula="msoxl:=TDL_ROUTEUR!G43" table:style-name="ce2">
            <text:p>0</text:p>
          </table:table-cell>
          <table:table-cell office:value-type="float" office:value="0" table:formula="msoxl:=TDL_ROUTEUR!I43" table:style-name="ce2">
            <text:p>0</text:p>
          </table:table-cell>
          <table:table-cell office:value-type="float" office:value="0" table:formula="msoxl:=TDL_ROUTEUR!J43" table:style-name="ce2">
            <text:p>0</text:p>
          </table:table-cell>
          <table:table-cell office:value-type="float" office:value="0" table:formula="msoxl:=TDL_ROUTEUR!K43" table:style-name="ce2">
            <text:p>0</text:p>
          </table:table-cell>
          <table:table-cell office:value-type="float" office:value="0" table:formula="msoxl:=TDL_ROUTEUR!L43" table:style-name="ce2">
            <text:p>0</text:p>
          </table:table-cell>
          <table:table-cell office:value-type="float" office:value="0" table:formula="msoxl:=TDL_ROUTEUR!M43" table:style-name="ce2">
            <text:p>0</text:p>
          </table:table-cell>
          <table:table-cell office:value-type="float" office:value="0" table:formula="msoxl:=TDL_ROUTEUR!N43" table:style-name="ce2">
            <text:p>0</text:p>
          </table:table-cell>
          <table:table-cell office:value-type="float" office:value="0" table:formula="msoxl:=TDL_ROUTEUR!O43" table:style-name="ce2">
            <text:p>0</text:p>
          </table:table-cell>
          <table:table-cell office:value-type="float" office:value="0" table:formula="msoxl:=TDL_ROUTEUR!P43" table:style-name="ce2">
            <text:p>0</text:p>
          </table:table-cell>
          <table:table-cell office:value-type="float" office:value="0" table:formula="msoxl:=TDL_ROUTEUR!Q43" table:style-name="ce2">
            <text:p>0</text:p>
          </table:table-cell>
          <table:table-cell office:value-type="float" office:value="0" table:formula="msoxl:=TDL_ROUTEUR!R43" table:style-name="ce3">
            <text:p>0</text:p>
          </table:table-cell>
          <table:table-cell office:value-type="float" office:value="0" table:formula="msoxl:=TDL_ROUTEUR!S43" table:style-name="ce3">
            <text:p>0</text:p>
          </table:table-cell>
          <table:table-cell office:value-type="float" office:value="0" table:formula="msoxl:=TDL_ROUTEUR!T43" table:style-name="ce3">
            <text:p>0</text:p>
          </table:table-cell>
          <table:table-cell office:value-type="string" office:string-value="J042" table:formula="msoxl:=JREP!A43" table:style-name="ce1">
            <text:p>J042</text:p>
          </table:table-cell>
          <table:table-cell office:value-type="string" office:string-value="dcl_deactivateaddressprocess" table:formula="msoxl:=JREP!B43" table:style-name="ce1">
            <text:p>dcl_deactivateaddressprocess</text:p>
          </table:table-cell>
          <table:table-cell office:value-type="string" office:string-value="true" table:formula="msoxl:=JREP!C43" table:style-name="ce1">
            <text:p>true</text:p>
          </table:table-cell>
          <table:table-cell office:value-type="float" office:value="0" table:formula="msoxl:=JREP!D43" table:style-name="ce1">
            <text:p>0</text:p>
          </table:table-cell>
          <table:table-cell office:value-type="float" office:value="0" table:formula="msoxl:=JREP!E43" table:style-name="ce1">
            <text:p>0</text:p>
          </table:table-cell>
          <table:table-cell office:value-type="float" office:value="0" table:formula="msoxl:=JREP!F43" table:style-name="ce1">
            <text:p>0</text:p>
          </table:table-cell>
          <table:table-cell office:value-type="float" office:value="0" table:formula="msoxl:=JREP!G43" table:style-name="ce1">
            <text:p>0</text:p>
          </table:table-cell>
          <table:table-cell office:value-type="float" office:value="0" table:formula="msoxl:=JREP!H43" table:style-name="ce1">
            <text:p>0</text:p>
          </table:table-cell>
          <table:table-cell office:value-type="float" office:value="0" table:formula="msoxl:=JREP!I43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44" table:style-name="ce1">
            <text:p>0</text:p>
          </table:table-cell>
          <table:table-cell office:value-type="float" office:value="0" table:formula="msoxl:=Project!B44" table:style-name="ce1">
            <text:p>0</text:p>
          </table:table-cell>
          <table:table-cell office:value-type="float" office:value="0" table:formula="msoxl:=Project!C44" table:style-name="ce1">
            <text:p>0</text:p>
          </table:table-cell>
          <table:table-cell office:value-type="float" office:value="0" table:formula="msoxl:='IP@'!A44" table:style-name="ce1">
            <text:p>0</text:p>
          </table:table-cell>
          <table:table-cell office:value-type="float" office:value="0" table:formula="msoxl:='IP@'!B44" table:style-name="ce1">
            <text:p>0</text:p>
          </table:table-cell>
          <table:table-cell office:value-type="float" office:value="0" table:formula="msoxl:='IP@'!C44" table:style-name="ce1">
            <text:p>0</text:p>
          </table:table-cell>
          <table:table-cell office:value-type="float" office:value="0" table:formula="msoxl:=TCP_port!A44" table:style-name="ce1">
            <text:p>0</text:p>
          </table:table-cell>
          <table:table-cell office:value-type="float" office:value="0" table:formula="msoxl:=TCP_port!B44" table:style-name="ce1">
            <text:p>0</text:p>
          </table:table-cell>
          <table:table-cell office:value-type="float" office:value="0" table:formula="msoxl:=TCP_port!C44" table:style-name="ce1">
            <text:p>0</text:p>
          </table:table-cell>
          <table:table-cell office:value-type="float" office:value="0" table:formula="msoxl:=TDL_ROUTEUR!A44" table:style-name="ce2">
            <text:p>0</text:p>
          </table:table-cell>
          <table:table-cell office:value-type="float" office:value="0" table:formula="msoxl:=TDL_ROUTEUR!B44" table:style-name="ce2">
            <text:p>0</text:p>
          </table:table-cell>
          <table:table-cell office:value-type="float" office:value="0" table:formula="msoxl:=TDL_ROUTEUR!C44" table:style-name="ce2">
            <text:p>0</text:p>
          </table:table-cell>
          <table:table-cell office:value-type="float" office:value="0" table:formula="msoxl:=TDL_ROUTEUR!E44" table:style-name="ce2">
            <text:p>0</text:p>
          </table:table-cell>
          <table:table-cell office:value-type="float" office:value="0" table:formula="msoxl:=TDL_ROUTEUR!F44" table:style-name="ce2">
            <text:p>0</text:p>
          </table:table-cell>
          <table:table-cell office:value-type="float" office:value="0" table:formula="msoxl:=TDL_ROUTEUR!G44" table:style-name="ce2">
            <text:p>0</text:p>
          </table:table-cell>
          <table:table-cell office:value-type="float" office:value="0" table:formula="msoxl:=TDL_ROUTEUR!I44" table:style-name="ce2">
            <text:p>0</text:p>
          </table:table-cell>
          <table:table-cell office:value-type="float" office:value="0" table:formula="msoxl:=TDL_ROUTEUR!J44" table:style-name="ce2">
            <text:p>0</text:p>
          </table:table-cell>
          <table:table-cell office:value-type="float" office:value="0" table:formula="msoxl:=TDL_ROUTEUR!K44" table:style-name="ce2">
            <text:p>0</text:p>
          </table:table-cell>
          <table:table-cell office:value-type="float" office:value="0" table:formula="msoxl:=TDL_ROUTEUR!L44" table:style-name="ce2">
            <text:p>0</text:p>
          </table:table-cell>
          <table:table-cell office:value-type="float" office:value="0" table:formula="msoxl:=TDL_ROUTEUR!M44" table:style-name="ce2">
            <text:p>0</text:p>
          </table:table-cell>
          <table:table-cell office:value-type="float" office:value="0" table:formula="msoxl:=TDL_ROUTEUR!N44" table:style-name="ce2">
            <text:p>0</text:p>
          </table:table-cell>
          <table:table-cell office:value-type="float" office:value="0" table:formula="msoxl:=TDL_ROUTEUR!O44" table:style-name="ce2">
            <text:p>0</text:p>
          </table:table-cell>
          <table:table-cell office:value-type="float" office:value="0" table:formula="msoxl:=TDL_ROUTEUR!P44" table:style-name="ce2">
            <text:p>0</text:p>
          </table:table-cell>
          <table:table-cell office:value-type="float" office:value="0" table:formula="msoxl:=TDL_ROUTEUR!Q44" table:style-name="ce2">
            <text:p>0</text:p>
          </table:table-cell>
          <table:table-cell office:value-type="float" office:value="0" table:formula="msoxl:=TDL_ROUTEUR!R44" table:style-name="ce3">
            <text:p>0</text:p>
          </table:table-cell>
          <table:table-cell office:value-type="float" office:value="0" table:formula="msoxl:=TDL_ROUTEUR!S44" table:style-name="ce3">
            <text:p>0</text:p>
          </table:table-cell>
          <table:table-cell office:value-type="float" office:value="0" table:formula="msoxl:=TDL_ROUTEUR!T44" table:style-name="ce3">
            <text:p>0</text:p>
          </table:table-cell>
          <table:table-cell office:value-type="string" office:string-value="J043" table:formula="msoxl:=JREP!A44" table:style-name="ce1">
            <text:p>J043</text:p>
          </table:table-cell>
          <table:table-cell office:value-type="string" office:string-value="is_rtt_control_response_report" table:formula="msoxl:=JREP!B44" table:style-name="ce1">
            <text:p>is_rtt_control_response_report</text:p>
          </table:table-cell>
          <table:table-cell office:value-type="string" office:string-value="true" table:formula="msoxl:=JREP!C44" table:style-name="ce1">
            <text:p>true</text:p>
          </table:table-cell>
          <table:table-cell office:value-type="float" office:value="0" table:formula="msoxl:=JREP!D44" table:style-name="ce1">
            <text:p>0</text:p>
          </table:table-cell>
          <table:table-cell office:value-type="float" office:value="0" table:formula="msoxl:=JREP!E44" table:style-name="ce1">
            <text:p>0</text:p>
          </table:table-cell>
          <table:table-cell office:value-type="float" office:value="0" table:formula="msoxl:=JREP!F44" table:style-name="ce1">
            <text:p>0</text:p>
          </table:table-cell>
          <table:table-cell office:value-type="float" office:value="0" table:formula="msoxl:=JREP!G44" table:style-name="ce1">
            <text:p>0</text:p>
          </table:table-cell>
          <table:table-cell office:value-type="float" office:value="0" table:formula="msoxl:=JREP!H44" table:style-name="ce1">
            <text:p>0</text:p>
          </table:table-cell>
          <table:table-cell office:value-type="float" office:value="0" table:formula="msoxl:=JREP!I44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45" table:style-name="ce1">
            <text:p>0</text:p>
          </table:table-cell>
          <table:table-cell office:value-type="float" office:value="0" table:formula="msoxl:=Project!B45" table:style-name="ce1">
            <text:p>0</text:p>
          </table:table-cell>
          <table:table-cell office:value-type="float" office:value="0" table:formula="msoxl:=Project!C45" table:style-name="ce1">
            <text:p>0</text:p>
          </table:table-cell>
          <table:table-cell office:value-type="float" office:value="0" table:formula="msoxl:='IP@'!A45" table:style-name="ce1">
            <text:p>0</text:p>
          </table:table-cell>
          <table:table-cell office:value-type="float" office:value="0" table:formula="msoxl:='IP@'!B45" table:style-name="ce1">
            <text:p>0</text:p>
          </table:table-cell>
          <table:table-cell office:value-type="float" office:value="0" table:formula="msoxl:='IP@'!C45" table:style-name="ce1">
            <text:p>0</text:p>
          </table:table-cell>
          <table:table-cell office:value-type="float" office:value="0" table:formula="msoxl:=TCP_port!A45" table:style-name="ce1">
            <text:p>0</text:p>
          </table:table-cell>
          <table:table-cell office:value-type="float" office:value="0" table:formula="msoxl:=TCP_port!B45" table:style-name="ce1">
            <text:p>0</text:p>
          </table:table-cell>
          <table:table-cell office:value-type="float" office:value="0" table:formula="msoxl:=TCP_port!C45" table:style-name="ce1">
            <text:p>0</text:p>
          </table:table-cell>
          <table:table-cell office:value-type="float" office:value="0" table:formula="msoxl:=TDL_ROUTEUR!A45" table:style-name="ce2">
            <text:p>0</text:p>
          </table:table-cell>
          <table:table-cell office:value-type="float" office:value="0" table:formula="msoxl:=TDL_ROUTEUR!B45" table:style-name="ce2">
            <text:p>0</text:p>
          </table:table-cell>
          <table:table-cell office:value-type="float" office:value="0" table:formula="msoxl:=TDL_ROUTEUR!C45" table:style-name="ce2">
            <text:p>0</text:p>
          </table:table-cell>
          <table:table-cell office:value-type="float" office:value="0" table:formula="msoxl:=TDL_ROUTEUR!E45" table:style-name="ce2">
            <text:p>0</text:p>
          </table:table-cell>
          <table:table-cell office:value-type="float" office:value="0" table:formula="msoxl:=TDL_ROUTEUR!F45" table:style-name="ce2">
            <text:p>0</text:p>
          </table:table-cell>
          <table:table-cell office:value-type="float" office:value="0" table:formula="msoxl:=TDL_ROUTEUR!G45" table:style-name="ce2">
            <text:p>0</text:p>
          </table:table-cell>
          <table:table-cell office:value-type="float" office:value="0" table:formula="msoxl:=TDL_ROUTEUR!I45" table:style-name="ce2">
            <text:p>0</text:p>
          </table:table-cell>
          <table:table-cell office:value-type="float" office:value="0" table:formula="msoxl:=TDL_ROUTEUR!J45" table:style-name="ce2">
            <text:p>0</text:p>
          </table:table-cell>
          <table:table-cell office:value-type="float" office:value="0" table:formula="msoxl:=TDL_ROUTEUR!K45" table:style-name="ce2">
            <text:p>0</text:p>
          </table:table-cell>
          <table:table-cell office:value-type="float" office:value="0" table:formula="msoxl:=TDL_ROUTEUR!L45" table:style-name="ce2">
            <text:p>0</text:p>
          </table:table-cell>
          <table:table-cell office:value-type="float" office:value="0" table:formula="msoxl:=TDL_ROUTEUR!M45" table:style-name="ce2">
            <text:p>0</text:p>
          </table:table-cell>
          <table:table-cell office:value-type="float" office:value="0" table:formula="msoxl:=TDL_ROUTEUR!N45" table:style-name="ce2">
            <text:p>0</text:p>
          </table:table-cell>
          <table:table-cell office:value-type="float" office:value="0" table:formula="msoxl:=TDL_ROUTEUR!O45" table:style-name="ce2">
            <text:p>0</text:p>
          </table:table-cell>
          <table:table-cell office:value-type="float" office:value="0" table:formula="msoxl:=TDL_ROUTEUR!P45" table:style-name="ce2">
            <text:p>0</text:p>
          </table:table-cell>
          <table:table-cell office:value-type="float" office:value="0" table:formula="msoxl:=TDL_ROUTEUR!Q45" table:style-name="ce2">
            <text:p>0</text:p>
          </table:table-cell>
          <table:table-cell office:value-type="float" office:value="0" table:formula="msoxl:=TDL_ROUTEUR!R45" table:style-name="ce3">
            <text:p>0</text:p>
          </table:table-cell>
          <table:table-cell office:value-type="float" office:value="0" table:formula="msoxl:=TDL_ROUTEUR!S45" table:style-name="ce3">
            <text:p>0</text:p>
          </table:table-cell>
          <table:table-cell office:value-type="float" office:value="0" table:formula="msoxl:=TDL_ROUTEUR!T45" table:style-name="ce3">
            <text:p>0</text:p>
          </table:table-cell>
          <table:table-cell office:value-type="string" office:string-value="J044" table:formula="msoxl:=JREP!A45" table:style-name="ce1">
            <text:p>J044</text:p>
          </table:table-cell>
          <table:table-cell office:value-type="string" office:string-value="startsocket_timeout" table:formula="msoxl:=JREP!B45" table:style-name="ce1">
            <text:p>startsocket_timeout</text:p>
          </table:table-cell>
          <table:table-cell office:value-type="float" office:value="60" table:formula="msoxl:=JREP!C45" table:style-name="ce1">
            <text:p>60</text:p>
          </table:table-cell>
          <table:table-cell office:value-type="float" office:value="0" table:formula="msoxl:=JREP!D45" table:style-name="ce1">
            <text:p>0</text:p>
          </table:table-cell>
          <table:table-cell office:value-type="float" office:value="0" table:formula="msoxl:=JREP!E45" table:style-name="ce1">
            <text:p>0</text:p>
          </table:table-cell>
          <table:table-cell office:value-type="float" office:value="0" table:formula="msoxl:=JREP!F45" table:style-name="ce1">
            <text:p>0</text:p>
          </table:table-cell>
          <table:table-cell office:value-type="float" office:value="0" table:formula="msoxl:=JREP!G45" table:style-name="ce1">
            <text:p>0</text:p>
          </table:table-cell>
          <table:table-cell office:value-type="float" office:value="0" table:formula="msoxl:=JREP!H45" table:style-name="ce1">
            <text:p>0</text:p>
          </table:table-cell>
          <table:table-cell office:value-type="float" office:value="0" table:formula="msoxl:=JREP!I45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46" table:style-name="ce1">
            <text:p>0</text:p>
          </table:table-cell>
          <table:table-cell office:value-type="float" office:value="0" table:formula="msoxl:=Project!B46" table:style-name="ce1">
            <text:p>0</text:p>
          </table:table-cell>
          <table:table-cell office:value-type="float" office:value="0" table:formula="msoxl:=Project!C46" table:style-name="ce1">
            <text:p>0</text:p>
          </table:table-cell>
          <table:table-cell office:value-type="float" office:value="0" table:formula="msoxl:='IP@'!A46" table:style-name="ce1">
            <text:p>0</text:p>
          </table:table-cell>
          <table:table-cell office:value-type="float" office:value="0" table:formula="msoxl:='IP@'!B46" table:style-name="ce1">
            <text:p>0</text:p>
          </table:table-cell>
          <table:table-cell office:value-type="float" office:value="0" table:formula="msoxl:='IP@'!C46" table:style-name="ce1">
            <text:p>0</text:p>
          </table:table-cell>
          <table:table-cell office:value-type="float" office:value="0" table:formula="msoxl:=TCP_port!A46" table:style-name="ce1">
            <text:p>0</text:p>
          </table:table-cell>
          <table:table-cell office:value-type="float" office:value="0" table:formula="msoxl:=TCP_port!B46" table:style-name="ce1">
            <text:p>0</text:p>
          </table:table-cell>
          <table:table-cell office:value-type="float" office:value="0" table:formula="msoxl:=TCP_port!C46" table:style-name="ce1">
            <text:p>0</text:p>
          </table:table-cell>
          <table:table-cell office:value-type="float" office:value="0" table:formula="msoxl:=TDL_ROUTEUR!A46" table:style-name="ce2">
            <text:p>0</text:p>
          </table:table-cell>
          <table:table-cell office:value-type="float" office:value="0" table:formula="msoxl:=TDL_ROUTEUR!B46" table:style-name="ce2">
            <text:p>0</text:p>
          </table:table-cell>
          <table:table-cell office:value-type="float" office:value="0" table:formula="msoxl:=TDL_ROUTEUR!C46" table:style-name="ce2">
            <text:p>0</text:p>
          </table:table-cell>
          <table:table-cell office:value-type="float" office:value="0" table:formula="msoxl:=TDL_ROUTEUR!E46" table:style-name="ce2">
            <text:p>0</text:p>
          </table:table-cell>
          <table:table-cell office:value-type="float" office:value="0" table:formula="msoxl:=TDL_ROUTEUR!F46" table:style-name="ce2">
            <text:p>0</text:p>
          </table:table-cell>
          <table:table-cell office:value-type="float" office:value="0" table:formula="msoxl:=TDL_ROUTEUR!G46" table:style-name="ce2">
            <text:p>0</text:p>
          </table:table-cell>
          <table:table-cell office:value-type="float" office:value="0" table:formula="msoxl:=TDL_ROUTEUR!I46" table:style-name="ce2">
            <text:p>0</text:p>
          </table:table-cell>
          <table:table-cell office:value-type="float" office:value="0" table:formula="msoxl:=TDL_ROUTEUR!J46" table:style-name="ce2">
            <text:p>0</text:p>
          </table:table-cell>
          <table:table-cell office:value-type="float" office:value="0" table:formula="msoxl:=TDL_ROUTEUR!K46" table:style-name="ce2">
            <text:p>0</text:p>
          </table:table-cell>
          <table:table-cell office:value-type="float" office:value="0" table:formula="msoxl:=TDL_ROUTEUR!L46" table:style-name="ce2">
            <text:p>0</text:p>
          </table:table-cell>
          <table:table-cell office:value-type="float" office:value="0" table:formula="msoxl:=TDL_ROUTEUR!M46" table:style-name="ce2">
            <text:p>0</text:p>
          </table:table-cell>
          <table:table-cell office:value-type="float" office:value="0" table:formula="msoxl:=TDL_ROUTEUR!N46" table:style-name="ce2">
            <text:p>0</text:p>
          </table:table-cell>
          <table:table-cell office:value-type="float" office:value="0" table:formula="msoxl:=TDL_ROUTEUR!O46" table:style-name="ce2">
            <text:p>0</text:p>
          </table:table-cell>
          <table:table-cell office:value-type="float" office:value="0" table:formula="msoxl:=TDL_ROUTEUR!P46" table:style-name="ce2">
            <text:p>0</text:p>
          </table:table-cell>
          <table:table-cell office:value-type="float" office:value="0" table:formula="msoxl:=TDL_ROUTEUR!Q46" table:style-name="ce2">
            <text:p>0</text:p>
          </table:table-cell>
          <table:table-cell office:value-type="float" office:value="0" table:formula="msoxl:=TDL_ROUTEUR!R46" table:style-name="ce3">
            <text:p>0</text:p>
          </table:table-cell>
          <table:table-cell office:value-type="float" office:value="0" table:formula="msoxl:=TDL_ROUTEUR!S46" table:style-name="ce3">
            <text:p>0</text:p>
          </table:table-cell>
          <table:table-cell office:value-type="float" office:value="0" table:formula="msoxl:=TDL_ROUTEUR!T46" table:style-name="ce3">
            <text:p>0</text:p>
          </table:table-cell>
          <table:table-cell office:value-type="string" office:string-value="J045" table:formula="msoxl:=JREP!A46" table:style-name="ce1">
            <text:p>J045</text:p>
          </table:table-cell>
          <table:table-cell office:value-type="string" office:string-value="disable_convert_j2_x_to_j2_0" table:formula="msoxl:=JREP!B46" table:style-name="ce1">
            <text:p>disable_convert_j2_x_to_j2_0</text:p>
          </table:table-cell>
          <table:table-cell office:value-type="string" office:string-value="false" table:formula="msoxl:=JREP!C46" table:style-name="ce1">
            <text:p>false</text:p>
          </table:table-cell>
          <table:table-cell office:value-type="float" office:value="0" table:formula="msoxl:=JREP!D46" table:style-name="ce1">
            <text:p>0</text:p>
          </table:table-cell>
          <table:table-cell office:value-type="float" office:value="0" table:formula="msoxl:=JREP!E46" table:style-name="ce1">
            <text:p>0</text:p>
          </table:table-cell>
          <table:table-cell office:value-type="float" office:value="0" table:formula="msoxl:=JREP!F46" table:style-name="ce1">
            <text:p>0</text:p>
          </table:table-cell>
          <table:table-cell office:value-type="float" office:value="0" table:formula="msoxl:=JREP!G46" table:style-name="ce1">
            <text:p>0</text:p>
          </table:table-cell>
          <table:table-cell office:value-type="float" office:value="0" table:formula="msoxl:=JREP!H46" table:style-name="ce1">
            <text:p>0</text:p>
          </table:table-cell>
          <table:table-cell office:value-type="float" office:value="0" table:formula="msoxl:=JREP!I46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47" table:style-name="ce1">
            <text:p>0</text:p>
          </table:table-cell>
          <table:table-cell office:value-type="float" office:value="0" table:formula="msoxl:=Project!B47" table:style-name="ce1">
            <text:p>0</text:p>
          </table:table-cell>
          <table:table-cell office:value-type="float" office:value="0" table:formula="msoxl:=Project!C47" table:style-name="ce1">
            <text:p>0</text:p>
          </table:table-cell>
          <table:table-cell office:value-type="float" office:value="0" table:formula="msoxl:='IP@'!A47" table:style-name="ce1">
            <text:p>0</text:p>
          </table:table-cell>
          <table:table-cell office:value-type="float" office:value="0" table:formula="msoxl:='IP@'!B47" table:style-name="ce1">
            <text:p>0</text:p>
          </table:table-cell>
          <table:table-cell office:value-type="float" office:value="0" table:formula="msoxl:='IP@'!C47" table:style-name="ce1">
            <text:p>0</text:p>
          </table:table-cell>
          <table:table-cell office:value-type="float" office:value="0" table:formula="msoxl:=TCP_port!A47" table:style-name="ce1">
            <text:p>0</text:p>
          </table:table-cell>
          <table:table-cell office:value-type="float" office:value="0" table:formula="msoxl:=TCP_port!B47" table:style-name="ce1">
            <text:p>0</text:p>
          </table:table-cell>
          <table:table-cell office:value-type="float" office:value="0" table:formula="msoxl:=TCP_port!C47" table:style-name="ce1">
            <text:p>0</text:p>
          </table:table-cell>
          <table:table-cell office:value-type="float" office:value="0" table:formula="msoxl:=TDL_ROUTEUR!A47" table:style-name="ce2">
            <text:p>0</text:p>
          </table:table-cell>
          <table:table-cell office:value-type="float" office:value="0" table:formula="msoxl:=TDL_ROUTEUR!B47" table:style-name="ce2">
            <text:p>0</text:p>
          </table:table-cell>
          <table:table-cell office:value-type="float" office:value="0" table:formula="msoxl:=TDL_ROUTEUR!C47" table:style-name="ce2">
            <text:p>0</text:p>
          </table:table-cell>
          <table:table-cell office:value-type="float" office:value="0" table:formula="msoxl:=TDL_ROUTEUR!E47" table:style-name="ce2">
            <text:p>0</text:p>
          </table:table-cell>
          <table:table-cell office:value-type="float" office:value="0" table:formula="msoxl:=TDL_ROUTEUR!F47" table:style-name="ce2">
            <text:p>0</text:p>
          </table:table-cell>
          <table:table-cell office:value-type="float" office:value="0" table:formula="msoxl:=TDL_ROUTEUR!G47" table:style-name="ce2">
            <text:p>0</text:p>
          </table:table-cell>
          <table:table-cell office:value-type="float" office:value="0" table:formula="msoxl:=TDL_ROUTEUR!I47" table:style-name="ce2">
            <text:p>0</text:p>
          </table:table-cell>
          <table:table-cell office:value-type="float" office:value="0" table:formula="msoxl:=TDL_ROUTEUR!J47" table:style-name="ce2">
            <text:p>0</text:p>
          </table:table-cell>
          <table:table-cell office:value-type="float" office:value="0" table:formula="msoxl:=TDL_ROUTEUR!K47" table:style-name="ce2">
            <text:p>0</text:p>
          </table:table-cell>
          <table:table-cell office:value-type="float" office:value="0" table:formula="msoxl:=TDL_ROUTEUR!L47" table:style-name="ce2">
            <text:p>0</text:p>
          </table:table-cell>
          <table:table-cell office:value-type="float" office:value="0" table:formula="msoxl:=TDL_ROUTEUR!M47" table:style-name="ce2">
            <text:p>0</text:p>
          </table:table-cell>
          <table:table-cell office:value-type="float" office:value="0" table:formula="msoxl:=TDL_ROUTEUR!N47" table:style-name="ce2">
            <text:p>0</text:p>
          </table:table-cell>
          <table:table-cell office:value-type="float" office:value="0" table:formula="msoxl:=TDL_ROUTEUR!O47" table:style-name="ce2">
            <text:p>0</text:p>
          </table:table-cell>
          <table:table-cell office:value-type="float" office:value="0" table:formula="msoxl:=TDL_ROUTEUR!P47" table:style-name="ce2">
            <text:p>0</text:p>
          </table:table-cell>
          <table:table-cell office:value-type="float" office:value="0" table:formula="msoxl:=TDL_ROUTEUR!Q47" table:style-name="ce2">
            <text:p>0</text:p>
          </table:table-cell>
          <table:table-cell office:value-type="float" office:value="0" table:formula="msoxl:=TDL_ROUTEUR!R47" table:style-name="ce3">
            <text:p>0</text:p>
          </table:table-cell>
          <table:table-cell office:value-type="float" office:value="0" table:formula="msoxl:=TDL_ROUTEUR!S47" table:style-name="ce3">
            <text:p>0</text:p>
          </table:table-cell>
          <table:table-cell office:value-type="float" office:value="0" table:formula="msoxl:=TDL_ROUTEUR!T47" table:style-name="ce3">
            <text:p>0</text:p>
          </table:table-cell>
          <table:table-cell office:value-type="string" office:string-value="J046" table:formula="msoxl:=JREP!A47" table:style-name="ce1">
            <text:p>J046</text:p>
          </table:table-cell>
          <table:table-cell office:value-type="string" office:string-value="jre_link_restart" table:formula="msoxl:=JREP!B47" table:style-name="ce1">
            <text:p>jre_link_restart</text:p>
          </table:table-cell>
          <table:table-cell office:value-type="string" office:string-value="true" table:formula="msoxl:=JREP!C47" table:style-name="ce1">
            <text:p>true</text:p>
          </table:table-cell>
          <table:table-cell office:value-type="float" office:value="0" table:formula="msoxl:=JREP!D47" table:style-name="ce1">
            <text:p>0</text:p>
          </table:table-cell>
          <table:table-cell office:value-type="float" office:value="0" table:formula="msoxl:=JREP!E47" table:style-name="ce1">
            <text:p>0</text:p>
          </table:table-cell>
          <table:table-cell office:value-type="float" office:value="0" table:formula="msoxl:=JREP!F47" table:style-name="ce1">
            <text:p>0</text:p>
          </table:table-cell>
          <table:table-cell office:value-type="float" office:value="0" table:formula="msoxl:=JREP!G47" table:style-name="ce1">
            <text:p>0</text:p>
          </table:table-cell>
          <table:table-cell office:value-type="float" office:value="0" table:formula="msoxl:=JREP!H47" table:style-name="ce1">
            <text:p>0</text:p>
          </table:table-cell>
          <table:table-cell office:value-type="float" office:value="0" table:formula="msoxl:=JREP!I47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48" table:style-name="ce1">
            <text:p>0</text:p>
          </table:table-cell>
          <table:table-cell office:value-type="float" office:value="0" table:formula="msoxl:=Project!B48" table:style-name="ce1">
            <text:p>0</text:p>
          </table:table-cell>
          <table:table-cell office:value-type="float" office:value="0" table:formula="msoxl:=Project!C48" table:style-name="ce1">
            <text:p>0</text:p>
          </table:table-cell>
          <table:table-cell office:value-type="float" office:value="0" table:formula="msoxl:='IP@'!A48" table:style-name="ce1">
            <text:p>0</text:p>
          </table:table-cell>
          <table:table-cell office:value-type="float" office:value="0" table:formula="msoxl:='IP@'!B48" table:style-name="ce1">
            <text:p>0</text:p>
          </table:table-cell>
          <table:table-cell office:value-type="float" office:value="0" table:formula="msoxl:='IP@'!C48" table:style-name="ce1">
            <text:p>0</text:p>
          </table:table-cell>
          <table:table-cell office:value-type="float" office:value="0" table:formula="msoxl:=TCP_port!A48" table:style-name="ce1">
            <text:p>0</text:p>
          </table:table-cell>
          <table:table-cell office:value-type="float" office:value="0" table:formula="msoxl:=TCP_port!B48" table:style-name="ce1">
            <text:p>0</text:p>
          </table:table-cell>
          <table:table-cell office:value-type="float" office:value="0" table:formula="msoxl:=TCP_port!C48" table:style-name="ce1">
            <text:p>0</text:p>
          </table:table-cell>
          <table:table-cell office:value-type="float" office:value="0" table:formula="msoxl:=TDL_ROUTEUR!A48" table:style-name="ce2">
            <text:p>0</text:p>
          </table:table-cell>
          <table:table-cell office:value-type="float" office:value="0" table:formula="msoxl:=TDL_ROUTEUR!B48" table:style-name="ce2">
            <text:p>0</text:p>
          </table:table-cell>
          <table:table-cell office:value-type="float" office:value="0" table:formula="msoxl:=TDL_ROUTEUR!C48" table:style-name="ce2">
            <text:p>0</text:p>
          </table:table-cell>
          <table:table-cell office:value-type="float" office:value="0" table:formula="msoxl:=TDL_ROUTEUR!E48" table:style-name="ce2">
            <text:p>0</text:p>
          </table:table-cell>
          <table:table-cell office:value-type="float" office:value="0" table:formula="msoxl:=TDL_ROUTEUR!F48" table:style-name="ce2">
            <text:p>0</text:p>
          </table:table-cell>
          <table:table-cell office:value-type="float" office:value="0" table:formula="msoxl:=TDL_ROUTEUR!G48" table:style-name="ce2">
            <text:p>0</text:p>
          </table:table-cell>
          <table:table-cell office:value-type="float" office:value="0" table:formula="msoxl:=TDL_ROUTEUR!I48" table:style-name="ce2">
            <text:p>0</text:p>
          </table:table-cell>
          <table:table-cell office:value-type="float" office:value="0" table:formula="msoxl:=TDL_ROUTEUR!J48" table:style-name="ce2">
            <text:p>0</text:p>
          </table:table-cell>
          <table:table-cell office:value-type="float" office:value="0" table:formula="msoxl:=TDL_ROUTEUR!K48" table:style-name="ce2">
            <text:p>0</text:p>
          </table:table-cell>
          <table:table-cell office:value-type="float" office:value="0" table:formula="msoxl:=TDL_ROUTEUR!L48" table:style-name="ce2">
            <text:p>0</text:p>
          </table:table-cell>
          <table:table-cell office:value-type="float" office:value="0" table:formula="msoxl:=TDL_ROUTEUR!M48" table:style-name="ce2">
            <text:p>0</text:p>
          </table:table-cell>
          <table:table-cell office:value-type="float" office:value="0" table:formula="msoxl:=TDL_ROUTEUR!N48" table:style-name="ce2">
            <text:p>0</text:p>
          </table:table-cell>
          <table:table-cell office:value-type="float" office:value="0" table:formula="msoxl:=TDL_ROUTEUR!O48" table:style-name="ce2">
            <text:p>0</text:p>
          </table:table-cell>
          <table:table-cell office:value-type="float" office:value="0" table:formula="msoxl:=TDL_ROUTEUR!P48" table:style-name="ce2">
            <text:p>0</text:p>
          </table:table-cell>
          <table:table-cell office:value-type="float" office:value="0" table:formula="msoxl:=TDL_ROUTEUR!Q48" table:style-name="ce2">
            <text:p>0</text:p>
          </table:table-cell>
          <table:table-cell office:value-type="float" office:value="0" table:formula="msoxl:=TDL_ROUTEUR!R48" table:style-name="ce3">
            <text:p>0</text:p>
          </table:table-cell>
          <table:table-cell office:value-type="float" office:value="0" table:formula="msoxl:=TDL_ROUTEUR!S48" table:style-name="ce3">
            <text:p>0</text:p>
          </table:table-cell>
          <table:table-cell office:value-type="float" office:value="0" table:formula="msoxl:=TDL_ROUTEUR!T48" table:style-name="ce3">
            <text:p>0</text:p>
          </table:table-cell>
          <table:table-cell office:value-type="string" office:string-value="J047" table:formula="msoxl:=JREP!A48" table:style-name="ce1">
            <text:p>J047</text:p>
          </table:table-cell>
          <table:table-cell office:value-type="string" office:string-value="jre_link_reconnection_time" table:formula="msoxl:=JREP!B48" table:style-name="ce1">
            <text:p>jre_link_reconnection_time</text:p>
          </table:table-cell>
          <table:table-cell office:value-type="float" office:value="29000" table:formula="msoxl:=JREP!C48" table:style-name="ce1">
            <text:p>29000</text:p>
          </table:table-cell>
          <table:table-cell office:value-type="float" office:value="0" table:formula="msoxl:=JREP!D48" table:style-name="ce1">
            <text:p>0</text:p>
          </table:table-cell>
          <table:table-cell office:value-type="float" office:value="0" table:formula="msoxl:=JREP!E48" table:style-name="ce1">
            <text:p>0</text:p>
          </table:table-cell>
          <table:table-cell office:value-type="float" office:value="0" table:formula="msoxl:=JREP!F48" table:style-name="ce1">
            <text:p>0</text:p>
          </table:table-cell>
          <table:table-cell office:value-type="float" office:value="0" table:formula="msoxl:=JREP!G48" table:style-name="ce1">
            <text:p>0</text:p>
          </table:table-cell>
          <table:table-cell office:value-type="float" office:value="0" table:formula="msoxl:=JREP!H48" table:style-name="ce1">
            <text:p>0</text:p>
          </table:table-cell>
          <table:table-cell office:value-type="float" office:value="0" table:formula="msoxl:=JREP!I48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49" table:style-name="ce1">
            <text:p>0</text:p>
          </table:table-cell>
          <table:table-cell office:value-type="float" office:value="0" table:formula="msoxl:=Project!B49" table:style-name="ce1">
            <text:p>0</text:p>
          </table:table-cell>
          <table:table-cell office:value-type="float" office:value="0" table:formula="msoxl:=Project!C49" table:style-name="ce1">
            <text:p>0</text:p>
          </table:table-cell>
          <table:table-cell office:value-type="float" office:value="0" table:formula="msoxl:='IP@'!A49" table:style-name="ce1">
            <text:p>0</text:p>
          </table:table-cell>
          <table:table-cell office:value-type="float" office:value="0" table:formula="msoxl:='IP@'!B49" table:style-name="ce1">
            <text:p>0</text:p>
          </table:table-cell>
          <table:table-cell office:value-type="float" office:value="0" table:formula="msoxl:='IP@'!C49" table:style-name="ce1">
            <text:p>0</text:p>
          </table:table-cell>
          <table:table-cell office:value-type="float" office:value="0" table:formula="msoxl:=TCP_port!A49" table:style-name="ce1">
            <text:p>0</text:p>
          </table:table-cell>
          <table:table-cell office:value-type="float" office:value="0" table:formula="msoxl:=TCP_port!B49" table:style-name="ce1">
            <text:p>0</text:p>
          </table:table-cell>
          <table:table-cell office:value-type="float" office:value="0" table:formula="msoxl:=TCP_port!C49" table:style-name="ce1">
            <text:p>0</text:p>
          </table:table-cell>
          <table:table-cell office:value-type="float" office:value="0" table:formula="msoxl:=TDL_ROUTEUR!A49" table:style-name="ce2">
            <text:p>0</text:p>
          </table:table-cell>
          <table:table-cell office:value-type="float" office:value="0" table:formula="msoxl:=TDL_ROUTEUR!B49" table:style-name="ce2">
            <text:p>0</text:p>
          </table:table-cell>
          <table:table-cell office:value-type="float" office:value="0" table:formula="msoxl:=TDL_ROUTEUR!C49" table:style-name="ce2">
            <text:p>0</text:p>
          </table:table-cell>
          <table:table-cell office:value-type="float" office:value="0" table:formula="msoxl:=TDL_ROUTEUR!E49" table:style-name="ce2">
            <text:p>0</text:p>
          </table:table-cell>
          <table:table-cell office:value-type="float" office:value="0" table:formula="msoxl:=TDL_ROUTEUR!F49" table:style-name="ce2">
            <text:p>0</text:p>
          </table:table-cell>
          <table:table-cell office:value-type="float" office:value="0" table:formula="msoxl:=TDL_ROUTEUR!G49" table:style-name="ce2">
            <text:p>0</text:p>
          </table:table-cell>
          <table:table-cell office:value-type="float" office:value="0" table:formula="msoxl:=TDL_ROUTEUR!I49" table:style-name="ce2">
            <text:p>0</text:p>
          </table:table-cell>
          <table:table-cell office:value-type="float" office:value="0" table:formula="msoxl:=TDL_ROUTEUR!J49" table:style-name="ce2">
            <text:p>0</text:p>
          </table:table-cell>
          <table:table-cell office:value-type="float" office:value="0" table:formula="msoxl:=TDL_ROUTEUR!K49" table:style-name="ce2">
            <text:p>0</text:p>
          </table:table-cell>
          <table:table-cell office:value-type="float" office:value="0" table:formula="msoxl:=TDL_ROUTEUR!L49" table:style-name="ce2">
            <text:p>0</text:p>
          </table:table-cell>
          <table:table-cell office:value-type="float" office:value="0" table:formula="msoxl:=TDL_ROUTEUR!M49" table:style-name="ce2">
            <text:p>0</text:p>
          </table:table-cell>
          <table:table-cell office:value-type="float" office:value="0" table:formula="msoxl:=TDL_ROUTEUR!N49" table:style-name="ce2">
            <text:p>0</text:p>
          </table:table-cell>
          <table:table-cell office:value-type="float" office:value="0" table:formula="msoxl:=TDL_ROUTEUR!O49" table:style-name="ce2">
            <text:p>0</text:p>
          </table:table-cell>
          <table:table-cell office:value-type="float" office:value="0" table:formula="msoxl:=TDL_ROUTEUR!P49" table:style-name="ce2">
            <text:p>0</text:p>
          </table:table-cell>
          <table:table-cell office:value-type="float" office:value="0" table:formula="msoxl:=TDL_ROUTEUR!Q49" table:style-name="ce2">
            <text:p>0</text:p>
          </table:table-cell>
          <table:table-cell office:value-type="float" office:value="0" table:formula="msoxl:=TDL_ROUTEUR!R49" table:style-name="ce3">
            <text:p>0</text:p>
          </table:table-cell>
          <table:table-cell office:value-type="float" office:value="0" table:formula="msoxl:=TDL_ROUTEUR!S49" table:style-name="ce3">
            <text:p>0</text:p>
          </table:table-cell>
          <table:table-cell office:value-type="float" office:value="0" table:formula="msoxl:=TDL_ROUTEUR!T49" table:style-name="ce3">
            <text:p>0</text:p>
          </table:table-cell>
          <table:table-cell office:value-type="string" office:string-value="J048" table:formula="msoxl:=JREP!A49" table:style-name="ce1">
            <text:p>J048</text:p>
          </table:table-cell>
          <table:table-cell office:value-type="string" office:string-value="jre_routing_mode" table:formula="msoxl:=JREP!B49" table:style-name="ce1">
            <text:p>jre_routing_mode</text:p>
          </table:table-cell>
          <table:table-cell office:value-type="string" office:string-value="routing_in_dlip" table:formula="msoxl:=JREP!C49" table:style-name="ce1">
            <text:p>routing_in_dlip</text:p>
          </table:table-cell>
          <table:table-cell office:value-type="float" office:value="0" table:formula="msoxl:=JREP!D49" table:style-name="ce1">
            <text:p>0</text:p>
          </table:table-cell>
          <table:table-cell office:value-type="float" office:value="0" table:formula="msoxl:=JREP!E49" table:style-name="ce1">
            <text:p>0</text:p>
          </table:table-cell>
          <table:table-cell office:value-type="float" office:value="0" table:formula="msoxl:=JREP!F49" table:style-name="ce1">
            <text:p>0</text:p>
          </table:table-cell>
          <table:table-cell office:value-type="float" office:value="0" table:formula="msoxl:=JREP!G49" table:style-name="ce1">
            <text:p>0</text:p>
          </table:table-cell>
          <table:table-cell office:value-type="float" office:value="0" table:formula="msoxl:=JREP!H49" table:style-name="ce1">
            <text:p>0</text:p>
          </table:table-cell>
          <table:table-cell office:value-type="float" office:value="0" table:formula="msoxl:=JREP!I49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50" table:style-name="ce1">
            <text:p>0</text:p>
          </table:table-cell>
          <table:table-cell office:value-type="float" office:value="0" table:formula="msoxl:=Project!B50" table:style-name="ce1">
            <text:p>0</text:p>
          </table:table-cell>
          <table:table-cell office:value-type="float" office:value="0" table:formula="msoxl:=Project!C50" table:style-name="ce1">
            <text:p>0</text:p>
          </table:table-cell>
          <table:table-cell office:value-type="float" office:value="0" table:formula="msoxl:='IP@'!A50" table:style-name="ce1">
            <text:p>0</text:p>
          </table:table-cell>
          <table:table-cell office:value-type="float" office:value="0" table:formula="msoxl:='IP@'!B50" table:style-name="ce1">
            <text:p>0</text:p>
          </table:table-cell>
          <table:table-cell office:value-type="float" office:value="0" table:formula="msoxl:='IP@'!C50" table:style-name="ce1">
            <text:p>0</text:p>
          </table:table-cell>
          <table:table-cell office:value-type="float" office:value="0" table:formula="msoxl:=TCP_port!A50" table:style-name="ce1">
            <text:p>0</text:p>
          </table:table-cell>
          <table:table-cell office:value-type="float" office:value="0" table:formula="msoxl:=TCP_port!B50" table:style-name="ce1">
            <text:p>0</text:p>
          </table:table-cell>
          <table:table-cell office:value-type="float" office:value="0" table:formula="msoxl:=TCP_port!C50" table:style-name="ce1">
            <text:p>0</text:p>
          </table:table-cell>
          <table:table-cell office:value-type="float" office:value="0" table:formula="msoxl:=TDL_ROUTEUR!A50" table:style-name="ce2">
            <text:p>0</text:p>
          </table:table-cell>
          <table:table-cell office:value-type="float" office:value="0" table:formula="msoxl:=TDL_ROUTEUR!B50" table:style-name="ce2">
            <text:p>0</text:p>
          </table:table-cell>
          <table:table-cell office:value-type="float" office:value="0" table:formula="msoxl:=TDL_ROUTEUR!C50" table:style-name="ce2">
            <text:p>0</text:p>
          </table:table-cell>
          <table:table-cell office:value-type="float" office:value="0" table:formula="msoxl:=TDL_ROUTEUR!E50" table:style-name="ce2">
            <text:p>0</text:p>
          </table:table-cell>
          <table:table-cell office:value-type="float" office:value="0" table:formula="msoxl:=TDL_ROUTEUR!F50" table:style-name="ce2">
            <text:p>0</text:p>
          </table:table-cell>
          <table:table-cell office:value-type="float" office:value="0" table:formula="msoxl:=TDL_ROUTEUR!G50" table:style-name="ce2">
            <text:p>0</text:p>
          </table:table-cell>
          <table:table-cell office:value-type="float" office:value="0" table:formula="msoxl:=TDL_ROUTEUR!I50" table:style-name="ce2">
            <text:p>0</text:p>
          </table:table-cell>
          <table:table-cell office:value-type="float" office:value="0" table:formula="msoxl:=TDL_ROUTEUR!J50" table:style-name="ce2">
            <text:p>0</text:p>
          </table:table-cell>
          <table:table-cell office:value-type="float" office:value="0" table:formula="msoxl:=TDL_ROUTEUR!K50" table:style-name="ce2">
            <text:p>0</text:p>
          </table:table-cell>
          <table:table-cell office:value-type="float" office:value="0" table:formula="msoxl:=TDL_ROUTEUR!L50" table:style-name="ce2">
            <text:p>0</text:p>
          </table:table-cell>
          <table:table-cell office:value-type="float" office:value="0" table:formula="msoxl:=TDL_ROUTEUR!M50" table:style-name="ce2">
            <text:p>0</text:p>
          </table:table-cell>
          <table:table-cell office:value-type="float" office:value="0" table:formula="msoxl:=TDL_ROUTEUR!N50" table:style-name="ce2">
            <text:p>0</text:p>
          </table:table-cell>
          <table:table-cell office:value-type="float" office:value="0" table:formula="msoxl:=TDL_ROUTEUR!O50" table:style-name="ce2">
            <text:p>0</text:p>
          </table:table-cell>
          <table:table-cell office:value-type="float" office:value="0" table:formula="msoxl:=TDL_ROUTEUR!P50" table:style-name="ce2">
            <text:p>0</text:p>
          </table:table-cell>
          <table:table-cell office:value-type="float" office:value="0" table:formula="msoxl:=TDL_ROUTEUR!Q50" table:style-name="ce2">
            <text:p>0</text:p>
          </table:table-cell>
          <table:table-cell office:value-type="float" office:value="0" table:formula="msoxl:=TDL_ROUTEUR!R50" table:style-name="ce3">
            <text:p>0</text:p>
          </table:table-cell>
          <table:table-cell office:value-type="float" office:value="0" table:formula="msoxl:=TDL_ROUTEUR!S50" table:style-name="ce3">
            <text:p>0</text:p>
          </table:table-cell>
          <table:table-cell office:value-type="float" office:value="0" table:formula="msoxl:=TDL_ROUTEUR!T50" table:style-name="ce3">
            <text:p>0</text:p>
          </table:table-cell>
          <table:table-cell office:value-type="string" office:string-value="J049" table:formula="msoxl:=JREP!A50" table:style-name="ce1">
            <text:p>J049</text:p>
          </table:table-cell>
          <table:table-cell office:value-type="string" office:string-value="mr_deletion" table:formula="msoxl:=JREP!B50" table:style-name="ce1">
            <text:p>mr_deletion</text:p>
          </table:table-cell>
          <table:table-cell office:value-type="string" office:string-value="mr_deleted" table:formula="msoxl:=JREP!C50" table:style-name="ce1">
            <text:p>mr_deleted</text:p>
          </table:table-cell>
          <table:table-cell office:value-type="float" office:value="0" table:formula="msoxl:=JREP!D50" table:style-name="ce1">
            <text:p>0</text:p>
          </table:table-cell>
          <table:table-cell office:value-type="float" office:value="0" table:formula="msoxl:=JREP!E50" table:style-name="ce1">
            <text:p>0</text:p>
          </table:table-cell>
          <table:table-cell office:value-type="float" office:value="0" table:formula="msoxl:=JREP!F50" table:style-name="ce1">
            <text:p>0</text:p>
          </table:table-cell>
          <table:table-cell office:value-type="float" office:value="0" table:formula="msoxl:=JREP!G50" table:style-name="ce1">
            <text:p>0</text:p>
          </table:table-cell>
          <table:table-cell office:value-type="float" office:value="0" table:formula="msoxl:=JREP!H50" table:style-name="ce1">
            <text:p>0</text:p>
          </table:table-cell>
          <table:table-cell office:value-type="float" office:value="0" table:formula="msoxl:=JREP!I50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51" table:style-name="ce1">
            <text:p>0</text:p>
          </table:table-cell>
          <table:table-cell office:value-type="float" office:value="0" table:formula="msoxl:=Project!B51" table:style-name="ce1">
            <text:p>0</text:p>
          </table:table-cell>
          <table:table-cell office:value-type="float" office:value="0" table:formula="msoxl:=Project!C51" table:style-name="ce1">
            <text:p>0</text:p>
          </table:table-cell>
          <table:table-cell office:value-type="float" office:value="0" table:formula="msoxl:='IP@'!A51" table:style-name="ce1">
            <text:p>0</text:p>
          </table:table-cell>
          <table:table-cell office:value-type="float" office:value="0" table:formula="msoxl:='IP@'!B51" table:style-name="ce1">
            <text:p>0</text:p>
          </table:table-cell>
          <table:table-cell office:value-type="float" office:value="0" table:formula="msoxl:='IP@'!C51" table:style-name="ce1">
            <text:p>0</text:p>
          </table:table-cell>
          <table:table-cell office:value-type="float" office:value="0" table:formula="msoxl:=TCP_port!A51" table:style-name="ce1">
            <text:p>0</text:p>
          </table:table-cell>
          <table:table-cell office:value-type="float" office:value="0" table:formula="msoxl:=TCP_port!B51" table:style-name="ce1">
            <text:p>0</text:p>
          </table:table-cell>
          <table:table-cell office:value-type="float" office:value="0" table:formula="msoxl:=TCP_port!C51" table:style-name="ce1">
            <text:p>0</text:p>
          </table:table-cell>
          <table:table-cell office:value-type="float" office:value="0" table:formula="msoxl:=TDL_ROUTEUR!A51" table:style-name="ce2">
            <text:p>0</text:p>
          </table:table-cell>
          <table:table-cell office:value-type="float" office:value="0" table:formula="msoxl:=TDL_ROUTEUR!B51" table:style-name="ce2">
            <text:p>0</text:p>
          </table:table-cell>
          <table:table-cell office:value-type="float" office:value="0" table:formula="msoxl:=TDL_ROUTEUR!C51" table:style-name="ce2">
            <text:p>0</text:p>
          </table:table-cell>
          <table:table-cell office:value-type="float" office:value="0" table:formula="msoxl:=TDL_ROUTEUR!E51" table:style-name="ce2">
            <text:p>0</text:p>
          </table:table-cell>
          <table:table-cell office:value-type="float" office:value="0" table:formula="msoxl:=TDL_ROUTEUR!F51" table:style-name="ce2">
            <text:p>0</text:p>
          </table:table-cell>
          <table:table-cell office:value-type="float" office:value="0" table:formula="msoxl:=TDL_ROUTEUR!G51" table:style-name="ce2">
            <text:p>0</text:p>
          </table:table-cell>
          <table:table-cell office:value-type="float" office:value="0" table:formula="msoxl:=TDL_ROUTEUR!I51" table:style-name="ce2">
            <text:p>0</text:p>
          </table:table-cell>
          <table:table-cell office:value-type="float" office:value="0" table:formula="msoxl:=TDL_ROUTEUR!J51" table:style-name="ce2">
            <text:p>0</text:p>
          </table:table-cell>
          <table:table-cell office:value-type="float" office:value="0" table:formula="msoxl:=TDL_ROUTEUR!K51" table:style-name="ce2">
            <text:p>0</text:p>
          </table:table-cell>
          <table:table-cell office:value-type="float" office:value="0" table:formula="msoxl:=TDL_ROUTEUR!L51" table:style-name="ce2">
            <text:p>0</text:p>
          </table:table-cell>
          <table:table-cell office:value-type="float" office:value="0" table:formula="msoxl:=TDL_ROUTEUR!M51" table:style-name="ce2">
            <text:p>0</text:p>
          </table:table-cell>
          <table:table-cell office:value-type="float" office:value="0" table:formula="msoxl:=TDL_ROUTEUR!N51" table:style-name="ce2">
            <text:p>0</text:p>
          </table:table-cell>
          <table:table-cell office:value-type="float" office:value="0" table:formula="msoxl:=TDL_ROUTEUR!O51" table:style-name="ce2">
            <text:p>0</text:p>
          </table:table-cell>
          <table:table-cell office:value-type="float" office:value="0" table:formula="msoxl:=TDL_ROUTEUR!P51" table:style-name="ce2">
            <text:p>0</text:p>
          </table:table-cell>
          <table:table-cell office:value-type="float" office:value="0" table:formula="msoxl:=TDL_ROUTEUR!Q51" table:style-name="ce2">
            <text:p>0</text:p>
          </table:table-cell>
          <table:table-cell office:value-type="float" office:value="0" table:formula="msoxl:=TDL_ROUTEUR!R51" table:style-name="ce3">
            <text:p>0</text:p>
          </table:table-cell>
          <table:table-cell office:value-type="float" office:value="0" table:formula="msoxl:=TDL_ROUTEUR!S51" table:style-name="ce3">
            <text:p>0</text:p>
          </table:table-cell>
          <table:table-cell office:value-type="float" office:value="0" table:formula="msoxl:=TDL_ROUTEUR!T51" table:style-name="ce3">
            <text:p>0</text:p>
          </table:table-cell>
          <table:table-cell office:value-type="string" office:string-value="J050" table:formula="msoxl:=JREP!A51" table:style-name="ce1">
            <text:p>J050</text:p>
          </table:table-cell>
          <table:table-cell office:value-type="string" office:string-value="tl_length" table:formula="msoxl:=JREP!B51" table:style-name="ce1">
            <text:p>tl_length</text:p>
          </table:table-cell>
          <table:table-cell office:value-type="string" office:string-value="false" table:formula="msoxl:=JREP!C51" table:style-name="ce1">
            <text:p>false</text:p>
          </table:table-cell>
          <table:table-cell office:value-type="float" office:value="0" table:formula="msoxl:=JREP!D51" table:style-name="ce1">
            <text:p>0</text:p>
          </table:table-cell>
          <table:table-cell office:value-type="float" office:value="0" table:formula="msoxl:=JREP!E51" table:style-name="ce1">
            <text:p>0</text:p>
          </table:table-cell>
          <table:table-cell office:value-type="float" office:value="0" table:formula="msoxl:=JREP!F51" table:style-name="ce1">
            <text:p>0</text:p>
          </table:table-cell>
          <table:table-cell office:value-type="float" office:value="0" table:formula="msoxl:=JREP!G51" table:style-name="ce1">
            <text:p>0</text:p>
          </table:table-cell>
          <table:table-cell office:value-type="float" office:value="0" table:formula="msoxl:=JREP!H51" table:style-name="ce1">
            <text:p>0</text:p>
          </table:table-cell>
          <table:table-cell office:value-type="float" office:value="0" table:formula="msoxl:=JREP!I51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52" table:style-name="ce1">
            <text:p>0</text:p>
          </table:table-cell>
          <table:table-cell office:value-type="float" office:value="0" table:formula="msoxl:=Project!B52" table:style-name="ce1">
            <text:p>0</text:p>
          </table:table-cell>
          <table:table-cell office:value-type="float" office:value="0" table:formula="msoxl:=Project!C52" table:style-name="ce1">
            <text:p>0</text:p>
          </table:table-cell>
          <table:table-cell office:value-type="float" office:value="0" table:formula="msoxl:='IP@'!A52" table:style-name="ce1">
            <text:p>0</text:p>
          </table:table-cell>
          <table:table-cell office:value-type="float" office:value="0" table:formula="msoxl:='IP@'!B52" table:style-name="ce1">
            <text:p>0</text:p>
          </table:table-cell>
          <table:table-cell office:value-type="float" office:value="0" table:formula="msoxl:='IP@'!C52" table:style-name="ce1">
            <text:p>0</text:p>
          </table:table-cell>
          <table:table-cell office:value-type="float" office:value="0" table:formula="msoxl:=TCP_port!A52" table:style-name="ce1">
            <text:p>0</text:p>
          </table:table-cell>
          <table:table-cell office:value-type="float" office:value="0" table:formula="msoxl:=TCP_port!B52" table:style-name="ce1">
            <text:p>0</text:p>
          </table:table-cell>
          <table:table-cell office:value-type="float" office:value="0" table:formula="msoxl:=TCP_port!C52" table:style-name="ce1">
            <text:p>0</text:p>
          </table:table-cell>
          <table:table-cell office:value-type="float" office:value="0" table:formula="msoxl:=TDL_ROUTEUR!A52" table:style-name="ce2">
            <text:p>0</text:p>
          </table:table-cell>
          <table:table-cell office:value-type="float" office:value="0" table:formula="msoxl:=TDL_ROUTEUR!B52" table:style-name="ce2">
            <text:p>0</text:p>
          </table:table-cell>
          <table:table-cell office:value-type="float" office:value="0" table:formula="msoxl:=TDL_ROUTEUR!C52" table:style-name="ce2">
            <text:p>0</text:p>
          </table:table-cell>
          <table:table-cell office:value-type="float" office:value="0" table:formula="msoxl:=TDL_ROUTEUR!E52" table:style-name="ce2">
            <text:p>0</text:p>
          </table:table-cell>
          <table:table-cell office:value-type="float" office:value="0" table:formula="msoxl:=TDL_ROUTEUR!F52" table:style-name="ce2">
            <text:p>0</text:p>
          </table:table-cell>
          <table:table-cell office:value-type="float" office:value="0" table:formula="msoxl:=TDL_ROUTEUR!G52" table:style-name="ce2">
            <text:p>0</text:p>
          </table:table-cell>
          <table:table-cell office:value-type="float" office:value="0" table:formula="msoxl:=TDL_ROUTEUR!I52" table:style-name="ce2">
            <text:p>0</text:p>
          </table:table-cell>
          <table:table-cell office:value-type="float" office:value="0" table:formula="msoxl:=TDL_ROUTEUR!J52" table:style-name="ce2">
            <text:p>0</text:p>
          </table:table-cell>
          <table:table-cell office:value-type="float" office:value="0" table:formula="msoxl:=TDL_ROUTEUR!K52" table:style-name="ce2">
            <text:p>0</text:p>
          </table:table-cell>
          <table:table-cell office:value-type="float" office:value="0" table:formula="msoxl:=TDL_ROUTEUR!L52" table:style-name="ce2">
            <text:p>0</text:p>
          </table:table-cell>
          <table:table-cell office:value-type="float" office:value="0" table:formula="msoxl:=TDL_ROUTEUR!M52" table:style-name="ce2">
            <text:p>0</text:p>
          </table:table-cell>
          <table:table-cell office:value-type="float" office:value="0" table:formula="msoxl:=TDL_ROUTEUR!N52" table:style-name="ce2">
            <text:p>0</text:p>
          </table:table-cell>
          <table:table-cell office:value-type="float" office:value="0" table:formula="msoxl:=TDL_ROUTEUR!O52" table:style-name="ce2">
            <text:p>0</text:p>
          </table:table-cell>
          <table:table-cell office:value-type="float" office:value="0" table:formula="msoxl:=TDL_ROUTEUR!P52" table:style-name="ce2">
            <text:p>0</text:p>
          </table:table-cell>
          <table:table-cell office:value-type="float" office:value="0" table:formula="msoxl:=TDL_ROUTEUR!Q52" table:style-name="ce2">
            <text:p>0</text:p>
          </table:table-cell>
          <table:table-cell office:value-type="float" office:value="0" table:formula="msoxl:=TDL_ROUTEUR!R52" table:style-name="ce3">
            <text:p>0</text:p>
          </table:table-cell>
          <table:table-cell office:value-type="float" office:value="0" table:formula="msoxl:=TDL_ROUTEUR!S52" table:style-name="ce3">
            <text:p>0</text:p>
          </table:table-cell>
          <table:table-cell office:value-type="float" office:value="0" table:formula="msoxl:=TDL_ROUTEUR!T52" table:style-name="ce3">
            <text:p>0</text:p>
          </table:table-cell>
          <table:table-cell office:value-type="string" office:string-value="J051" table:formula="msoxl:=JREP!A52" table:style-name="ce1">
            <text:p>J051</text:p>
          </table:table-cell>
          <table:table-cell office:value-type="string" office:string-value="is_sender_id_checked" table:formula="msoxl:=JREP!B52" table:style-name="ce1">
            <text:p>is_sender_id_checked</text:p>
          </table:table-cell>
          <table:table-cell office:value-type="string" office:string-value="false" table:formula="msoxl:=JREP!C52" table:style-name="ce1">
            <text:p>false</text:p>
          </table:table-cell>
          <table:table-cell office:value-type="float" office:value="0" table:formula="msoxl:=JREP!D52" table:style-name="ce1">
            <text:p>0</text:p>
          </table:table-cell>
          <table:table-cell office:value-type="float" office:value="0" table:formula="msoxl:=JREP!E52" table:style-name="ce1">
            <text:p>0</text:p>
          </table:table-cell>
          <table:table-cell office:value-type="float" office:value="0" table:formula="msoxl:=JREP!F52" table:style-name="ce1">
            <text:p>0</text:p>
          </table:table-cell>
          <table:table-cell office:value-type="float" office:value="0" table:formula="msoxl:=JREP!G52" table:style-name="ce1">
            <text:p>0</text:p>
          </table:table-cell>
          <table:table-cell office:value-type="float" office:value="0" table:formula="msoxl:=JREP!H52" table:style-name="ce1">
            <text:p>0</text:p>
          </table:table-cell>
          <table:table-cell office:value-type="float" office:value="0" table:formula="msoxl:=JREP!I52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53" table:style-name="ce1">
            <text:p>0</text:p>
          </table:table-cell>
          <table:table-cell office:value-type="float" office:value="0" table:formula="msoxl:=Project!B53" table:style-name="ce1">
            <text:p>0</text:p>
          </table:table-cell>
          <table:table-cell office:value-type="float" office:value="0" table:formula="msoxl:=Project!C53" table:style-name="ce1">
            <text:p>0</text:p>
          </table:table-cell>
          <table:table-cell office:value-type="float" office:value="0" table:formula="msoxl:='IP@'!A53" table:style-name="ce1">
            <text:p>0</text:p>
          </table:table-cell>
          <table:table-cell office:value-type="float" office:value="0" table:formula="msoxl:='IP@'!B53" table:style-name="ce1">
            <text:p>0</text:p>
          </table:table-cell>
          <table:table-cell office:value-type="float" office:value="0" table:formula="msoxl:='IP@'!C53" table:style-name="ce1">
            <text:p>0</text:p>
          </table:table-cell>
          <table:table-cell office:value-type="float" office:value="0" table:formula="msoxl:=TCP_port!A53" table:style-name="ce1">
            <text:p>0</text:p>
          </table:table-cell>
          <table:table-cell office:value-type="float" office:value="0" table:formula="msoxl:=TCP_port!B53" table:style-name="ce1">
            <text:p>0</text:p>
          </table:table-cell>
          <table:table-cell office:value-type="float" office:value="0" table:formula="msoxl:=TCP_port!C53" table:style-name="ce1">
            <text:p>0</text:p>
          </table:table-cell>
          <table:table-cell office:value-type="float" office:value="0" table:formula="msoxl:=TDL_ROUTEUR!A53" table:style-name="ce2">
            <text:p>0</text:p>
          </table:table-cell>
          <table:table-cell office:value-type="float" office:value="0" table:formula="msoxl:=TDL_ROUTEUR!B53" table:style-name="ce2">
            <text:p>0</text:p>
          </table:table-cell>
          <table:table-cell office:value-type="float" office:value="0" table:formula="msoxl:=TDL_ROUTEUR!C53" table:style-name="ce2">
            <text:p>0</text:p>
          </table:table-cell>
          <table:table-cell office:value-type="float" office:value="0" table:formula="msoxl:=TDL_ROUTEUR!E53" table:style-name="ce2">
            <text:p>0</text:p>
          </table:table-cell>
          <table:table-cell office:value-type="float" office:value="0" table:formula="msoxl:=TDL_ROUTEUR!F53" table:style-name="ce2">
            <text:p>0</text:p>
          </table:table-cell>
          <table:table-cell office:value-type="float" office:value="0" table:formula="msoxl:=TDL_ROUTEUR!G53" table:style-name="ce2">
            <text:p>0</text:p>
          </table:table-cell>
          <table:table-cell office:value-type="float" office:value="0" table:formula="msoxl:=TDL_ROUTEUR!I53" table:style-name="ce2">
            <text:p>0</text:p>
          </table:table-cell>
          <table:table-cell office:value-type="float" office:value="0" table:formula="msoxl:=TDL_ROUTEUR!J53" table:style-name="ce2">
            <text:p>0</text:p>
          </table:table-cell>
          <table:table-cell office:value-type="float" office:value="0" table:formula="msoxl:=TDL_ROUTEUR!K53" table:style-name="ce2">
            <text:p>0</text:p>
          </table:table-cell>
          <table:table-cell office:value-type="float" office:value="0" table:formula="msoxl:=TDL_ROUTEUR!L53" table:style-name="ce2">
            <text:p>0</text:p>
          </table:table-cell>
          <table:table-cell office:value-type="float" office:value="0" table:formula="msoxl:=TDL_ROUTEUR!M53" table:style-name="ce2">
            <text:p>0</text:p>
          </table:table-cell>
          <table:table-cell office:value-type="float" office:value="0" table:formula="msoxl:=TDL_ROUTEUR!N53" table:style-name="ce2">
            <text:p>0</text:p>
          </table:table-cell>
          <table:table-cell office:value-type="float" office:value="0" table:formula="msoxl:=TDL_ROUTEUR!O53" table:style-name="ce2">
            <text:p>0</text:p>
          </table:table-cell>
          <table:table-cell office:value-type="float" office:value="0" table:formula="msoxl:=TDL_ROUTEUR!P53" table:style-name="ce2">
            <text:p>0</text:p>
          </table:table-cell>
          <table:table-cell office:value-type="float" office:value="0" table:formula="msoxl:=TDL_ROUTEUR!Q53" table:style-name="ce2">
            <text:p>0</text:p>
          </table:table-cell>
          <table:table-cell office:value-type="float" office:value="0" table:formula="msoxl:=TDL_ROUTEUR!R53" table:style-name="ce3">
            <text:p>0</text:p>
          </table:table-cell>
          <table:table-cell office:value-type="float" office:value="0" table:formula="msoxl:=TDL_ROUTEUR!S53" table:style-name="ce3">
            <text:p>0</text:p>
          </table:table-cell>
          <table:table-cell office:value-type="float" office:value="0" table:formula="msoxl:=TDL_ROUTEUR!T53" table:style-name="ce3">
            <text:p>0</text:p>
          </table:table-cell>
          <table:table-cell office:value-type="string" office:string-value="J052" table:formula="msoxl:=JREP!A53" table:style-name="ce1">
            <text:p>J052</text:p>
          </table:table-cell>
          <table:table-cell office:value-type="string" office:string-value="jre_disconnection_delay" table:formula="msoxl:=JREP!B53" table:style-name="ce1">
            <text:p>jre_disconnection_delay</text:p>
          </table:table-cell>
          <table:table-cell office:value-type="float" office:value="45" table:formula="msoxl:=JREP!C53" table:style-name="ce1">
            <text:p>45</text:p>
          </table:table-cell>
          <table:table-cell office:value-type="float" office:value="0" table:formula="msoxl:=JREP!D53" table:style-name="ce1">
            <text:p>0</text:p>
          </table:table-cell>
          <table:table-cell office:value-type="float" office:value="0" table:formula="msoxl:=JREP!E53" table:style-name="ce1">
            <text:p>0</text:p>
          </table:table-cell>
          <table:table-cell office:value-type="float" office:value="0" table:formula="msoxl:=JREP!F53" table:style-name="ce1">
            <text:p>0</text:p>
          </table:table-cell>
          <table:table-cell office:value-type="float" office:value="0" table:formula="msoxl:=JREP!G53" table:style-name="ce1">
            <text:p>0</text:p>
          </table:table-cell>
          <table:table-cell office:value-type="float" office:value="0" table:formula="msoxl:=JREP!H53" table:style-name="ce1">
            <text:p>0</text:p>
          </table:table-cell>
          <table:table-cell office:value-type="float" office:value="0" table:formula="msoxl:=JREP!I53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54" table:style-name="ce1">
            <text:p>0</text:p>
          </table:table-cell>
          <table:table-cell office:value-type="float" office:value="0" table:formula="msoxl:=Project!B54" table:style-name="ce1">
            <text:p>0</text:p>
          </table:table-cell>
          <table:table-cell office:value-type="float" office:value="0" table:formula="msoxl:=Project!C54" table:style-name="ce1">
            <text:p>0</text:p>
          </table:table-cell>
          <table:table-cell office:value-type="float" office:value="0" table:formula="msoxl:='IP@'!A54" table:style-name="ce1">
            <text:p>0</text:p>
          </table:table-cell>
          <table:table-cell office:value-type="float" office:value="0" table:formula="msoxl:='IP@'!B54" table:style-name="ce1">
            <text:p>0</text:p>
          </table:table-cell>
          <table:table-cell office:value-type="float" office:value="0" table:formula="msoxl:='IP@'!C54" table:style-name="ce1">
            <text:p>0</text:p>
          </table:table-cell>
          <table:table-cell office:value-type="float" office:value="0" table:formula="msoxl:=TCP_port!A54" table:style-name="ce1">
            <text:p>0</text:p>
          </table:table-cell>
          <table:table-cell office:value-type="float" office:value="0" table:formula="msoxl:=TCP_port!B54" table:style-name="ce1">
            <text:p>0</text:p>
          </table:table-cell>
          <table:table-cell office:value-type="float" office:value="0" table:formula="msoxl:=TCP_port!C54" table:style-name="ce1">
            <text:p>0</text:p>
          </table:table-cell>
          <table:table-cell office:value-type="float" office:value="0" table:formula="msoxl:=TDL_ROUTEUR!A54" table:style-name="ce2">
            <text:p>0</text:p>
          </table:table-cell>
          <table:table-cell office:value-type="float" office:value="0" table:formula="msoxl:=TDL_ROUTEUR!B54" table:style-name="ce2">
            <text:p>0</text:p>
          </table:table-cell>
          <table:table-cell office:value-type="float" office:value="0" table:formula="msoxl:=TDL_ROUTEUR!C54" table:style-name="ce2">
            <text:p>0</text:p>
          </table:table-cell>
          <table:table-cell office:value-type="float" office:value="0" table:formula="msoxl:=TDL_ROUTEUR!E54" table:style-name="ce2">
            <text:p>0</text:p>
          </table:table-cell>
          <table:table-cell office:value-type="float" office:value="0" table:formula="msoxl:=TDL_ROUTEUR!F54" table:style-name="ce2">
            <text:p>0</text:p>
          </table:table-cell>
          <table:table-cell office:value-type="float" office:value="0" table:formula="msoxl:=TDL_ROUTEUR!G54" table:style-name="ce2">
            <text:p>0</text:p>
          </table:table-cell>
          <table:table-cell office:value-type="float" office:value="0" table:formula="msoxl:=TDL_ROUTEUR!I54" table:style-name="ce2">
            <text:p>0</text:p>
          </table:table-cell>
          <table:table-cell office:value-type="float" office:value="0" table:formula="msoxl:=TDL_ROUTEUR!J54" table:style-name="ce2">
            <text:p>0</text:p>
          </table:table-cell>
          <table:table-cell office:value-type="float" office:value="0" table:formula="msoxl:=TDL_ROUTEUR!K54" table:style-name="ce2">
            <text:p>0</text:p>
          </table:table-cell>
          <table:table-cell office:value-type="float" office:value="0" table:formula="msoxl:=TDL_ROUTEUR!L54" table:style-name="ce2">
            <text:p>0</text:p>
          </table:table-cell>
          <table:table-cell office:value-type="float" office:value="0" table:formula="msoxl:=TDL_ROUTEUR!M54" table:style-name="ce2">
            <text:p>0</text:p>
          </table:table-cell>
          <table:table-cell office:value-type="float" office:value="0" table:formula="msoxl:=TDL_ROUTEUR!N54" table:style-name="ce2">
            <text:p>0</text:p>
          </table:table-cell>
          <table:table-cell office:value-type="float" office:value="0" table:formula="msoxl:=TDL_ROUTEUR!O54" table:style-name="ce2">
            <text:p>0</text:p>
          </table:table-cell>
          <table:table-cell office:value-type="float" office:value="0" table:formula="msoxl:=TDL_ROUTEUR!P54" table:style-name="ce2">
            <text:p>0</text:p>
          </table:table-cell>
          <table:table-cell office:value-type="float" office:value="0" table:formula="msoxl:=TDL_ROUTEUR!Q54" table:style-name="ce2">
            <text:p>0</text:p>
          </table:table-cell>
          <table:table-cell office:value-type="float" office:value="0" table:formula="msoxl:=TDL_ROUTEUR!R54" table:style-name="ce3">
            <text:p>0</text:p>
          </table:table-cell>
          <table:table-cell office:value-type="float" office:value="0" table:formula="msoxl:=TDL_ROUTEUR!S54" table:style-name="ce3">
            <text:p>0</text:p>
          </table:table-cell>
          <table:table-cell office:value-type="float" office:value="0" table:formula="msoxl:=TDL_ROUTEUR!T54" table:style-name="ce3">
            <text:p>0</text:p>
          </table:table-cell>
          <table:table-cell office:value-type="string" office:string-value="J053" table:formula="msoxl:=JREP!A54" table:style-name="ce1">
            <text:p>J053</text:p>
          </table:table-cell>
          <table:table-cell office:value-type="string" office:string-value="jre_ip_link_extrapolation_deactivated" table:formula="msoxl:=JREP!B54" table:style-name="ce1">
            <text:p>jre_ip_link_extrapolation_deactivated</text:p>
          </table:table-cell>
          <table:table-cell office:value-type="string" office:string-value="false" table:formula="msoxl:=JREP!C54" table:style-name="ce1">
            <text:p>false</text:p>
          </table:table-cell>
          <table:table-cell office:value-type="float" office:value="0" table:formula="msoxl:=JREP!D54" table:style-name="ce1">
            <text:p>0</text:p>
          </table:table-cell>
          <table:table-cell office:value-type="float" office:value="0" table:formula="msoxl:=JREP!E54" table:style-name="ce1">
            <text:p>0</text:p>
          </table:table-cell>
          <table:table-cell office:value-type="float" office:value="0" table:formula="msoxl:=JREP!F54" table:style-name="ce1">
            <text:p>0</text:p>
          </table:table-cell>
          <table:table-cell office:value-type="float" office:value="0" table:formula="msoxl:=JREP!G54" table:style-name="ce1">
            <text:p>0</text:p>
          </table:table-cell>
          <table:table-cell office:value-type="float" office:value="0" table:formula="msoxl:=JREP!H54" table:style-name="ce1">
            <text:p>0</text:p>
          </table:table-cell>
          <table:table-cell office:value-type="float" office:value="0" table:formula="msoxl:=JREP!I54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55" table:style-name="ce1">
            <text:p>0</text:p>
          </table:table-cell>
          <table:table-cell office:value-type="float" office:value="0" table:formula="msoxl:=Project!B55" table:style-name="ce1">
            <text:p>0</text:p>
          </table:table-cell>
          <table:table-cell office:value-type="float" office:value="0" table:formula="msoxl:=Project!C55" table:style-name="ce1">
            <text:p>0</text:p>
          </table:table-cell>
          <table:table-cell office:value-type="float" office:value="0" table:formula="msoxl:='IP@'!A55" table:style-name="ce1">
            <text:p>0</text:p>
          </table:table-cell>
          <table:table-cell office:value-type="float" office:value="0" table:formula="msoxl:='IP@'!B55" table:style-name="ce1">
            <text:p>0</text:p>
          </table:table-cell>
          <table:table-cell office:value-type="float" office:value="0" table:formula="msoxl:='IP@'!C55" table:style-name="ce1">
            <text:p>0</text:p>
          </table:table-cell>
          <table:table-cell office:value-type="float" office:value="0" table:formula="msoxl:=TCP_port!A55" table:style-name="ce1">
            <text:p>0</text:p>
          </table:table-cell>
          <table:table-cell office:value-type="float" office:value="0" table:formula="msoxl:=TCP_port!B55" table:style-name="ce1">
            <text:p>0</text:p>
          </table:table-cell>
          <table:table-cell office:value-type="float" office:value="0" table:formula="msoxl:=TCP_port!C55" table:style-name="ce1">
            <text:p>0</text:p>
          </table:table-cell>
          <table:table-cell office:value-type="float" office:value="0" table:formula="msoxl:=TDL_ROUTEUR!A55" table:style-name="ce2">
            <text:p>0</text:p>
          </table:table-cell>
          <table:table-cell office:value-type="float" office:value="0" table:formula="msoxl:=TDL_ROUTEUR!B55" table:style-name="ce2">
            <text:p>0</text:p>
          </table:table-cell>
          <table:table-cell office:value-type="float" office:value="0" table:formula="msoxl:=TDL_ROUTEUR!C55" table:style-name="ce2">
            <text:p>0</text:p>
          </table:table-cell>
          <table:table-cell office:value-type="float" office:value="0" table:formula="msoxl:=TDL_ROUTEUR!E55" table:style-name="ce2">
            <text:p>0</text:p>
          </table:table-cell>
          <table:table-cell office:value-type="float" office:value="0" table:formula="msoxl:=TDL_ROUTEUR!F55" table:style-name="ce2">
            <text:p>0</text:p>
          </table:table-cell>
          <table:table-cell office:value-type="float" office:value="0" table:formula="msoxl:=TDL_ROUTEUR!G55" table:style-name="ce2">
            <text:p>0</text:p>
          </table:table-cell>
          <table:table-cell office:value-type="float" office:value="0" table:formula="msoxl:=TDL_ROUTEUR!I55" table:style-name="ce2">
            <text:p>0</text:p>
          </table:table-cell>
          <table:table-cell office:value-type="float" office:value="0" table:formula="msoxl:=TDL_ROUTEUR!J55" table:style-name="ce2">
            <text:p>0</text:p>
          </table:table-cell>
          <table:table-cell office:value-type="float" office:value="0" table:formula="msoxl:=TDL_ROUTEUR!K55" table:style-name="ce2">
            <text:p>0</text:p>
          </table:table-cell>
          <table:table-cell office:value-type="float" office:value="0" table:formula="msoxl:=TDL_ROUTEUR!L55" table:style-name="ce2">
            <text:p>0</text:p>
          </table:table-cell>
          <table:table-cell office:value-type="float" office:value="0" table:formula="msoxl:=TDL_ROUTEUR!M55" table:style-name="ce2">
            <text:p>0</text:p>
          </table:table-cell>
          <table:table-cell office:value-type="float" office:value="0" table:formula="msoxl:=TDL_ROUTEUR!N55" table:style-name="ce2">
            <text:p>0</text:p>
          </table:table-cell>
          <table:table-cell office:value-type="float" office:value="0" table:formula="msoxl:=TDL_ROUTEUR!O55" table:style-name="ce2">
            <text:p>0</text:p>
          </table:table-cell>
          <table:table-cell office:value-type="float" office:value="0" table:formula="msoxl:=TDL_ROUTEUR!P55" table:style-name="ce2">
            <text:p>0</text:p>
          </table:table-cell>
          <table:table-cell office:value-type="float" office:value="0" table:formula="msoxl:=TDL_ROUTEUR!Q55" table:style-name="ce2">
            <text:p>0</text:p>
          </table:table-cell>
          <table:table-cell office:value-type="float" office:value="0" table:formula="msoxl:=TDL_ROUTEUR!R55" table:style-name="ce3">
            <text:p>0</text:p>
          </table:table-cell>
          <table:table-cell office:value-type="float" office:value="0" table:formula="msoxl:=TDL_ROUTEUR!S55" table:style-name="ce3">
            <text:p>0</text:p>
          </table:table-cell>
          <table:table-cell office:value-type="float" office:value="0" table:formula="msoxl:=TDL_ROUTEUR!T55" table:style-name="ce3">
            <text:p>0</text:p>
          </table:table-cell>
          <table:table-cell office:value-type="string" office:string-value="J054" table:formula="msoxl:=JREP!A55" table:style-name="ce1">
            <text:p>J054</text:p>
          </table:table-cell>
          <table:table-cell office:value-type="string" office:string-value="ip_is_syslog_recording_activated" table:formula="msoxl:=JREP!B55" table:style-name="ce1">
            <text:p>ip_is_syslog_recording_activated</text:p>
          </table:table-cell>
          <table:table-cell office:value-type="string" office:string-value="false" table:formula="msoxl:=JREP!C55" table:style-name="ce1">
            <text:p>false</text:p>
          </table:table-cell>
          <table:table-cell office:value-type="float" office:value="0" table:formula="msoxl:=JREP!D55" table:style-name="ce1">
            <text:p>0</text:p>
          </table:table-cell>
          <table:table-cell office:value-type="float" office:value="0" table:formula="msoxl:=JREP!E55" table:style-name="ce1">
            <text:p>0</text:p>
          </table:table-cell>
          <table:table-cell office:value-type="float" office:value="0" table:formula="msoxl:=JREP!F55" table:style-name="ce1">
            <text:p>0</text:p>
          </table:table-cell>
          <table:table-cell office:value-type="float" office:value="0" table:formula="msoxl:=JREP!G55" table:style-name="ce1">
            <text:p>0</text:p>
          </table:table-cell>
          <table:table-cell office:value-type="float" office:value="0" table:formula="msoxl:=JREP!H55" table:style-name="ce1">
            <text:p>0</text:p>
          </table:table-cell>
          <table:table-cell office:value-type="float" office:value="0" table:formula="msoxl:=JREP!I55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56" table:style-name="ce1">
            <text:p>0</text:p>
          </table:table-cell>
          <table:table-cell office:value-type="float" office:value="0" table:formula="msoxl:=Project!B56" table:style-name="ce1">
            <text:p>0</text:p>
          </table:table-cell>
          <table:table-cell office:value-type="float" office:value="0" table:formula="msoxl:=Project!C56" table:style-name="ce1">
            <text:p>0</text:p>
          </table:table-cell>
          <table:table-cell office:value-type="float" office:value="0" table:formula="msoxl:='IP@'!A56" table:style-name="ce1">
            <text:p>0</text:p>
          </table:table-cell>
          <table:table-cell office:value-type="float" office:value="0" table:formula="msoxl:='IP@'!B56" table:style-name="ce1">
            <text:p>0</text:p>
          </table:table-cell>
          <table:table-cell office:value-type="float" office:value="0" table:formula="msoxl:='IP@'!C56" table:style-name="ce1">
            <text:p>0</text:p>
          </table:table-cell>
          <table:table-cell office:value-type="float" office:value="0" table:formula="msoxl:=TCP_port!A56" table:style-name="ce1">
            <text:p>0</text:p>
          </table:table-cell>
          <table:table-cell office:value-type="float" office:value="0" table:formula="msoxl:=TCP_port!B56" table:style-name="ce1">
            <text:p>0</text:p>
          </table:table-cell>
          <table:table-cell office:value-type="float" office:value="0" table:formula="msoxl:=TCP_port!C56" table:style-name="ce1">
            <text:p>0</text:p>
          </table:table-cell>
          <table:table-cell office:value-type="float" office:value="0" table:formula="msoxl:=TDL_ROUTEUR!A56" table:style-name="ce2">
            <text:p>0</text:p>
          </table:table-cell>
          <table:table-cell office:value-type="float" office:value="0" table:formula="msoxl:=TDL_ROUTEUR!B56" table:style-name="ce2">
            <text:p>0</text:p>
          </table:table-cell>
          <table:table-cell office:value-type="float" office:value="0" table:formula="msoxl:=TDL_ROUTEUR!C56" table:style-name="ce2">
            <text:p>0</text:p>
          </table:table-cell>
          <table:table-cell office:value-type="float" office:value="0" table:formula="msoxl:=TDL_ROUTEUR!E56" table:style-name="ce2">
            <text:p>0</text:p>
          </table:table-cell>
          <table:table-cell office:value-type="float" office:value="0" table:formula="msoxl:=TDL_ROUTEUR!F56" table:style-name="ce2">
            <text:p>0</text:p>
          </table:table-cell>
          <table:table-cell office:value-type="float" office:value="0" table:formula="msoxl:=TDL_ROUTEUR!G56" table:style-name="ce2">
            <text:p>0</text:p>
          </table:table-cell>
          <table:table-cell office:value-type="float" office:value="0" table:formula="msoxl:=TDL_ROUTEUR!I56" table:style-name="ce2">
            <text:p>0</text:p>
          </table:table-cell>
          <table:table-cell office:value-type="float" office:value="0" table:formula="msoxl:=TDL_ROUTEUR!J56" table:style-name="ce2">
            <text:p>0</text:p>
          </table:table-cell>
          <table:table-cell office:value-type="float" office:value="0" table:formula="msoxl:=TDL_ROUTEUR!K56" table:style-name="ce2">
            <text:p>0</text:p>
          </table:table-cell>
          <table:table-cell office:value-type="float" office:value="0" table:formula="msoxl:=TDL_ROUTEUR!L56" table:style-name="ce2">
            <text:p>0</text:p>
          </table:table-cell>
          <table:table-cell office:value-type="float" office:value="0" table:formula="msoxl:=TDL_ROUTEUR!M56" table:style-name="ce2">
            <text:p>0</text:p>
          </table:table-cell>
          <table:table-cell office:value-type="float" office:value="0" table:formula="msoxl:=TDL_ROUTEUR!N56" table:style-name="ce2">
            <text:p>0</text:p>
          </table:table-cell>
          <table:table-cell office:value-type="float" office:value="0" table:formula="msoxl:=TDL_ROUTEUR!O56" table:style-name="ce2">
            <text:p>0</text:p>
          </table:table-cell>
          <table:table-cell office:value-type="float" office:value="0" table:formula="msoxl:=TDL_ROUTEUR!P56" table:style-name="ce2">
            <text:p>0</text:p>
          </table:table-cell>
          <table:table-cell office:value-type="float" office:value="0" table:formula="msoxl:=TDL_ROUTEUR!Q56" table:style-name="ce2">
            <text:p>0</text:p>
          </table:table-cell>
          <table:table-cell office:value-type="float" office:value="0" table:formula="msoxl:=TDL_ROUTEUR!R56" table:style-name="ce3">
            <text:p>0</text:p>
          </table:table-cell>
          <table:table-cell office:value-type="float" office:value="0" table:formula="msoxl:=TDL_ROUTEUR!S56" table:style-name="ce3">
            <text:p>0</text:p>
          </table:table-cell>
          <table:table-cell office:value-type="float" office:value="0" table:formula="msoxl:=TDL_ROUTEUR!T56" table:style-name="ce3">
            <text:p>0</text:p>
          </table:table-cell>
          <table:table-cell office:value-type="string" office:string-value="J055" table:formula="msoxl:=JREP!A56" table:style-name="ce1">
            <text:p>J055</text:p>
          </table:table-cell>
          <table:table-cell office:value-type="string" office:string-value="is_rcd_recording_activated" table:formula="msoxl:=JREP!B56" table:style-name="ce1">
            <text:p>is_rcd_recording_activated</text:p>
          </table:table-cell>
          <table:table-cell office:value-type="string" office:string-value="true" table:formula="msoxl:=JREP!C56" table:style-name="ce1">
            <text:p>true</text:p>
          </table:table-cell>
          <table:table-cell office:value-type="float" office:value="0" table:formula="msoxl:=JREP!D56" table:style-name="ce1">
            <text:p>0</text:p>
          </table:table-cell>
          <table:table-cell office:value-type="float" office:value="0" table:formula="msoxl:=JREP!E56" table:style-name="ce1">
            <text:p>0</text:p>
          </table:table-cell>
          <table:table-cell office:value-type="float" office:value="0" table:formula="msoxl:=JREP!F56" table:style-name="ce1">
            <text:p>0</text:p>
          </table:table-cell>
          <table:table-cell office:value-type="float" office:value="0" table:formula="msoxl:=JREP!G56" table:style-name="ce1">
            <text:p>0</text:p>
          </table:table-cell>
          <table:table-cell office:value-type="float" office:value="0" table:formula="msoxl:=JREP!H56" table:style-name="ce1">
            <text:p>0</text:p>
          </table:table-cell>
          <table:table-cell office:value-type="float" office:value="0" table:formula="msoxl:=JREP!I56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57" table:style-name="ce1">
            <text:p>0</text:p>
          </table:table-cell>
          <table:table-cell office:value-type="float" office:value="0" table:formula="msoxl:=Project!B57" table:style-name="ce1">
            <text:p>0</text:p>
          </table:table-cell>
          <table:table-cell office:value-type="float" office:value="0" table:formula="msoxl:=Project!C57" table:style-name="ce1">
            <text:p>0</text:p>
          </table:table-cell>
          <table:table-cell office:value-type="float" office:value="0" table:formula="msoxl:='IP@'!A57" table:style-name="ce1">
            <text:p>0</text:p>
          </table:table-cell>
          <table:table-cell office:value-type="float" office:value="0" table:formula="msoxl:='IP@'!B57" table:style-name="ce1">
            <text:p>0</text:p>
          </table:table-cell>
          <table:table-cell office:value-type="float" office:value="0" table:formula="msoxl:='IP@'!C57" table:style-name="ce1">
            <text:p>0</text:p>
          </table:table-cell>
          <table:table-cell office:value-type="float" office:value="0" table:formula="msoxl:=TCP_port!A57" table:style-name="ce1">
            <text:p>0</text:p>
          </table:table-cell>
          <table:table-cell office:value-type="float" office:value="0" table:formula="msoxl:=TCP_port!B57" table:style-name="ce1">
            <text:p>0</text:p>
          </table:table-cell>
          <table:table-cell office:value-type="float" office:value="0" table:formula="msoxl:=TCP_port!C57" table:style-name="ce1">
            <text:p>0</text:p>
          </table:table-cell>
          <table:table-cell office:value-type="float" office:value="0" table:formula="msoxl:=TDL_ROUTEUR!A57" table:style-name="ce2">
            <text:p>0</text:p>
          </table:table-cell>
          <table:table-cell office:value-type="float" office:value="0" table:formula="msoxl:=TDL_ROUTEUR!B57" table:style-name="ce2">
            <text:p>0</text:p>
          </table:table-cell>
          <table:table-cell office:value-type="float" office:value="0" table:formula="msoxl:=TDL_ROUTEUR!C57" table:style-name="ce2">
            <text:p>0</text:p>
          </table:table-cell>
          <table:table-cell office:value-type="float" office:value="0" table:formula="msoxl:=TDL_ROUTEUR!E57" table:style-name="ce2">
            <text:p>0</text:p>
          </table:table-cell>
          <table:table-cell office:value-type="float" office:value="0" table:formula="msoxl:=TDL_ROUTEUR!F57" table:style-name="ce2">
            <text:p>0</text:p>
          </table:table-cell>
          <table:table-cell office:value-type="float" office:value="0" table:formula="msoxl:=TDL_ROUTEUR!G57" table:style-name="ce2">
            <text:p>0</text:p>
          </table:table-cell>
          <table:table-cell office:value-type="float" office:value="0" table:formula="msoxl:=TDL_ROUTEUR!I57" table:style-name="ce2">
            <text:p>0</text:p>
          </table:table-cell>
          <table:table-cell office:value-type="float" office:value="0" table:formula="msoxl:=TDL_ROUTEUR!J57" table:style-name="ce2">
            <text:p>0</text:p>
          </table:table-cell>
          <table:table-cell office:value-type="float" office:value="0" table:formula="msoxl:=TDL_ROUTEUR!K57" table:style-name="ce2">
            <text:p>0</text:p>
          </table:table-cell>
          <table:table-cell office:value-type="float" office:value="0" table:formula="msoxl:=TDL_ROUTEUR!L57" table:style-name="ce2">
            <text:p>0</text:p>
          </table:table-cell>
          <table:table-cell office:value-type="float" office:value="0" table:formula="msoxl:=TDL_ROUTEUR!M57" table:style-name="ce2">
            <text:p>0</text:p>
          </table:table-cell>
          <table:table-cell office:value-type="float" office:value="0" table:formula="msoxl:=TDL_ROUTEUR!N57" table:style-name="ce2">
            <text:p>0</text:p>
          </table:table-cell>
          <table:table-cell office:value-type="float" office:value="0" table:formula="msoxl:=TDL_ROUTEUR!O57" table:style-name="ce2">
            <text:p>0</text:p>
          </table:table-cell>
          <table:table-cell office:value-type="float" office:value="0" table:formula="msoxl:=TDL_ROUTEUR!P57" table:style-name="ce2">
            <text:p>0</text:p>
          </table:table-cell>
          <table:table-cell office:value-type="float" office:value="0" table:formula="msoxl:=TDL_ROUTEUR!Q57" table:style-name="ce2">
            <text:p>0</text:p>
          </table:table-cell>
          <table:table-cell office:value-type="float" office:value="0" table:formula="msoxl:=TDL_ROUTEUR!R57" table:style-name="ce3">
            <text:p>0</text:p>
          </table:table-cell>
          <table:table-cell office:value-type="float" office:value="0" table:formula="msoxl:=TDL_ROUTEUR!S57" table:style-name="ce3">
            <text:p>0</text:p>
          </table:table-cell>
          <table:table-cell office:value-type="float" office:value="0" table:formula="msoxl:=TDL_ROUTEUR!T57" table:style-name="ce3">
            <text:p>0</text:p>
          </table:table-cell>
          <table:table-cell office:value-type="float" office:value="0" table:formula="msoxl:=JREP!A57" table:style-name="ce1">
            <text:p>0</text:p>
          </table:table-cell>
          <table:table-cell office:value-type="float" office:value="0" table:formula="msoxl:=JREP!B57" table:style-name="ce1">
            <text:p>0</text:p>
          </table:table-cell>
          <table:table-cell office:value-type="float" office:value="0" table:formula="msoxl:=JREP!C57" table:style-name="ce1">
            <text:p>0</text:p>
          </table:table-cell>
          <table:table-cell office:value-type="float" office:value="0" table:formula="msoxl:=JREP!D57" table:style-name="ce1">
            <text:p>0</text:p>
          </table:table-cell>
          <table:table-cell office:value-type="float" office:value="0" table:formula="msoxl:=JREP!E57" table:style-name="ce1">
            <text:p>0</text:p>
          </table:table-cell>
          <table:table-cell office:value-type="float" office:value="0" table:formula="msoxl:=JREP!F57" table:style-name="ce1">
            <text:p>0</text:p>
          </table:table-cell>
          <table:table-cell office:value-type="float" office:value="0" table:formula="msoxl:=JREP!G57" table:style-name="ce1">
            <text:p>0</text:p>
          </table:table-cell>
          <table:table-cell office:value-type="float" office:value="0" table:formula="msoxl:=JREP!H57" table:style-name="ce1">
            <text:p>0</text:p>
          </table:table-cell>
          <table:table-cell office:value-type="float" office:value="0" table:formula="msoxl:=JREP!I57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58" table:style-name="ce1">
            <text:p>0</text:p>
          </table:table-cell>
          <table:table-cell office:value-type="float" office:value="0" table:formula="msoxl:=Project!B58" table:style-name="ce1">
            <text:p>0</text:p>
          </table:table-cell>
          <table:table-cell office:value-type="float" office:value="0" table:formula="msoxl:=Project!C58" table:style-name="ce1">
            <text:p>0</text:p>
          </table:table-cell>
          <table:table-cell office:value-type="float" office:value="0" table:formula="msoxl:='IP@'!A58" table:style-name="ce1">
            <text:p>0</text:p>
          </table:table-cell>
          <table:table-cell office:value-type="float" office:value="0" table:formula="msoxl:='IP@'!B58" table:style-name="ce1">
            <text:p>0</text:p>
          </table:table-cell>
          <table:table-cell office:value-type="float" office:value="0" table:formula="msoxl:='IP@'!C58" table:style-name="ce1">
            <text:p>0</text:p>
          </table:table-cell>
          <table:table-cell office:value-type="float" office:value="0" table:formula="msoxl:=TCP_port!A58" table:style-name="ce1">
            <text:p>0</text:p>
          </table:table-cell>
          <table:table-cell office:value-type="float" office:value="0" table:formula="msoxl:=TCP_port!B58" table:style-name="ce1">
            <text:p>0</text:p>
          </table:table-cell>
          <table:table-cell office:value-type="float" office:value="0" table:formula="msoxl:=TCP_port!C58" table:style-name="ce1">
            <text:p>0</text:p>
          </table:table-cell>
          <table:table-cell office:value-type="float" office:value="0" table:formula="msoxl:=TDL_ROUTEUR!A58" table:style-name="ce2">
            <text:p>0</text:p>
          </table:table-cell>
          <table:table-cell office:value-type="float" office:value="0" table:formula="msoxl:=TDL_ROUTEUR!B58" table:style-name="ce2">
            <text:p>0</text:p>
          </table:table-cell>
          <table:table-cell office:value-type="float" office:value="0" table:formula="msoxl:=TDL_ROUTEUR!C58" table:style-name="ce2">
            <text:p>0</text:p>
          </table:table-cell>
          <table:table-cell office:value-type="float" office:value="0" table:formula="msoxl:=TDL_ROUTEUR!E58" table:style-name="ce2">
            <text:p>0</text:p>
          </table:table-cell>
          <table:table-cell office:value-type="float" office:value="0" table:formula="msoxl:=TDL_ROUTEUR!F58" table:style-name="ce2">
            <text:p>0</text:p>
          </table:table-cell>
          <table:table-cell office:value-type="float" office:value="0" table:formula="msoxl:=TDL_ROUTEUR!G58" table:style-name="ce2">
            <text:p>0</text:p>
          </table:table-cell>
          <table:table-cell office:value-type="float" office:value="0" table:formula="msoxl:=TDL_ROUTEUR!I58" table:style-name="ce2">
            <text:p>0</text:p>
          </table:table-cell>
          <table:table-cell office:value-type="float" office:value="0" table:formula="msoxl:=TDL_ROUTEUR!J58" table:style-name="ce2">
            <text:p>0</text:p>
          </table:table-cell>
          <table:table-cell office:value-type="float" office:value="0" table:formula="msoxl:=TDL_ROUTEUR!K58" table:style-name="ce2">
            <text:p>0</text:p>
          </table:table-cell>
          <table:table-cell office:value-type="float" office:value="0" table:formula="msoxl:=TDL_ROUTEUR!L58" table:style-name="ce2">
            <text:p>0</text:p>
          </table:table-cell>
          <table:table-cell office:value-type="float" office:value="0" table:formula="msoxl:=TDL_ROUTEUR!M58" table:style-name="ce2">
            <text:p>0</text:p>
          </table:table-cell>
          <table:table-cell office:value-type="float" office:value="0" table:formula="msoxl:=TDL_ROUTEUR!N58" table:style-name="ce2">
            <text:p>0</text:p>
          </table:table-cell>
          <table:table-cell office:value-type="float" office:value="0" table:formula="msoxl:=TDL_ROUTEUR!O58" table:style-name="ce2">
            <text:p>0</text:p>
          </table:table-cell>
          <table:table-cell office:value-type="float" office:value="0" table:formula="msoxl:=TDL_ROUTEUR!P58" table:style-name="ce2">
            <text:p>0</text:p>
          </table:table-cell>
          <table:table-cell office:value-type="float" office:value="0" table:formula="msoxl:=TDL_ROUTEUR!Q58" table:style-name="ce2">
            <text:p>0</text:p>
          </table:table-cell>
          <table:table-cell office:value-type="float" office:value="0" table:formula="msoxl:=TDL_ROUTEUR!R58" table:style-name="ce3">
            <text:p>0</text:p>
          </table:table-cell>
          <table:table-cell office:value-type="float" office:value="0" table:formula="msoxl:=TDL_ROUTEUR!S58" table:style-name="ce3">
            <text:p>0</text:p>
          </table:table-cell>
          <table:table-cell office:value-type="float" office:value="0" table:formula="msoxl:=TDL_ROUTEUR!T58" table:style-name="ce3">
            <text:p>0</text:p>
          </table:table-cell>
          <table:table-cell office:value-type="float" office:value="0" table:formula="msoxl:=JREP!A58" table:style-name="ce1">
            <text:p>0</text:p>
          </table:table-cell>
          <table:table-cell office:value-type="float" office:value="0" table:formula="msoxl:=JREP!B58" table:style-name="ce1">
            <text:p>0</text:p>
          </table:table-cell>
          <table:table-cell office:value-type="float" office:value="0" table:formula="msoxl:=JREP!C58" table:style-name="ce1">
            <text:p>0</text:p>
          </table:table-cell>
          <table:table-cell office:value-type="float" office:value="0" table:formula="msoxl:=JREP!D58" table:style-name="ce1">
            <text:p>0</text:p>
          </table:table-cell>
          <table:table-cell office:value-type="float" office:value="0" table:formula="msoxl:=JREP!E58" table:style-name="ce1">
            <text:p>0</text:p>
          </table:table-cell>
          <table:table-cell office:value-type="float" office:value="0" table:formula="msoxl:=JREP!F58" table:style-name="ce1">
            <text:p>0</text:p>
          </table:table-cell>
          <table:table-cell office:value-type="float" office:value="0" table:formula="msoxl:=JREP!G58" table:style-name="ce1">
            <text:p>0</text:p>
          </table:table-cell>
          <table:table-cell office:value-type="float" office:value="0" table:formula="msoxl:=JREP!H58" table:style-name="ce1">
            <text:p>0</text:p>
          </table:table-cell>
          <table:table-cell office:value-type="float" office:value="0" table:formula="msoxl:=JREP!I58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59" table:style-name="ce1">
            <text:p>0</text:p>
          </table:table-cell>
          <table:table-cell office:value-type="float" office:value="0" table:formula="msoxl:=Project!B59" table:style-name="ce1">
            <text:p>0</text:p>
          </table:table-cell>
          <table:table-cell office:value-type="float" office:value="0" table:formula="msoxl:=Project!C59" table:style-name="ce1">
            <text:p>0</text:p>
          </table:table-cell>
          <table:table-cell office:value-type="float" office:value="0" table:formula="msoxl:='IP@'!A59" table:style-name="ce1">
            <text:p>0</text:p>
          </table:table-cell>
          <table:table-cell office:value-type="float" office:value="0" table:formula="msoxl:='IP@'!B59" table:style-name="ce1">
            <text:p>0</text:p>
          </table:table-cell>
          <table:table-cell office:value-type="float" office:value="0" table:formula="msoxl:='IP@'!C59" table:style-name="ce1">
            <text:p>0</text:p>
          </table:table-cell>
          <table:table-cell office:value-type="float" office:value="0" table:formula="msoxl:=TCP_port!A59" table:style-name="ce1">
            <text:p>0</text:p>
          </table:table-cell>
          <table:table-cell office:value-type="float" office:value="0" table:formula="msoxl:=TCP_port!B59" table:style-name="ce1">
            <text:p>0</text:p>
          </table:table-cell>
          <table:table-cell office:value-type="float" office:value="0" table:formula="msoxl:=TCP_port!C59" table:style-name="ce1">
            <text:p>0</text:p>
          </table:table-cell>
          <table:table-cell office:value-type="float" office:value="0" table:formula="msoxl:=TDL_ROUTEUR!A59" table:style-name="ce2">
            <text:p>0</text:p>
          </table:table-cell>
          <table:table-cell office:value-type="float" office:value="0" table:formula="msoxl:=TDL_ROUTEUR!B59" table:style-name="ce2">
            <text:p>0</text:p>
          </table:table-cell>
          <table:table-cell office:value-type="float" office:value="0" table:formula="msoxl:=TDL_ROUTEUR!C59" table:style-name="ce2">
            <text:p>0</text:p>
          </table:table-cell>
          <table:table-cell office:value-type="float" office:value="0" table:formula="msoxl:=TDL_ROUTEUR!E59" table:style-name="ce2">
            <text:p>0</text:p>
          </table:table-cell>
          <table:table-cell office:value-type="float" office:value="0" table:formula="msoxl:=TDL_ROUTEUR!F59" table:style-name="ce2">
            <text:p>0</text:p>
          </table:table-cell>
          <table:table-cell office:value-type="float" office:value="0" table:formula="msoxl:=TDL_ROUTEUR!G59" table:style-name="ce2">
            <text:p>0</text:p>
          </table:table-cell>
          <table:table-cell office:value-type="float" office:value="0" table:formula="msoxl:=TDL_ROUTEUR!I59" table:style-name="ce2">
            <text:p>0</text:p>
          </table:table-cell>
          <table:table-cell office:value-type="float" office:value="0" table:formula="msoxl:=TDL_ROUTEUR!J59" table:style-name="ce2">
            <text:p>0</text:p>
          </table:table-cell>
          <table:table-cell office:value-type="float" office:value="0" table:formula="msoxl:=TDL_ROUTEUR!K59" table:style-name="ce2">
            <text:p>0</text:p>
          </table:table-cell>
          <table:table-cell office:value-type="float" office:value="0" table:formula="msoxl:=TDL_ROUTEUR!L59" table:style-name="ce2">
            <text:p>0</text:p>
          </table:table-cell>
          <table:table-cell office:value-type="float" office:value="0" table:formula="msoxl:=TDL_ROUTEUR!M59" table:style-name="ce2">
            <text:p>0</text:p>
          </table:table-cell>
          <table:table-cell office:value-type="float" office:value="0" table:formula="msoxl:=TDL_ROUTEUR!N59" table:style-name="ce2">
            <text:p>0</text:p>
          </table:table-cell>
          <table:table-cell office:value-type="float" office:value="0" table:formula="msoxl:=TDL_ROUTEUR!O59" table:style-name="ce2">
            <text:p>0</text:p>
          </table:table-cell>
          <table:table-cell office:value-type="float" office:value="0" table:formula="msoxl:=TDL_ROUTEUR!P59" table:style-name="ce2">
            <text:p>0</text:p>
          </table:table-cell>
          <table:table-cell office:value-type="float" office:value="0" table:formula="msoxl:=TDL_ROUTEUR!Q59" table:style-name="ce2">
            <text:p>0</text:p>
          </table:table-cell>
          <table:table-cell office:value-type="float" office:value="0" table:formula="msoxl:=TDL_ROUTEUR!R59" table:style-name="ce3">
            <text:p>0</text:p>
          </table:table-cell>
          <table:table-cell office:value-type="float" office:value="0" table:formula="msoxl:=TDL_ROUTEUR!S59" table:style-name="ce3">
            <text:p>0</text:p>
          </table:table-cell>
          <table:table-cell office:value-type="float" office:value="0" table:formula="msoxl:=TDL_ROUTEUR!T59" table:style-name="ce3">
            <text:p>0</text:p>
          </table:table-cell>
          <table:table-cell office:value-type="float" office:value="0" table:formula="msoxl:=JREP!A59" table:style-name="ce1">
            <text:p>0</text:p>
          </table:table-cell>
          <table:table-cell office:value-type="float" office:value="0" table:formula="msoxl:=JREP!B59" table:style-name="ce1">
            <text:p>0</text:p>
          </table:table-cell>
          <table:table-cell office:value-type="float" office:value="0" table:formula="msoxl:=JREP!C59" table:style-name="ce1">
            <text:p>0</text:p>
          </table:table-cell>
          <table:table-cell office:value-type="float" office:value="0" table:formula="msoxl:=JREP!D59" table:style-name="ce1">
            <text:p>0</text:p>
          </table:table-cell>
          <table:table-cell office:value-type="float" office:value="0" table:formula="msoxl:=JREP!E59" table:style-name="ce1">
            <text:p>0</text:p>
          </table:table-cell>
          <table:table-cell office:value-type="float" office:value="0" table:formula="msoxl:=JREP!F59" table:style-name="ce1">
            <text:p>0</text:p>
          </table:table-cell>
          <table:table-cell office:value-type="float" office:value="0" table:formula="msoxl:=JREP!G59" table:style-name="ce1">
            <text:p>0</text:p>
          </table:table-cell>
          <table:table-cell office:value-type="float" office:value="0" table:formula="msoxl:=JREP!H59" table:style-name="ce1">
            <text:p>0</text:p>
          </table:table-cell>
          <table:table-cell office:value-type="float" office:value="0" table:formula="msoxl:=JREP!I59" table:style-name="ce1">
            <text:p>0</text:p>
          </table:table-cell>
          <table:table-cell table:number-columns-repeated="16348"/>
        </table:table-row>
        <table:table-row table:style-name="ro1">
          <table:table-cell office:value-type="float" office:value="0" table:formula="msoxl:=Project!A60" table:style-name="ce1">
            <text:p>0</text:p>
          </table:table-cell>
          <table:table-cell office:value-type="float" office:value="0" table:formula="msoxl:=Project!B60" table:style-name="ce1">
            <text:p>0</text:p>
          </table:table-cell>
          <table:table-cell office:value-type="float" office:value="0" table:formula="msoxl:=Project!C60" table:style-name="ce1">
            <text:p>0</text:p>
          </table:table-cell>
          <table:table-cell office:value-type="float" office:value="0" table:formula="msoxl:='IP@'!A60" table:style-name="ce1">
            <text:p>0</text:p>
          </table:table-cell>
          <table:table-cell office:value-type="float" office:value="0" table:formula="msoxl:='IP@'!B60" table:style-name="ce1">
            <text:p>0</text:p>
          </table:table-cell>
          <table:table-cell office:value-type="float" office:value="0" table:formula="msoxl:='IP@'!C60" table:style-name="ce1">
            <text:p>0</text:p>
          </table:table-cell>
          <table:table-cell office:value-type="float" office:value="0" table:formula="msoxl:=TCP_port!A60" table:style-name="ce1">
            <text:p>0</text:p>
          </table:table-cell>
          <table:table-cell office:value-type="float" office:value="0" table:formula="msoxl:=TCP_port!B60" table:style-name="ce1">
            <text:p>0</text:p>
          </table:table-cell>
          <table:table-cell office:value-type="float" office:value="0" table:formula="msoxl:=TCP_port!C60" table:style-name="ce1">
            <text:p>0</text:p>
          </table:table-cell>
          <table:table-cell office:value-type="float" office:value="0" table:formula="msoxl:=TDL_ROUTEUR!A60" table:style-name="ce2">
            <text:p>0</text:p>
          </table:table-cell>
          <table:table-cell office:value-type="float" office:value="0" table:formula="msoxl:=TDL_ROUTEUR!B60" table:style-name="ce2">
            <text:p>0</text:p>
          </table:table-cell>
          <table:table-cell office:value-type="float" office:value="0" table:formula="msoxl:=TDL_ROUTEUR!C60" table:style-name="ce2">
            <text:p>0</text:p>
          </table:table-cell>
          <table:table-cell office:value-type="float" office:value="0" table:formula="msoxl:=TDL_ROUTEUR!E60" table:style-name="ce2">
            <text:p>0</text:p>
          </table:table-cell>
          <table:table-cell office:value-type="float" office:value="0" table:formula="msoxl:=TDL_ROUTEUR!F60" table:style-name="ce2">
            <text:p>0</text:p>
          </table:table-cell>
          <table:table-cell office:value-type="float" office:value="0" table:formula="msoxl:=TDL_ROUTEUR!G60" table:style-name="ce2">
            <text:p>0</text:p>
          </table:table-cell>
          <table:table-cell office:value-type="float" office:value="0" table:formula="msoxl:=TDL_ROUTEUR!I60" table:style-name="ce2">
            <text:p>0</text:p>
          </table:table-cell>
          <table:table-cell office:value-type="float" office:value="0" table:formula="msoxl:=TDL_ROUTEUR!J60" table:style-name="ce2">
            <text:p>0</text:p>
          </table:table-cell>
          <table:table-cell office:value-type="float" office:value="0" table:formula="msoxl:=TDL_ROUTEUR!K60" table:style-name="ce2">
            <text:p>0</text:p>
          </table:table-cell>
          <table:table-cell office:value-type="float" office:value="0" table:formula="msoxl:=TDL_ROUTEUR!L60" table:style-name="ce2">
            <text:p>0</text:p>
          </table:table-cell>
          <table:table-cell office:value-type="float" office:value="0" table:formula="msoxl:=TDL_ROUTEUR!M60" table:style-name="ce2">
            <text:p>0</text:p>
          </table:table-cell>
          <table:table-cell office:value-type="float" office:value="0" table:formula="msoxl:=TDL_ROUTEUR!N60" table:style-name="ce2">
            <text:p>0</text:p>
          </table:table-cell>
          <table:table-cell office:value-type="float" office:value="0" table:formula="msoxl:=TDL_ROUTEUR!O60" table:style-name="ce2">
            <text:p>0</text:p>
          </table:table-cell>
          <table:table-cell office:value-type="float" office:value="0" table:formula="msoxl:=TDL_ROUTEUR!P60" table:style-name="ce2">
            <text:p>0</text:p>
          </table:table-cell>
          <table:table-cell office:value-type="float" office:value="0" table:formula="msoxl:=TDL_ROUTEUR!Q60" table:style-name="ce2">
            <text:p>0</text:p>
          </table:table-cell>
          <table:table-cell office:value-type="float" office:value="0" table:formula="msoxl:=TDL_ROUTEUR!R60" table:style-name="ce3">
            <text:p>0</text:p>
          </table:table-cell>
          <table:table-cell office:value-type="float" office:value="0" table:formula="msoxl:=TDL_ROUTEUR!S60" table:style-name="ce3">
            <text:p>0</text:p>
          </table:table-cell>
          <table:table-cell office:value-type="float" office:value="0" table:formula="msoxl:=TDL_ROUTEUR!T60" table:style-name="ce3">
            <text:p>0</text:p>
          </table:table-cell>
          <table:table-cell office:value-type="float" office:value="0" table:formula="msoxl:=JREP!A60" table:style-name="ce1">
            <text:p>0</text:p>
          </table:table-cell>
          <table:table-cell office:value-type="float" office:value="0" table:formula="msoxl:=JREP!B60" table:style-name="ce1">
            <text:p>0</text:p>
          </table:table-cell>
          <table:table-cell office:value-type="float" office:value="0" table:formula="msoxl:=JREP!C60" table:style-name="ce1">
            <text:p>0</text:p>
          </table:table-cell>
          <table:table-cell office:value-type="float" office:value="0" table:formula="msoxl:=JREP!D60" table:style-name="ce1">
            <text:p>0</text:p>
          </table:table-cell>
          <table:table-cell office:value-type="float" office:value="0" table:formula="msoxl:=JREP!E60" table:style-name="ce1">
            <text:p>0</text:p>
          </table:table-cell>
          <table:table-cell office:value-type="float" office:value="0" table:formula="msoxl:=JREP!F60" table:style-name="ce1">
            <text:p>0</text:p>
          </table:table-cell>
          <table:table-cell office:value-type="float" office:value="0" table:formula="msoxl:=JREP!G60" table:style-name="ce1">
            <text:p>0</text:p>
          </table:table-cell>
          <table:table-cell office:value-type="float" office:value="0" table:formula="msoxl:=JREP!H60" table:style-name="ce1">
            <text:p>0</text:p>
          </table:table-cell>
          <table:table-cell office:value-type="float" office:value="0" table:formula="msoxl:=JREP!I60" table:style-name="ce1">
            <text:p>0</text:p>
          </table:table-cell>
          <table:table-cell table:number-columns-repeated="16348"/>
        </table:table-row>
        <table:table-row table:style-name="ro1">
          <table:table-cell table:number-columns-repeated="9" table:style-name="ce1"/>
          <table:table-cell table:number-columns-repeated="3" table:style-name="ce2"/>
          <table:table-cell table:number-columns-repeated="16372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Project" table:style-name="ta1">
        <table:table-column table:style-name="co24" table:default-cell-style-name="ce9"/>
        <table:table-column table:style-name="co25" table:default-cell-style-name="ce10"/>
        <table:table-column table:style-name="co3" table:default-cell-style-name="ce1"/>
        <table:table-column table:style-name="co23" table:number-columns-repeated="16381" table:default-cell-style-name="ce1"/>
        <table:table-row table:style-name="ro2">
          <table:table-cell office:value-type="string" table:style-name="ce4">
            <text:p>Projet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Name</text:p>
          </table:table-cell>
          <table:table-cell office:value-type="string" table:style-name="ce6">
            <text:p>PEL_MDA</text:p>
          </table:table-cell>
          <table:table-cell office:value-type="string" table:style-name="ce7">
            <text:p>V1R0E0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TDL_ROUTER</text:p>
          </table:table-cell>
          <table:table-cell office:value-type="string" table:style-name="ce6">
            <text:p>V7R1E7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5">
            <text:p>JREP</text:p>
          </table:table-cell>
          <table:table-cell office:value-type="string" table:style-name="ce1">
            <text:p>V16R6E19</text:p>
          </table:table-cell>
          <table:table-cell table:style-name="ce7"/>
          <table:table-cell table:number-columns-repeated="16381"/>
        </table:table-row>
        <table:table-row table:style-name="ro1">
          <table:table-cell table:style-name="ce5"/>
          <table:table-cell table:style-name="ce6"/>
          <table:table-cell table:style-name="ce7"/>
          <table:table-cell table:number-columns-repeated="16381"/>
        </table:table-row>
        <table:table-row table:style-name="ro1">
          <table:table-cell table:style-name="ce5"/>
          <table:table-cell table:style-name="ce8"/>
          <table:table-cell table:style-name="ce7"/>
          <table:table-cell table:number-columns-repeated="16381"/>
        </table:table-row>
        <table:table-row table:number-rows-repeated="10" table:style-name="ro1">
          <table:table-cell table:style-name="ce5"/>
          <table:table-cell table:style-name="ce6"/>
          <table:table-cell table:style-name="ce7"/>
          <table:table-cell table:number-columns-repeated="16381"/>
        </table:table-row>
        <table:table-row table:number-rows-repeated="1048560" table:style-name="ro3">
          <table:table-cell table:number-columns-repeated="16384"/>
        </table:table-row>
      </table:table>
      <table:table table:name="IP@" table:style-name="ta2">
        <table:table-column table:style-name="co14" table:default-cell-style-name="ce3"/>
        <table:table-column table:style-name="co26" table:default-cell-style-name="ce9"/>
        <table:table-column table:style-name="co14" table:default-cell-style-name="ce1"/>
        <table:table-column table:style-name="co23" table:number-columns-repeated="16381" table:default-cell-style-name="ce1"/>
        <table:table-row table:style-name="ro2">
          <table:table-cell office:value-type="string" table:style-name="ce11">
            <text:p>IP@</text:p>
          </table:table-cell>
          <table:table-cell table:number-columns-repeated="2" table:style-name="ce11"/>
          <table:table-cell table:number-columns-repeated="16381"/>
        </table:table-row>
        <table:table-row table:style-name="ro1">
          <table:table-cell office:value-type="string" table:style-name="ce2">
            <text:p>I01</text:p>
          </table:table-cell>
          <table:table-cell office:value-type="string" table:style-name="ce5">
            <text:p>Broadcast<text:s/></text:p>
          </table:table-cell>
          <table:table-cell office:value-type="string" table:style-name="ce7">
            <text:p>24.1.1.2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2</text:p>
          </table:table-cell>
          <table:table-cell office:value-type="string" table:style-name="ce5">
            <text:p>server Toplink</text:p>
          </table:table-cell>
          <table:table-cell office:value-type="string" table:style-name="ce7">
            <text:p>24.1.1.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3</text:p>
          </table:table-cell>
          <table:table-cell office:value-type="string" table:style-name="ce5">
            <text:p>server remote <text:s/>Toplink</text:p>
          </table:table-cell>
          <table:table-cell office:value-type="string" table:style-name="ce7">
            <text:p>127.0.0.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4</text:p>
          </table:table-cell>
          <table:table-cell office:value-type="string" table:style-name="ce5">
            <text:p>MIDS<text:s/></text:p>
          </table:table-cell>
          <table:table-cell office:value-type="string" table:style-name="ce7">
            <text:p>24.1.1.2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5</text:p>
          </table:table-cell>
          <table:table-cell office:value-type="string" table:style-name="ce5">
            <text:p>SIMPLE remote server 1</text:p>
          </table:table-cell>
          <table:table-cell office:value-type="string" table:style-name="ce7">
            <text:p>127.0.0.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6</text:p>
          </table:table-cell>
          <table:table-cell office:value-type="string" table:style-name="ce5">
            <text:p>server SLP<text:s/></text:p>
          </table:table-cell>
          <table:table-cell office:value-type="string" table:style-name="ce7">
            <text:p>127.0.0.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7</text:p>
          </table:table-cell>
          <table:table-cell office:value-type="string" table:style-name="ce12">
            <text:p>PC Visu Toplink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2">
            <text:p>I08</text:p>
          </table:table-cell>
          <table:table-cell table:style-name="ce5"/>
          <table:table-cell table:style-name="ce7"/>
          <table:table-cell table:number-columns-repeated="16381"/>
        </table:table-row>
        <table:table-row table:number-rows-repeated="7" table:style-name="ro1">
          <table:table-cell table:style-name="ce2"/>
          <table:table-cell table:style-name="ce5"/>
          <table:table-cell table:style-name="ce7"/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  <table:table table:name="TCP_port" table:style-name="ta2">
        <table:table-column table:style-name="co14" table:default-cell-style-name="ce3"/>
        <table:table-column table:style-name="co27" table:default-cell-style-name="ce9"/>
        <table:table-column table:style-name="co14" table:default-cell-style-name="ce1"/>
        <table:table-column table:style-name="co28" table:default-cell-style-name="ce1"/>
        <table:table-column table:style-name="co23" table:number-columns-repeated="16380" table:default-cell-style-name="ce1"/>
        <table:table-row table:style-name="ro2">
          <table:table-cell office:value-type="string" table:number-columns-spanned="3" table:number-rows-spanned="1" table:style-name="ce16">
            <text:p>TCP port</text:p>
          </table:table-cell>
          <table:covered-table-cell table:number-columns-repeated="2"/>
          <table:table-cell office:value-type="string" table:number-columns-spanned="3" table:number-rows-spanned="1" table:style-name="ce17">
            <text:p>Commentaire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style-name="ce2">
            <text:p>P01</text:p>
          </table:table-cell>
          <table:table-cell office:value-type="string" table:style-name="ce5">
            <text:p>MIDS interface</text:p>
          </table:table-cell>
          <table:table-cell office:value-type="float" office:value="1024" table:style-name="ce7">
            <text:p>102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2</text:p>
          </table:table-cell>
          <table:table-cell office:value-type="string" table:style-name="ce5">
            <text:p>DLIP JREP internal link</text:p>
          </table:table-cell>
          <table:table-cell office:value-type="float" office:value="2703" table:style-name="ce7">
            <text:p>27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3</text:p>
          </table:table-cell>
          <table:table-cell office:value-type="string" table:style-name="ce5">
            <text:p>Host interface min</text:p>
          </table:table-cell>
          <table:table-cell office:value-type="float" office:value="1030" table:style-name="ce7">
            <text:p>10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4</text:p>
          </table:table-cell>
          <table:table-cell office:value-type="string" table:style-name="ce5">
            <text:p>Host interface max</text:p>
          </table:table-cell>
          <table:table-cell office:value-type="float" office:value="1039" table:style-name="ce7">
            <text:p>103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5</text:p>
          </table:table-cell>
          <table:table-cell office:value-type="string" table:style-name="ce5">
            <text:p>Channel 4 server</text:p>
          </table:table-cell>
          <table:table-cell office:value-type="float" office:value="50014" table:style-name="ce7">
            <text:p>500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6</text:p>
          </table:table-cell>
          <table:table-cell office:value-type="string" table:style-name="ce5">
            <text:p>Channel 4 client</text:p>
          </table:table-cell>
          <table:table-cell office:value-type="float" office:value="50015" table:style-name="ce7">
            <text:p>500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7</text:p>
          </table:table-cell>
          <table:table-cell office:value-type="string" table:style-name="ce5">
            <text:p>Toplink persistant</text:p>
          </table:table-cell>
          <table:table-cell office:value-type="float" office:value="3026" table:style-name="ce7">
            <text:p>302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8</text:p>
          </table:table-cell>
          <table:table-cell office:value-type="string" table:style-name="ce5">
            <text:p>SIMPLE technical</text:p>
          </table:table-cell>
          <table:table-cell office:value-type="float" office:value="2399" table:style-name="ce7">
            <text:p>239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9</text:p>
          </table:table-cell>
          <table:table-cell office:value-type="string" table:style-name="ce5">
            <text:p>SIMPLE tactical</text:p>
          </table:table-cell>
          <table:table-cell office:value-type="float" office:value="2400" table:style-name="ce7">
            <text:p>24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0</text:p>
          </table:table-cell>
          <table:table-cell office:value-type="string" table:style-name="ce5">
            <text:p>DLP interface</text:p>
          </table:table-cell>
          <table:table-cell office:value-type="float" office:value="1025" table:style-name="ce7">
            <text:p>10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1</text:p>
          </table:table-cell>
          <table:table-cell office:value-type="string" table:style-name="ce5">
            <text:p>SIMPLE remote server1</text:p>
          </table:table-cell>
          <table:table-cell office:value-type="float" office:value="1061" table:style-name="ce7">
            <text:p>106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2</text:p>
          </table:table-cell>
          <table:table-cell office:value-type="string" table:style-name="ce5">
            <text:p>SIMPLE_IF_TACTICAL_PORT</text:p>
          </table:table-cell>
          <table:table-cell office:value-type="float" office:value="0" table:style-name="ce7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3</text:p>
          </table:table-cell>
          <table:table-cell office:value-type="string" table:style-name="ce5">
            <text:p>SIMPLE_IF_TECHNICAL_PORT</text:p>
          </table:table-cell>
          <table:table-cell office:value-type="float" office:value="0" table:style-name="ce7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4</text:p>
          </table:table-cell>
          <table:table-cell office:value-type="string" table:style-name="ce5">
            <text:p>SIMPLE_IF_PORT</text:p>
          </table:table-cell>
          <table:table-cell office:value-type="float" office:value="0" table:style-name="ce7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5</text:p>
          </table:table-cell>
          <table:table-cell office:value-type="string" table:style-name="ce5">
            <text:p>JREP mngt link port</text:p>
          </table:table-cell>
          <table:table-cell office:value-type="float" office:value="20777" table:style-name="ce7">
            <text:p>2077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6</text:p>
          </table:table-cell>
          <table:table-cell office:value-type="string" table:style-name="ce5">
            <text:p>SLP_TCP_Port<text:s text:c="16"/></text:p>
          </table:table-cell>
          <table:table-cell office:value-type="float" office:value="5005" table:style-name="ce7">
            <text:p>50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7</text:p>
          </table:table-cell>
          <table:table-cell office:value-type="string" table:style-name="ce5">
            <text:p>OSIM port</text:p>
          </table:table-cell>
          <table:table-cell office:value-type="float" office:value="8200" table:style-name="ce7">
            <text:p>82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8</text:p>
          </table:table-cell>
          <table:table-cell office:value-type="string" table:style-name="ce5">
            <text:p>C2 Host port (DLIP)</text:p>
          </table:table-cell>
          <table:table-cell office:value-type="float" office:value="8202" table:style-name="ce7">
            <text:p>82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9</text:p>
          </table:table-cell>
          <table:table-cell office:value-type="string" table:style-name="ce5">
            <text:p>Remote L11 TX server</text:p>
          </table:table-cell>
          <table:table-cell office:value-type="float" office:value="30000" table:style-name="ce6">
            <text:p>3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0</text:p>
          </table:table-cell>
          <table:table-cell office:value-type="string" table:style-name="ce5">
            <text:p>Remote L11 TX client</text:p>
          </table:table-cell>
          <table:table-cell office:value-type="float" office:value="28000" table:style-name="ce6">
            <text:p>2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1</text:p>
          </table:table-cell>
          <table:table-cell office:value-type="string" table:style-name="ce5">
            <text:p>Remote L11 RX server</text:p>
          </table:table-cell>
          <table:table-cell office:value-type="float" office:value="31000" table:style-name="ce6">
            <text:p>31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2</text:p>
          </table:table-cell>
          <table:table-cell office:value-type="string" table:style-name="ce5">
            <text:p>Remote L11 RX client</text:p>
          </table:table-cell>
          <table:table-cell office:value-type="float" office:value="29000" table:style-name="ce6">
            <text:p>29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3</text:p>
          </table:table-cell>
          <table:table-cell office:value-type="string" table:style-name="ce5">
            <text:p>Remote L11 SIMPLE</text:p>
          </table:table-cell>
          <table:table-cell office:value-type="float" office:value="27000" table:style-name="ce6">
            <text:p>27000</text:p>
          </table:table-cell>
          <table:table-cell office:value-type="string" table:style-name="ce1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24</text:p>
          </table:table-cell>
          <table:table-cell office:value-type="string" table:style-name="ce5">
            <text:p>SILN server<text:s/></text:p>
          </table:table-cell>
          <table:table-cell office:value-type="float" office:value="40000" table:style-name="ce6">
            <text:p>4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5</text:p>
          </table:table-cell>
          <table:table-cell office:value-type="string" table:style-name="ce5">
            <text:p>Core Technical Host</text:p>
          </table:table-cell>
          <table:table-cell office:value-type="float" office:value="2399" table:style-name="ce6">
            <text:p>239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6</text:p>
          </table:table-cell>
          <table:table-cell office:value-type="string" table:style-name="ce5">
            <text:p>Core Tactical L16 Host</text:p>
          </table:table-cell>
          <table:table-cell office:value-type="float" office:value="2400" table:style-name="ce6">
            <text:p>24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7</text:p>
          </table:table-cell>
          <table:table-cell office:value-type="string" table:style-name="ce5">
            <text:p>Core Tactical L16 SIMPLE IF</text:p>
          </table:table-cell>
          <table:table-cell office:value-type="float" office:value="0" table:style-name="ce6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8</text:p>
          </table:table-cell>
          <table:table-cell office:value-type="string" table:style-name="ce5">
            <text:p>Core Tactical L11 Host</text:p>
          </table:table-cell>
          <table:table-cell office:value-type="float" office:value="24000" table:style-name="ce6">
            <text:p>24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3">
            <text:p>P29</text:p>
          </table:table-cell>
          <table:table-cell office:value-type="string" table:style-name="ce14">
            <text:p>Core Tactical L11 SIMPLE IF</text:p>
          </table:table-cell>
          <table:table-cell office:value-type="float" office:value="40000" table:style-name="ce15">
            <text:p>4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30</text:p>
          </table:table-cell>
          <table:table-cell office:value-type="string" table:style-name="ce5">
            <text:p>Navigation interface</text:p>
          </table:table-cell>
          <table:table-cell office:value-type="float" office:value="10240" table:style-name="ce6">
            <text:p>10240</text:p>
          </table:table-cell>
          <table:table-cell table:number-columns-repeated="16381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DLIP" table:style-name="ta1">
        <table:table-column table:style-name="co14" table:default-cell-style-name="ce3"/>
        <table:table-column table:style-name="co29" table:default-cell-style-name="ce9"/>
        <table:table-column table:style-name="co30" table:default-cell-style-name="ce1"/>
        <table:table-column table:style-name="co14" table:default-cell-style-name="ce3"/>
        <table:table-column table:style-name="co31" table:default-cell-style-name="ce9"/>
        <table:table-column table:style-name="co14" table:default-cell-style-name="ce1"/>
        <table:table-column table:style-name="co14" table:default-cell-style-name="ce3"/>
        <table:table-column table:style-name="co31" table:default-cell-style-name="ce9"/>
        <table:table-column table:style-name="co14" table:default-cell-style-name="ce1"/>
        <table:table-column table:style-name="co23" table:number-columns-repeated="16375" table:default-cell-style-name="ce1"/>
        <table:table-row table:style-name="ro1">
          <table:table-cell office:value-type="string" table:style-name="ce2">
            <text:p>DLIP</text:p>
          </table:table-cell>
          <table:table-cell office:value-type="string" table:style-name="ce2">
            <text:p>mct_main.cfg</text:p>
          </table:table-cell>
          <table:table-cell table:style-name="ce2"/>
          <table:table-cell office:value-type="string" table:style-name="ce2">
            <text:p>DLIP</text:p>
          </table:table-cell>
          <table:table-cell office:value-type="string" table:style-name="ce5">
            <text:p>mct_main.trc1</text:p>
          </table:table-cell>
          <table:table-cell table:style-name="ce7"/>
          <table:table-cell office:value-type="string" table:style-name="ce2">
            <text:p>DLIP</text:p>
          </table:table-cell>
          <table:table-cell office:value-type="string" table:style-name="ce5">
            <text:p>mct_main.trc2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D001</text:p>
          </table:table-cell>
          <table:table-cell office:value-type="string" table:style-name="ce5">
            <text:p>NTP_Sync_File<text:s text:c="15"/></text:p>
          </table:table-cell>
          <table:table-cell office:value-type="string" table:style-name="ce7">
            <text:p><text:s/>./ntp_synchro_status</text:p>
          </table:table-cell>
          <table:table-cell office:value-type="string" table:style-name="ce2">
            <text:p>D101</text:p>
          </table:table-cell>
          <table:table-cell office:value-type="string" table:style-name="ce5">
            <text:p>CSC_RTE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59</text:p>
          </table:table-cell>
          <table:table-cell office:value-type="string" table:style-name="ce5">
            <text:p>L16_ENGAGEMENT_STATUS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02</text:p>
          </table:table-cell>
          <table:table-cell office:value-type="string" table:style-name="ce5">
            <text:p>CSC_RTE_FULL_SOCKET_DUMP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60</text:p>
          </table:table-cell>
          <table:table-cell office:value-type="string" table:style-name="ce5">
            <text:p>L16_EXERCISE_STATUS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03</text:p>
          </table:table-cell>
          <table:table-cell office:value-type="string" table:style-name="ce5">
            <text:p>CSC_OS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61</text:p>
          </table:table-cell>
          <table:table-cell office:value-type="string" table:style-name="ce5">
            <text:p>L16_FILTER_ROUTE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04</text:p>
          </table:table-cell>
          <table:table-cell office:value-type="string" table:style-name="ce5">
            <text:p>CSC_ADT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62</text:p>
          </table:table-cell>
          <table:table-cell office:value-type="string" table:style-name="ce5">
            <text:p>L16_FORCE_TELL_STATUS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05</text:p>
          </table:table-cell>
          <table:table-cell office:value-type="string" table:style-name="ce5">
            <text:p>CSC_PERSISTENCE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63</text:p>
          </table:table-cell>
          <table:table-cell office:value-type="string" table:style-name="ce5">
            <text:p>L16_FREE_TEXT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06</text:p>
          </table:table-cell>
          <table:table-cell office:value-type="string" table:style-name="ce5">
            <text:p>RTE_ACTIVE_QUEUE_BUS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64</text:p>
          </table:table-cell>
          <table:table-cell office:value-type="string" table:style-name="ce5">
            <text:p>L16_MISSION_ASSIGNMENT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07</text:p>
          </table:table-cell>
          <table:table-cell office:value-type="string" table:style-name="ce5">
            <text:p>CSC_APU_MSG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65</text:p>
          </table:table-cell>
          <table:table-cell office:value-type="string" table:style-name="ce5">
            <text:p>L16_PAIRING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08</text:p>
          </table:table-cell>
          <table:table-cell office:value-type="string" table:style-name="ce5">
            <text:p>CSC_AC_COMMON_SERVICES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66</text:p>
          </table:table-cell>
          <table:table-cell office:value-type="string" table:style-name="ce5">
            <text:p>L16_PLATFORM_STATUS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09</text:p>
          </table:table-cell>
          <table:table-cell office:value-type="string" table:style-name="ce5">
            <text:p>CSC_KERNEL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67</text:p>
          </table:table-cell>
          <table:table-cell office:value-type="string" table:style-name="ce5">
            <text:p>L16_R2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10</text:p>
          </table:table-cell>
          <table:table-cell office:value-type="string" table:style-name="ce5">
            <text:p>CSC_KERNEL_AC_API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68</text:p>
          </table:table-cell>
          <table:table-cell office:value-type="string" table:style-name="ce5">
            <text:p>L16_REMOTE_TRACK_DROP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11</text:p>
          </table:table-cell>
          <table:table-cell office:value-type="string" table:style-name="ce5">
            <text:p>CSC_INIT_MIDS_CONNECTION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69</text:p>
          </table:table-cell>
          <table:table-cell office:value-type="string" table:style-name="ce5">
            <text:p>L16_RECEIPT_COMPLIANCE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12</text:p>
          </table:table-cell>
          <table:table-cell office:value-type="string" table:style-name="ce5">
            <text:p>CSC_MIDS_INIT_AND_STATUS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70</text:p>
          </table:table-cell>
          <table:table-cell office:value-type="string" table:style-name="ce5">
            <text:p>L16_STRENGTH_UPDATE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13</text:p>
          </table:table-cell>
          <table:table-cell office:value-type="string" table:style-name="ce5">
            <text:p>CSC_TEST_AND_MONITORING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71</text:p>
          </table:table-cell>
          <table:table-cell office:value-type="string" table:style-name="ce5">
            <text:p>L16_VECTOR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14</text:p>
          </table:table-cell>
          <table:table-cell office:value-type="string" table:style-name="ce5">
            <text:p>CSC_MIDS_INIT_DATA_UPDATE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72</text:p>
          </table:table-cell>
          <table:table-cell office:value-type="string" table:style-name="ce5">
            <text:p>LTN_SERVE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15</text:p>
          </table:table-cell>
          <table:table-cell office:value-type="string" table:style-name="ce5">
            <text:p>CSC_MIDS_IF_RECORDING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73</text:p>
          </table:table-cell>
          <table:table-cell office:value-type="string" table:style-name="ce5">
            <text:p>LINK_CTRL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16</text:p>
          </table:table-cell>
          <table:table-cell office:value-type="string" table:style-name="ce5">
            <text:p>CSC_JFT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74</text:p>
          </table:table-cell>
          <table:table-cell office:value-type="string" table:style-name="ce5">
            <text:p>MANUAL_TRANSMISSION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17</text:p>
          </table:table-cell>
          <table:table-cell office:value-type="string" table:style-name="ce5">
            <text:p>CSC_MIDS_TIME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75</text:p>
          </table:table-cell>
          <table:table-cell office:value-type="string" table:style-name="ce5">
            <text:p>MLK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18</text:p>
          </table:table-cell>
          <table:table-cell office:value-type="string" table:style-name="ce5">
            <text:p>ADT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76</text:p>
          </table:table-cell>
          <table:table-cell office:value-type="string" table:style-name="ce5">
            <text:p>MISSION_ASSIGNMENT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19</text:p>
          </table:table-cell>
          <table:table-cell office:value-type="string" table:style-name="ce5">
            <text:p>AIRFIELD_STATUS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77</text:p>
          </table:table-cell>
          <table:table-cell office:value-type="string" table:style-name="ce5">
            <text:p>MISSION_CORRELATOR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20</text:p>
          </table:table-cell>
          <table:table-cell office:value-type="string" table:style-name="ce5">
            <text:p>C2_TO_C2_FLIGHT_PATH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78</text:p>
          </table:table-cell>
          <table:table-cell office:value-type="string" table:style-name="ce5">
            <text:p>MISSION_MNGT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21</text:p>
          </table:table-cell>
          <table:table-cell office:value-type="string" table:style-name="ce5">
            <text:p>CU_CHANGE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79</text:p>
          </table:table-cell>
          <table:table-cell office:value-type="string" table:style-name="ce5">
            <text:p>MSG_FLOW_TRACER</text:p>
          </table:table-cell>
          <table:table-cell office:value-type="string" table:style-name="ce7">
            <text:p>DETAILED_DEBUG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22</text:p>
          </table:table-cell>
          <table:table-cell office:value-type="string" table:style-name="ce5">
            <text:p>CU_REPORT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80</text:p>
          </table:table-cell>
          <table:table-cell office:value-type="string" table:style-name="ce5">
            <text:p>MSG_QUEUE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23</text:p>
          </table:table-cell>
          <table:table-cell office:value-type="string" table:style-name="ce5">
            <text:p>COMMAND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81</text:p>
          </table:table-cell>
          <table:table-cell office:value-type="string" table:style-name="ce5">
            <text:p>OBSERVERS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24</text:p>
          </table:table-cell>
          <table:table-cell office:value-type="string" table:style-name="ce5">
            <text:p>CONFLICTS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82</text:p>
          </table:table-cell>
          <table:table-cell office:value-type="string" table:style-name="ce5">
            <text:p>OWN_UNIT_DATA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25</text:p>
          </table:table-cell>
          <table:table-cell office:value-type="string" table:style-name="ce5">
            <text:p>CONFLICTS_MGR_UTILITIES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83</text:p>
          </table:table-cell>
          <table:table-cell office:value-type="string" table:style-name="ce5">
            <text:p>PAIRING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26</text:p>
          </table:table-cell>
          <table:table-cell office:value-type="string" table:style-name="ce5">
            <text:p>CORRELATION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84</text:p>
          </table:table-cell>
          <table:table-cell office:value-type="string" table:style-name="ce5">
            <text:p>PARAMETERS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27</text:p>
          </table:table-cell>
          <table:table-cell office:value-type="string" table:style-name="ce5">
            <text:p>DLIP_DD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85</text:p>
          </table:table-cell>
          <table:table-cell office:value-type="string" table:style-name="ce5">
            <text:p>PLATFORM_STATUS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28</text:p>
          </table:table-cell>
          <table:table-cell office:value-type="string" table:style-name="ce5">
            <text:p>DL_MSG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86</text:p>
          </table:table-cell>
          <table:table-cell office:value-type="string" table:style-name="ce5">
            <text:p>POINTER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29</text:p>
          </table:table-cell>
          <table:table-cell office:value-type="string" table:style-name="ce5">
            <text:p>DATA_UPDATE_REQUEST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87</text:p>
          </table:table-cell>
          <table:table-cell office:value-type="string" table:style-name="ce5">
            <text:p>R2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30</text:p>
          </table:table-cell>
          <table:table-cell office:value-type="string" table:style-name="ce5">
            <text:p>DB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88</text:p>
          </table:table-cell>
          <table:table-cell office:value-type="string" table:style-name="ce5">
            <text:p>R2_MGR_UTILITIES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31</text:p>
          </table:table-cell>
          <table:table-cell office:value-type="string" table:style-name="ce5">
            <text:p>EMERGENCY_STATUS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89</text:p>
          </table:table-cell>
          <table:table-cell office:value-type="string" table:style-name="ce5">
            <text:p>RECEIPT_COMPLIANCE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32</text:p>
          </table:table-cell>
          <table:table-cell office:value-type="string" table:style-name="ce5">
            <text:p>EMERGENCY_STATUS_MGR_UTILITIES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90</text:p>
          </table:table-cell>
          <table:table-cell office:value-type="string" table:style-name="ce5">
            <text:p>REMOTE_TRACK_DROP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33</text:p>
          </table:table-cell>
          <table:table-cell office:value-type="string" table:style-name="ce5">
            <text:p>EMISSION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91</text:p>
          </table:table-cell>
          <table:table-cell office:value-type="string" table:style-name="ce5">
            <text:p>SLAVE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34</text:p>
          </table:table-cell>
          <table:table-cell office:value-type="string" table:style-name="ce5">
            <text:p>EMISSION_MGR_UTILITIES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92</text:p>
          </table:table-cell>
          <table:table-cell office:value-type="string" table:style-name="ce5">
            <text:p>STRENGTH_UPDATE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35</text:p>
          </table:table-cell>
          <table:table-cell office:value-type="string" table:style-name="ce5">
            <text:p>ENGAGEMENT_STATUS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93</text:p>
          </table:table-cell>
          <table:table-cell office:value-type="string" table:style-name="ce5">
            <text:p>SUPERVISION_API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36</text:p>
          </table:table-cell>
          <table:table-cell office:value-type="string" table:style-name="ce5">
            <text:p>EXERCISE_STATUS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94</text:p>
          </table:table-cell>
          <table:table-cell office:value-type="string" table:style-name="ce5">
            <text:p>SYSTN_LTN_ASSOCIATION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37</text:p>
          </table:table-cell>
          <table:table-cell office:value-type="string" table:style-name="ce5">
            <text:p>FOM02_ANALYSE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95</text:p>
          </table:table-cell>
          <table:table-cell office:value-type="string" table:style-name="ce5">
            <text:p>TARGET_CORL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38</text:p>
          </table:table-cell>
          <table:table-cell office:value-type="string" table:style-name="ce5">
            <text:p>FILTER_ROUTE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96</text:p>
          </table:table-cell>
          <table:table-cell office:value-type="string" table:style-name="ce5">
            <text:p>TARGET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39</text:p>
          </table:table-cell>
          <table:table-cell office:value-type="string" table:style-name="ce5">
            <text:p>FILTER_ROUTE_UTILITIES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97</text:p>
          </table:table-cell>
          <table:table-cell office:value-type="string" table:style-name="ce5">
            <text:p>TRACK_IDENTIFIER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40</text:p>
          </table:table-cell>
          <table:table-cell office:value-type="string" table:style-name="ce5">
            <text:p>FILTERING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98</text:p>
          </table:table-cell>
          <table:table-cell office:value-type="string" table:style-name="ce5">
            <text:p>TRACK_STATISTIC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41</text:p>
          </table:table-cell>
          <table:table-cell office:value-type="string" table:style-name="ce5">
            <text:p>FLIGHT_PATH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199</text:p>
          </table:table-cell>
          <table:table-cell office:value-type="string" table:style-name="ce5">
            <text:p>TRANSMISSION_STATUS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42</text:p>
          </table:table-cell>
          <table:table-cell office:value-type="string" table:style-name="ce5">
            <text:p>FORCE_TELL_STATUS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00</text:p>
          </table:table-cell>
          <table:table-cell office:value-type="string" table:style-name="ce5">
            <text:p>VECTOR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43</text:p>
          </table:table-cell>
          <table:table-cell office:value-type="string" table:style-name="ce5">
            <text:p>FORCE_TELL_STATUS_MGR_UTILITIES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01</text:p>
          </table:table-cell>
          <table:table-cell office:value-type="string" table:style-name="ce5">
            <text:p>HOST_INTERFACE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44</text:p>
          </table:table-cell>
          <table:table-cell office:value-type="string" table:style-name="ce5">
            <text:p>FREE_TEXT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02</text:p>
          </table:table-cell>
          <table:table-cell office:value-type="string" table:style-name="ce5">
            <text:p>L16_CTRL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45</text:p>
          </table:table-cell>
          <table:table-cell office:value-type="string" table:style-name="ce5">
            <text:p>HANDOVER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03</text:p>
          </table:table-cell>
          <table:table-cell office:value-type="string" table:style-name="ce5">
            <text:p>OSIM_INTERFACE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46</text:p>
          </table:table-cell>
          <table:table-cell office:value-type="string" table:style-name="ce5">
            <text:p>HOST_DD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04</text:p>
          </table:table-cell>
          <table:table-cell office:value-type="string" table:style-name="ce5">
            <text:p>INTERFACE_CORE_ADAPTE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47</text:p>
          </table:table-cell>
          <table:table-cell office:value-type="string" table:style-name="ce5">
            <text:p>HOST_CONVERTE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05</text:p>
          </table:table-cell>
          <table:table-cell office:value-type="string" table:style-name="ce5">
            <text:p>SUPERVISION</text:p>
          </table:table-cell>
          <table:table-cell office:value-type="string" table:style-name="ce7">
            <text:p>DETAILED_DEBUG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48</text:p>
          </table:table-cell>
          <table:table-cell office:value-type="string" table:style-name="ce5">
            <text:p>HOST_MSG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06</text:p>
          </table:table-cell>
          <table:table-cell office:value-type="string" table:style-name="ce5">
            <text:p>MCT_TIME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/>
          <table:table-cell table:style-name="ce7"/>
          <table:table-cell office:value-type="string" table:style-name="ce2">
            <text:p>D149</text:p>
          </table:table-cell>
          <table:table-cell office:value-type="string" table:style-name="ce5">
            <text:p>INDIRECT_PPLI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07</text:p>
          </table:table-cell>
          <table:table-cell office:value-type="string" table:style-name="ce5">
            <text:p>RECORDE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9"/>
          <table:table-cell table:style-name="ce1"/>
          <table:table-cell office:value-type="string" table:style-name="ce2">
            <text:p>D150</text:p>
          </table:table-cell>
          <table:table-cell office:value-type="string" table:style-name="ce5">
            <text:p>INTERNAL_MSG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08</text:p>
          </table:table-cell>
          <table:table-cell office:value-type="string" table:style-name="ce5">
            <text:p>PRIORITY_MG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9"/>
          <table:table-cell table:style-name="ce1"/>
          <table:table-cell office:value-type="string" table:style-name="ce2">
            <text:p>D151</text:p>
          </table:table-cell>
          <table:table-cell office:value-type="string" table:style-name="ce5">
            <text:p>QHSM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09</text:p>
          </table:table-cell>
          <table:table-cell office:value-type="string" table:style-name="ce5">
            <text:p>CSC_MIDS_INTERFACE_CORE_ADAPTER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9"/>
          <table:table-cell table:style-name="ce1"/>
          <table:table-cell office:value-type="string" table:style-name="ce2">
            <text:p>D152</text:p>
          </table:table-cell>
          <table:table-cell office:value-type="string" table:style-name="ce5">
            <text:p>L11_DD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10</text:p>
          </table:table-cell>
          <table:table-cell office:value-type="string" table:style-name="ce5">
            <text:p>CSC_MIDS_INTERFACE_ABSTRACT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9"/>
          <table:table-cell table:style-name="ce1"/>
          <table:table-cell office:value-type="string" table:style-name="ce2">
            <text:p>D153</text:p>
          </table:table-cell>
          <table:table-cell office:value-type="string" table:style-name="ce5">
            <text:p>FXM_PACKE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11</text:p>
          </table:table-cell>
          <table:table-cell office:value-type="string" table:style-name="ce5">
            <text:p>CSC_MIDS_INTERFACE_MULTI_PLATFORM_D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9"/>
          <table:table-cell table:style-name="ce1"/>
          <table:table-cell office:value-type="string" table:style-name="ce2">
            <text:p>D154</text:p>
          </table:table-cell>
          <table:table-cell office:value-type="string" table:style-name="ce5">
            <text:p>L16_AIRFIELD_STATUS_MGR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12</text:p>
          </table:table-cell>
          <table:table-cell office:value-type="string" table:style-name="ce5">
            <text:p>DATA_BUS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9"/>
          <table:table-cell table:style-name="ce1"/>
          <table:table-cell office:value-type="string" table:style-name="ce2">
            <text:p>D155</text:p>
          </table:table-cell>
          <table:table-cell office:value-type="string" table:style-name="ce5">
            <text:p>L16_CONVERSIONS</text:p>
          </table:table-cell>
          <table:table-cell office:value-type="string" table:style-name="ce7">
            <text:p>EVENT</text:p>
          </table:table-cell>
          <table:table-cell office:value-type="string" table:style-name="ce2">
            <text:p>D213</text:p>
          </table:table-cell>
          <table:table-cell office:value-type="string" table:style-name="ce5">
            <text:p>L16_DATA_BUS</text:p>
          </table:table-cell>
          <table:table-cell office:value-type="string" table:style-name="ce7">
            <text:p>EVENT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9"/>
          <table:table-cell table:style-name="ce1"/>
          <table:table-cell office:value-type="string" table:style-name="ce2">
            <text:p>D156</text:p>
          </table:table-cell>
          <table:table-cell office:value-type="string" table:style-name="ce5">
            <text:p>L16_DD</text:p>
          </table:table-cell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table:style-name="ce3"/>
          <table:table-cell table:style-name="ce9"/>
          <table:table-cell table:style-name="ce1"/>
          <table:table-cell office:value-type="string" table:style-name="ce2">
            <text:p>D157</text:p>
          </table:table-cell>
          <table:table-cell office:value-type="string" table:style-name="ce5">
            <text:p>L16_EMERGENCY_STATUS_MGR</text:p>
          </table:table-cell>
          <table:table-cell table:style-name="ce1"/>
          <table:table-cell table:style-name="ce3"/>
          <table:table-cell table:style-name="ce9"/>
          <table:table-cell table:number-columns-repeated="16376" table:style-name="ce1"/>
        </table:table-row>
        <table:table-row table:style-name="ro1">
          <table:table-cell table:style-name="ce3"/>
          <table:table-cell table:style-name="ce9"/>
          <table:table-cell table:style-name="ce1"/>
          <table:table-cell office:value-type="string" table:style-name="ce2">
            <text:p>D158</text:p>
          </table:table-cell>
          <table:table-cell office:value-type="string" table:style-name="ce5">
            <text:p>L16_EMISSION_MGR</text:p>
          </table:table-cell>
          <table:table-cell table:style-name="ce1"/>
          <table:table-cell table:style-name="ce3"/>
          <table:table-cell table:style-name="ce9"/>
          <table:table-cell table:number-columns-repeated="16376" table:style-name="ce1"/>
        </table:table-row>
        <table:table-row table:number-rows-repeated="1048517" table:style-name="ro3">
          <table:table-cell table:number-columns-repeated="16384"/>
        </table:table-row>
      </table:table>
      <table:table table:name="TDL_ROUTEUR" table:style-name="ta1">
        <table:table-column table:style-name="co32" table:default-cell-style-name="ce3"/>
        <table:table-column table:style-name="co11" table:default-cell-style-name="ce9"/>
        <table:table-column table:style-name="co12" table:default-cell-style-name="ce1"/>
        <table:table-column table:style-name="co14" table:default-cell-style-name="ce1"/>
        <table:table-column table:style-name="co33" table:default-cell-style-name="ce3"/>
        <table:table-column table:style-name="co13" table:default-cell-style-name="ce9"/>
        <table:table-column table:style-name="co14" table:default-cell-style-name="ce1"/>
        <table:table-column table:style-name="co34" table:default-cell-style-name="ce1"/>
        <table:table-column table:style-name="co33" table:default-cell-style-name="ce3"/>
        <table:table-column table:style-name="co31" table:default-cell-style-name="ce9"/>
        <table:table-column table:style-name="co14" table:default-cell-style-name="ce1"/>
        <table:table-column table:style-name="co33" table:default-cell-style-name="ce3"/>
        <table:table-column table:style-name="co35" table:default-cell-style-name="ce9"/>
        <table:table-column table:style-name="co14" table:default-cell-style-name="ce1"/>
        <table:table-column table:style-name="co33" table:default-cell-style-name="ce3"/>
        <table:table-column table:style-name="co36" table:default-cell-style-name="ce9"/>
        <table:table-column table:style-name="co37" table:default-cell-style-name="ce1"/>
        <table:table-column table:style-name="co10" table:default-cell-style-name="ce1"/>
        <table:table-column table:style-name="co23" table:number-columns-repeated="16366" table:default-cell-style-name="ce1"/>
        <table:table-row table:style-name="ro1">
          <table:table-cell office:value-type="string" table:style-name="ce2">
            <text:p>TDL_ROUTER</text:p>
          </table:table-cell>
          <table:table-cell office:value-type="string" table:style-name="ce5">
            <text:p>tdl_router_main.cfg</text:p>
          </table:table-cell>
          <table:table-cell table:number-columns-repeated="2" table:style-name="ce7"/>
          <table:table-cell office:value-type="string" table:style-name="ce2">
            <text:p>TDL_ROUTER</text:p>
          </table:table-cell>
          <table:table-cell office:value-type="string" table:style-name="ce5">
            <text:p>L16.Param</text:p>
          </table:table-cell>
          <table:table-cell table:number-columns-repeated="2" table:style-name="ce7"/>
          <table:table-cell office:value-type="string" table:style-name="ce2">
            <text:p>TDL_ROUTER</text:p>
          </table:table-cell>
          <table:table-cell office:value-type="string" table:style-name="ce5">
            <text:p>midsRegistration.xml</text:p>
          </table:table-cell>
          <table:table-cell table:style-name="ce7"/>
          <table:table-cell office:value-type="string" table:style-name="ce2">
            <text:p>TDL_ROUTER</text:p>
          </table:table-cell>
          <table:table-cell office:value-type="string" table:style-name="ce5">
            <text:p>standalone.xml</text:p>
          </table:table-cell>
          <table:table-cell table:style-name="ce7"/>
          <table:table-cell office:value-type="string" table:style-name="ce2">
            <text:p>TDL_ROUTER</text:p>
          </table:table-cell>
          <table:table-cell office:value-type="string" table:style-name="ce5">
            <text:p>SIMPLE_IF.xml</text:p>
          </table:table-cell>
          <table:table-cell table:style-name="ce7"/>
          <table:table-cell office:value-type="string" table:style-name="ce1">
            <text:p>TDL_ROUTER</text:p>
          </table:table-cell>
          <table:table-cell office:value-type="string" table:style-name="ce1">
            <text:p>Configuration.xml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T001</text:p>
          </table:table-cell>
          <table:table-cell office:value-type="string" table:style-name="ce5">
            <text:p>Own_Unit_System_TN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décimal</text:p>
          </table:table-cell>
          <table:table-cell office:value-type="string" table:style-name="ce2">
            <text:p>T101</text:p>
          </table:table-cell>
          <table:table-cell office:value-type="string" table:style-name="ce5">
            <text:p>Nb_buf_presat_threshold_PGx<text:s text:c="4"/></text:p>
          </table:table-cell>
          <table:table-cell office:value-type="string" table:style-name="ce7">
            <text:p><text:s/>0.2</text:p>
          </table:table-cell>
          <table:table-cell office:value-type="string" table:style-name="ce7">
            <text:p>pourcent</text:p>
          </table:table-cell>
          <table:table-cell office:value-type="string" table:style-name="ce2">
            <text:p>T201</text:p>
          </table:table-cell>
          <table:table-cell office:value-type="string" table:style-name="ce5">
            <text:p>PPLI_TYPE</text:p>
          </table:table-cell>
          <table:table-cell office:value-type="string" table:style-name="ce7">
            <text:p>DLP</text:p>
          </table:table-cell>
          <table:table-cell office:value-type="string" table:style-name="ce2">
            <text:p>T301</text:p>
          </table:table-cell>
          <table:table-cell office:value-type="string" table:style-name="ce5">
            <text:p>THD072_LINK_TYPE</text:p>
          </table:table-cell>
          <table:table-cell office:value-type="string" table:style-name="ce7">
            <text:p>L16</text:p>
          </table:table-cell>
          <table:table-cell office:value-type="string" table:style-name="ce2">
            <text:p>T401</text:p>
          </table:table-cell>
          <table:table-cell office:value-type="string" table:style-name="ce5">
            <text:p><text:s/>SIMPLE_IF_NETWORK_DEBUG</text:p>
          </table:table-cell>
          <table:table-cell office:value-type="string" table:style-name="ce7">
            <text:p>YES</text:p>
          </table:table-cell>
          <table:table-cell office:value-type="string" table:style-name="ce1">
            <text:p>T5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T002</text:p>
          </table:table-cell>
          <table:table-cell office:value-type="string" table:style-name="ce5">
            <text:p>Source_Node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décimal</text:p>
          </table:table-cell>
          <table:table-cell office:value-type="string" table:style-name="ce2">
            <text:p>T102</text:p>
          </table:table-cell>
          <table:table-cell office:value-type="string" table:style-name="ce5">
            <text:p>Nb_buf_sat_threshold_PGx<text:s text:c="7"/></text:p>
          </table:table-cell>
          <table:table-cell office:value-type="string" table:style-name="ce7">
            <text:p><text:s/>0.0</text:p>
          </table:table-cell>
          <table:table-cell office:value-type="string" table:style-name="ce7">
            <text:p>pourcent</text:p>
          </table:table-cell>
          <table:table-cell office:value-type="string" table:style-name="ce2">
            <text:p>T202</text:p>
          </table:table-cell>
          <table:table-cell office:value-type="string" table:style-name="ce5">
            <text:p>PPLI_ENV</text:p>
          </table:table-cell>
          <table:table-cell office:value-type="string" table:style-name="ce7">
            <text:p>LAND</text:p>
          </table:table-cell>
          <table:table-cell office:value-type="string" table:style-name="ce2">
            <text:p>T302</text:p>
          </table:table-cell>
          <table:table-cell office:value-type="string" table:style-name="ce5">
            <text:p>THD072_LINK_IDENTIFICATION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T402</text:p>
          </table:table-cell>
          <table:table-cell office:value-type="string" table:style-name="ce5">
            <text:p><text:s/>SIMPLE_IF_DEBUG</text:p>
          </table:table-cell>
          <table:table-cell office:value-type="string" table:style-name="ce7">
            <text:p>YES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03</text:p>
          </table:table-cell>
          <table:table-cell office:value-type="string" table:style-name="ce5">
            <text:p>Source_Sub_Node_L16</text:p>
          </table:table-cell>
          <table:table-cell office:value-type="float" office:value="206" table:style-name="ce7">
            <text:p>206</text:p>
          </table:table-cell>
          <table:table-cell office:value-type="string" table:style-name="ce7">
            <text:p>décimal</text:p>
          </table:table-cell>
          <table:table-cell office:value-type="string" table:style-name="ce2">
            <text:p>T103</text:p>
          </table:table-cell>
          <table:table-cell office:value-type="string" table:style-name="ce5">
            <text:p>Nb_buf_presat_threshold_PG_All</text:p>
          </table:table-cell>
          <table:table-cell office:value-type="string" table:style-name="ce7">
            <text:p><text:s/>0.2</text:p>
          </table:table-cell>
          <table:table-cell office:value-type="string" table:style-name="ce7">
            <text:p>pourcent</text:p>
          </table:table-cell>
          <table:table-cell office:value-type="string" table:style-name="ce2">
            <text:p>T203</text:p>
          </table:table-cell>
          <table:table-cell office:value-type="string" table:style-name="ce5">
            <text:p>EXERCISE_INDICATOR</text:p>
          </table:table-cell>
          <table:table-cell office:value-type="float" office:value="0" table:style-name="ce7">
            <text:p>0</text:p>
          </table:table-cell>
          <table:table-cell office:value-type="string" table:style-name="ce2">
            <text:p>T303</text:p>
          </table:table-cell>
          <table:table-cell office:value-type="string" table:style-name="ce5">
            <text:p>THD072_ OWN_PLATFORM_LINK_TN</text:p>
          </table:table-cell>
          <table:table-cell office:value-type="float" office:value="112" table:style-name="ce7">
            <text:p>112</text:p>
          </table:table-cell>
          <table:table-cell office:value-type="string" table:style-name="ce2">
            <text:p>T403</text:p>
          </table:table-cell>
          <table:table-cell office:value-type="string" table:style-name="ce5">
            <text:p>SIMPLE_DEBUG</text:p>
          </table:table-cell>
          <table:table-cell office:value-type="string" table:style-name="ce7">
            <text:p>YES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04</text:p>
          </table:table-cell>
          <table:table-cell office:value-type="string" table:style-name="ce5">
            <text:p>Source_Sub_Node_L11A</text:p>
          </table:table-cell>
          <table:table-cell office:value-type="float" office:value="205" table:style-name="ce7">
            <text:p>205</text:p>
          </table:table-cell>
          <table:table-cell office:value-type="string" table:style-name="ce7">
            <text:p>décimal</text:p>
          </table:table-cell>
          <table:table-cell office:value-type="string" table:style-name="ce2">
            <text:p>T104</text:p>
          </table:table-cell>
          <table:table-cell office:value-type="string" table:style-name="ce5">
            <text:p>Nb_buf_sat_threshold_PG_All<text:s text:c="4"/></text:p>
          </table:table-cell>
          <table:table-cell office:value-type="string" table:style-name="ce7">
            <text:p><text:s/>0.0</text:p>
          </table:table-cell>
          <table:table-cell office:value-type="string" table:style-name="ce7">
            <text:p>pourcent</text:p>
          </table:table-cell>
          <table:table-cell office:value-type="string" table:style-name="ce2">
            <text:p>T204</text:p>
          </table:table-cell>
          <table:table-cell office:value-type="string" table:style-name="ce5">
            <text:p>FORCE_TELL_INDICATOR</text:p>
          </table:table-cell>
          <table:table-cell office:value-type="float" office:value="0" table:style-name="ce7">
            <text:p>0</text:p>
          </table:table-cell>
          <table:table-cell office:value-type="string" table:style-name="ce2">
            <text:p>T304</text:p>
          </table:table-cell>
          <table:table-cell office:value-type="string" table:style-name="ce5">
            <text:p>THD072_ FIRST_ALLOCATED_LINK_TN</text:p>
          </table:table-cell>
          <table:table-cell office:value-type="float" office:value="513" table:style-name="ce7">
            <text:p>513</text:p>
          </table:table-cell>
          <table:table-cell office:value-type="string" table:style-name="ce2">
            <text:p>T404</text:p>
          </table:table-cell>
          <table:table-cell office:value-type="string" table:style-name="ce5">
            <text:p>SIMPLE_IF_TASK_PRIORITY</text:p>
          </table:table-cell>
          <table:table-cell office:value-type="float" office:value="0" table:style-name="ce7">
            <text:p>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05</text:p>
          </table:table-cell>
          <table:table-cell office:value-type="string" table:style-name="ce5">
            <text:p>Test_Mode</text:p>
          </table:table-cell>
          <table:table-cell office:value-type="string" table:style-name="ce7">
            <text:p>False</text:p>
          </table:table-cell>
          <table:table-cell office:value-type="string" table:style-name="ce7">
            <text:p>boolean</text:p>
          </table:table-cell>
          <table:table-cell office:value-type="string" table:style-name="ce2">
            <text:p>T105</text:p>
          </table:table-cell>
          <table:table-cell office:value-type="string" table:style-name="ce5">
            <text:p>FIM01_Feedback_Enable<text:s text:c="10"/></text:p>
          </table:table-cell>
          <table:table-cell office:value-type="string" table:style-name="ce7">
            <text:p><text:s/>true</text:p>
          </table:table-cell>
          <table:table-cell office:value-type="string" table:style-name="ce7">
            <text:p>boolean</text:p>
          </table:table-cell>
          <table:table-cell office:value-type="string" table:style-name="ce2">
            <text:p>T205</text:p>
          </table:table-cell>
          <table:table-cell office:value-type="string" table:style-name="ce5">
            <text:p>EMERGENCY_INDICATOR</text:p>
          </table:table-cell>
          <table:table-cell office:value-type="float" office:value="0" table:style-name="ce7">
            <text:p>0</text:p>
          </table:table-cell>
          <table:table-cell office:value-type="string" table:style-name="ce2">
            <text:p>T305</text:p>
          </table:table-cell>
          <table:table-cell office:value-type="string" table:style-name="ce5">
            <text:p>THD072_LAST_ALLOCATED_LINK_TN</text:p>
          </table:table-cell>
          <table:table-cell office:value-type="float" office:value="550" table:style-name="ce7">
            <text:p>550</text:p>
          </table:table-cell>
          <table:table-cell office:value-type="string" table:style-name="ce2">
            <text:p>T405</text:p>
          </table:table-cell>
          <table:table-cell office:value-type="string" table:style-name="ce5">
            <text:p>HOST_TECHNICAL_PROTOCOL</text:p>
          </table:table-cell>
          <table:table-cell office:value-type="string" table:style-name="ce7">
            <text:p>TCP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06</text:p>
          </table:table-cell>
          <table:table-cell office:value-type="string" table:style-name="ce5">
            <text:p>Overall_Filter_Timeout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second</text:p>
          </table:table-cell>
          <table:table-cell office:value-type="string" table:style-name="ce2">
            <text:p>T106</text:p>
          </table:table-cell>
          <table:table-cell office:value-type="string" table:style-name="ce5">
            <text:p>FOM12_Reporting_Enable<text:s text:c="9"/></text:p>
          </table:table-cell>
          <table:table-cell office:value-type="string" table:style-name="ce7">
            <text:p><text:s/>true</text:p>
          </table:table-cell>
          <table:table-cell office:value-type="string" table:style-name="ce7">
            <text:p>boolean</text:p>
          </table:table-cell>
          <table:table-cell office:value-type="string" table:style-name="ce2">
            <text:p>T206</text:p>
          </table:table-cell>
          <table:table-cell office:value-type="string" table:style-name="ce5">
            <text:p>COMMAND_AND_CONTROL_INDICATOR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T306</text:p>
          </table:table-cell>
          <table:table-cell office:value-type="string" table:style-name="ce5">
            <text:p>THD070_RESOURCE_ID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T406</text:p>
          </table:table-cell>
          <table:table-cell office:value-type="string" table:style-name="ce5">
            <text:p>HOST_TECHNICAL_DEBUG</text:p>
          </table:table-cell>
          <table:table-cell office:value-type="string" table:style-name="ce7">
            <text:p>YES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07</text:p>
          </table:table-cell>
          <table:table-cell office:value-type="string" table:style-name="ce5">
            <text:p>K_LINKT_Active_Without_R2_Timeout</text:p>
          </table:table-cell>
          <table:table-cell office:value-type="string" table:style-name="ce7">
            <text:p>48.0</text:p>
          </table:table-cell>
          <table:table-cell office:value-type="string" table:style-name="ce7">
            <text:p>second</text:p>
          </table:table-cell>
          <table:table-cell office:value-type="string" table:style-name="ce2">
            <text:p>T107</text:p>
          </table:table-cell>
          <table:table-cell office:value-type="string" table:style-name="ce5">
            <text:p>FOM02_Loopback_Enable<text:s text:c="10"/></text:p>
          </table:table-cell>
          <table:table-cell office:value-type="string" table:style-name="ce7">
            <text:p>true</text:p>
          </table:table-cell>
          <table:table-cell office:value-type="string" table:style-name="ce7">
            <text:p>boolean</text:p>
          </table:table-cell>
          <table:table-cell office:value-type="string" table:style-name="ce2">
            <text:p>T207</text:p>
          </table:table-cell>
          <table:table-cell office:value-type="string" table:style-name="ce5">
            <text:p>SIMULATION_INDICATOR</text:p>
          </table:table-cell>
          <table:table-cell office:value-type="float" office:value="0" table:style-name="ce7">
            <text:p>0</text:p>
          </table:table-cell>
          <table:table-cell office:value-type="string" table:style-name="ce2">
            <text:p>T307</text:p>
          </table:table-cell>
          <table:table-cell office:value-type="string" table:style-name="ce5">
            <text:p>THD070_RESOURCE_TYPE</text:p>
          </table:table-cell>
          <table:table-cell office:value-type="string" table:style-name="ce7">
            <text:p>MIDS</text:p>
          </table:table-cell>
          <table:table-cell office:value-type="string" table:style-name="ce2">
            <text:p>T407</text:p>
          </table:table-cell>
          <table:table-cell office:value-type="string" table:style-name="ce5">
            <text:p>HOST_TACTICAL_PROTOCOL</text:p>
          </table:table-cell>
          <table:table-cell office:value-type="string" table:style-name="ce7">
            <text:p>TCP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08</text:p>
          </table:table-cell>
          <table:table-cell office:value-type="string" table:style-name="ce5">
            <text:p>Hot_Data_Root_Dir</text:p>
          </table:table-cell>
          <table:table-cell office:value-type="string" table:style-name="ce7">
            <text:p>.</text:p>
          </table:table-cell>
          <table:table-cell office:value-type="string" table:style-name="ce7">
            <text:p>dir</text:p>
          </table:table-cell>
          <table:table-cell office:value-type="string" table:style-name="ce2">
            <text:p>T108</text:p>
          </table:table-cell>
          <table:table-cell office:value-type="string" table:style-name="ce5">
            <text:p>AIS_Is_Used<text:s text:c="20"/></text:p>
          </table:table-cell>
          <table:table-cell office:value-type="string" table:style-name="ce7">
            <text:p><text:s/>false</text:p>
          </table:table-cell>
          <table:table-cell office:value-type="string" table:style-name="ce7">
            <text:p>boolean</text:p>
          </table:table-cell>
          <table:table-cell office:value-type="string" table:style-name="ce2">
            <text:p>T208</text:p>
          </table:table-cell>
          <table:table-cell office:value-type="string" table:style-name="ce5">
            <text:p>ACTIVE_RELAY_INDICATOR_WIDE_AREA_NETWORK</text:p>
          </table:table-cell>
          <table:table-cell office:value-type="float" office:value="0" table:style-name="ce7">
            <text:p>0</text:p>
          </table:table-cell>
          <table:table-cell office:value-type="string" table:style-name="ce2">
            <text:p>T308</text:p>
          </table:table-cell>
          <table:table-cell office:value-type="string" table:style-name="ce5">
            <text:p>THD070_ RESOURCE_ID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T408</text:p>
          </table:table-cell>
          <table:table-cell office:value-type="string" table:style-name="ce5">
            <text:p>HOST_TACTICAL_DEBUG</text:p>
          </table:table-cell>
          <table:table-cell office:value-type="string" table:style-name="ce7">
            <text:p>YES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09</text:p>
          </table:table-cell>
          <table:table-cell office:value-type="string" table:style-name="ce5">
            <text:p>Ctrl_Data_Req_Timeout</text:p>
          </table:table-cell>
          <table:table-cell office:value-type="string" table:style-name="ce7">
            <text:p>1.0</text:p>
          </table:table-cell>
          <table:table-cell office:value-type="string" table:style-name="ce7">
            <text:p>second</text:p>
          </table:table-cell>
          <table:table-cell office:value-type="string" table:style-name="ce2">
            <text:p>T109</text:p>
          </table:table-cell>
          <table:table-cell office:value-type="string" table:style-name="ce5">
            <text:p>K_LinkT_Delta_Time_Limit<text:s text:c="7"/>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second</text:p>
          </table:table-cell>
          <table:table-cell office:value-type="string" table:style-name="ce2">
            <text:p>T209</text:p>
          </table:table-cell>
          <table:table-cell office:value-type="string" table:style-name="ce5">
            <text:p>RTT_REPLY_STATUS_INDICATOR</text:p>
          </table:table-cell>
          <table:table-cell office:value-type="float" office:value="0" table:style-name="ce7">
            <text:p>0</text:p>
          </table:table-cell>
          <table:table-cell office:value-type="string" table:style-name="ce2">
            <text:p>T309</text:p>
          </table:table-cell>
          <table:table-cell office:value-type="string" table:style-name="ce5">
            <text:p>THD070_RESOURCE_TYPE</text:p>
          </table:table-cell>
          <table:table-cell office:value-type="string" table:style-name="ce7">
            <text:p>SIMPLE</text:p>
          </table:table-cell>
          <table:table-cell office:value-type="string" table:style-name="ce2">
            <text:p>T409</text:p>
          </table:table-cell>
          <table:table-cell office:value-type="string" table:style-name="ce5">
            <text:p>HOST_CONNECTION_BITS_ORDERING</text:p>
          </table:table-cell>
          <table:table-cell office:value-type="string" table:style-name="ce7">
            <text:p>BE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10</text:p>
          </table:table-cell>
          <table:table-cell office:value-type="string" table:style-name="ce5">
            <text:p>Max_Msg_In_Arcade_Buffer</text:p>
          </table:table-cell>
          <table:table-cell office:value-type="float" office:value="200" table:style-name="ce7">
            <text:p>200</text:p>
          </table:table-cell>
          <table:table-cell office:value-type="string" table:style-name="ce7">
            <text:p>décimal</text:p>
          </table:table-cell>
          <table:table-cell office:value-type="string" table:style-name="ce2">
            <text:p>T110</text:p>
          </table:table-cell>
          <table:table-cell office:value-type="string" table:style-name="ce5">
            <text:p>K_LinkT_Delta_Time_Default<text:s text:c="5"/>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second</text:p>
          </table:table-cell>
          <table:table-cell office:value-type="string" table:style-name="ce2">
            <text:p>T210</text:p>
          </table:table-cell>
          <table:table-cell office:value-type="string" table:style-name="ce5">
            <text:p>TIME_QUALITY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T310</text:p>
          </table:table-cell>
          <table:table-cell office:value-type="string" table:style-name="ce5">
            <text:p>THD561_RESOURCE_ID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T410</text:p>
          </table:table-cell>
          <table:table-cell office:value-type="string" table:style-name="ce5">
            <text:p>HOST_CONNECTION_BYTES_ORDERING</text:p>
          </table:table-cell>
          <table:table-cell office:value-type="string" table:style-name="ce7">
            <text:p>BE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11</text:p>
          </table:table-cell>
          <table:table-cell office:value-type="string" table:style-name="ce5">
            <text:p>Max_Time_Before_Forcing_Recording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second</text:p>
          </table:table-cell>
          <table:table-cell office:value-type="string" table:style-name="ce2">
            <text:p>T111</text:p>
          </table:table-cell>
          <table:table-cell office:value-type="string" table:style-name="ce5">
            <text:p>J_Elimination_Window_Size<text:s text:c="6"/></text:p>
          </table:table-cell>
          <table:table-cell office:value-type="string" table:style-name="ce7">
            <text:p><text:s/>7.03125</text:p>
          </table:table-cell>
          <table:table-cell office:value-type="string" table:style-name="ce7">
            <text:p>second</text:p>
          </table:table-cell>
          <table:table-cell office:value-type="string" table:style-name="ce2">
            <text:p>T211</text:p>
          </table:table-cell>
          <table:table-cell office:value-type="string" table:style-name="ce5">
            <text:p>GEODETIC_POSITION_QUALITY</text:p>
          </table:table-cell>
          <table:table-cell office:value-type="float" office:value="0" table:style-name="ce7">
            <text:p>0</text:p>
          </table:table-cell>
          <table:table-cell office:value-type="string" table:style-name="ce2">
            <text:p>T311</text:p>
          </table:table-cell>
          <table:table-cell office:value-type="string" table:style-name="ce5">
            <text:p>THD561_ROUTE_ID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T411</text:p>
          </table:table-cell>
          <table:table-cell office:value-type="string" table:style-name="ce5">
            <text:p>HOST_CONNECTION_TIMEOUT</text:p>
          </table:table-cell>
          <table:table-cell office:value-type="float" office:value="1000" table:style-name="ce7">
            <text:p>10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12</text:p>
          </table:table-cell>
          <table:table-cell office:value-type="string" table:style-name="ce5">
            <text:p>ACCS_LOC1_Centre_Name</text:p>
          </table:table-cell>
          <table:table-cell office:value-type="string" table:style-name="ce7">
            <text:p>ROUTEUR</text:p>
          </table:table-cell>
          <table:table-cell office:value-type="string" table:style-name="ce7">
            <text:p>text</text:p>
          </table:table-cell>
          <table:table-cell office:value-type="string" table:style-name="ce2">
            <text:p>T112</text:p>
          </table:table-cell>
          <table:table-cell office:value-type="string" table:style-name="ce5">
            <text:p>Platform_Nb<text:s text:c="20"/>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décimal</text:p>
          </table:table-cell>
          <table:table-cell office:value-type="string" table:style-name="ce2">
            <text:p>T212</text:p>
          </table:table-cell>
          <table:table-cell office:value-type="string" table:style-name="ce5">
            <text:p>STRENGTH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T312</text:p>
          </table:table-cell>
          <table:table-cell office:value-type="string" table:style-name="ce5">
            <text:p>THD561_RESOURCE_ID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T412</text:p>
          </table:table-cell>
          <table:table-cell office:value-type="string" table:style-name="ce5">
            <text:p>HOST_CONNECTION_MAX_ERRORS</text:p>
          </table:table-cell>
          <table:table-cell office:value-type="float" office:value="10" table:style-name="ce7">
            <text:p>1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13</text:p>
          </table:table-cell>
          <table:table-cell office:value-type="string" table:style-name="ce5">
            <text:p>Switchover</text:p>
          </table:table-cell>
          <table:table-cell office:value-type="string" table:style-name="ce7">
            <text:p>FALSE</text:p>
          </table:table-cell>
          <table:table-cell office:value-type="string" table:style-name="ce7">
            <text:p>boolean</text:p>
          </table:table-cell>
          <table:table-cell office:value-type="string" table:style-name="ce2">
            <text:p>T113</text:p>
          </table:table-cell>
          <table:table-cell office:value-type="string" table:style-name="ce5">
            <text:p>Platform_List<text:s text:c="18"/>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décimal</text:p>
          </table:table-cell>
          <table:table-cell office:value-type="string" table:style-name="ce2">
            <text:p>T213</text:p>
          </table:table-cell>
          <table:table-cell office:value-type="string" table:style-name="ce5">
            <text:p>ELEVATION</text:p>
          </table:table-cell>
          <table:table-cell office:value-type="float" office:value="100" table:style-name="ce7">
            <text:p>100</text:p>
          </table:table-cell>
          <table:table-cell office:value-type="string" table:style-name="ce2">
            <text:p>T313</text:p>
          </table:table-cell>
          <table:table-cell office:value-type="string" table:style-name="ce5">
            <text:p>THD561_ROUTE_ID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T413</text:p>
          </table:table-cell>
          <table:table-cell office:value-type="string" table:style-name="ce5">
            <text:p>HOST_FREQUENCY_SIMPLE_CONNECTION_STATUS</text:p>
          </table:table-cell>
          <table:table-cell office:value-type="float" office:value="1" table:style-name="ce7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14</text:p>
          </table:table-cell>
          <table:table-cell office:value-type="string" table:style-name="ce5">
            <text:p>Recording_File_Name</text:p>
          </table:table-cell>
          <table:table-cell office:value-type="string" table:style-name="ce7">
            <text:p>tdl_router_recording</text:p>
          </table:table-cell>
          <table:table-cell office:value-type="string" table:style-name="ce7">
            <text:p>file</text:p>
          </table:table-cell>
          <table:table-cell office:value-type="string" table:style-name="ce2">
            <text:p>T114</text:p>
          </table:table-cell>
          <table:table-cell office:value-type="string" table:style-name="ce5">
            <text:p>Platform_Role_List<text:s text:c="13"/></text:p>
          </table:table-cell>
          <table:table-cell office:value-type="string" table:style-name="ce7">
            <text:p><text:s/>Master</text:p>
          </table:table-cell>
          <table:table-cell office:value-type="string" table:style-name="ce7">
            <text:p>text</text:p>
          </table:table-cell>
          <table:table-cell office:value-type="string" table:style-name="ce2">
            <text:p>T214</text:p>
          </table:table-cell>
          <table:table-cell office:value-type="string" table:style-name="ce5">
            <text:p>MISSION_CORRELATOR</text:p>
          </table:table-cell>
          <table:table-cell office:value-type="float" office:value="0" table:style-name="ce7">
            <text:p>0</text:p>
          </table:table-cell>
          <table:table-cell office:value-type="string" table:style-name="ce2">
            <text:p>T314</text:p>
          </table:table-cell>
          <table:table-cell office:value-type="string" table:style-name="ce5">
            <text:p>THD562_ORIGIN_ROUTE_ID</text:p>
          </table:table-cell>
          <table:table-cell office:value-type="float" office:value="1005" table:style-name="ce7">
            <text:p>1005</text:p>
          </table:table-cell>
          <table:table-cell office:value-type="string" table:style-name="ce2">
            <text:p>T414</text:p>
          </table:table-cell>
          <table:table-cell office:value-type="string" table:style-name="ce5">
            <text:p>HOST_FREQUENCY_SIMPLE_TIME_SYNC</text:p>
          </table:table-cell>
          <table:table-cell office:value-type="float" office:value="1" table:style-name="ce7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15</text:p>
          </table:table-cell>
          <table:table-cell office:value-type="string" table:style-name="ce5">
            <text:p>Recording_File_Max_Size</text:p>
          </table:table-cell>
          <table:table-cell office:value-type="float" office:value="4" table:style-name="ce7">
            <text:p>4</text:p>
          </table:table-cell>
          <table:table-cell table:style-name="ce7"/>
          <table:table-cell office:value-type="string" table:style-name="ce2">
            <text:p>T115</text:p>
          </table:table-cell>
          <table:table-cell office:value-type="string" table:style-name="ce5">
            <text:p>IU_Remote_Staleness_Limit<text:s text:c="6"/>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second</text:p>
          </table:table-cell>
          <table:table-cell office:value-type="string" table:style-name="ce2">
            <text:p>T215</text:p>
          </table:table-cell>
          <table:table-cell office:value-type="string" table:style-name="ce5">
            <text:p>ELEVATION_QUALITY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T315</text:p>
          </table:table-cell>
          <table:table-cell office:value-type="string" table:style-name="ce5">
            <text:p>THD562_ROUTE_DESTINATION_LIST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T415</text:p>
          </table:table-cell>
          <table:table-cell office:value-type="string" table:style-name="ce5">
            <text:p>SIMPLE_NODE_ID</text:p>
          </table:table-cell>
          <table:table-cell office:value-type="float" office:value="3" table:style-name="ce7">
            <text:p>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16</text:p>
          </table:table-cell>
          <table:table-cell office:value-type="string" table:style-name="ce5">
            <text:p>Recording_Files_Max_Count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style-name="ce2"/>
          <table:table-cell table:style-name="ce5"/>
          <table:table-cell table:number-columns-repeated="2" table:style-name="ce7"/>
          <table:table-cell office:value-type="string" table:style-name="ce2">
            <text:p>T216</text:p>
          </table:table-cell>
          <table:table-cell office:value-type="string" table:style-name="ce5">
            <text:p>LATITUDE</text:p>
          </table:table-cell>
          <table:table-cell office:value-type="string" table:style-name="ce7">
            <text:p>43.891</text:p>
          </table:table-cell>
          <table:table-cell office:value-type="string" table:style-name="ce2">
            <text:p>T316</text:p>
          </table:table-cell>
          <table:table-cell office:value-type="string" table:style-name="ce5">
            <text:p>THD562_ ORIGIN_ROUTE_ID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T416</text:p>
          </table:table-cell>
          <table:table-cell office:value-type="string" table:style-name="ce5">
            <text:p>SIMPLE_NODE_NAME</text:p>
          </table:table-cell>
          <table:table-cell office:value-type="string" table:style-name="ce7">
            <text:p>TopLink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17</text:p>
          </table:table-cell>
          <table:table-cell office:value-type="string" table:style-name="ce5">
            <text:p>L16_MIDS_Recording</text:p>
          </table:table-cell>
          <table:table-cell office:value-type="string" table:style-name="ce7">
            <text:p>Logical_Recording</text:p>
          </table:table-cell>
          <table:table-cell office:value-type="string" table:style-name="ce7">
            <text:p>text</text:p>
          </table:table-cell>
          <table:table-cell table:style-name="ce2"/>
          <table:table-cell table:style-name="ce5"/>
          <table:table-cell table:number-columns-repeated="2" table:style-name="ce7"/>
          <table:table-cell office:value-type="string" table:style-name="ce2">
            <text:p>T217</text:p>
          </table:table-cell>
          <table:table-cell office:value-type="string" table:style-name="ce5">
            <text:p>LONGITUDE</text:p>
          </table:table-cell>
          <table:table-cell office:value-type="string" table:style-name="ce7">
            <text:p>-0.499</text:p>
          </table:table-cell>
          <table:table-cell office:value-type="string" table:style-name="ce2">
            <text:p>T317</text:p>
          </table:table-cell>
          <table:table-cell office:value-type="string" table:style-name="ce5">
            <text:p>THD562_ ROUTE_DESTINATION_LIST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T417</text:p>
          </table:table-cell>
          <table:table-cell office:value-type="string" table:style-name="ce5">
            <text:p>SIMPLE_PROTOCOL</text:p>
          </table:table-cell>
          <table:table-cell office:value-type="string" table:style-name="ce7">
            <text:p>TCP_CLIENT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18</text:p>
          </table:table-cell>
          <table:table-cell office:value-type="string" table:style-name="ce5">
            <text:p>L16_JRE_Recording</text:p>
          </table:table-cell>
          <table:table-cell office:value-type="string" table:style-name="ce7">
            <text:p>Physical_Recording</text:p>
          </table:table-cell>
          <table:table-cell office:value-type="string" table:style-name="ce7">
            <text:p>text</text:p>
          </table:table-cell>
          <table:table-cell table:style-name="ce2"/>
          <table:table-cell table:style-name="ce5"/>
          <table:table-cell table:number-columns-repeated="2" table:style-name="ce7"/>
          <table:table-cell office:value-type="string" table:style-name="ce2">
            <text:p>T218</text:p>
          </table:table-cell>
          <table:table-cell office:value-type="string" table:style-name="ce5">
            <text:p>VOICE_CALL_SIGN_INDICATOR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T318</text:p>
          </table:table-cell>
          <table:table-cell office:value-type="string" table:style-name="ce5">
            <text:p>THD562_ORIGIN_ROUTE_ID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T418</text:p>
          </table:table-cell>
          <table:table-cell office:value-type="string" table:style-name="ce5">
            <text:p>SIMPLE_CONNECTION_BITS_ORDERING</text:p>
          </table:table-cell>
          <table:table-cell office:value-type="string" table:style-name="ce7">
            <text:p>BE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19</text:p>
          </table:table-cell>
          <table:table-cell office:value-type="string" table:style-name="ce5">
            <text:p>L16_SIMPLE_Recording</text:p>
          </table:table-cell>
          <table:table-cell office:value-type="string" table:style-name="ce7">
            <text:p>No_Recording</text:p>
          </table:table-cell>
          <table:table-cell office:value-type="string" table:style-name="ce7">
            <text:p>text</text:p>
          </table:table-cell>
          <table:table-cell table:style-name="ce2"/>
          <table:table-cell table:style-name="ce5"/>
          <table:table-cell table:number-columns-repeated="2" table:style-name="ce7"/>
          <table:table-cell office:value-type="string" table:style-name="ce2">
            <text:p>T219</text:p>
          </table:table-cell>
          <table:table-cell office:value-type="string" table:style-name="ce5">
            <text:p>VOICE_CALL_SIGN</text:p>
          </table:table-cell>
          <table:table-cell office:value-type="string" table:style-name="ce7">
            <text:p>MINT</text:p>
          </table:table-cell>
          <table:table-cell office:value-type="string" table:style-name="ce2">
            <text:p>T319</text:p>
          </table:table-cell>
          <table:table-cell office:value-type="string" table:style-name="ce5">
            <text:p>THD562_ROUTE_DESTINATION_LIST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T419</text:p>
          </table:table-cell>
          <table:table-cell office:value-type="string" table:style-name="ce5">
            <text:p>SIMPLE_CONNECTION_BYTES_ORDERING</text:p>
          </table:table-cell>
          <table:table-cell office:value-type="string" table:style-name="ce7">
            <text:p>LE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0</text:p>
          </table:table-cell>
          <table:table-cell office:value-type="string" table:style-name="ce5">
            <text:p>MIDS_PLATFORM_Recording</text:p>
          </table:table-cell>
          <table:table-cell office:value-type="string" table:style-name="ce7">
            <text:p>No_Recording</text:p>
          </table:table-cell>
          <table:table-cell office:value-type="string" table:style-name="ce7">
            <text:p>text</text:p>
          </table:table-cell>
          <table:table-cell table:style-name="ce2"/>
          <table:table-cell table:style-name="ce5"/>
          <table:table-cell table:number-columns-repeated="2" table:style-name="ce7"/>
          <table:table-cell office:value-type="string" table:style-name="ce2">
            <text:p>T220</text:p>
          </table:table-cell>
          <table:table-cell office:value-type="string" table:style-name="ce5">
            <text:p>PLATFORM</text:p>
          </table:table-cell>
          <table:table-cell office:value-type="float" office:value="3" table:style-name="ce7">
            <text:p>3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T420</text:p>
          </table:table-cell>
          <table:table-cell office:value-type="string" table:style-name="ce5">
            <text:p>SIMPLE_CONNECTION_TIMEOUT</text:p>
          </table:table-cell>
          <table:table-cell office:value-type="float" office:value="1000" table:style-name="ce7">
            <text:p>1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1</text:p>
          </table:table-cell>
          <table:table-cell office:value-type="string" table:style-name="ce5">
            <text:p>MR_Routing_DLP_Indicator</text:p>
          </table:table-cell>
          <table:table-cell office:value-type="string" table:style-name="ce7">
            <text:p>True</text:p>
          </table:table-cell>
          <table:table-cell office:value-type="string" table:style-name="ce7">
            <text:p>boolean</text:p>
          </table:table-cell>
          <table:table-cell table:style-name="ce2"/>
          <table:table-cell table:style-name="ce5"/>
          <table:table-cell table:number-columns-repeated="2" table:style-name="ce7"/>
          <table:table-cell office:value-type="string" table:style-name="ce2">
            <text:p>T221</text:p>
          </table:table-cell>
          <table:table-cell office:value-type="string" table:style-name="ce5">
            <text:p>PLATFORM_ACTIVITY</text:p>
          </table:table-cell>
          <table:table-cell office:value-type="float" office:value="30" table:style-name="ce7">
            <text:p>30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T421</text:p>
          </table:table-cell>
          <table:table-cell office:value-type="string" table:style-name="ce5">
            <text:p>SIMPLE_SECURITY_LEVEL</text:p>
          </table:table-cell>
          <table:table-cell office:value-type="float" office:value="0" table:style-name="ce7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2</text:p>
          </table:table-cell>
          <table:table-cell office:value-type="string" table:style-name="ce5">
            <text:p>MR_Routing_JRE_Indicator</text:p>
          </table:table-cell>
          <table:table-cell office:value-type="string" table:style-name="ce7">
            <text:p>True</text:p>
          </table:table-cell>
          <table:table-cell office:value-type="string" table:style-name="ce7">
            <text:p>boolean</text:p>
          </table:table-cell>
          <table:table-cell table:style-name="ce2"/>
          <table:table-cell table:style-name="ce5"/>
          <table:table-cell table:number-columns-repeated="2" table:style-name="ce7"/>
          <table:table-cell office:value-type="string" table:style-name="ce2">
            <text:p>T222</text:p>
          </table:table-cell>
          <table:table-cell office:value-type="string" table:style-name="ce5">
            <text:p>VOICE_FREQUENCY_CHANNEL</text:p>
          </table:table-cell>
          <table:table-cell office:value-type="float" office:value="10" table:style-name="ce7">
            <text:p>10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T422</text:p>
          </table:table-cell>
          <table:table-cell office:value-type="string" table:style-name="ce5">
            <text:p>SIMPLE_TERMINAL_TYPE</text:p>
          </table:table-cell>
          <table:table-cell office:value-type="float" office:value="10" table:style-name="ce7">
            <text:p>1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3</text:p>
          </table:table-cell>
          <table:table-cell office:value-type="string" table:style-name="ce5">
            <text:p>MR_Routing_MIDS_Indicator</text:p>
          </table:table-cell>
          <table:table-cell office:value-type="string" table:style-name="ce7">
            <text:p>True</text:p>
          </table:table-cell>
          <table:table-cell office:value-type="string" table:style-name="ce7">
            <text:p>boolean</text:p>
          </table:table-cell>
          <table:table-cell table:style-name="ce2"/>
          <table:table-cell table:style-name="ce5"/>
          <table:table-cell table:number-columns-repeated="2" table:style-name="ce7"/>
          <table:table-cell office:value-type="string" table:style-name="ce2">
            <text:p>T223</text:p>
          </table:table-cell>
          <table:table-cell office:value-type="string" table:style-name="ce5">
            <text:p>CONTROL_CHANNEL</text:p>
          </table:table-cell>
          <table:table-cell office:value-type="float" office:value="53" table:style-name="ce7">
            <text:p>53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T423</text:p>
          </table:table-cell>
          <table:table-cell office:value-type="string" table:style-name="ce5">
            <text:p>SIMPLE_TERMINAL_ROLE</text:p>
          </table:table-cell>
          <table:table-cell office:value-type="float" office:value="2" table:style-name="ce7">
            <text:p>2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4</text:p>
          </table:table-cell>
          <table:table-cell office:value-type="string" table:style-name="ce5">
            <text:p>MR_Routing_SIMPLE_Indicator</text:p>
          </table:table-cell>
          <table:table-cell office:value-type="string" table:style-name="ce7">
            <text:p>True</text:p>
          </table:table-cell>
          <table:table-cell office:value-type="string" table:style-name="ce7">
            <text:p>boolean</text:p>
          </table:table-cell>
          <table:table-cell table:style-name="ce2"/>
          <table:table-cell table:style-name="ce5"/>
          <table:table-cell table:number-columns-repeated="2" table:style-name="ce7"/>
          <table:table-cell office:value-type="string" table:style-name="ce2">
            <text:p>T224</text:p>
          </table:table-cell>
          <table:table-cell office:value-type="string" table:style-name="ce5">
            <text:p>ACTIVE_RELAY_INDICATOR_VOICE_CHANNEL</text:p>
          </table:table-cell>
          <table:table-cell office:value-type="float" office:value="0" table:style-name="ce7">
            <text:p>0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T424</text:p>
          </table:table-cell>
          <table:table-cell office:value-type="string" table:style-name="ce5">
            <text:p>SIMPLE_TERMINAL_STN</text:p>
          </table:table-cell>
          <table:table-cell office:value-type="float" office:value="170" table:style-name="ce7">
            <text:p>17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5</text:p>
          </table:table-cell>
          <table:table-cell office:value-type="string" table:style-name="ce5">
            <text:p>Context_File</text:p>
          </table:table-cell>
          <table:table-cell office:value-type="string" table:style-name="ce7">
            <text:p>./DLIP_CONTEXT.xml</text:p>
          </table:table-cell>
          <table:table-cell office:value-type="string" table:style-name="ce7">
            <text:p>file</text:p>
          </table:table-cell>
          <table:table-cell table:style-name="ce2"/>
          <table:table-cell table:style-name="ce5"/>
          <table:table-cell table:number-columns-repeated="2" table:style-name="ce7"/>
          <table:table-cell office:value-type="string" table:style-name="ce2">
            <text:p>T225</text:p>
          </table:table-cell>
          <table:table-cell office:value-type="string" table:style-name="ce5">
            <text:p>ACTIVE_RELAY_INDICATOR_CONTROL_CHANNEL</text:p>
          </table:table-cell>
          <table:table-cell office:value-type="float" office:value="0" table:style-name="ce7">
            <text:p>0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T425</text:p>
          </table:table-cell>
          <table:table-cell office:value-type="string" table:style-name="ce5">
            <text:p>SIMPLE_PACKET_TYPE_1_ALLOWED</text:p>
          </table:table-cell>
          <table:table-cell office:value-type="string" table:style-name="ce7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6</text:p>
          </table:table-cell>
          <table:table-cell office:value-type="string" table:style-name="ce5">
            <text:p>DLP_default_STN</text:p>
          </table:table-cell>
          <table:table-cell office:value-type="float" office:value="112" table:style-name="ce7">
            <text:p>112</text:p>
          </table:table-cell>
          <table:table-cell office:value-type="string" table:style-name="ce7">
            <text:p>décimal</text:p>
          </table:table-cell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office:value-type="string" table:style-name="ce2">
            <text:p>T426</text:p>
          </table:table-cell>
          <table:table-cell office:value-type="string" table:style-name="ce5">
            <text:p>SIMPLE_PACKET_TYPE_5_ALLOWED</text:p>
          </table:table-cell>
          <table:table-cell office:value-type="string" table:style-name="ce7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7</text:p>
          </table:table-cell>
          <table:table-cell office:value-type="string" table:style-name="ce5">
            <text:p>Management_Configuration</text:p>
          </table:table-cell>
          <table:table-cell office:value-type="string" table:style-name="ce7">
            <text:p>Standalone</text:p>
          </table:table-cell>
          <table:table-cell office:value-type="string" table:style-name="ce7">
            <text:p>text</text:p>
          </table:table-cell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office:value-type="string" table:style-name="ce2">
            <text:p>T427</text:p>
          </table:table-cell>
          <table:table-cell office:value-type="string" table:style-name="ce5">
            <text:p>SIMPLE_PACKET_TYPE_8_ALLOWED</text:p>
          </table:table-cell>
          <table:table-cell office:value-type="string" table:style-name="ce7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8</text:p>
          </table:table-cell>
          <table:table-cell office:value-type="string" table:style-name="ce5">
            <text:p>Routing_Config</text:p>
          </table:table-cell>
          <table:table-cell office:value-type="string" table:style-name="ce7">
            <text:p>normal</text:p>
          </table:table-cell>
          <table:table-cell office:value-type="string" table:style-name="ce7">
            <text:p>text</text:p>
          </table:table-cell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office:value-type="string" table:style-name="ce2">
            <text:p>T428</text:p>
          </table:table-cell>
          <table:table-cell office:value-type="string" table:style-name="ce5">
            <text:p>SIMPLE_PACKET_TYPE_10_ALLOWED</text:p>
          </table:table-cell>
          <table:table-cell office:value-type="string" table:style-name="ce7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9</text:p>
          </table:table-cell>
          <table:table-cell office:value-type="string" table:style-name="ce5">
            <text:p>L16_Designator_Id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décimal</text:p>
          </table:table-cell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office:value-type="string" table:style-name="ce2">
            <text:p>T429</text:p>
          </table:table-cell>
          <table:table-cell office:value-type="string" table:style-name="ce5">
            <text:p>SIMPLE_TIME_SYNCHRO_MODE</text:p>
          </table:table-cell>
          <table:table-cell office:value-type="string" table:style-name="ce7">
            <text:p>MASTER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30</text:p>
          </table:table-cell>
          <table:table-cell office:value-type="string" table:style-name="ce5">
            <text:p>ISIS_Reception_Time_Out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second</text:p>
          </table:table-cell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office:value-type="string" table:style-name="ce2">
            <text:p>T430</text:p>
          </table:table-cell>
          <table:table-cell office:value-type="string" table:style-name="ce5">
            <text:p>SIMPLE_TIME_SYNCHRO_ALLOWED_DIFFERENCE</text:p>
          </table:table-cell>
          <table:table-cell office:value-type="float" office:value="100" table:style-name="ce7">
            <text:p>1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31</text:p>
          </table:table-cell>
          <table:table-cell office:value-type="string" table:style-name="ce5">
            <text:p>Terminate_DLIP_Upon_ISIS_Lost</text:p>
          </table:table-cell>
          <table:table-cell office:value-type="string" table:style-name="ce7">
            <text:p>false</text:p>
          </table:table-cell>
          <table:table-cell office:value-type="string" table:style-name="ce7">
            <text:p>boolean</text:p>
          </table:table-cell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office:value-type="string" table:style-name="ce2">
            <text:p>T431</text:p>
          </table:table-cell>
          <table:table-cell office:value-type="string" table:style-name="ce5">
            <text:p>SIMPLE_FREQUENCY_STATUS_CONFIGURATION</text:p>
          </table:table-cell>
          <table:table-cell office:value-type="float" office:value="30" table:style-name="ce7">
            <text:p>30</text:p>
          </table:table-cell>
          <table:table-cell table:number-columns-repeated="16367"/>
        </table:table-row>
        <table:table-row table:style-name="ro1"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office:value-type="string" table:style-name="ce2">
            <text:p>T432</text:p>
          </table:table-cell>
          <table:table-cell office:value-type="string" table:style-name="ce5">
            <text:p>SIMPLE_FREQUENCY_STR_TIME_SYNCHRO</text:p>
          </table:table-cell>
          <table:table-cell office:value-type="float" office:value="1" table:style-name="ce7">
            <text:p>1</text:p>
          </table:table-cell>
          <table:table-cell table:number-columns-repeated="16367"/>
        </table:table-row>
        <table:table-row table:style-name="ro1"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office:value-type="string" table:style-name="ce2">
            <text:p>T433</text:p>
          </table:table-cell>
          <table:table-cell office:value-type="string" table:style-name="ce5">
            <text:p>SIMPLE_EXERCISE_OFFSET</text:p>
          </table:table-cell>
          <table:table-cell office:value-type="float" office:value="0" table:style-name="ce7">
            <text:p>0</text:p>
          </table:table-cell>
          <table:table-cell table:number-columns-repeated="16367"/>
        </table:table-row>
        <table:table-row table:style-name="ro1"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number-columns-repeated="2"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67"/>
        </table:table-row>
        <table:table-row table:number-rows-repeated="1048541" table:style-name="ro1">
          <table:table-cell table:number-columns-repeated="16384"/>
        </table:table-row>
      </table:table>
      <table:table table:name="JREP" table:style-name="ta1">
        <table:table-column table:style-name="co38" table:default-cell-style-name="ce3"/>
        <table:table-column table:style-name="co39" table:default-cell-style-name="ce9"/>
        <table:table-column table:style-name="co40" table:default-cell-style-name="ce1"/>
        <table:table-column table:style-name="co14" table:default-cell-style-name="ce3"/>
        <table:table-column table:style-name="co25" table:default-cell-style-name="ce9"/>
        <table:table-column table:style-name="co14" table:default-cell-style-name="ce1"/>
        <table:table-column table:style-name="co14" table:default-cell-style-name="ce3"/>
        <table:table-column table:style-name="co41" table:default-cell-style-name="ce9"/>
        <table:table-column table:style-name="co42" table:default-cell-style-name="ce1"/>
        <table:table-column table:style-name="co23" table:number-columns-repeated="16375" table:default-cell-style-name="ce1"/>
        <table:table-row table:style-name="ro1">
          <table:table-cell office:value-type="string" table:style-name="ce2">
            <text:p>JREP</text:p>
          </table:table-cell>
          <table:table-cell office:value-type="string" table:style-name="ce5">
            <text:p>jrep_internal_parameters.xml</text:p>
          </table:table-cell>
          <table:table-cell table:style-name="ce7"/>
          <table:table-cell office:value-type="string" table:style-name="ce2">
            <text:p>JREP</text:p>
          </table:table-cell>
          <table:table-cell office:value-type="string" table:style-name="ce5">
            <text:p>jrep_configuration_file.xml</text:p>
          </table:table-cell>
          <table:table-cell table:style-name="ce7"/>
          <table:table-cell office:value-type="string" table:style-name="ce2">
            <text:p>JREP</text:p>
          </table:table-cell>
          <table:table-cell office:value-type="string" table:style-name="ce5">
            <text:p>parameters.txt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01</text:p>
          </table:table-cell>
          <table:table-cell office:value-type="string" table:style-name="ce5">
            <text:p>jrep_designator</text:p>
          </table:table-cell>
          <table:table-cell office:value-type="string" table:style-name="ce7">
            <text:p>NULL</text:p>
          </table:table-cell>
          <table:table-cell office:value-type="string" table:style-name="ce2">
            <text:p>J101</text:p>
          </table:table-cell>
          <table:table-cell office:value-type="string" table:style-name="ce5">
            <text:p>config_jrep startup_mode</text:p>
          </table:table-cell>
          <table:table-cell office:value-type="string" table:style-name="ce7">
            <text:p>JRE_MNG</text:p>
          </table:table-cell>
          <table:table-cell office:value-type="string" table:style-name="ce2">
            <text:p>J201</text:p>
          </table:table-cell>
          <table:table-cell office:value-type="string" table:style-name="ce5">
            <text:p>XML_CONFIGURATION_FILE</text:p>
          </table:table-cell>
          <table:table-cell office:value-type="string" table:style-name="ce7">
            <text:p>jrep_configuration_file.xm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2</text:p>
          </table:table-cell>
          <table:table-cell office:value-type="string" table:style-name="ce5">
            <text:p>clientcnx_timeout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J102</text:p>
          </table:table-cell>
          <table:table-cell office:value-type="string" table:style-name="ce5">
            <text:p>jrep_designator</text:p>
          </table:table-cell>
          <table:table-cell office:value-type="string" table:style-name="ce7">
            <text:p>NULL</text:p>
          </table:table-cell>
          <table:table-cell office:value-type="string" table:style-name="ce2">
            <text:p>J202</text:p>
          </table:table-cell>
          <table:table-cell office:value-type="string" table:style-name="ce5">
            <text:p>XSD_CONFIGURATION_FILE</text:p>
          </table:table-cell>
          <table:table-cell office:value-type="string" table:style-name="ce7">
            <text:p>jrep_configuration_file.xs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3</text:p>
          </table:table-cell>
          <table:table-cell office:value-type="string" table:style-name="ce5">
            <text:p>cmd_timeout</text:p>
          </table:table-cell>
          <table:table-cell office:value-type="float" office:value="240" table:style-name="ce7">
            <text:p>240</text:p>
          </table:table-cell>
          <table:table-cell office:value-type="string" table:style-name="ce2">
            <text:p>J103</text:p>
          </table:table-cell>
          <table:table-cell office:value-type="string" table:style-name="ce5">
            <text:p>jrep_sender_id</text:p>
          </table:table-cell>
          <table:table-cell office:value-type="float" office:value="32" table:style-name="ce7">
            <text:p>32</text:p>
          </table:table-cell>
          <table:table-cell office:value-type="string" table:style-name="ce2">
            <text:p>J203</text:p>
          </table:table-cell>
          <table:table-cell office:value-type="string" table:style-name="ce5">
            <text:p>XML_PARAMETERS_FILE</text:p>
          </table:table-cell>
          <table:table-cell office:value-type="string" table:style-name="ce7">
            <text:p>jrep_internal_parameters.xm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4</text:p>
          </table:table-cell>
          <table:table-cell office:value-type="string" table:style-name="ce5">
            <text:p>connectfeedback_timeout</text:p>
          </table:table-cell>
          <table:table-cell office:value-type="float" office:value="60" table:style-name="ce7">
            <text:p>60</text:p>
          </table:table-cell>
          <table:table-cell office:value-type="float" office:value="0" table:style-name="ce2">
            <text:p>0</text:p>
          </table:table-cell>
          <table:table-cell table:style-name="ce5"/>
          <table:table-cell table:style-name="ce7"/>
          <table:table-cell office:value-type="string" table:style-name="ce2">
            <text:p>J204</text:p>
          </table:table-cell>
          <table:table-cell office:value-type="string" table:style-name="ce5">
            <text:p>XSD_PARAMETERS_FILE</text:p>
          </table:table-cell>
          <table:table-cell office:value-type="string" table:style-name="ce7">
            <text:p>jrep_internal_parameters.xs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5</text:p>
          </table:table-cell>
          <table:table-cell office:value-type="string" table:style-name="ce5">
            <text:p>ctr_maxconflict</text:p>
          </table:table-cell>
          <table:table-cell office:value-type="float" office:value="6" table:style-name="ce7">
            <text:p>6</text:p>
          </table:table-cell>
          <table:table-cell office:value-type="float" office:value="0" table:style-name="ce2">
            <text:p>0</text:p>
          </table:table-cell>
          <table:table-cell table:style-name="ce5"/>
          <table:table-cell table:style-name="ce7"/>
          <table:table-cell office:value-type="string" table:style-name="ce2">
            <text:p>J205</text:p>
          </table:table-cell>
          <table:table-cell office:value-type="string" table:style-name="ce5">
            <text:p>INFO</text:p>
          </table:table-cell>
          <table:table-cell office:value-type="string" table:style-name="ce7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6</text:p>
          </table:table-cell>
          <table:table-cell office:value-type="string" table:style-name="ce5">
            <text:p>ctr_maxinfo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2">
            <text:p>0</text:p>
          </table:table-cell>
          <table:table-cell table:style-name="ce5"/>
          <table:table-cell table:style-name="ce7"/>
          <table:table-cell office:value-type="string" table:style-name="ce2">
            <text:p>J206</text:p>
          </table:table-cell>
          <table:table-cell office:value-type="string" table:style-name="ce5">
            <text:p>JRE_MESSAGE</text:p>
          </table:table-cell>
          <table:table-cell office:value-type="string" table:style-name="ce7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7</text:p>
          </table:table-cell>
          <table:table-cell office:value-type="string" table:style-name="ce5">
            <text:p>ctr_maxquery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2">
            <text:p>0</text:p>
          </table:table-cell>
          <table:table-cell table:style-name="ce5"/>
          <table:table-cell table:style-name="ce7"/>
          <table:table-cell office:value-type="string" table:style-name="ce2">
            <text:p>J207</text:p>
          </table:table-cell>
          <table:table-cell office:value-type="string" table:style-name="ce5">
            <text:p>ERROR</text:p>
          </table:table-cell>
          <table:table-cell office:value-type="string" table:style-name="ce7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8</text:p>
          </table:table-cell>
          <table:table-cell office:value-type="string" table:style-name="ce5">
            <text:p>directcnxlist_timeout</text:p>
          </table:table-cell>
          <table:table-cell office:value-type="float" office:value="180" table:style-name="ce7">
            <text:p>180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08</text:p>
          </table:table-cell>
          <table:table-cell office:value-type="string" table:style-name="ce5">
            <text:p>OFF</text:p>
          </table:table-cell>
          <table:table-cell office:value-type="string" table:style-name="ce7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9</text:p>
          </table:table-cell>
          <table:table-cell office:value-type="string" table:style-name="ce5">
            <text:p>fail_timeout</text:p>
          </table:table-cell>
          <table:table-cell office:value-type="float" office:value="1500" table:style-name="ce7">
            <text:p>1500</text:p>
          </table:table-cell>
          <table:table-cell table:style-name="ce2"/>
          <table:table-cell table:style-name="ce5"/>
          <table:table-cell table:style-name="ce6"/>
          <table:table-cell office:value-type="string" table:style-name="ce2">
            <text:p>J209</text:p>
          </table:table-cell>
          <table:table-cell office:value-type="string" table:style-name="ce5">
            <text:p>L16</text:p>
          </table:table-cell>
          <table:table-cell office:value-type="string" table:style-name="ce7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0</text:p>
          </table:table-cell>
          <table:table-cell office:value-type="string" table:style-name="ce5">
            <text:p>info_timeout</text:p>
          </table:table-cell>
          <table:table-cell office:value-type="float" office:value="30" table:style-name="ce7">
            <text:p>30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10</text:p>
          </table:table-cell>
          <table:table-cell office:value-type="string" table:style-name="ce5">
            <text:p>ALLOC</text:p>
          </table:table-cell>
          <table:table-cell office:value-type="string" table:style-name="ce7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1</text:p>
          </table:table-cell>
          <table:table-cell office:value-type="string" table:style-name="ce5">
            <text:p>internalstateinfoset_timeout</text:p>
          </table:table-cell>
          <table:table-cell office:value-type="float" office:value="30" table:style-name="ce7">
            <text:p>30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11</text:p>
          </table:table-cell>
          <table:table-cell office:value-type="string" table:style-name="ce5">
            <text:p>LINKS</text:p>
          </table:table-cell>
          <table:table-cell office:value-type="string" table:style-name="ce7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2</text:p>
          </table:table-cell>
          <table:table-cell office:value-type="string" table:style-name="ce5">
            <text:p>internalstateinfosettodlip_timeout</text:p>
          </table:table-cell>
          <table:table-cell office:value-type="float" office:value="10" table:style-name="ce7">
            <text:p>10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12</text:p>
          </table:table-cell>
          <table:table-cell office:value-type="string" table:style-name="ce5">
            <text:p>MAX_TRACE_FILE_SIZE</text:p>
          </table:table-cell>
          <table:table-cell office:value-type="float" office:value="52428800" table:style-name="ce7">
            <text:p>524288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3</text:p>
          </table:table-cell>
          <table:table-cell office:value-type="string" table:style-name="ce5">
            <text:p>j2_0_stanag_edition</text:p>
          </table:table-cell>
          <table:table-cell office:value-type="string" table:style-name="ce7">
            <text:p>MIL_STD_6016C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13</text:p>
          </table:table-cell>
          <table:table-cell office:value-type="string" table:style-name="ce5">
            <text:p>TRACE_FILE</text:p>
          </table:table-cell>
          <table:table-cell office:value-type="string" table:style-name="ce7">
            <text:p>jre.log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4</text:p>
          </table:table-cell>
          <table:table-cell office:value-type="string" table:style-name="ce5">
            <text:p>jreiplinkcapabletimereference_list jreiplinkpreferedtimereference</text:p>
          </table:table-cell>
          <table:table-cell office:value-type="string" table:style-name="ce7">
            <text:p>round_trip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14</text:p>
          </table:table-cell>
          <table:table-cell office:value-type="string" table:style-name="ce5">
            <text:p>MSG_MGR_TASK_PRIORITY</text:p>
          </table:table-cell>
          <table:table-cell office:value-type="float" office:value="15" table:style-name="ce7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5</text:p>
          </table:table-cell>
          <table:table-cell office:value-type="string" table:style-name="ce5">
            <text:p>jre_network_controller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15</text:p>
          </table:table-cell>
          <table:table-cell office:value-type="string" table:style-name="ce5">
            <text:p>TIMEOUT_TASK_PRIORITY</text:p>
          </table:table-cell>
          <table:table-cell office:value-type="float" office:value="15" table:style-name="ce7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6</text:p>
          </table:table-cell>
          <table:table-cell office:value-type="string" table:style-name="ce5">
            <text:p>round_trip</text:p>
          </table:table-cell>
          <table:table-cell office:value-type="string" table:style-name="ce7">
            <text:p>true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16</text:p>
          </table:table-cell>
          <table:table-cell office:value-type="string" table:style-name="ce5">
            <text:p>TRACE_TASK_PRIORITY</text:p>
          </table:table-cell>
          <table:table-cell office:value-type="float" office:value="15" table:style-name="ce7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7</text:p>
          </table:table-cell>
          <table:table-cell office:value-type="string" table:style-name="ce5">
            <text:p>fixed_delay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17</text:p>
          </table:table-cell>
          <table:table-cell office:value-type="string" table:style-name="ce5">
            <text:p>L16_LINK_TASK_PRIORITY</text:p>
          </table:table-cell>
          <table:table-cell office:value-type="float" office:value="15" table:style-name="ce7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8</text:p>
          </table:table-cell>
          <table:table-cell office:value-type="string" table:style-name="ce5">
            <text:p>event_strobe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18</text:p>
          </table:table-cell>
          <table:table-cell office:value-type="string" table:style-name="ce5">
            <text:p>MNG_LINK_TASK_PRIORITY</text:p>
          </table:table-cell>
          <table:table-cell office:value-type="float" office:value="15" table:style-name="ce7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9</text:p>
          </table:table-cell>
          <table:table-cell office:value-type="string" table:style-name="ce5">
            <text:p>coordinated_universal_time</text:p>
          </table:table-cell>
          <table:table-cell office:value-type="string" table:style-name="ce7">
            <text:p>true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19</text:p>
          </table:table-cell>
          <table:table-cell office:value-type="string" table:style-name="ce5">
            <text:p>IP_LINK_TASK_PRIORITY</text:p>
          </table:table-cell>
          <table:table-cell office:value-type="float" office:value="15" table:style-name="ce7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0</text:p>
          </table:table-cell>
          <table:table-cell office:value-type="string" table:style-name="ce5">
            <text:p>jrel16linkcapabletimereference_list jrel16linkpreferedtimereference</text:p>
          </table:table-cell>
          <table:table-cell office:value-type="string" table:style-name="ce7">
            <text:p>coordinated_universal_time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20</text:p>
          </table:table-cell>
          <table:table-cell office:value-type="string" table:style-name="ce5">
            <text:p>TRACE_BUFFER_SIZE</text:p>
          </table:table-cell>
          <table:table-cell office:value-type="float" office:value="100" table:style-name="ce7">
            <text:p>1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1</text:p>
          </table:table-cell>
          <table:table-cell office:value-type="string" table:style-name="ce5">
            <text:p>jre_network_controller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21</text:p>
          </table:table-cell>
          <table:table-cell office:value-type="string" table:style-name="ce5">
            <text:p>TRACE_BUFFER_LOW_THRESHOLD</text:p>
          </table:table-cell>
          <table:table-cell office:value-type="float" office:value="60" table:style-name="ce7">
            <text:p>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2</text:p>
          </table:table-cell>
          <table:table-cell office:value-type="string" table:style-name="ce5">
            <text:p>round_trip</text:p>
          </table:table-cell>
          <table:table-cell office:value-type="string" table:style-name="ce7">
            <text:p>true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22</text:p>
          </table:table-cell>
          <table:table-cell office:value-type="string" table:style-name="ce5">
            <text:p>TRACE_BUFFER_HIGH_THRESHOLD</text:p>
          </table:table-cell>
          <table:table-cell office:value-type="float" office:value="80" table:style-name="ce7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3</text:p>
          </table:table-cell>
          <table:table-cell office:value-type="string" table:style-name="ce5">
            <text:p>fixed_delay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23</text:p>
          </table:table-cell>
          <table:table-cell office:value-type="string" table:style-name="ce5">
            <text:p>MSG_MGR_BUFFER_SIZE</text:p>
          </table:table-cell>
          <table:table-cell office:value-type="float" office:value="256" table:style-name="ce7">
            <text:p>2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4</text:p>
          </table:table-cell>
          <table:table-cell office:value-type="string" table:style-name="ce5">
            <text:p>event_strobe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24</text:p>
          </table:table-cell>
          <table:table-cell office:value-type="string" table:style-name="ce5">
            <text:p>MSG_MGR_BUFFER_LOW_THRESHOLD</text:p>
          </table:table-cell>
          <table:table-cell office:value-type="float" office:value="192" table:style-name="ce7">
            <text:p>1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5</text:p>
          </table:table-cell>
          <table:table-cell office:value-type="string" table:style-name="ce5">
            <text:p>coordinated_universal_time</text:p>
          </table:table-cell>
          <table:table-cell office:value-type="string" table:style-name="ce7">
            <text:p>true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25</text:p>
          </table:table-cell>
          <table:table-cell office:value-type="string" table:style-name="ce5">
            <text:p>MSG_MGR_BUFFER_HIGH_THRESHOLD</text:p>
          </table:table-cell>
          <table:table-cell office:value-type="float" office:value="232" table:style-name="ce7">
            <text:p>2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6</text:p>
          </table:table-cell>
          <table:table-cell office:value-type="string" table:style-name="ce5">
            <text:p>ju_ppliactivity_timeout</text:p>
          </table:table-cell>
          <table:table-cell office:value-type="float" office:value="60" table:style-name="ce7">
            <text:p>60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26</text:p>
          </table:table-cell>
          <table:table-cell office:value-type="string" table:style-name="ce5">
            <text:p>LINK_BUFFER_SIZE</text:p>
          </table:table-cell>
          <table:table-cell office:value-type="float" office:value="10" table:style-name="ce7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7</text:p>
          </table:table-cell>
          <table:table-cell office:value-type="string" table:style-name="ce5">
            <text:p>localindicators_timeout</text:p>
          </table:table-cell>
          <table:table-cell office:value-type="float" office:value="6" table:style-name="ce7">
            <text:p>6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27</text:p>
          </table:table-cell>
          <table:table-cell office:value-type="string" table:style-name="ce5">
            <text:p>LINK_BUFFER_LOW_THRESHOLD</text:p>
          </table:table-cell>
          <table:table-cell office:value-type="float" office:value="6" table:style-name="ce7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8</text:p>
          </table:table-cell>
          <table:table-cell office:value-type="string" table:style-name="ce5">
            <text:p>mngt_retransmission_count</text:p>
          </table:table-cell>
          <table:table-cell office:value-type="float" office:value="2" table:style-name="ce7">
            <text:p>2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28</text:p>
          </table:table-cell>
          <table:table-cell office:value-type="string" table:style-name="ce5">
            <text:p>LINK_BUFFER_HIGH_THRESHOLD</text:p>
          </table:table-cell>
          <table:table-cell office:value-type="float" office:value="8" table:style-name="ce7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9</text:p>
          </table:table-cell>
          <table:table-cell office:value-type="string" table:style-name="ce5">
            <text:p>netconnectmatrix_timeout</text:p>
          </table:table-cell>
          <table:table-cell office:value-type="float" office:value="180" table:style-name="ce7">
            <text:p>180</text:p>
          </table:table-cell>
          <table:table-cell table:style-name="ce2"/>
          <table:table-cell table:style-name="ce5"/>
          <table:table-cell table:style-name="ce7"/>
          <table:table-cell office:value-type="string" table:style-name="ce2">
            <text:p>J229</text:p>
          </table:table-cell>
          <table:table-cell office:value-type="string" table:style-name="ce5">
            <text:p>MESSAGE_LENGTH</text:p>
          </table:table-cell>
          <table:table-cell office:value-type="float" office:value="1024" table:style-name="ce7">
            <text:p>10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30</text:p>
          </table:table-cell>
          <table:table-cell office:value-type="string" table:style-name="ce5">
            <text:p>nofilterforagivenindex_value</text:p>
          </table:table-cell>
          <table:table-cell office:value-type="float" office:value="1" table:style-name="ce7">
            <text:p>1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31</text:p>
          </table:table-cell>
          <table:table-cell office:value-type="string" table:style-name="ce5">
            <text:p>nointervallatencyreception_timeout</text:p>
          </table:table-cell>
          <table:table-cell office:value-type="float" office:value="1000" table:style-name="ce7">
            <text:p>1000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32</text:p>
          </table:table-cell>
          <table:table-cell office:value-type="string" table:style-name="ce5">
            <text:p>query_timeout</text:p>
          </table:table-cell>
          <table:table-cell office:value-type="float" office:value="10" table:style-name="ce7">
            <text:p>10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33</text:p>
          </table:table-cell>
          <table:table-cell office:value-type="string" table:style-name="ce5">
            <text:p>rc_retransmission_number</text:p>
          </table:table-cell>
          <table:table-cell office:value-type="float" office:value="2" table:style-name="ce7">
            <text:p>2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34</text:p>
          </table:table-cell>
          <table:table-cell office:value-type="string" table:style-name="ce5">
            <text:p>rtt_alarm_timeout</text:p>
          </table:table-cell>
          <table:table-cell office:value-type="float" office:value="40" table:style-name="ce7">
            <text:p>40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35</text:p>
          </table:table-cell>
          <table:table-cell office:value-type="string" table:style-name="ce5">
            <text:p>rtt_timeout</text:p>
          </table:table-cell>
          <table:table-cell office:value-type="float" office:value="20" table:style-name="ce7">
            <text:p>20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36</text:p>
          </table:table-cell>
          <table:table-cell office:value-type="string" table:style-name="ce5">
            <text:p>secondarytn_maxcount</text:p>
          </table:table-cell>
          <table:table-cell office:value-type="float" office:value="16" table:style-name="ce7">
            <text:p>16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37</text:p>
          </table:table-cell>
          <table:table-cell office:value-type="string" table:style-name="ce5">
            <text:p>secondarytnlist_timeout</text:p>
          </table:table-cell>
          <table:table-cell office:value-type="float" office:value="180" table:style-name="ce7">
            <text:p>180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38</text:p>
          </table:table-cell>
          <table:table-cell office:value-type="string" table:style-name="ce5">
            <text:p>secondarytn_check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39</text:p>
          </table:table-cell>
          <table:table-cell office:value-type="string" table:style-name="ce5">
            <text:p>t_rartt_init_value</text:p>
          </table:table-cell>
          <table:table-cell office:value-type="float" office:value="2" table:style-name="ce7">
            <text:p>2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40</text:p>
          </table:table-cell>
          <table:table-cell office:value-type="string" table:style-name="ce5">
            <text:p>t_retry</text:p>
          </table:table-cell>
          <table:table-cell office:value-type="float" office:value="240" table:style-name="ce7">
            <text:p>240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41</text:p>
          </table:table-cell>
          <table:table-cell office:value-type="string" table:style-name="ce5">
            <text:p>time_accuracy</text:p>
          </table:table-cell>
          <table:table-cell office:value-type="float" office:value="1" table:style-name="ce7">
            <text:p>1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42</text:p>
          </table:table-cell>
          <table:table-cell office:value-type="string" table:style-name="ce5">
            <text:p>dcl_deactivateaddressprocess</text:p>
          </table:table-cell>
          <table:table-cell office:value-type="string" table:style-name="ce7">
            <text:p>true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43</text:p>
          </table:table-cell>
          <table:table-cell office:value-type="string" table:style-name="ce5">
            <text:p>is_rtt_control_response_report</text:p>
          </table:table-cell>
          <table:table-cell office:value-type="string" table:style-name="ce7">
            <text:p>true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44</text:p>
          </table:table-cell>
          <table:table-cell office:value-type="string" table:style-name="ce5">
            <text:p>startsocket_timeout</text:p>
          </table:table-cell>
          <table:table-cell office:value-type="float" office:value="60" table:style-name="ce7">
            <text:p>60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45</text:p>
          </table:table-cell>
          <table:table-cell office:value-type="string" table:style-name="ce5">
            <text:p>disable_convert_j2_x_to_j2_0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46</text:p>
          </table:table-cell>
          <table:table-cell office:value-type="string" table:style-name="ce5">
            <text:p>jre_link_restart</text:p>
          </table:table-cell>
          <table:table-cell office:value-type="string" table:style-name="ce7">
            <text:p>true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47</text:p>
          </table:table-cell>
          <table:table-cell office:value-type="string" table:style-name="ce5">
            <text:p>jre_link_reconnection_time</text:p>
          </table:table-cell>
          <table:table-cell office:value-type="float" office:value="29000" table:style-name="ce7">
            <text:p>29000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48</text:p>
          </table:table-cell>
          <table:table-cell office:value-type="string" table:style-name="ce5">
            <text:p>jre_routing_mode</text:p>
          </table:table-cell>
          <table:table-cell office:value-type="string" table:style-name="ce7">
            <text:p>routing_in_dlip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49</text:p>
          </table:table-cell>
          <table:table-cell office:value-type="string" table:style-name="ce5">
            <text:p>mr_deletion</text:p>
          </table:table-cell>
          <table:table-cell office:value-type="string" table:style-name="ce7">
            <text:p>mr_deleted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50</text:p>
          </table:table-cell>
          <table:table-cell office:value-type="string" table:style-name="ce5">
            <text:p>tl_length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51</text:p>
          </table:table-cell>
          <table:table-cell office:value-type="string" table:style-name="ce5">
            <text:p>is_sender_id_checked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52</text:p>
          </table:table-cell>
          <table:table-cell office:value-type="string" table:style-name="ce5">
            <text:p>jre_disconnection_delay</text:p>
          </table:table-cell>
          <table:table-cell office:value-type="float" office:value="45" table:style-name="ce7">
            <text:p>45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53</text:p>
          </table:table-cell>
          <table:table-cell office:value-type="string" table:style-name="ce5">
            <text:p>jre_ip_link_extrapolation_deactivated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54</text:p>
          </table:table-cell>
          <table:table-cell office:value-type="string" table:style-name="ce5">
            <text:p>ip_is_syslog_recording_activated</text:p>
          </table:table-cell>
          <table:table-cell office:value-type="string" table:style-name="ce7">
            <text:p>false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style-name="ro1">
          <table:table-cell office:value-type="string" table:style-name="ce2">
            <text:p>J055</text:p>
          </table:table-cell>
          <table:table-cell office:value-type="string" table:style-name="ce5">
            <text:p>is_rcd_recording_activated</text:p>
          </table:table-cell>
          <table:table-cell office:value-type="string" table:style-name="ce7">
            <text:p>true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number-rows-repeated="5" table:style-name="ro1"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16375"/>
        </table:table-row>
        <table:table-row table:number-rows-repeated="1048515" table:style-name="ro3">
          <table:table-cell table:number-columns-repeated="16384"/>
        </table:table-row>
      </table:table>
      <table:table table:name="TLCOM" table:style-name="ta2">
        <table:table-column table:style-name="co23" table:default-cell-style-name="ce1"/>
        <table:table-column table:style-name="co43" table:default-cell-style-name="ce1"/>
        <table:table-column table:style-name="co23" table:default-cell-style-name="ce1"/>
        <table:table-column table:style-name="co44" table:default-cell-style-name="ce1"/>
        <table:table-column table:style-name="co45" table:default-cell-style-name="ce1"/>
        <table:table-column table:style-name="co23" table:number-columns-repeated="2" table:default-cell-style-name="ce1"/>
        <table:table-column table:style-name="co46" table:default-cell-style-name="ce1"/>
        <table:table-column table:style-name="co23" table:number-columns-repeated="16376" table:default-cell-style-name="ce1"/>
        <table:table-row table:style-name="ro1">
          <table:table-cell office:value-type="string" table:style-name="ce1">
            <text:p>TLCOM</text:p>
          </table:table-cell>
          <table:table-cell office:value-type="string" table:style-name="ce1">
            <text:p>DLIP_CONTEXT_DATA.x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LCOM</text:p>
          </table:table-cell>
          <table:table-cell office:value-type="string" table:style-name="ce1">
            <text:p>DLIP-COM-MNG_OPERATIONAL_CONFIG.x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LCOM</text:p>
          </table:table-cell>
          <table:table-cell office:value-type="string" table:style-name="ce1">
            <text:p>DLIP-COM-MNG_SYSTEM_CONFIG.xml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channel4 Enabled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StandaloneContextManagement Enabled</text:p>
          </table:table-cell>
          <table:table-cell office:value-type="string" table:style-name="ce1">
            <text:p>YES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Channel4 AppName</text:p>
          </table:table-cell>
          <table:table-cell office:value-type="string" table:style-name="ce1">
            <text:p>TLCOM</text:p>
          </table:table-cell>
          <table:table-cell table:style-name="ce1"/>
          <table:table-cell office:value-type="string" table:style-name="ce1">
            <text:p>Networks Manager Enabled</text:p>
          </table:table-cell>
          <table:table-cell office:value-type="string" table:style-name="ce1">
            <text:p>YES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Channel4 AppLogicalI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routeType Source 1</text:p>
          </table:table-cell>
          <table:table-cell office:value-type="string" table:style-name="ce1">
            <text:p>L16_MIDS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Protocol</text:p>
          </table:table-cell>
          <table:table-cell office:value-type="string" table:style-name="ce1">
            <text:p>TCP</text:p>
          </table:table-cell>
          <table:table-cell table:style-name="ce1"/>
          <table:table-cell office:value-type="string" table:style-name="ce1">
            <text:p>routeType Destination 1</text:p>
          </table:table-cell>
          <table:table-cell office:value-type="string" table:style-name="ce1">
            <text:p>L16_JRE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recordingMessage Enabled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routeType Source 2</text:p>
          </table:table-cell>
          <table:table-cell office:value-type="string" table:style-name="ce1">
            <text:p>L16_JRE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identification Known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routeType Destination 2</text:p>
          </table:table-cell>
          <table:table-cell office:value-type="string" table:style-name="ce1">
            <text:p>L16_MIDS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NetworkI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outeType Source 3</text:p>
          </table:table-cell>
          <table:table-cell office:value-type="string" table:style-name="ce1">
            <text:p>L16_JRE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Network Name</text:p>
          </table:table-cell>
          <table:table-cell table:number-columns-repeated="2" table:style-name="ce1"/>
          <table:table-cell office:value-type="string" table:style-name="ce1">
            <text:p>routeType Destination 3</text:p>
          </table:table-cell>
          <table:table-cell office:value-type="string" table:style-name="ce1">
            <text:p>L16_JRE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1">
            <text:p>Route Id 1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Route Name 1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Route Id 2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Route Name 2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Route Id 3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Route Name 3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Route Id 4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1">
            <text:p>Route Name 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table:style-name="ce1">
            <text:p>Route Id 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table:style-name="ce1">
            <text:p>Route Name 6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  <table:table table:name="Supervisor" table:style-name="ta1">
        <table:table-column table:style-name="co14" table:default-cell-style-name="ce1"/>
        <table:table-column table:style-name="co47" table:default-cell-style-name="ce1"/>
        <table:table-column table:style-name="co48" table:default-cell-style-name="ce1"/>
        <table:table-column table:style-name="co14" table:number-columns-repeated="2" table:default-cell-style-name="ce1"/>
        <table:table-column table:style-name="co49" table:default-cell-style-name="ce1"/>
        <table:table-column table:style-name="co14" table:default-cell-style-name="ce1"/>
        <table:table-column table:style-name="co50" table:default-cell-style-name="ce1"/>
        <table:table-column table:style-name="co51" table:default-cell-style-name="ce1"/>
        <table:table-column table:style-name="co14" table:number-columns-repeated="12" table:default-cell-style-name="ce1"/>
        <table:table-column table:style-name="co23" table:number-columns-repeated="16363" table:default-cell-style-name="ce1"/>
        <table:table-row table:style-name="ro2">
          <table:table-cell office:value-type="string" table:style-name="ce18">
            <text:p>Supervisor</text:p>
          </table:table-cell>
          <table:table-cell office:value-type="string" table:style-name="ce18">
            <text:p>main</text:p>
          </table:table-cell>
          <table:table-cell table:style-name="ce18"/>
          <table:table-cell office:value-type="string" table:style-name="ce18">
            <text:p>Supervisor</text:p>
          </table:table-cell>
          <table:table-cell office:value-type="string" table:style-name="ce18">
            <text:p>DLIP</text:p>
          </table:table-cell>
          <table:table-cell table:style-name="ce18"/>
          <table:table-cell office:value-type="string" table:style-name="ce18">
            <text:p>Supervisor</text:p>
          </table:table-cell>
          <table:table-cell office:value-type="string" table:style-name="ce18">
            <text:p>TDL_ROUTER</text:p>
          </table:table-cell>
          <table:table-cell table:style-name="ce18"/>
          <table:table-cell office:value-type="string" table:style-name="ce18">
            <text:p>Supervisor</text:p>
          </table:table-cell>
          <table:table-cell office:value-type="string" table:style-name="ce18">
            <text:p>JREP</text:p>
          </table:table-cell>
          <table:table-cell table:style-name="ce18"/>
          <table:table-cell office:value-type="string" table:style-name="ce18">
            <text:p>Supervisor</text:p>
          </table:table-cell>
          <table:table-cell office:value-type="string" table:style-name="ce18">
            <text:p>OSIM</text:p>
          </table:table-cell>
          <table:table-cell table:style-name="ce18"/>
          <table:table-cell office:value-type="string" table:style-name="ce18">
            <text:p>Supervisor</text:p>
          </table:table-cell>
          <table:table-cell office:value-type="string" table:style-name="ce18">
            <text:p>TOPLINKCOM</text:p>
          </table:table-cell>
          <table:table-cell table:style-name="ce18"/>
          <table:table-cell office:value-type="string" table:style-name="ce18">
            <text:p>Supervisor</text:p>
          </table:table-cell>
          <table:table-cell office:value-type="string" table:style-name="ce18">
            <text:p>JREM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9">
            <text:p>S001</text:p>
          </table:table-cell>
          <table:table-cell office:value-type="string" table:style-name="ce19">
            <text:p>Disk_Label</text:p>
          </table:table-cell>
          <table:table-cell office:value-type="string" table:style-name="ce19">
            <text:p>F:</text:p>
          </table:table-cell>
          <table:table-cell office:value-type="string" table:style-name="ce19">
            <text:p>S101</text:p>
          </table:table-cell>
          <table:table-cell office:value-type="string" table:style-name="ce19">
            <text:p>NUM</text:p>
          </table:table-cell>
          <table:table-cell office:value-type="string" table:style-name="ce7">
            <text:p>$DLIP_NUM</text:p>
          </table:table-cell>
          <table:table-cell office:value-type="string" table:style-name="ce7">
            <text:p>S201</text:p>
          </table:table-cell>
          <table:table-cell office:value-type="string" table:style-name="ce7">
            <text:p>NUM</text:p>
          </table:table-cell>
          <table:table-cell office:value-type="string" table:style-name="ce7">
            <text:p>$TDL_ROUTER_NUM</text:p>
          </table:table-cell>
          <table:table-cell office:value-type="string" table:style-name="ce7">
            <text:p>S301</text:p>
          </table:table-cell>
          <table:table-cell office:value-type="string" table:style-name="ce7">
            <text:p>NUM</text:p>
          </table:table-cell>
          <table:table-cell office:value-type="string" table:style-name="ce7">
            <text:p>$JREP_NUM</text:p>
          </table:table-cell>
          <table:table-cell office:value-type="string" table:style-name="ce7">
            <text:p>S401</text:p>
          </table:table-cell>
          <table:table-cell office:value-type="string" table:style-name="ce7">
            <text:p>NUM</text:p>
          </table:table-cell>
          <table:table-cell office:value-type="string" table:style-name="ce7">
            <text:p>$OSIM_NUM</text:p>
          </table:table-cell>
          <table:table-cell office:value-type="string" table:style-name="ce7">
            <text:p>S501</text:p>
          </table:table-cell>
          <table:table-cell office:value-type="string" table:style-name="ce7">
            <text:p>NUM</text:p>
          </table:table-cell>
          <table:table-cell office:value-type="string" table:style-name="ce7">
            <text:p>$TOPLINKCOM_NUM</text:p>
          </table:table-cell>
          <table:table-cell office:value-type="string" table:style-name="ce7">
            <text:p>S601</text:p>
          </table:table-cell>
          <table:table-cell office:value-type="string" table:style-name="ce7">
            <text:p>NUM</text:p>
          </table:table-cell>
          <table:table-cell office:value-type="string" table:style-name="ce7">
            <text:p>$JREM_NUM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S002</text:p>
          </table:table-cell>
          <table:table-cell office:value-type="string" table:style-name="ce7">
            <text:p>WIN_HOME_DIR</text:p>
          </table:table-cell>
          <table:table-cell office:value-type="string" table:style-name="ce7">
            <text:p>THALES</text:p>
          </table:table-cell>
          <table:table-cell office:value-type="string" table:style-name="ce7">
            <text:p>S102</text:p>
          </table:table-cell>
          <table:table-cell office:value-type="string" table:style-name="ce7">
            <text:p>EXE</text:p>
          </table:table-cell>
          <table:table-cell office:value-type="string" table:style-name="ce7">
            <text:p>./mct_main</text:p>
          </table:table-cell>
          <table:table-cell office:value-type="string" table:style-name="ce7">
            <text:p>S202</text:p>
          </table:table-cell>
          <table:table-cell office:value-type="string" table:style-name="ce7">
            <text:p>EXE</text:p>
          </table:table-cell>
          <table:table-cell office:value-type="string" table:style-name="ce7">
            <text:p>./tdl_router_main</text:p>
          </table:table-cell>
          <table:table-cell office:value-type="string" table:style-name="ce7">
            <text:p>S302</text:p>
          </table:table-cell>
          <table:table-cell office:value-type="string" table:style-name="ce7">
            <text:p>EXE</text:p>
          </table:table-cell>
          <table:table-cell office:value-type="string" table:style-name="ce7">
            <text:p>./jre_main</text:p>
          </table:table-cell>
          <table:table-cell office:value-type="string" table:style-name="ce7">
            <text:p>S402</text:p>
          </table:table-cell>
          <table:table-cell office:value-type="string" table:style-name="ce7">
            <text:p>EXE</text:p>
          </table:table-cell>
          <table:table-cell office:value-type="string" table:style-name="ce7">
            <text:p>OSIM.exe</text:p>
          </table:table-cell>
          <table:table-cell office:value-type="string" table:style-name="ce7">
            <text:p>S502</text:p>
          </table:table-cell>
          <table:table-cell office:value-type="string" table:style-name="ce7">
            <text:p>EXE</text:p>
          </table:table-cell>
          <table:table-cell office:value-type="string" table:style-name="ce7">
            <text:p>TOPLINKCOM.bat</text:p>
          </table:table-cell>
          <table:table-cell office:value-type="string" table:style-name="ce7">
            <text:p>S602</text:p>
          </table:table-cell>
          <table:table-cell office:value-type="string" table:style-name="ce7">
            <text:p>EXE</text:p>
          </table:table-cell>
          <table:table-cell office:value-type="string" table:style-name="ce7">
            <text:p>JREM.bat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S003</text:p>
          </table:table-cell>
          <table:table-cell office:value-type="string" table:style-name="ce7">
            <text:p>WIN_CONFIG_DIR</text:p>
          </table:table-cell>
          <table:table-cell office:value-type="string" table:style-name="ce7">
            <text:p>CONFIGURATION</text:p>
          </table:table-cell>
          <table:table-cell office:value-type="string" table:style-name="ce7">
            <text:p>S103</text:p>
          </table:table-cell>
          <table:table-cell office:value-type="string" table:style-name="ce7">
            <text:p>RUN_DIR</text:p>
          </table:table-cell>
          <table:table-cell office:value-type="string" table:style-name="ce7">
            <text:p>$HOME_DIR/Scripts</text:p>
          </table:table-cell>
          <table:table-cell office:value-type="string" table:style-name="ce7">
            <text:p>S203</text:p>
          </table:table-cell>
          <table:table-cell office:value-type="string" table:style-name="ce7">
            <text:p>RUN_DIR</text:p>
          </table:table-cell>
          <table:table-cell office:value-type="string" table:style-name="ce7">
            <text:p>$HOME_DIR/Scripts</text:p>
          </table:table-cell>
          <table:table-cell office:value-type="string" table:style-name="ce7">
            <text:p>S303</text:p>
          </table:table-cell>
          <table:table-cell office:value-type="string" table:style-name="ce7">
            <text:p>RUN_DIR</text:p>
          </table:table-cell>
          <table:table-cell office:value-type="string" table:style-name="ce7">
            <text:p>$HOME_DIR/Scripts</text:p>
          </table:table-cell>
          <table:table-cell office:value-type="string" table:style-name="ce7">
            <text:p>S403</text:p>
          </table:table-cell>
          <table:table-cell office:value-type="string" table:style-name="ce7">
            <text:p>RUN_DIR</text:p>
          </table:table-cell>
          <table:table-cell office:value-type="string" table:style-name="ce7">
            <text:p>$HOME_WIN_DIR\\OSIM\\</text:p>
          </table:table-cell>
          <table:table-cell office:value-type="string" table:style-name="ce7">
            <text:p>S503</text:p>
          </table:table-cell>
          <table:table-cell office:value-type="string" table:style-name="ce7">
            <text:p>RUN_DIR</text:p>
          </table:table-cell>
          <table:table-cell office:value-type="string" table:style-name="ce7">
            <text:p>$HOME_WIN_DIR\\TOPLINKCOM\\</text:p>
          </table:table-cell>
          <table:table-cell office:value-type="string" table:style-name="ce7">
            <text:p>S603</text:p>
          </table:table-cell>
          <table:table-cell office:value-type="string" table:style-name="ce7">
            <text:p>RUN_DIR</text:p>
          </table:table-cell>
          <table:table-cell office:value-type="string" table:style-name="ce7">
            <text:p>$HOME_WIN_DIR\\JREM\\bin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S004</text:p>
          </table:table-cell>
          <table:table-cell office:value-type="string" table:style-name="ce7">
            <text:p>WIN_RECORDING_DIR</text:p>
          </table:table-cell>
          <table:table-cell office:value-type="string" table:style-name="ce7">
            <text:p>RECORDING</text:p>
          </table:table-cell>
          <table:table-cell office:value-type="string" table:style-name="ce7">
            <text:p>S104</text:p>
          </table:table-cell>
          <table:table-cell office:value-type="string" table:style-name="ce7">
            <text:p>START</text:p>
          </table:table-cell>
          <table:table-cell office:value-type="string" table:style-name="ce7">
            <text:p>cd $HOME_DIR/Scripts§ ./start_DLIP</text:p>
          </table:table-cell>
          <table:table-cell office:value-type="string" table:style-name="ce7">
            <text:p>S204</text:p>
          </table:table-cell>
          <table:table-cell office:value-type="string" table:style-name="ce7">
            <text:p>START</text:p>
          </table:table-cell>
          <table:table-cell office:value-type="string" table:style-name="ce7">
            <text:p>cd $HOME_DIR/Scripts§ ./start_TDL_ROUTER</text:p>
          </table:table-cell>
          <table:table-cell office:value-type="string" table:style-name="ce7">
            <text:p>S304</text:p>
          </table:table-cell>
          <table:table-cell office:value-type="string" table:style-name="ce7">
            <text:p>START</text:p>
          </table:table-cell>
          <table:table-cell office:value-type="string" table:style-name="ce7">
            <text:p>cd $HOME_DIR/Scripts§ ./start_JREP</text:p>
          </table:table-cell>
          <table:table-cell office:value-type="string" table:style-name="ce7">
            <text:p>S404</text:p>
          </table:table-cell>
          <table:table-cell office:value-type="string" table:style-name="ce7">
            <text:p>WIN_NAME</text:p>
          </table:table-cell>
          <table:table-cell office:value-type="string" table:style-name="ce7">
            <text:p>OSIM</text:p>
          </table:table-cell>
          <table:table-cell office:value-type="string" table:style-name="ce7">
            <text:p>S504</text:p>
          </table:table-cell>
          <table:table-cell office:value-type="string" table:style-name="ce7">
            <text:p>WIN_NAME</text:p>
          </table:table-cell>
          <table:table-cell office:value-type="string" table:style-name="ce7">
            <text:p>TopLink Communication Manager</text:p>
          </table:table-cell>
          <table:table-cell office:value-type="string" table:style-name="ce7">
            <text:p>S604</text:p>
          </table:table-cell>
          <table:table-cell office:value-type="string" table:style-name="ce7">
            <text:p>WIN_NAME</text:p>
          </table:table-cell>
          <table:table-cell office:value-type="string" table:style-name="ce7">
            <text:p>JRE Management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S005</text:p>
          </table:table-cell>
          <table:table-cell office:value-type="string" table:style-name="ce7">
            <text:p>WIN_LOG_DIR</text:p>
          </table:table-cell>
          <table:table-cell office:value-type="string" table:style-name="ce7">
            <text:p>JFACCLOG</text:p>
          </table:table-cell>
          <table:table-cell office:value-type="string" table:style-name="ce7">
            <text:p>S105</text:p>
          </table:table-cell>
          <table:table-cell office:value-type="string" table:style-name="ce7">
            <text:p>STOP</text:p>
          </table:table-cell>
          <table:table-cell office:value-type="string" table:style-name="ce7">
            <text:p>cd $HOME_DIR/Scripts§ ./stop_DLIP</text:p>
          </table:table-cell>
          <table:table-cell office:value-type="string" table:style-name="ce7">
            <text:p>S205</text:p>
          </table:table-cell>
          <table:table-cell office:value-type="string" table:style-name="ce7">
            <text:p>STOP</text:p>
          </table:table-cell>
          <table:table-cell office:value-type="string" table:style-name="ce7">
            <text:p>cd $HOME_DIR/Scripts§ ./stop_TDL_ROUTER</text:p>
          </table:table-cell>
          <table:table-cell office:value-type="string" table:style-name="ce7">
            <text:p>S305</text:p>
          </table:table-cell>
          <table:table-cell office:value-type="string" table:style-name="ce7">
            <text:p>STOP</text:p>
          </table:table-cell>
          <table:table-cell office:value-type="string" table:style-name="ce7">
            <text:p>cd $HOME_DIR/Scripts§ ./stop_JREP</text:p>
          </table:table-cell>
          <table:table-cell office:value-type="string" table:style-name="ce7">
            <text:p>S405</text:p>
          </table:table-cell>
          <table:table-cell office:value-type="string" table:style-name="ce7">
            <text:p>START</text:p>
          </table:table-cell>
          <table:table-cell office:value-type="string" table:style-name="ce7">
            <text:p>$HOME_WIN_DIR\\OSIM\\osim.exe</text:p>
          </table:table-cell>
          <table:table-cell office:value-type="string" table:style-name="ce7">
            <text:p>S505</text:p>
          </table:table-cell>
          <table:table-cell office:value-type="string" table:style-name="ce7">
            <text:p>START</text:p>
          </table:table-cell>
          <table:table-cell office:value-type="string" table:style-name="ce7">
            <text:p>TOPLINKCOM.bat</text:p>
          </table:table-cell>
          <table:table-cell office:value-type="string" table:style-name="ce7">
            <text:p>S605</text:p>
          </table:table-cell>
          <table:table-cell office:value-type="string" table:style-name="ce7">
            <text:p>START</text:p>
          </table:table-cell>
          <table:table-cell office:value-type="string" table:style-name="ce7">
            <text:p>undefined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S006</text:p>
          </table:table-cell>
          <table:table-cell office:value-type="string" table:style-name="ce7">
            <text:p>session_putty</text:p>
          </table:table-cell>
          <table:table-cell office:value-type="string" table:style-name="ce7">
            <text:p>JRE-Gateway</text:p>
          </table:table-cell>
          <table:table-cell office:value-type="string" table:style-name="ce7">
            <text:p>S106</text:p>
          </table:table-cell>
          <table:table-cell office:value-type="string" table:style-name="ce7">
            <text:p>CMD</text:p>
          </table:table-cell>
          <table:table-cell office:value-type="string" table:style-name="ce7">
            <text:p>cd $HOME_DIR/Ops/DLIP§ ./mct_main &gt;&amp; /dev/null &amp;</text:p>
          </table:table-cell>
          <table:table-cell office:value-type="string" table:style-name="ce7">
            <text:p>S206</text:p>
          </table:table-cell>
          <table:table-cell office:value-type="string" table:style-name="ce7">
            <text:p>CMD</text:p>
          </table:table-cell>
          <table:table-cell office:value-type="string" table:style-name="ce7">
            <text:p>cd $HOME_DIR/Ops/TDL_ROUTER§ ulimit -s unlimited§ export TZ=GMT§ export Startup_Mode=SY_LIVE§ export Startup_State=Active§ ./tdl_router_main &gt;&amp; /dev/null &amp;</text:p>
          </table:table-cell>
          <table:table-cell office:value-type="string" table:style-name="ce7">
            <text:p>S306</text:p>
          </table:table-cell>
          <table:table-cell office:value-type="string" table:style-name="ce7">
            <text:p>CMD</text:p>
          </table:table-cell>
          <table:table-cell office:value-type="string" table:style-name="ce7">
            <text:p>cd $HOME_DIR/Ops/JREP/exe§ ulimit -s unlimited§ export TZ=GMT§ ./jre_main &gt;&amp; /dev/null &amp;</text:p>
          </table:table-cell>
          <table:table-cell office:value-type="string" table:style-name="ce7">
            <text:p>S406</text:p>
          </table:table-cell>
          <table:table-cell office:value-type="string" table:style-name="ce7">
            <text:p>STOP</text:p>
          </table:table-cell>
          <table:table-cell table:style-name="ce7"/>
          <table:table-cell office:value-type="string" table:style-name="ce7">
            <text:p>S506</text:p>
          </table:table-cell>
          <table:table-cell office:value-type="string" table:style-name="ce7">
            <text:p>STOP</text:p>
          </table:table-cell>
          <table:table-cell office:value-type="string" table:style-name="ce7">
            <text:p>undefined</text:p>
          </table:table-cell>
          <table:table-cell office:value-type="string" table:style-name="ce7">
            <text:p>S606</text:p>
          </table:table-cell>
          <table:table-cell office:value-type="string" table:style-name="ce7">
            <text:p>STOP</text:p>
          </table:table-cell>
          <table:table-cell office:value-type="string" table:style-name="ce7">
            <text:p>undefined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S007</text:p>
          </table:table-cell>
          <table:table-cell office:value-type="string" table:style-name="ce7">
            <text:p>LIN_HOME_DIR</text:p>
          </table:table-cell>
          <table:table-cell office:value-type="string" table:style-name="ce7">
            <text:p>/jfacc</text:p>
          </table:table-cell>
          <table:table-cell office:value-type="string" table:style-name="ce7">
            <text:p>S107</text:p>
          </table:table-cell>
          <table:table-cell office:value-type="string" table:style-name="ce7">
            <text:p>CONFIG_DIR</text:p>
          </table:table-cell>
          <table:table-cell office:value-type="string" table:style-name="ce7">
            <text:p>$HOME_DIR/Ops/DLIP</text:p>
          </table:table-cell>
          <table:table-cell office:value-type="string" table:style-name="ce7">
            <text:p>S207</text:p>
          </table:table-cell>
          <table:table-cell office:value-type="string" table:style-name="ce7">
            <text:p>CONFIG_DIR</text:p>
          </table:table-cell>
          <table:table-cell office:value-type="string" table:style-name="ce7">
            <text:p>$HOME_DIR/Ops/TDL_ROUTER</text:p>
          </table:table-cell>
          <table:table-cell office:value-type="string" table:style-name="ce7">
            <text:p>S307</text:p>
          </table:table-cell>
          <table:table-cell office:value-type="string" table:style-name="ce7">
            <text:p>CONFIG_DIR</text:p>
          </table:table-cell>
          <table:table-cell office:value-type="string" table:style-name="ce7">
            <text:p>$HOME_DIR/Ops/JREP/conf</text:p>
          </table:table-cell>
          <table:table-cell office:value-type="string" table:style-name="ce7">
            <text:p>S407</text:p>
          </table:table-cell>
          <table:table-cell office:value-type="string" table:style-name="ce7">
            <text:p>CMD</text:p>
          </table:table-cell>
          <table:table-cell office:value-type="string" table:style-name="ce7">
            <text:p>undefined</text:p>
          </table:table-cell>
          <table:table-cell office:value-type="string" table:style-name="ce7">
            <text:p>S507</text:p>
          </table:table-cell>
          <table:table-cell office:value-type="string" table:style-name="ce7">
            <text:p>CMD</text:p>
          </table:table-cell>
          <table:table-cell office:value-type="string" table:style-name="ce7">
            <text:p>undefined</text:p>
          </table:table-cell>
          <table:table-cell office:value-type="string" table:style-name="ce7">
            <text:p>S607</text:p>
          </table:table-cell>
          <table:table-cell office:value-type="string" table:style-name="ce7">
            <text:p>CMD</text:p>
          </table:table-cell>
          <table:table-cell office:value-type="string" table:style-name="ce7">
            <text:p>undefined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S008</text:p>
          </table:table-cell>
          <table:table-cell office:value-type="string" table:style-name="ce7">
            <text:p>LIN_User</text:p>
          </table:table-cell>
          <table:table-cell office:value-type="string" table:style-name="ce7">
            <text:p>jfacc_op</text:p>
          </table:table-cell>
          <table:table-cell office:value-type="string" table:style-name="ce7">
            <text:p>S108</text:p>
          </table:table-cell>
          <table:table-cell office:value-type="string" table:style-name="ce7">
            <text:p>LOG</text:p>
          </table:table-cell>
          <table:table-cell office:value-type="string" table:style-name="ce7">
            <text:p>mct_main.log</text:p>
          </table:table-cell>
          <table:table-cell office:value-type="string" table:style-name="ce7">
            <text:p>S208</text:p>
          </table:table-cell>
          <table:table-cell office:value-type="string" table:style-name="ce7">
            <text:p>LOG</text:p>
          </table:table-cell>
          <table:table-cell office:value-type="string" table:style-name="ce7">
            <text:p>tdl_router_main.log</text:p>
          </table:table-cell>
          <table:table-cell office:value-type="string" table:style-name="ce7">
            <text:p>S308</text:p>
          </table:table-cell>
          <table:table-cell office:value-type="string" table:style-name="ce7">
            <text:p>LOG</text:p>
          </table:table-cell>
          <table:table-cell office:value-type="string" table:style-name="ce7">
            <text:p>jre.log</text:p>
          </table:table-cell>
          <table:table-cell office:value-type="string" table:style-name="ce7">
            <text:p>S408</text:p>
          </table:table-cell>
          <table:table-cell office:value-type="string" table:style-name="ce7">
            <text:p>LOG</text:p>
          </table:table-cell>
          <table:table-cell office:value-type="string" table:style-name="ce7">
            <text:p>undefined</text:p>
          </table:table-cell>
          <table:table-cell office:value-type="string" table:style-name="ce7">
            <text:p>S508</text:p>
          </table:table-cell>
          <table:table-cell office:value-type="string" table:style-name="ce7">
            <text:p>LOG</text:p>
          </table:table-cell>
          <table:table-cell office:value-type="string" table:style-name="ce7">
            <text:p>undefined</text:p>
          </table:table-cell>
          <table:table-cell office:value-type="string" table:style-name="ce7">
            <text:p>S608</text:p>
          </table:table-cell>
          <table:table-cell office:value-type="string" table:style-name="ce7">
            <text:p>LOG</text:p>
          </table:table-cell>
          <table:table-cell office:value-type="string" table:style-name="ce7">
            <text:p>undefined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S009</text:p>
          </table:table-cell>
          <table:table-cell office:value-type="string" table:style-name="ce7">
            <text:p>LIN_Admin</text:p>
          </table:table-cell>
          <table:table-cell office:value-type="string" table:style-name="ce7">
            <text:p>Admin_secu</text:p>
          </table:table-cell>
          <table:table-cell office:value-type="string" table:style-name="ce7">
            <text:p>S109</text:p>
          </table:table-cell>
          <table:table-cell office:value-type="string" table:style-name="ce7">
            <text:p>LOG_DIR</text:p>
          </table:table-cell>
          <table:table-cell office:value-type="string" table:style-name="ce7">
            <text:p>/jfacclog/DLIP</text:p>
          </table:table-cell>
          <table:table-cell office:value-type="string" table:style-name="ce7">
            <text:p>S209</text:p>
          </table:table-cell>
          <table:table-cell office:value-type="string" table:style-name="ce7">
            <text:p>LOG_DIR</text:p>
          </table:table-cell>
          <table:table-cell office:value-type="string" table:style-name="ce7">
            <text:p>/jfacclog/TDL_ROUTER</text:p>
          </table:table-cell>
          <table:table-cell office:value-type="string" table:style-name="ce7">
            <text:p>S309</text:p>
          </table:table-cell>
          <table:table-cell office:value-type="string" table:style-name="ce7">
            <text:p>LOG_DIR</text:p>
          </table:table-cell>
          <table:table-cell office:value-type="string" table:style-name="ce7">
            <text:p>/jfacclog/JREP</text:p>
          </table:table-cell>
          <table:table-cell office:value-type="string" table:style-name="ce7">
            <text:p>S409</text:p>
          </table:table-cell>
          <table:table-cell office:value-type="string" table:style-name="ce7">
            <text:p>LOG_DIR</text:p>
          </table:table-cell>
          <table:table-cell office:value-type="string" table:style-name="ce7">
            <text:p>undefined</text:p>
          </table:table-cell>
          <table:table-cell office:value-type="string" table:style-name="ce7">
            <text:p>S509</text:p>
          </table:table-cell>
          <table:table-cell office:value-type="string" table:style-name="ce7">
            <text:p>LOG_DIR</text:p>
          </table:table-cell>
          <table:table-cell office:value-type="string" table:style-name="ce7">
            <text:p>undefined</text:p>
          </table:table-cell>
          <table:table-cell office:value-type="string" table:style-name="ce7">
            <text:p>S609</text:p>
          </table:table-cell>
          <table:table-cell office:value-type="string" table:style-name="ce7">
            <text:p>LOG_DIR</text:p>
          </table:table-cell>
          <table:table-cell office:value-type="string" table:style-name="ce7">
            <text:p>undefined</text:p>
          </table:table-cell>
          <table:table-cell table:number-columns-repeated="16363"/>
        </table:table-row>
        <table:table-row table:style-name="ro1">
          <table:table-cell table:number-columns-repeated="3" table:style-name="ce7"/>
          <table:table-cell office:value-type="string" table:style-name="ce7">
            <text:p>S110</text:p>
          </table:table-cell>
          <table:table-cell office:value-type="string" table:style-name="ce7">
            <text:p>CLEAR_LOG</text:p>
          </table:table-cell>
          <table:table-cell office:value-type="string" table:style-name="ce7">
            <text:p>cd $HOME_DIR/Scripts§ ./clear_DLIP_log</text:p>
          </table:table-cell>
          <table:table-cell office:value-type="string" table:style-name="ce7">
            <text:p>S210</text:p>
          </table:table-cell>
          <table:table-cell office:value-type="string" table:style-name="ce7">
            <text:p>CLEAR_LOG</text:p>
          </table:table-cell>
          <table:table-cell office:value-type="string" table:style-name="ce7">
            <text:p>cd $HOME_DIR/Scripts§ ./clear_TDL_ROUTER_log</text:p>
          </table:table-cell>
          <table:table-cell office:value-type="string" table:style-name="ce7">
            <text:p>S310</text:p>
          </table:table-cell>
          <table:table-cell office:value-type="string" table:style-name="ce7">
            <text:p>CLEAR_LOG</text:p>
          </table:table-cell>
          <table:table-cell office:value-type="string" table:style-name="ce7">
            <text:p>cd $HOME_DIR/Scripts§ ./clear_JREP_log</text:p>
          </table:table-cell>
          <table:table-cell office:value-type="string" table:style-name="ce7">
            <text:p>S410</text:p>
          </table:table-cell>
          <table:table-cell office:value-type="string" table:style-name="ce7">
            <text:p>CLEAR_LOG</text:p>
          </table:table-cell>
          <table:table-cell office:value-type="string" table:style-name="ce7">
            <text:p>undefined</text:p>
          </table:table-cell>
          <table:table-cell office:value-type="string" table:style-name="ce7">
            <text:p>S510</text:p>
          </table:table-cell>
          <table:table-cell office:value-type="string" table:style-name="ce7">
            <text:p>CLEAR_LOG</text:p>
          </table:table-cell>
          <table:table-cell office:value-type="string" table:style-name="ce7">
            <text:p>undefined</text:p>
          </table:table-cell>
          <table:table-cell office:value-type="string" table:style-name="ce7">
            <text:p>S610</text:p>
          </table:table-cell>
          <table:table-cell office:value-type="string" table:style-name="ce7">
            <text:p>CLEAR_LOG</text:p>
          </table:table-cell>
          <table:table-cell office:value-type="string" table:style-name="ce7">
            <text:p>undefined</text:p>
          </table:table-cell>
          <table:table-cell table:number-columns-repeated="16363"/>
        </table:table-row>
        <table:table-row table:style-name="ro1">
          <table:table-cell table:number-columns-repeated="3" table:style-name="ce7"/>
          <table:table-cell office:value-type="string" table:style-name="ce7">
            <text:p>S111</text:p>
          </table:table-cell>
          <table:table-cell office:value-type="string" table:style-name="ce7">
            <text:p>OPERATING_SYST</text:p>
          </table:table-cell>
          <table:table-cell office:value-type="string" table:style-name="ce7">
            <text:p>LINUX</text:p>
          </table:table-cell>
          <table:table-cell office:value-type="string" table:style-name="ce7">
            <text:p>S211</text:p>
          </table:table-cell>
          <table:table-cell office:value-type="string" table:style-name="ce7">
            <text:p>OPERATING_SYST</text:p>
          </table:table-cell>
          <table:table-cell office:value-type="string" table:style-name="ce7">
            <text:p>LINUX</text:p>
          </table:table-cell>
          <table:table-cell office:value-type="string" table:style-name="ce7">
            <text:p>S311</text:p>
          </table:table-cell>
          <table:table-cell office:value-type="string" table:style-name="ce7">
            <text:p>OPERATING_SYST</text:p>
          </table:table-cell>
          <table:table-cell office:value-type="string" table:style-name="ce7">
            <text:p>LINUX</text:p>
          </table:table-cell>
          <table:table-cell office:value-type="string" table:style-name="ce7">
            <text:p>S411</text:p>
          </table:table-cell>
          <table:table-cell office:value-type="string" table:style-name="ce7">
            <text:p>OPERATING_SYST</text:p>
          </table:table-cell>
          <table:table-cell office:value-type="string" table:style-name="ce7">
            <text:p>WINDOWS</text:p>
          </table:table-cell>
          <table:table-cell office:value-type="string" table:style-name="ce7">
            <text:p>S511</text:p>
          </table:table-cell>
          <table:table-cell office:value-type="string" table:style-name="ce7">
            <text:p>OPERATING_SYST</text:p>
          </table:table-cell>
          <table:table-cell office:value-type="string" table:style-name="ce7">
            <text:p>WINDOWS</text:p>
          </table:table-cell>
          <table:table-cell office:value-type="string" table:style-name="ce7">
            <text:p>S611</text:p>
          </table:table-cell>
          <table:table-cell office:value-type="string" table:style-name="ce7">
            <text:p>OPERATING_SYST</text:p>
          </table:table-cell>
          <table:table-cell office:value-type="string" table:style-name="ce7">
            <text:p>WINDOWS</text:p>
          </table:table-cell>
          <table:table-cell table:number-columns-repeated="16363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Monospace" svg:font-family="Monospace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UTILISATEUR</dc:creator>
    <meta:creation-date>2015-11-12T10:30:18Z</meta:creation-date>
    <dc:date>2015-11-16T16:59:39Z</dc:date>
    <meta:editing-cycles>30</meta:editing-cycles>
    <meta:editing-duration>PT7322S</meta:editing-duration>
  </office:meta>
</office:document-meta>
</file>